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60.xyz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18"/>
          <table:table-cell office:value-type="string">
            <text:p>optimized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5512">
            <text:p>-3.55512</text:p>
          </table:table-cell>
          <table:table-cell office:value-type="float" office:value="-5.37724">
            <text:p>-5.37724</text:p>
          </table:table-cell>
          <table:table-cell office:value-type="float" office:value="1.02576">
            <text:p>1.025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]" office:value-type="float" office:value="-3.55512">
            <text:p>-3.55512</text:p>
          </table:table-cell>
          <table:table-cell table:formula="of:=[.D4]" office:value-type="float" office:value="-5.37724">
            <text:p>-5.37724</text:p>
          </table:table-cell>
          <table:table-cell table:formula="of:=[.E4]" office:value-type="float" office:value="1.02576">
            <text:p>1.025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4488">
            <text:p>26.44488</text:p>
          </table:table-cell>
          <table:table-cell office:value-type="float" office:value="24.62276">
            <text:p>24.62276</text:p>
          </table:table-cell>
          <table:table-cell office:value-type="float" office:value="1.02576">
            <text:p>1.02576</text:p>
          </table:table-cell>
          <table:table-cell office:value-type="string">
            <text:p>C</text:p>
          </table:table-cell>
          <table:table-cell table:formula="of:=IF([.T4]&gt;15;[.T4]-30;[.T4])" office:value-type="float" office:value="-3.55512">
            <text:p>-3.55512</text:p>
          </table:table-cell>
          <table:table-cell table:formula="of:=IF([.U4]&gt;15;[.U4]-30;[.U4])" office:value-type="float" office:value="-5.37724">
            <text:p>-5.37724</text:p>
          </table:table-cell>
          <table:table-cell table:formula="of:=IF([.V4]&gt;15;[.V4]-30;[.V4])" office:value-type="float" office:value="1.02576">
            <text:p>1.025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25472">
            <text:p>-3.25472</text:p>
          </table:table-cell>
          <table:table-cell office:value-type="float" office:value="-4.67863">
            <text:p>-4.67863</text:p>
          </table:table-cell>
          <table:table-cell office:value-type="float" office:value="2.30718">
            <text:p>2.307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]" office:value-type="float" office:value="-3.25472">
            <text:p>-3.25472</text:p>
          </table:table-cell>
          <table:table-cell table:formula="of:=[.D5]" office:value-type="float" office:value="-4.67863">
            <text:p>-4.67863</text:p>
          </table:table-cell>
          <table:table-cell table:formula="of:=[.E5]" office:value-type="float" office:value="2.30718">
            <text:p>2.307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682596467">
            <text:p>26.682596467</text:p>
          </table:table-cell>
          <table:table-cell office:value-type="float" office:value="25.143041319">
            <text:p>25.143041319</text:p>
          </table:table-cell>
          <table:table-cell office:value-type="float" office:value="2.41349876">
            <text:p>2.41349876</text:p>
          </table:table-cell>
          <table:table-cell office:value-type="string">
            <text:p>C</text:p>
          </table:table-cell>
          <table:table-cell table:formula="of:=IF([.T5]&gt;15;[.T5]-30;[.T5])" office:value-type="float" office:value="-3.317403533">
            <text:p>-3.317403533</text:p>
          </table:table-cell>
          <table:table-cell table:formula="of:=IF([.U5]&gt;15;[.U5]-30;[.U5])" office:value-type="float" office:value="-4.856958681">
            <text:p>-4.856958681</text:p>
          </table:table-cell>
          <table:table-cell table:formula="of:=IF([.V5]&gt;15;[.V5]-30;[.V5])" office:value-type="float" office:value="2.41349876">
            <text:p>2.413498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90933">
            <text:p>-3.90933</text:p>
          </table:table-cell>
          <table:table-cell office:value-type="float" office:value="-3.54012">
            <text:p>-3.54012</text:p>
          </table:table-cell>
          <table:table-cell office:value-type="float" office:value="2.71997">
            <text:p>2.7199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]" office:value-type="float" office:value="-3.90933">
            <text:p>-3.90933</text:p>
          </table:table-cell>
          <table:table-cell table:formula="of:=[.D6]" office:value-type="float" office:value="-3.54012">
            <text:p>-3.54012</text:p>
          </table:table-cell>
          <table:table-cell table:formula="of:=[.E6]" office:value-type="float" office:value="2.71997">
            <text:p>2.7199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988556961">
            <text:p>25.988556961</text:p>
          </table:table-cell>
          <table:table-cell office:value-type="float" office:value="26.343045815">
            <text:p>26.343045815</text:p>
          </table:table-cell>
          <table:table-cell office:value-type="float" office:value="2.872155399">
            <text:p>2.872155399</text:p>
          </table:table-cell>
          <table:table-cell office:value-type="string">
            <text:p>C</text:p>
          </table:table-cell>
          <table:table-cell table:formula="of:=IF([.T6]&gt;15;[.T6]-30;[.T6])" office:value-type="float" office:value="-4.011443039">
            <text:p>-4.011443039</text:p>
          </table:table-cell>
          <table:table-cell table:formula="of:=IF([.U6]&gt;15;[.U6]-30;[.U6])" office:value-type="float" office:value="-3.656954185">
            <text:p>-3.656954185</text:p>
          </table:table-cell>
          <table:table-cell table:formula="of:=IF([.V6]&gt;15;[.V6]-30;[.V6])" office:value-type="float" office:value="2.872155399">
            <text:p>2.8721553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1955">
            <text:p>-3.1955</text:p>
          </table:table-cell>
          <table:table-cell office:value-type="float" office:value="-2.53719">
            <text:p>-2.53719</text:p>
          </table:table-cell>
          <table:table-cell office:value-type="float" office:value="3.47462">
            <text:p>3.474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7]" office:value-type="float" office:value="-3.1955">
            <text:p>-3.1955</text:p>
          </table:table-cell>
          <table:table-cell table:formula="of:=[.D7]" office:value-type="float" office:value="-2.53719">
            <text:p>-2.53719</text:p>
          </table:table-cell>
          <table:table-cell table:formula="of:=[.E7]" office:value-type="float" office:value="3.47462">
            <text:p>3.474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726271785">
            <text:p>26.726271785</text:p>
          </table:table-cell>
          <table:table-cell office:value-type="float" office:value="27.377428488">
            <text:p>27.377428488</text:p>
          </table:table-cell>
          <table:table-cell office:value-type="float" office:value="3.671437138">
            <text:p>3.671437138</text:p>
          </table:table-cell>
          <table:table-cell office:value-type="string">
            <text:p>C</text:p>
          </table:table-cell>
          <table:table-cell table:formula="of:=IF([.T7]&gt;15;[.T7]-30;[.T7])" office:value-type="float" office:value="-3.273728215">
            <text:p>-3.273728215</text:p>
          </table:table-cell>
          <table:table-cell table:formula="of:=IF([.U7]&gt;15;[.U7]-30;[.U7])" office:value-type="float" office:value="-2.622571512">
            <text:p>-2.622571512</text:p>
          </table:table-cell>
          <table:table-cell table:formula="of:=IF([.V7]&gt;15;[.V7]-30;[.V7])" office:value-type="float" office:value="3.671437138">
            <text:p>3.6714371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2">
            <text:p>-1.8542</text:p>
          </table:table-cell>
          <table:table-cell office:value-type="float" office:value="-2.70979">
            <text:p>-2.70979</text:p>
          </table:table-cell>
          <table:table-cell office:value-type="float" office:value="3.79673">
            <text:p>3.796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8]" office:value-type="float" office:value="-1.8542">
            <text:p>-1.8542</text:p>
          </table:table-cell>
          <table:table-cell table:formula="of:=[.D8]" office:value-type="float" office:value="-2.70979">
            <text:p>-2.70979</text:p>
          </table:table-cell>
          <table:table-cell table:formula="of:=[.E8]" office:value-type="float" office:value="3.79673">
            <text:p>3.796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7953452">
            <text:p>28.137953452</text:p>
          </table:table-cell>
          <table:table-cell office:value-type="float" office:value="27.183659193">
            <text:p>27.183659193</text:p>
          </table:table-cell>
          <table:table-cell office:value-type="float" office:value="3.99031053">
            <text:p>3.99031053</text:p>
          </table:table-cell>
          <table:table-cell office:value-type="string">
            <text:p>C</text:p>
          </table:table-cell>
          <table:table-cell table:formula="of:=IF([.T8]&gt;15;[.T8]-30;[.T8])" office:value-type="float" office:value="-1.862046548">
            <text:p>-1.862046548</text:p>
          </table:table-cell>
          <table:table-cell table:formula="of:=IF([.U8]&gt;15;[.U8]-30;[.U8])" office:value-type="float" office:value="-2.816340807">
            <text:p>-2.816340807</text:p>
          </table:table-cell>
          <table:table-cell table:formula="of:=IF([.V8]&gt;15;[.V8]-30;[.V8])" office:value-type="float" office:value="3.99031053">
            <text:p>3.9903105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16542">
            <text:p>-1.16542</text:p>
          </table:table-cell>
          <table:table-cell office:value-type="float" office:value="-3.88893">
            <text:p>-3.88893</text:p>
          </table:table-cell>
          <table:table-cell office:value-type="float" office:value="3.34335">
            <text:p>3.343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9]" office:value-type="float" office:value="-1.16542">
            <text:p>-1.16542</text:p>
          </table:table-cell>
          <table:table-cell table:formula="of:=[.D9]" office:value-type="float" office:value="-3.88893">
            <text:p>-3.88893</text:p>
          </table:table-cell>
          <table:table-cell table:formula="of:=[.E9]" office:value-type="float" office:value="3.34335">
            <text:p>3.343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5140922">
            <text:p>28.85140922</text:p>
          </table:table-cell>
          <table:table-cell office:value-type="float" office:value="25.950086589">
            <text:p>25.950086589</text:p>
          </table:table-cell>
          <table:table-cell office:value-type="float" office:value="3.518821686">
            <text:p>3.518821686</text:p>
          </table:table-cell>
          <table:table-cell office:value-type="string">
            <text:p>C</text:p>
          </table:table-cell>
          <table:table-cell table:formula="of:=IF([.T9]&gt;15;[.T9]-30;[.T9])" office:value-type="float" office:value="-1.14859078">
            <text:p>-1.14859078</text:p>
          </table:table-cell>
          <table:table-cell table:formula="of:=IF([.U9]&gt;15;[.U9]-30;[.U9])" office:value-type="float" office:value="-4.049913411">
            <text:p>-4.049913411</text:p>
          </table:table-cell>
          <table:table-cell table:formula="of:=IF([.V9]&gt;15;[.V9]-30;[.V9])" office:value-type="float" office:value="3.518821686">
            <text:p>3.51882168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06">
            <text:p>-1.85406</text:p>
          </table:table-cell>
          <table:table-cell office:value-type="float" office:value="-4.83326">
            <text:p>-4.83326</text:p>
          </table:table-cell>
          <table:table-cell office:value-type="float" office:value="2.59431">
            <text:p>2.594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0]" office:value-type="float" office:value="-1.85406">
            <text:p>-1.85406</text:p>
          </table:table-cell>
          <table:table-cell table:formula="of:=[.D10]" office:value-type="float" office:value="-4.83326">
            <text:p>-4.83326</text:p>
          </table:table-cell>
          <table:table-cell table:formula="of:=[.E10]" office:value-type="float" office:value="2.59431">
            <text:p>2.594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3768399">
            <text:p>28.133768399</text:p>
          </table:table-cell>
          <table:table-cell office:value-type="float" office:value="24.94385212">
            <text:p>24.94385212</text:p>
          </table:table-cell>
          <table:table-cell office:value-type="float" office:value="2.741290295">
            <text:p>2.741290295</text:p>
          </table:table-cell>
          <table:table-cell office:value-type="string">
            <text:p>C</text:p>
          </table:table-cell>
          <table:table-cell table:formula="of:=IF([.T10]&gt;15;[.T10]-30;[.T10])" office:value-type="float" office:value="-1.866231601">
            <text:p>-1.866231601</text:p>
          </table:table-cell>
          <table:table-cell table:formula="of:=IF([.U10]&gt;15;[.U10]-30;[.U10])" office:value-type="float" office:value="-5.05614788">
            <text:p>-5.05614788</text:p>
          </table:table-cell>
          <table:table-cell table:formula="of:=IF([.V10]&gt;15;[.V10]-30;[.V10])" office:value-type="float" office:value="2.741290295">
            <text:p>2.7412902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93228">
            <text:p>0.93228</text:p>
          </table:table-cell>
          <table:table-cell office:value-type="float" office:value="0.16872">
            <text:p>0.16872</text:p>
          </table:table-cell>
          <table:table-cell office:value-type="float" office:value="0.50909">
            <text:p>0.50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1]" office:value-type="float" office:value="0.93228">
            <text:p>0.93228</text:p>
          </table:table-cell>
          <table:table-cell table:formula="of:=[.D11]" office:value-type="float" office:value="0.16872">
            <text:p>0.16872</text:p>
          </table:table-cell>
          <table:table-cell table:formula="of:=[.E11]" office:value-type="float" office:value="0.50909">
            <text:p>0.50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042980756">
            <text:p>1.042980756</text:p>
          </table:table-cell>
          <table:table-cell office:value-type="float" office:value="0.170610331">
            <text:p>0.170610331</text:p>
          </table:table-cell>
          <table:table-cell office:value-type="float" office:value="0.571332367">
            <text:p>0.571332367</text:p>
          </table:table-cell>
          <table:table-cell office:value-type="string">
            <text:p>C</text:p>
          </table:table-cell>
          <table:table-cell table:formula="of:=IF([.T11]&gt;15;[.T11]-30;[.T11])" office:value-type="float" office:value="1.042980756">
            <text:p>1.042980756</text:p>
          </table:table-cell>
          <table:table-cell table:formula="of:=IF([.U11]&gt;15;[.U11]-30;[.U11])" office:value-type="float" office:value="0.170610331">
            <text:p>0.170610331</text:p>
          </table:table-cell>
          <table:table-cell table:formula="of:=IF([.V11]&gt;15;[.V11]-30;[.V11])" office:value-type="float" office:value="0.571332367">
            <text:p>0.5713323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58962">
            <text:p>0.58962</text:p>
          </table:table-cell>
          <table:table-cell office:value-type="float" office:value="-0.01883">
            <text:p>-0.01883</text:p>
          </table:table-cell>
          <table:table-cell office:value-type="float" office:value="1.9038">
            <text:p>1.90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2]" office:value-type="float" office:value="0.58962">
            <text:p>0.58962</text:p>
          </table:table-cell>
          <table:table-cell table:formula="of:=[.D12]" office:value-type="float" office:value="-0.01883">
            <text:p>-0.01883</text:p>
          </table:table-cell>
          <table:table-cell table:formula="of:=[.E12]" office:value-type="float" office:value="1.9038">
            <text:p>1.90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689898783">
            <text:p>0.689898783</text:p>
          </table:table-cell>
          <table:table-cell office:value-type="float" office:value="29.97806426">
            <text:p>29.97806426</text:p>
          </table:table-cell>
          <table:table-cell office:value-type="float" office:value="2.017458565">
            <text:p>2.017458565</text:p>
          </table:table-cell>
          <table:table-cell office:value-type="string">
            <text:p>C</text:p>
          </table:table-cell>
          <table:table-cell table:formula="of:=IF([.T12]&gt;15;[.T12]-30;[.T12])" office:value-type="float" office:value="0.689898783">
            <text:p>0.689898783</text:p>
          </table:table-cell>
          <table:table-cell table:formula="of:=IF([.U12]&gt;15;[.U12]-30;[.U12])" office:value-type="float" office:value="-0.02193574">
            <text:p>-0.02193574</text:p>
          </table:table-cell>
          <table:table-cell table:formula="of:=IF([.V12]&gt;15;[.V12]-30;[.V12])" office:value-type="float" office:value="2.017458565">
            <text:p>2.01745856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06553">
            <text:p>1.06553</text:p>
          </table:table-cell>
          <table:table-cell office:value-type="float" office:value="-1.32426">
            <text:p>-1.32426</text:p>
          </table:table-cell>
          <table:table-cell office:value-type="float" office:value="2.30942">
            <text:p>2.309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3]" office:value-type="float" office:value="1.06553">
            <text:p>1.06553</text:p>
          </table:table-cell>
          <table:table-cell table:formula="of:=[.D13]" office:value-type="float" office:value="-1.32426">
            <text:p>-1.32426</text:p>
          </table:table-cell>
          <table:table-cell table:formula="of:=[.E13]" office:value-type="float" office:value="2.30942">
            <text:p>2.309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185137822">
            <text:p>1.185137822</text:p>
          </table:table-cell>
          <table:table-cell office:value-type="float" office:value="28.625492233">
            <text:p>28.625492233</text:p>
          </table:table-cell>
          <table:table-cell office:value-type="float" office:value="2.439724667">
            <text:p>2.439724667</text:p>
          </table:table-cell>
          <table:table-cell office:value-type="string">
            <text:p>C</text:p>
          </table:table-cell>
          <table:table-cell table:formula="of:=IF([.T13]&gt;15;[.T13]-30;[.T13])" office:value-type="float" office:value="1.185137822">
            <text:p>1.185137822</text:p>
          </table:table-cell>
          <table:table-cell table:formula="of:=IF([.U13]&gt;15;[.U13]-30;[.U13])" office:value-type="float" office:value="-1.374507767">
            <text:p>-1.374507767</text:p>
          </table:table-cell>
          <table:table-cell table:formula="of:=IF([.V13]&gt;15;[.V13]-30;[.V13])" office:value-type="float" office:value="2.439724667">
            <text:p>2.4397246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18641">
            <text:p>0.18641</text:p>
          </table:table-cell>
          <table:table-cell office:value-type="float" office:value="-3.51552">
            <text:p>-3.51552</text:p>
          </table:table-cell>
          <table:table-cell office:value-type="float" office:value="2.97201">
            <text:p>2.9720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4]" office:value-type="float" office:value="0.18641">
            <text:p>0.18641</text:p>
          </table:table-cell>
          <table:table-cell table:formula="of:=[.D14]" office:value-type="float" office:value="-3.51552">
            <text:p>-3.51552</text:p>
          </table:table-cell>
          <table:table-cell table:formula="of:=[.E14]" office:value-type="float" office:value="2.97201">
            <text:p>2.972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248280399">
            <text:p>0.248280399</text:p>
          </table:table-cell>
          <table:table-cell office:value-type="float" office:value="26.34107974">
            <text:p>26.34107974</text:p>
          </table:table-cell>
          <table:table-cell office:value-type="float" office:value="3.132950442">
            <text:p>3.132950442</text:p>
          </table:table-cell>
          <table:table-cell office:value-type="string">
            <text:p>C</text:p>
          </table:table-cell>
          <table:table-cell table:formula="of:=IF([.T14]&gt;15;[.T14]-30;[.T14])" office:value-type="float" office:value="0.248280399">
            <text:p>0.248280399</text:p>
          </table:table-cell>
          <table:table-cell table:formula="of:=IF([.U14]&gt;15;[.U14]-30;[.U14])" office:value-type="float" office:value="-3.65892026">
            <text:p>-3.65892026</text:p>
          </table:table-cell>
          <table:table-cell table:formula="of:=IF([.V14]&gt;15;[.V14]-30;[.V14])" office:value-type="float" office:value="3.132950442">
            <text:p>3.13295044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32636">
            <text:p>0.32636</text:p>
          </table:table-cell>
          <table:table-cell office:value-type="float" office:value="-2.09204">
            <text:p>-2.09204</text:p>
          </table:table-cell>
          <table:table-cell office:value-type="float" office:value="3.19521">
            <text:p>3.1952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5]" office:value-type="float" office:value="0.32636">
            <text:p>0.32636</text:p>
          </table:table-cell>
          <table:table-cell table:formula="of:=[.D15]" office:value-type="float" office:value="-2.09204">
            <text:p>-2.09204</text:p>
          </table:table-cell>
          <table:table-cell table:formula="of:=[.E15]" office:value-type="float" office:value="3.19521">
            <text:p>3.1952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98138427">
            <text:p>0.398138427</text:p>
          </table:table-cell>
          <table:table-cell office:value-type="float" office:value="27.816298973">
            <text:p>27.816298973</text:p>
          </table:table-cell>
          <table:table-cell office:value-type="float" office:value="3.365958095">
            <text:p>3.365958095</text:p>
          </table:table-cell>
          <table:table-cell office:value-type="string">
            <text:p>C</text:p>
          </table:table-cell>
          <table:table-cell table:formula="of:=IF([.T15]&gt;15;[.T15]-30;[.T15])" office:value-type="float" office:value="0.398138427">
            <text:p>0.398138427</text:p>
          </table:table-cell>
          <table:table-cell table:formula="of:=IF([.U15]&gt;15;[.U15]-30;[.U15])" office:value-type="float" office:value="-2.183701027">
            <text:p>-2.183701027</text:p>
          </table:table-cell>
          <table:table-cell table:formula="of:=IF([.V15]&gt;15;[.V15]-30;[.V15])" office:value-type="float" office:value="3.365958095">
            <text:p>3.3659580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9343">
            <text:p>-0.9343</text:p>
          </table:table-cell>
          <table:table-cell office:value-type="float" office:value="-1.59313">
            <text:p>-1.59313</text:p>
          </table:table-cell>
          <table:table-cell office:value-type="float" office:value="3.70689">
            <text:p>3.706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6]" office:value-type="float" office:value="-0.9343">
            <text:p>-0.9343</text:p>
          </table:table-cell>
          <table:table-cell table:formula="of:=[.D16]" office:value-type="float" office:value="-1.59313">
            <text:p>-1.59313</text:p>
          </table:table-cell>
          <table:table-cell table:formula="of:=[.E16]" office:value-type="float" office:value="3.70689">
            <text:p>3.706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093884833">
            <text:p>29.093884833</text:p>
          </table:table-cell>
          <table:table-cell office:value-type="float" office:value="28.337041748">
            <text:p>28.337041748</text:p>
          </table:table-cell>
          <table:table-cell office:value-type="float" office:value="3.895836127">
            <text:p>3.895836127</text:p>
          </table:table-cell>
          <table:table-cell office:value-type="string">
            <text:p>C</text:p>
          </table:table-cell>
          <table:table-cell table:formula="of:=IF([.T16]&gt;15;[.T16]-30;[.T16])" office:value-type="float" office:value="-0.906115166999999">
            <text:p>-0.906115167</text:p>
          </table:table-cell>
          <table:table-cell table:formula="of:=IF([.U16]&gt;15;[.U16]-30;[.U16])" office:value-type="float" office:value="-1.662958252">
            <text:p>-1.662958252</text:p>
          </table:table-cell>
          <table:table-cell table:formula="of:=IF([.V16]&gt;15;[.V16]-30;[.V16])" office:value-type="float" office:value="3.895836127">
            <text:p>3.89583612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39313">
            <text:p>-1.39313</text:p>
          </table:table-cell>
          <table:table-cell office:value-type="float" office:value="-0.34781">
            <text:p>-0.34781</text:p>
          </table:table-cell>
          <table:table-cell office:value-type="float" office:value="3.3084">
            <text:p>3.308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7]" office:value-type="float" office:value="-1.39313">
            <text:p>-1.39313</text:p>
          </table:table-cell>
          <table:table-cell table:formula="of:=[.D17]" office:value-type="float" office:value="-0.34781">
            <text:p>-0.34781</text:p>
          </table:table-cell>
          <table:table-cell table:formula="of:=[.E17]" office:value-type="float" office:value="3.3084">
            <text:p>3.308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612121602">
            <text:p>28.612121602</text:p>
          </table:table-cell>
          <table:table-cell office:value-type="float" office:value="29.652807232">
            <text:p>29.652807232</text:p>
          </table:table-cell>
          <table:table-cell office:value-type="float" office:value="3.485060193">
            <text:p>3.485060193</text:p>
          </table:table-cell>
          <table:table-cell office:value-type="string">
            <text:p>C</text:p>
          </table:table-cell>
          <table:table-cell table:formula="of:=IF([.T17]&gt;15;[.T17]-30;[.T17])" office:value-type="float" office:value="-1.387878398">
            <text:p>-1.387878398</text:p>
          </table:table-cell>
          <table:table-cell table:formula="of:=IF([.U17]&gt;15;[.U17]-30;[.U17])" office:value-type="float" office:value="-0.347192767999999">
            <text:p>-0.347192768</text:p>
          </table:table-cell>
          <table:table-cell table:formula="of:=IF([.V17]&gt;15;[.V17]-30;[.V17])" office:value-type="float" office:value="3.485060193">
            <text:p>3.4850601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139">
            <text:p>-0.6139</text:p>
          </table:table-cell>
          <table:table-cell office:value-type="float" office:value="0.46065">
            <text:p>0.46065</text:p>
          </table:table-cell>
          <table:table-cell office:value-type="float" office:value="2.39531">
            <text:p>2.395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8]" office:value-type="float" office:value="-0.6139">
            <text:p>-0.6139</text:p>
          </table:table-cell>
          <table:table-cell table:formula="of:=[.D18]" office:value-type="float" office:value="0.46065">
            <text:p>0.46065</text:p>
          </table:table-cell>
          <table:table-cell table:formula="of:=[.E18]" office:value-type="float" office:value="2.39531">
            <text:p>2.395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2113603">
            <text:p>29.42113603</text:p>
          </table:table-cell>
          <table:table-cell office:value-type="float" office:value="0.484635924">
            <text:p>0.484635924</text:p>
          </table:table-cell>
          <table:table-cell office:value-type="float" office:value="2.532916196">
            <text:p>2.532916196</text:p>
          </table:table-cell>
          <table:table-cell office:value-type="string">
            <text:p>C</text:p>
          </table:table-cell>
          <table:table-cell table:formula="of:=IF([.T18]&gt;15;[.T18]-30;[.T18])" office:value-type="float" office:value="-0.57886397">
            <text:p>-0.57886397</text:p>
          </table:table-cell>
          <table:table-cell table:formula="of:=IF([.U18]&gt;15;[.U18]-30;[.U18])" office:value-type="float" office:value="0.484635924">
            <text:p>0.484635924</text:p>
          </table:table-cell>
          <table:table-cell table:formula="of:=IF([.V18]&gt;15;[.V18]-30;[.V18])" office:value-type="float" office:value="2.532916196">
            <text:p>2.53291619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79208">
            <text:p>-2.79208</text:p>
          </table:table-cell>
          <table:table-cell office:value-type="float" office:value="-0.16671">
            <text:p>-0.16671</text:p>
          </table:table-cell>
          <table:table-cell office:value-type="float" office:value="2.97977">
            <text:p>2.979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9]" office:value-type="float" office:value="-2.79208">
            <text:p>-2.79208</text:p>
          </table:table-cell>
          <table:table-cell table:formula="of:=[.D19]" office:value-type="float" office:value="-0.16671">
            <text:p>-0.16671</text:p>
          </table:table-cell>
          <table:table-cell table:formula="of:=[.E19]" office:value-type="float" office:value="2.97977">
            <text:p>2.97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60950772">
            <text:p>27.160950772</text:p>
          </table:table-cell>
          <table:table-cell office:value-type="float" office:value="29.851996488">
            <text:p>29.851996488</text:p>
          </table:table-cell>
          <table:table-cell office:value-type="float" office:value="3.157267468">
            <text:p>3.157267468</text:p>
          </table:table-cell>
          <table:table-cell office:value-type="string">
            <text:p>C</text:p>
          </table:table-cell>
          <table:table-cell table:formula="of:=IF([.T19]&gt;15;[.T19]-30;[.T19])" office:value-type="float" office:value="-2.839049228">
            <text:p>-2.839049228</text:p>
          </table:table-cell>
          <table:table-cell table:formula="of:=IF([.U19]&gt;15;[.U19]-30;[.U19])" office:value-type="float" office:value="-0.148003511999999">
            <text:p>-0.148003512</text:p>
          </table:table-cell>
          <table:table-cell table:formula="of:=IF([.V19]&gt;15;[.V19]-30;[.V19])" office:value-type="float" office:value="3.157267468">
            <text:p>3.1572674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7114">
            <text:p>-3.67114</text:p>
          </table:table-cell>
          <table:table-cell office:value-type="float" office:value="-1.2327">
            <text:p>-1.2327</text:p>
          </table:table-cell>
          <table:table-cell office:value-type="float" office:value="3.06228">
            <text:p>3.0622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0]" office:value-type="float" office:value="-3.67114">
            <text:p>-3.67114</text:p>
          </table:table-cell>
          <table:table-cell table:formula="of:=[.D20]" office:value-type="float" office:value="-1.2327">
            <text:p>-1.2327</text:p>
          </table:table-cell>
          <table:table-cell table:formula="of:=[.E20]" office:value-type="float" office:value="3.06228">
            <text:p>3.062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231032329">
            <text:p>26.231032329</text:p>
          </table:table-cell>
          <table:table-cell office:value-type="float" office:value="28.729999629">
            <text:p>28.729999629</text:p>
          </table:table-cell>
          <table:table-cell office:value-type="float" office:value="3.249170161">
            <text:p>3.249170161</text:p>
          </table:table-cell>
          <table:table-cell office:value-type="string">
            <text:p>C</text:p>
          </table:table-cell>
          <table:table-cell table:formula="of:=IF([.T20]&gt;15;[.T20]-30;[.T20])" office:value-type="float" office:value="-3.768967671">
            <text:p>-3.768967671</text:p>
          </table:table-cell>
          <table:table-cell table:formula="of:=IF([.U20]&gt;15;[.U20]-30;[.U20])" office:value-type="float" office:value="-1.270000371">
            <text:p>-1.270000371</text:p>
          </table:table-cell>
          <table:table-cell table:formula="of:=IF([.V20]&gt;15;[.V20]-30;[.V20])" office:value-type="float" office:value="3.249170161">
            <text:p>3.2491701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56817">
            <text:p>-4.56817</text:p>
          </table:table-cell>
          <table:table-cell office:value-type="float" office:value="-4.61402">
            <text:p>-4.61402</text:p>
          </table:table-cell>
          <table:table-cell office:value-type="float" office:value="0.05076">
            <text:p>0.050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1]" office:value-type="float" office:value="-4.56817">
            <text:p>-4.56817</text:p>
          </table:table-cell>
          <table:table-cell table:formula="of:=[.D21]" office:value-type="float" office:value="-4.61402">
            <text:p>-4.61402</text:p>
          </table:table-cell>
          <table:table-cell table:formula="of:=[.E21]" office:value-type="float" office:value="0.05076">
            <text:p>0.050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519594274">
            <text:p>25.519594274</text:p>
          </table:table-cell>
          <table:table-cell office:value-type="float" office:value="25.316635638">
            <text:p>25.316635638</text:p>
          </table:table-cell>
          <table:table-cell office:value-type="float" office:value="0.134443206">
            <text:p>0.134443206</text:p>
          </table:table-cell>
          <table:table-cell office:value-type="string">
            <text:p>C</text:p>
          </table:table-cell>
          <table:table-cell table:formula="of:=IF([.T21]&gt;15;[.T21]-30;[.T21])" office:value-type="float" office:value="-4.480405726">
            <text:p>-4.480405726</text:p>
          </table:table-cell>
          <table:table-cell table:formula="of:=IF([.U21]&gt;15;[.U21]-30;[.U21])" office:value-type="float" office:value="-4.683364362">
            <text:p>-4.683364362</text:p>
          </table:table-cell>
          <table:table-cell table:formula="of:=IF([.V21]&gt;15;[.V21]-30;[.V21])" office:value-type="float" office:value="0.134443206">
            <text:p>0.13444320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0771">
            <text:p>-5.0771</text:p>
          </table:table-cell>
          <table:table-cell office:value-type="float" office:value="-3.30625">
            <text:p>-3.30625</text:p>
          </table:table-cell>
          <table:table-cell office:value-type="float" office:value="0.54762">
            <text:p>0.547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2]" office:value-type="float" office:value="-5.0771">
            <text:p>-5.0771</text:p>
          </table:table-cell>
          <table:table-cell table:formula="of:=[.D22]" office:value-type="float" office:value="-3.30625">
            <text:p>-3.30625</text:p>
          </table:table-cell>
          <table:table-cell table:formula="of:=[.E22]" office:value-type="float" office:value="0.54762">
            <text:p>0.547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06137047">
            <text:p>24.806137047</text:p>
          </table:table-cell>
          <table:table-cell office:value-type="float" office:value="26.550207418">
            <text:p>26.550207418</text:p>
          </table:table-cell>
          <table:table-cell office:value-type="float" office:value="0.605933625">
            <text:p>0.605933625</text:p>
          </table:table-cell>
          <table:table-cell office:value-type="string">
            <text:p>C</text:p>
          </table:table-cell>
          <table:table-cell table:formula="of:=IF([.T22]&gt;15;[.T22]-30;[.T22])" office:value-type="float" office:value="-5.193862953">
            <text:p>-5.193862953</text:p>
          </table:table-cell>
          <table:table-cell table:formula="of:=IF([.U22]&gt;15;[.U22]-30;[.U22])" office:value-type="float" office:value="-3.449792582">
            <text:p>-3.449792582</text:p>
          </table:table-cell>
          <table:table-cell table:formula="of:=IF([.V22]&gt;15;[.V22]-30;[.V22])" office:value-type="float" office:value="0.605933625">
            <text:p>0.6059336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84255">
            <text:p>-4.84255</text:p>
          </table:table-cell>
          <table:table-cell office:value-type="float" office:value="-2.83798">
            <text:p>-2.83798</text:p>
          </table:table-cell>
          <table:table-cell office:value-type="float" office:value="1.82018">
            <text:p>1.820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3]" office:value-type="float" office:value="-4.84255">
            <text:p>-4.84255</text:p>
          </table:table-cell>
          <table:table-cell table:formula="of:=[.D23]" office:value-type="float" office:value="-2.83798">
            <text:p>-2.83798</text:p>
          </table:table-cell>
          <table:table-cell table:formula="of:=[.E23]" office:value-type="float" office:value="1.82018">
            <text:p>1.820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037385448">
            <text:p>25.037385448</text:p>
          </table:table-cell>
          <table:table-cell office:value-type="float" office:value="27.056333292">
            <text:p>27.056333292</text:p>
          </table:table-cell>
          <table:table-cell office:value-type="float" office:value="1.955905587">
            <text:p>1.955905587</text:p>
          </table:table-cell>
          <table:table-cell office:value-type="string">
            <text:p>C</text:p>
          </table:table-cell>
          <table:table-cell table:formula="of:=IF([.T23]&gt;15;[.T23]-30;[.T23])" office:value-type="float" office:value="-4.962614552">
            <text:p>-4.962614552</text:p>
          </table:table-cell>
          <table:table-cell table:formula="of:=IF([.U23]&gt;15;[.U23]-30;[.U23])" office:value-type="float" office:value="-2.943666708">
            <text:p>-2.943666708</text:p>
          </table:table-cell>
          <table:table-cell table:formula="of:=IF([.V23]&gt;15;[.V23]-30;[.V23])" office:value-type="float" office:value="1.955905587">
            <text:p>1.95590558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68207">
            <text:p>-4.68207</text:p>
          </table:table-cell>
          <table:table-cell office:value-type="float" office:value="-1.42095">
            <text:p>-1.42095</text:p>
          </table:table-cell>
          <table:table-cell office:value-type="float" office:value="2.04222">
            <text:p>2.042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4]" office:value-type="float" office:value="-4.68207">
            <text:p>-4.68207</text:p>
          </table:table-cell>
          <table:table-cell table:formula="of:=[.D24]" office:value-type="float" office:value="-1.42095">
            <text:p>-1.42095</text:p>
          </table:table-cell>
          <table:table-cell table:formula="of:=[.E24]" office:value-type="float" office:value="2.04222">
            <text:p>2.042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87243004">
            <text:p>25.187243004</text:p>
          </table:table-cell>
          <table:table-cell office:value-type="float" office:value="28.531552542">
            <text:p>28.531552542</text:p>
          </table:table-cell>
          <table:table-cell office:value-type="float" office:value="2.188914136">
            <text:p>2.188914136</text:p>
          </table:table-cell>
          <table:table-cell office:value-type="string">
            <text:p>C</text:p>
          </table:table-cell>
          <table:table-cell table:formula="of:=IF([.T24]&gt;15;[.T24]-30;[.T24])" office:value-type="float" office:value="-4.812756996">
            <text:p>-4.812756996</text:p>
          </table:table-cell>
          <table:table-cell table:formula="of:=IF([.U24]&gt;15;[.U24]-30;[.U24])" office:value-type="float" office:value="-1.468447458">
            <text:p>-1.468447458</text:p>
          </table:table-cell>
          <table:table-cell table:formula="of:=IF([.V24]&gt;15;[.V24]-30;[.V24])" office:value-type="float" office:value="2.188914136">
            <text:p>2.18891413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77042">
            <text:p>-4.77042</text:p>
          </table:table-cell>
          <table:table-cell office:value-type="float" office:value="-0.52006">
            <text:p>-0.52006</text:p>
          </table:table-cell>
          <table:table-cell office:value-type="float" office:value="0.98676">
            <text:p>0.986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5]" office:value-type="float" office:value="-4.77042">
            <text:p>-4.77042</text:p>
          </table:table-cell>
          <table:table-cell table:formula="of:=[.D25]" office:value-type="float" office:value="-0.52006">
            <text:p>-0.52006</text:p>
          </table:table-cell>
          <table:table-cell table:formula="of:=[.E25]" office:value-type="float" office:value="0.98676">
            <text:p>0.986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01773965">
            <text:p>25.101773965</text:p>
          </table:table-cell>
          <table:table-cell office:value-type="float" office:value="29.460502489">
            <text:p>29.460502489</text:p>
          </table:table-cell>
          <table:table-cell office:value-type="float" office:value="1.065607325">
            <text:p>1.065607325</text:p>
          </table:table-cell>
          <table:table-cell office:value-type="string">
            <text:p>C</text:p>
          </table:table-cell>
          <table:table-cell table:formula="of:=IF([.T25]&gt;15;[.T25]-30;[.T25])" office:value-type="float" office:value="-4.898226035">
            <text:p>-4.898226035</text:p>
          </table:table-cell>
          <table:table-cell table:formula="of:=IF([.U25]&gt;15;[.U25]-30;[.U25])" office:value-type="float" office:value="-0.539497511">
            <text:p>-0.539497511</text:p>
          </table:table-cell>
          <table:table-cell table:formula="of:=IF([.V25]&gt;15;[.V25]-30;[.V25])" office:value-type="float" office:value="1.065607325">
            <text:p>1.0656073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99319">
            <text:p>-4.99319</text:p>
          </table:table-cell>
          <table:table-cell office:value-type="float" office:value="-1.01494">
            <text:p>-1.01494</text:p>
          </table:table-cell>
          <table:table-cell office:value-type="float" office:value="-0.34577">
            <text:p>-0.345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6]" office:value-type="float" office:value="-4.99319">
            <text:p>-4.99319</text:p>
          </table:table-cell>
          <table:table-cell table:formula="of:=[.D26]" office:value-type="float" office:value="-1.01494">
            <text:p>-1.01494</text:p>
          </table:table-cell>
          <table:table-cell table:formula="of:=[.E26]" office:value-type="float" office:value="-0.34577">
            <text:p>-0.345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6405742">
            <text:p>24.86405742</text:p>
          </table:table-cell>
          <table:table-cell office:value-type="float" office:value="28.940218266">
            <text:p>28.940218266</text:p>
          </table:table-cell>
          <table:table-cell office:value-type="float" office:value="29.677869451">
            <text:p>29.677869451</text:p>
          </table:table-cell>
          <table:table-cell office:value-type="string">
            <text:p>C</text:p>
          </table:table-cell>
          <table:table-cell table:formula="of:=IF([.T26]&gt;15;[.T26]-30;[.T26])" office:value-type="float" office:value="-5.13594258">
            <text:p>-5.13594258</text:p>
          </table:table-cell>
          <table:table-cell table:formula="of:=IF([.U26]&gt;15;[.U26]-30;[.U26])" office:value-type="float" office:value="-1.059781734">
            <text:p>-1.059781734</text:p>
          </table:table-cell>
          <table:table-cell table:formula="of:=IF([.V26]&gt;15;[.V26]-30;[.V26])" office:value-type="float" office:value="-0.322130549000001">
            <text:p>-0.32213054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11786">
            <text:p>-5.11786</text:p>
          </table:table-cell>
          <table:table-cell office:value-type="float" office:value="-2.38217">
            <text:p>-2.38217</text:p>
          </table:table-cell>
          <table:table-cell office:value-type="float" office:value="-0.55264">
            <text:p>-0.5526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7]" office:value-type="float" office:value="-5.11786">
            <text:p>-5.11786</text:p>
          </table:table-cell>
          <table:table-cell table:formula="of:=[.D27]" office:value-type="float" office:value="-2.38217">
            <text:p>-2.38217</text:p>
          </table:table-cell>
          <table:table-cell table:formula="of:=[.E27]" office:value-type="float" office:value="-0.55264">
            <text:p>-0.5526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718278371">
            <text:p>24.718278371</text:p>
          </table:table-cell>
          <table:table-cell office:value-type="float" office:value="27.505142795">
            <text:p>27.505142795</text:p>
          </table:table-cell>
          <table:table-cell office:value-type="float" office:value="29.451202701">
            <text:p>29.451202701</text:p>
          </table:table-cell>
          <table:table-cell office:value-type="string">
            <text:p>C</text:p>
          </table:table-cell>
          <table:table-cell table:formula="of:=IF([.T27]&gt;15;[.T27]-30;[.T27])" office:value-type="float" office:value="-5.281721629">
            <text:p>-5.281721629</text:p>
          </table:table-cell>
          <table:table-cell table:formula="of:=IF([.U27]&gt;15;[.U27]-30;[.U27])" office:value-type="float" office:value="-2.494857205">
            <text:p>-2.494857205</text:p>
          </table:table-cell>
          <table:table-cell table:formula="of:=IF([.V27]&gt;15;[.V27]-30;[.V27])" office:value-type="float" office:value="-0.548797299">
            <text:p>-0.5487972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5428">
            <text:p>0.05428</text:p>
          </table:table-cell>
          <table:table-cell office:value-type="float" office:value="0.82773">
            <text:p>0.82773</text:p>
          </table:table-cell>
          <table:table-cell office:value-type="float" office:value="-0.33409">
            <text:p>-0.334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8]" office:value-type="float" office:value="0.05428">
            <text:p>0.05428</text:p>
          </table:table-cell>
          <table:table-cell table:formula="of:=[.D28]" office:value-type="float" office:value="0.82773">
            <text:p>0.82773</text:p>
          </table:table-cell>
          <table:table-cell table:formula="of:=[.E28]" office:value-type="float" office:value="-0.33409">
            <text:p>-0.334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17691681">
            <text:p>0.117691681</text:p>
          </table:table-cell>
          <table:table-cell office:value-type="float" office:value="0.864488022">
            <text:p>0.864488022</text:p>
          </table:table-cell>
          <table:table-cell office:value-type="float" office:value="29.680016446">
            <text:p>29.680016446</text:p>
          </table:table-cell>
          <table:table-cell office:value-type="string">
            <text:p>C</text:p>
          </table:table-cell>
          <table:table-cell table:formula="of:=IF([.T28]&gt;15;[.T28]-30;[.T28])" office:value-type="float" office:value="0.117691681">
            <text:p>0.117691681</text:p>
          </table:table-cell>
          <table:table-cell table:formula="of:=IF([.U28]&gt;15;[.U28]-30;[.U28])" office:value-type="float" office:value="0.864488022">
            <text:p>0.864488022</text:p>
          </table:table-cell>
          <table:table-cell table:formula="of:=IF([.V28]&gt;15;[.V28]-30;[.V28])" office:value-type="float" office:value="-0.319983554">
            <text:p>-0.31998355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0372">
            <text:p>-1.20372</text:p>
          </table:table-cell>
          <table:table-cell office:value-type="float" office:value="1.33518">
            <text:p>1.33518</text:p>
          </table:table-cell>
          <table:table-cell office:value-type="float" office:value="0.17573">
            <text:p>0.175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9]" office:value-type="float" office:value="-1.20372">
            <text:p>-1.20372</text:p>
          </table:table-cell>
          <table:table-cell table:formula="of:=[.D29]" office:value-type="float" office:value="1.33518">
            <text:p>1.33518</text:p>
          </table:table-cell>
          <table:table-cell table:formula="of:=[.E29]" office:value-type="float" office:value="0.17573">
            <text:p>0.175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13437371">
            <text:p>28.813437371</text:p>
          </table:table-cell>
          <table:table-cell office:value-type="float" office:value="1.385230642">
            <text:p>1.385230642</text:p>
          </table:table-cell>
          <table:table-cell office:value-type="float" office:value="0.209893293">
            <text:p>0.209893293</text:p>
          </table:table-cell>
          <table:table-cell office:value-type="string">
            <text:p>C</text:p>
          </table:table-cell>
          <table:table-cell table:formula="of:=IF([.T29]&gt;15;[.T29]-30;[.T29])" office:value-type="float" office:value="-1.186562629">
            <text:p>-1.186562629</text:p>
          </table:table-cell>
          <table:table-cell table:formula="of:=IF([.U29]&gt;15;[.U29]-30;[.U29])" office:value-type="float" office:value="1.385230642">
            <text:p>1.385230642</text:p>
          </table:table-cell>
          <table:table-cell table:formula="of:=IF([.V29]&gt;15;[.V29]-30;[.V29])" office:value-type="float" office:value="0.209893293">
            <text:p>0.2098932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141">
            <text:p>-2.21141</text:p>
          </table:table-cell>
          <table:table-cell office:value-type="float" office:value="1.1444">
            <text:p>1.1444</text:p>
          </table:table-cell>
          <table:table-cell office:value-type="float" office:value="-0.84703">
            <text:p>-0.847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0]" office:value-type="float" office:value="-2.21141">
            <text:p>-2.21141</text:p>
          </table:table-cell>
          <table:table-cell table:formula="of:=[.D30]" office:value-type="float" office:value="1.1444">
            <text:p>1.1444</text:p>
          </table:table-cell>
          <table:table-cell table:formula="of:=[.E30]" office:value-type="float" office:value="-0.84703">
            <text:p>-0.847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6964725">
            <text:p>27.76964725</text:p>
          </table:table-cell>
          <table:table-cell office:value-type="float" office:value="1.186783237">
            <text:p>1.186783237</text:p>
          </table:table-cell>
          <table:table-cell office:value-type="float" office:value="29.14963748">
            <text:p>29.14963748</text:p>
          </table:table-cell>
          <table:table-cell office:value-type="string">
            <text:p>C</text:p>
          </table:table-cell>
          <table:table-cell table:formula="of:=IF([.T30]&gt;15;[.T30]-30;[.T30])" office:value-type="float" office:value="-2.23035275">
            <text:p>-2.23035275</text:p>
          </table:table-cell>
          <table:table-cell table:formula="of:=IF([.U30]&gt;15;[.U30]-30;[.U30])" office:value-type="float" office:value="1.186783237">
            <text:p>1.186783237</text:p>
          </table:table-cell>
          <table:table-cell table:formula="of:=IF([.V30]&gt;15;[.V30]-30;[.V30])" office:value-type="float" office:value="-0.850362520000001">
            <text:p>-0.8503625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21639">
            <text:p>-4.21639</text:p>
          </table:table-cell>
          <table:table-cell office:value-type="float" office:value="-0.20997">
            <text:p>-0.20997</text:p>
          </table:table-cell>
          <table:table-cell office:value-type="float" office:value="-1.26909">
            <text:p>-1.26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1]" office:value-type="float" office:value="-4.21639">
            <text:p>-4.21639</text:p>
          </table:table-cell>
          <table:table-cell table:formula="of:=[.D31]" office:value-type="float" office:value="-0.20997">
            <text:p>-0.20997</text:p>
          </table:table-cell>
          <table:table-cell table:formula="of:=[.E31]" office:value-type="float" office:value="-1.26909">
            <text:p>-1.26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673072558">
            <text:p>25.673072558</text:p>
          </table:table-cell>
          <table:table-cell office:value-type="float" office:value="29.772047082">
            <text:p>29.772047082</text:p>
          </table:table-cell>
          <table:table-cell office:value-type="float" office:value="28.725726406">
            <text:p>28.725726406</text:p>
          </table:table-cell>
          <table:table-cell office:value-type="string">
            <text:p>C</text:p>
          </table:table-cell>
          <table:table-cell table:formula="of:=IF([.T31]&gt;15;[.T31]-30;[.T31])" office:value-type="float" office:value="-4.326927442">
            <text:p>-4.326927442</text:p>
          </table:table-cell>
          <table:table-cell table:formula="of:=IF([.U31]&gt;15;[.U31]-30;[.U31])" office:value-type="float" office:value="-0.227952918">
            <text:p>-0.227952918</text:p>
          </table:table-cell>
          <table:table-cell table:formula="of:=IF([.V31]&gt;15;[.V31]-30;[.V31])" office:value-type="float" office:value="-1.274273594">
            <text:p>-1.27427359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0521">
            <text:p>-3.50521</text:p>
          </table:table-cell>
          <table:table-cell office:value-type="float" office:value="0.78793">
            <text:p>0.78793</text:p>
          </table:table-cell>
          <table:table-cell office:value-type="float" office:value="-0.49549">
            <text:p>-0.4954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2]" office:value-type="float" office:value="-3.50521">
            <text:p>-3.50521</text:p>
          </table:table-cell>
          <table:table-cell table:formula="of:=[.D32]" office:value-type="float" office:value="0.78793">
            <text:p>0.78793</text:p>
          </table:table-cell>
          <table:table-cell table:formula="of:=[.E32]" office:value-type="float" office:value="-0.49549">
            <text:p>-0.495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10787621">
            <text:p>26.410787621</text:p>
          </table:table-cell>
          <table:table-cell office:value-type="float" office:value="0.806429865">
            <text:p>0.806429865</text:p>
          </table:table-cell>
          <table:table-cell office:value-type="float" office:value="29.525007432">
            <text:p>29.525007432</text:p>
          </table:table-cell>
          <table:table-cell office:value-type="string">
            <text:p>C</text:p>
          </table:table-cell>
          <table:table-cell table:formula="of:=IF([.T32]&gt;15;[.T32]-30;[.T32])" office:value-type="float" office:value="-3.589212379">
            <text:p>-3.589212379</text:p>
          </table:table-cell>
          <table:table-cell table:formula="of:=IF([.U32]&gt;15;[.U32]-30;[.U32])" office:value-type="float" office:value="0.806429865">
            <text:p>0.806429865</text:p>
          </table:table-cell>
          <table:table-cell table:formula="of:=IF([.V32]&gt;15;[.V32]-30;[.V32])" office:value-type="float" office:value="-0.474992568000001">
            <text:p>-0.4749925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84734">
            <text:p>-3.84734</text:p>
          </table:table-cell>
          <table:table-cell office:value-type="float" office:value="0.59451">
            <text:p>0.59451</text:p>
          </table:table-cell>
          <table:table-cell office:value-type="float" office:value="0.89989">
            <text:p>0.899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3]" office:value-type="float" office:value="-3.84734">
            <text:p>-3.84734</text:p>
          </table:table-cell>
          <table:table-cell table:formula="of:=[.D33]" office:value-type="float" office:value="0.59451">
            <text:p>0.59451</text:p>
          </table:table-cell>
          <table:table-cell table:formula="of:=[.E33]" office:value-type="float" office:value="0.89989">
            <text:p>0.899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057705578">
            <text:p>26.057705578</text:p>
          </table:table-cell>
          <table:table-cell office:value-type="float" office:value="0.613884886">
            <text:p>0.613884886</text:p>
          </table:table-cell>
          <table:table-cell office:value-type="float" office:value="0.971133603">
            <text:p>0.971133603</text:p>
          </table:table-cell>
          <table:table-cell office:value-type="string">
            <text:p>C</text:p>
          </table:table-cell>
          <table:table-cell table:formula="of:=IF([.T33]&gt;15;[.T33]-30;[.T33])" office:value-type="float" office:value="-3.942294422">
            <text:p>-3.942294422</text:p>
          </table:table-cell>
          <table:table-cell table:formula="of:=IF([.U33]&gt;15;[.U33]-30;[.U33])" office:value-type="float" office:value="0.613884886">
            <text:p>0.613884886</text:p>
          </table:table-cell>
          <table:table-cell table:formula="of:=IF([.V33]&gt;15;[.V33]-30;[.V33])" office:value-type="float" office:value="0.971133603">
            <text:p>0.97113360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7791">
            <text:p>-2.87791</text:p>
          </table:table-cell>
          <table:table-cell office:value-type="float" office:value="0.76645">
            <text:p>0.76645</text:p>
          </table:table-cell>
          <table:table-cell office:value-type="float" office:value="1.87453">
            <text:p>1.8745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4]" office:value-type="float" office:value="-2.87791">
            <text:p>-2.87791</text:p>
          </table:table-cell>
          <table:table-cell table:formula="of:=[.D34]" office:value-type="float" office:value="0.76645">
            <text:p>0.76645</text:p>
          </table:table-cell>
          <table:table-cell table:formula="of:=[.E34]" office:value-type="float" office:value="1.87453">
            <text:p>1.8745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073092111">
            <text:p>27.073092111</text:p>
          </table:table-cell>
          <table:table-cell office:value-type="float" office:value="0.806931325">
            <text:p>0.806931325</text:p>
          </table:table-cell>
          <table:table-cell office:value-type="float" office:value="2.002537583">
            <text:p>2.002537583</text:p>
          </table:table-cell>
          <table:table-cell office:value-type="string">
            <text:p>C</text:p>
          </table:table-cell>
          <table:table-cell table:formula="of:=IF([.T34]&gt;15;[.T34]-30;[.T34])" office:value-type="float" office:value="-2.926907889">
            <text:p>-2.926907889</text:p>
          </table:table-cell>
          <table:table-cell table:formula="of:=IF([.U34]&gt;15;[.U34]-30;[.U34])" office:value-type="float" office:value="0.806931325">
            <text:p>0.806931325</text:p>
          </table:table-cell>
          <table:table-cell table:formula="of:=IF([.V34]&gt;15;[.V34]-30;[.V34])" office:value-type="float" office:value="2.002537583">
            <text:p>2.00253758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3238">
            <text:p>-1.53238</text:p>
          </table:table-cell>
          <table:table-cell office:value-type="float" office:value="1.15296">
            <text:p>1.15296</text:p>
          </table:table-cell>
          <table:table-cell office:value-type="float" office:value="1.51015">
            <text:p>1.5101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5]" office:value-type="float" office:value="-1.53238">
            <text:p>-1.53238</text:p>
          </table:table-cell>
          <table:table-cell table:formula="of:=[.D35]" office:value-type="float" office:value="1.15296">
            <text:p>1.15296</text:p>
          </table:table-cell>
          <table:table-cell table:formula="of:=[.E35]" office:value-type="float" office:value="1.51015">
            <text:p>1.510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69963716">
            <text:p>28.469963716</text:p>
          </table:table-cell>
          <table:table-cell office:value-type="float" office:value="1.197923874">
            <text:p>1.197923874</text:p>
          </table:table-cell>
          <table:table-cell office:value-type="float" office:value="1.616667218">
            <text:p>1.616667218</text:p>
          </table:table-cell>
          <table:table-cell office:value-type="string">
            <text:p>C</text:p>
          </table:table-cell>
          <table:table-cell table:formula="of:=IF([.T35]&gt;15;[.T35]-30;[.T35])" office:value-type="float" office:value="-1.530036284">
            <text:p>-1.530036284</text:p>
          </table:table-cell>
          <table:table-cell table:formula="of:=IF([.U35]&gt;15;[.U35]-30;[.U35])" office:value-type="float" office:value="1.197923874">
            <text:p>1.197923874</text:p>
          </table:table-cell>
          <table:table-cell table:formula="of:=IF([.V35]&gt;15;[.V35]-30;[.V35])" office:value-type="float" office:value="1.616667218">
            <text:p>1.61666721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95">
            <text:p>-2.2195</text:p>
          </table:table-cell>
          <table:table-cell office:value-type="float" office:value="-5.69059">
            <text:p>-5.69059</text:p>
          </table:table-cell>
          <table:table-cell office:value-type="float" office:value="0.44651">
            <text:p>0.4465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6]" office:value-type="float" office:value="-2.2195">
            <text:p>-2.2195</text:p>
          </table:table-cell>
          <table:table-cell table:formula="of:=[.D36]" office:value-type="float" office:value="-5.69059">
            <text:p>-5.69059</text:p>
          </table:table-cell>
          <table:table-cell table:formula="of:=[.E36]" office:value-type="float" office:value="0.44651">
            <text:p>0.4465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49133817">
            <text:p>27.749133817</text:p>
          </table:table-cell>
          <table:table-cell office:value-type="float" office:value="24.102015037">
            <text:p>24.102015037</text:p>
          </table:table-cell>
          <table:table-cell office:value-type="float" office:value="0.495882368">
            <text:p>0.495882368</text:p>
          </table:table-cell>
          <table:table-cell office:value-type="string">
            <text:p>C</text:p>
          </table:table-cell>
          <table:table-cell table:formula="of:=IF([.T36]&gt;15;[.T36]-30;[.T36])" office:value-type="float" office:value="-2.250866183">
            <text:p>-2.250866183</text:p>
          </table:table-cell>
          <table:table-cell table:formula="of:=IF([.U36]&gt;15;[.U36]-30;[.U36])" office:value-type="float" office:value="-5.897984963">
            <text:p>-5.897984963</text:p>
          </table:table-cell>
          <table:table-cell table:formula="of:=IF([.V36]&gt;15;[.V36]-30;[.V36])" office:value-type="float" office:value="0.495882368">
            <text:p>0.4958823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9049">
            <text:p>-1.9049</text:p>
          </table:table-cell>
          <table:table-cell office:value-type="float" office:value="-5.49359">
            <text:p>-5.49359</text:p>
          </table:table-cell>
          <table:table-cell office:value-type="float" office:value="-0.88013">
            <text:p>-0.8801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7]" office:value-type="float" office:value="-1.9049">
            <text:p>-1.9049</text:p>
          </table:table-cell>
          <table:table-cell table:formula="of:=[.D37]" office:value-type="float" office:value="-5.49359">
            <text:p>-5.49359</text:p>
          </table:table-cell>
          <table:table-cell table:formula="of:=[.E37]" office:value-type="float" office:value="-0.88013">
            <text:p>-0.880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092607485">
            <text:p>28.092607485</text:p>
          </table:table-cell>
          <table:table-cell office:value-type="float" office:value="24.289321982">
            <text:p>24.289321982</text:p>
          </table:table-cell>
          <table:table-cell office:value-type="float" office:value="29.089108996">
            <text:p>29.089108996</text:p>
          </table:table-cell>
          <table:table-cell office:value-type="string">
            <text:p>C</text:p>
          </table:table-cell>
          <table:table-cell table:formula="of:=IF([.T37]&gt;15;[.T37]-30;[.T37])" office:value-type="float" office:value="-1.907392515">
            <text:p>-1.907392515</text:p>
          </table:table-cell>
          <table:table-cell table:formula="of:=IF([.U37]&gt;15;[.U37]-30;[.U37])" office:value-type="float" office:value="-5.710678018">
            <text:p>-5.710678018</text:p>
          </table:table-cell>
          <table:table-cell table:formula="of:=IF([.V37]&gt;15;[.V37]-30;[.V37])" office:value-type="float" office:value="-0.910891004">
            <text:p>-0.91089100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56556">
            <text:p>-0.56556</text:p>
          </table:table-cell>
          <table:table-cell office:value-type="float" office:value="-5.1028">
            <text:p>-5.1028</text:p>
          </table:table-cell>
          <table:table-cell office:value-type="float" office:value="-1.25176">
            <text:p>-1.251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8]" office:value-type="float" office:value="-0.56556">
            <text:p>-0.56556</text:p>
          </table:table-cell>
          <table:table-cell table:formula="of:=[.D38]" office:value-type="float" office:value="-5.1028">
            <text:p>-5.1028</text:p>
          </table:table-cell>
          <table:table-cell table:formula="of:=[.E38]" office:value-type="float" office:value="-1.25176">
            <text:p>-1.25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89479476">
            <text:p>29.489479476</text:p>
          </table:table-cell>
          <table:table-cell office:value-type="float" office:value="24.680314163">
            <text:p>24.680314163</text:p>
          </table:table-cell>
          <table:table-cell office:value-type="float" office:value="28.703238426">
            <text:p>28.703238426</text:p>
          </table:table-cell>
          <table:table-cell office:value-type="string">
            <text:p>C</text:p>
          </table:table-cell>
          <table:table-cell table:formula="of:=IF([.T38]&gt;15;[.T38]-30;[.T38])" office:value-type="float" office:value="-0.510520524">
            <text:p>-0.510520524</text:p>
          </table:table-cell>
          <table:table-cell table:formula="of:=IF([.U38]&gt;15;[.U38]-30;[.U38])" office:value-type="float" office:value="-5.319685837">
            <text:p>-5.319685837</text:p>
          </table:table-cell>
          <table:table-cell table:formula="of:=IF([.V38]&gt;15;[.V38]-30;[.V38])" office:value-type="float" office:value="-1.296761574">
            <text:p>-1.29676157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1608">
            <text:p>0.41608</text:p>
          </table:table-cell>
          <table:table-cell office:value-type="float" office:value="-4.92453">
            <text:p>-4.92453</text:p>
          </table:table-cell>
          <table:table-cell office:value-type="float" office:value="-0.28405">
            <text:p>-0.2840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9]" office:value-type="float" office:value="0.41608">
            <text:p>0.41608</text:p>
          </table:table-cell>
          <table:table-cell table:formula="of:=[.D39]" office:value-type="float" office:value="-4.92453">
            <text:p>-4.92453</text:p>
          </table:table-cell>
          <table:table-cell table:formula="of:=[.E39]" office:value-type="float" office:value="-0.28405">
            <text:p>-0.284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04866416">
            <text:p>0.504866416</text:p>
          </table:table-cell>
          <table:table-cell office:value-type="float" office:value="24.873360384">
            <text:p>24.873360384</text:p>
          </table:table-cell>
          <table:table-cell office:value-type="float" office:value="29.734642572">
            <text:p>29.734642572</text:p>
          </table:table-cell>
          <table:table-cell office:value-type="string">
            <text:p>C</text:p>
          </table:table-cell>
          <table:table-cell table:formula="of:=IF([.T39]&gt;15;[.T39]-30;[.T39])" office:value-type="float" office:value="0.504866416">
            <text:p>0.504866416</text:p>
          </table:table-cell>
          <table:table-cell table:formula="of:=IF([.U39]&gt;15;[.U39]-30;[.U39])" office:value-type="float" office:value="-5.126639616">
            <text:p>-5.126639616</text:p>
          </table:table-cell>
          <table:table-cell table:formula="of:=IF([.V39]&gt;15;[.V39]-30;[.V39])" office:value-type="float" office:value="-0.265357428000001">
            <text:p>-0.26535742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8011">
            <text:p>0.08011</text:p>
          </table:table-cell>
          <table:table-cell office:value-type="float" office:value="-5.1038">
            <text:p>-5.1038</text:p>
          </table:table-cell>
          <table:table-cell office:value-type="float" office:value="1.1039">
            <text:p>1.103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0]" office:value-type="float" office:value="0.08011">
            <text:p>0.08011</text:p>
          </table:table-cell>
          <table:table-cell table:formula="of:=[.D40]" office:value-type="float" office:value="-5.1038">
            <text:p>-5.1038</text:p>
          </table:table-cell>
          <table:table-cell table:formula="of:=[.E40]" office:value-type="float" office:value="1.1039">
            <text:p>1.103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51784443">
            <text:p>0.151784443</text:p>
          </table:table-cell>
          <table:table-cell office:value-type="float" office:value="24.680815017">
            <text:p>24.680815017</text:p>
          </table:table-cell>
          <table:table-cell office:value-type="float" office:value="1.180769016">
            <text:p>1.180769016</text:p>
          </table:table-cell>
          <table:table-cell office:value-type="string">
            <text:p>C</text:p>
          </table:table-cell>
          <table:table-cell table:formula="of:=IF([.T40]&gt;15;[.T40]-30;[.T40])" office:value-type="float" office:value="0.151784443">
            <text:p>0.151784443</text:p>
          </table:table-cell>
          <table:table-cell table:formula="of:=IF([.U40]&gt;15;[.U40]-30;[.U40])" office:value-type="float" office:value="-5.319184983">
            <text:p>-5.319184983</text:p>
          </table:table-cell>
          <table:table-cell table:formula="of:=IF([.V40]&gt;15;[.V40]-30;[.V40])" office:value-type="float" office:value="1.180769016">
            <text:p>1.18076901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1753">
            <text:p>-1.21753</text:p>
          </table:table-cell>
          <table:table-cell office:value-type="float" office:value="-5.45395">
            <text:p>-5.45395</text:p>
          </table:table-cell>
          <table:table-cell office:value-type="float" office:value="1.45147">
            <text:p>1.4514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1]" office:value-type="float" office:value="-1.21753">
            <text:p>-1.21753</text:p>
          </table:table-cell>
          <table:table-cell table:formula="of:=[.D41]" office:value-type="float" office:value="-5.45395">
            <text:p>-5.45395</text:p>
          </table:table-cell>
          <table:table-cell table:formula="of:=[.E41]" office:value-type="float" office:value="1.45147">
            <text:p>1.4514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792924199">
            <text:p>28.792924199</text:p>
          </table:table-cell>
          <table:table-cell office:value-type="float" office:value="24.300462848">
            <text:p>24.300462848</text:p>
          </table:table-cell>
          <table:table-cell office:value-type="float" office:value="1.556138737">
            <text:p>1.556138737</text:p>
          </table:table-cell>
          <table:table-cell office:value-type="string">
            <text:p>C</text:p>
          </table:table-cell>
          <table:table-cell table:formula="of:=IF([.T41]&gt;15;[.T41]-30;[.T41])" office:value-type="float" office:value="-1.207075801">
            <text:p>-1.207075801</text:p>
          </table:table-cell>
          <table:table-cell table:formula="of:=IF([.U41]&gt;15;[.U41]-30;[.U41])" office:value-type="float" office:value="-5.699537152">
            <text:p>-5.699537152</text:p>
          </table:table-cell>
          <table:table-cell table:formula="of:=IF([.V41]&gt;15;[.V41]-30;[.V41])" office:value-type="float" office:value="1.556138737">
            <text:p>1.55613873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62544">
            <text:p>1.62544</text:p>
          </table:table-cell>
          <table:table-cell office:value-type="float" office:value="-1.0202">
            <text:p>-1.0202</text:p>
          </table:table-cell>
          <table:table-cell office:value-type="float" office:value="0.05535">
            <text:p>0.055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2]" office:value-type="float" office:value="1.62544">
            <text:p>1.62544</text:p>
          </table:table-cell>
          <table:table-cell table:formula="of:=[.D42]" office:value-type="float" office:value="-1.0202">
            <text:p>-1.0202</text:p>
          </table:table-cell>
          <table:table-cell table:formula="of:=[.E42]" office:value-type="float" office:value="0.05535">
            <text:p>0.055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756436441">
            <text:p>1.756436441</text:p>
          </table:table-cell>
          <table:table-cell office:value-type="float" office:value="28.937037729">
            <text:p>28.937037729</text:p>
          </table:table-cell>
          <table:table-cell office:value-type="float" office:value="0.099843731">
            <text:p>0.099843731</text:p>
          </table:table-cell>
          <table:table-cell office:value-type="string">
            <text:p>C</text:p>
          </table:table-cell>
          <table:table-cell table:formula="of:=IF([.T42]&gt;15;[.T42]-30;[.T42])" office:value-type="float" office:value="1.756436441">
            <text:p>1.756436441</text:p>
          </table:table-cell>
          <table:table-cell table:formula="of:=IF([.U42]&gt;15;[.U42]-30;[.U42])" office:value-type="float" office:value="-1.062962271">
            <text:p>-1.062962271</text:p>
          </table:table-cell>
          <table:table-cell table:formula="of:=IF([.V42]&gt;15;[.V42]-30;[.V42])" office:value-type="float" office:value="0.099843731">
            <text:p>0.09984373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71085">
            <text:p>1.71085</text:p>
          </table:table-cell>
          <table:table-cell office:value-type="float" office:value="-1.94269">
            <text:p>-1.94269</text:p>
          </table:table-cell>
          <table:table-cell office:value-type="float" office:value="1.16918">
            <text:p>1.169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3]" office:value-type="float" office:value="1.71085">
            <text:p>1.71085</text:p>
          </table:table-cell>
          <table:table-cell table:formula="of:=[.D43]" office:value-type="float" office:value="-1.94269">
            <text:p>-1.94269</text:p>
          </table:table-cell>
          <table:table-cell table:formula="of:=[.E43]" office:value-type="float" office:value="1.16918">
            <text:p>1.169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844294597">
            <text:p>1.844294597</text:p>
          </table:table-cell>
          <table:table-cell office:value-type="float" office:value="27.98210249">
            <text:p>27.98210249</text:p>
          </table:table-cell>
          <table:table-cell office:value-type="float" office:value="1.254573662">
            <text:p>1.254573662</text:p>
          </table:table-cell>
          <table:table-cell office:value-type="string">
            <text:p>C</text:p>
          </table:table-cell>
          <table:table-cell table:formula="of:=IF([.T43]&gt;15;[.T43]-30;[.T43])" office:value-type="float" office:value="1.844294597">
            <text:p>1.844294597</text:p>
          </table:table-cell>
          <table:table-cell table:formula="of:=IF([.U43]&gt;15;[.U43]-30;[.U43])" office:value-type="float" office:value="-2.01789751">
            <text:p>-2.01789751</text:p>
          </table:table-cell>
          <table:table-cell table:formula="of:=IF([.V43]&gt;15;[.V43]-30;[.V43])" office:value-type="float" office:value="1.254573662">
            <text:p>1.25457366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79667">
            <text:p>0.79667</text:p>
          </table:table-cell>
          <table:table-cell office:value-type="float" office:value="-4.10903">
            <text:p>-4.10903</text:p>
          </table:table-cell>
          <table:table-cell office:value-type="float" office:value="1.87972">
            <text:p>1.8797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4]" office:value-type="float" office:value="0.79667">
            <text:p>0.79667</text:p>
          </table:table-cell>
          <table:table-cell table:formula="of:=[.D44]" office:value-type="float" office:value="-4.10903">
            <text:p>-4.10903</text:p>
          </table:table-cell>
          <table:table-cell table:formula="of:=[.E44]" office:value-type="float" office:value="1.87972">
            <text:p>1.879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889499147">
            <text:p>0.889499147</text:p>
          </table:table-cell>
          <table:table-cell office:value-type="float" office:value="25.715198171">
            <text:p>25.715198171</text:p>
          </table:table-cell>
          <table:table-cell office:value-type="float" office:value="1.980049499">
            <text:p>1.980049499</text:p>
          </table:table-cell>
          <table:table-cell office:value-type="string">
            <text:p>C</text:p>
          </table:table-cell>
          <table:table-cell table:formula="of:=IF([.T44]&gt;15;[.T44]-30;[.T44])" office:value-type="float" office:value="0.889499147">
            <text:p>0.889499147</text:p>
          </table:table-cell>
          <table:table-cell table:formula="of:=IF([.U44]&gt;15;[.U44]-30;[.U44])" office:value-type="float" office:value="-4.284801829">
            <text:p>-4.284801829</text:p>
          </table:table-cell>
          <table:table-cell table:formula="of:=IF([.V44]&gt;15;[.V44]-30;[.V44])" office:value-type="float" office:value="1.980049499">
            <text:p>1.9800494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57686">
            <text:p>1.57686</text:p>
          </table:table-cell>
          <table:table-cell office:value-type="float" office:value="-3.3074">
            <text:p>-3.3074</text:p>
          </table:table-cell>
          <table:table-cell office:value-type="float" office:value="0.9587">
            <text:p>0.958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5]" office:value-type="float" office:value="1.57686">
            <text:p>1.57686</text:p>
          </table:table-cell>
          <table:table-cell table:formula="of:=[.D45]" office:value-type="float" office:value="-3.3074">
            <text:p>-3.3074</text:p>
          </table:table-cell>
          <table:table-cell table:formula="of:=[.E45]" office:value-type="float" office:value="0.9587">
            <text:p>0.95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698513959">
            <text:p>1.698513959</text:p>
          </table:table-cell>
          <table:table-cell office:value-type="float" office:value="26.547027239">
            <text:p>26.547027239</text:p>
          </table:table-cell>
          <table:table-cell office:value-type="float" office:value="1.027906238">
            <text:p>1.027906238</text:p>
          </table:table-cell>
          <table:table-cell office:value-type="string">
            <text:p>C</text:p>
          </table:table-cell>
          <table:table-cell table:formula="of:=IF([.T45]&gt;15;[.T45]-30;[.T45])" office:value-type="float" office:value="1.698513959">
            <text:p>1.698513959</text:p>
          </table:table-cell>
          <table:table-cell table:formula="of:=IF([.U45]&gt;15;[.U45]-30;[.U45])" office:value-type="float" office:value="-3.452972761">
            <text:p>-3.452972761</text:p>
          </table:table-cell>
          <table:table-cell table:formula="of:=IF([.V45]&gt;15;[.V45]-30;[.V45])" office:value-type="float" office:value="1.027906238">
            <text:p>1.0279062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34095">
            <text:p>1.34095</text:p>
          </table:table-cell>
          <table:table-cell office:value-type="float" office:value="-3.81237">
            <text:p>-3.81237</text:p>
          </table:table-cell>
          <table:table-cell office:value-type="float" office:value="-0.37933">
            <text:p>-0.3793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6]" office:value-type="float" office:value="1.34095">
            <text:p>1.34095</text:p>
          </table:table-cell>
          <table:table-cell table:formula="of:=[.D46]" office:value-type="float" office:value="-3.81237">
            <text:p>-3.81237</text:p>
          </table:table-cell>
          <table:table-cell table:formula="of:=[.E46]" office:value-type="float" office:value="-0.37933">
            <text:p>-0.3793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46079804">
            <text:p>1.46079804</text:p>
          </table:table-cell>
          <table:table-cell office:value-type="float" office:value="26.026742851">
            <text:p>26.026742851</text:p>
          </table:table-cell>
          <table:table-cell office:value-type="float" office:value="29.640168302">
            <text:p>29.640168302</text:p>
          </table:table-cell>
          <table:table-cell office:value-type="string">
            <text:p>C</text:p>
          </table:table-cell>
          <table:table-cell table:formula="of:=IF([.T46]&gt;15;[.T46]-30;[.T46])" office:value-type="float" office:value="1.46079804">
            <text:p>1.46079804</text:p>
          </table:table-cell>
          <table:table-cell table:formula="of:=IF([.U46]&gt;15;[.U46]-30;[.U46])" office:value-type="float" office:value="-3.973257149">
            <text:p>-3.973257149</text:p>
          </table:table-cell>
          <table:table-cell table:formula="of:=IF([.V46]&gt;15;[.V46]-30;[.V46])" office:value-type="float" office:value="-0.359831698000001">
            <text:p>-0.35983169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24847">
            <text:p>1.24847</text:p>
          </table:table-cell>
          <table:table-cell office:value-type="float" office:value="-2.92631">
            <text:p>-2.92631</text:p>
          </table:table-cell>
          <table:table-cell office:value-type="float" office:value="-1.44031">
            <text:p>-1.440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7]" office:value-type="float" office:value="1.24847">
            <text:p>1.24847</text:p>
          </table:table-cell>
          <table:table-cell table:formula="of:=[.D47]" office:value-type="float" office:value="-2.92631">
            <text:p>-2.92631</text:p>
          </table:table-cell>
          <table:table-cell table:formula="of:=[.E47]" office:value-type="float" office:value="-1.44031">
            <text:p>-1.440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375329945">
            <text:p>1.375329945</text:p>
          </table:table-cell>
          <table:table-cell office:value-type="float" office:value="26.955692375">
            <text:p>26.955692375</text:p>
          </table:table-cell>
          <table:table-cell office:value-type="float" office:value="28.51686101">
            <text:p>28.51686101</text:p>
          </table:table-cell>
          <table:table-cell office:value-type="string">
            <text:p>C</text:p>
          </table:table-cell>
          <table:table-cell table:formula="of:=IF([.T47]&gt;15;[.T47]-30;[.T47])" office:value-type="float" office:value="1.375329945">
            <text:p>1.375329945</text:p>
          </table:table-cell>
          <table:table-cell table:formula="of:=IF([.U47]&gt;15;[.U47]-30;[.U47])" office:value-type="float" office:value="-3.044307625">
            <text:p>-3.044307625</text:p>
          </table:table-cell>
          <table:table-cell table:formula="of:=IF([.V47]&gt;15;[.V47]-30;[.V47])" office:value-type="float" office:value="-1.48313899">
            <text:p>-1.483138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40292">
            <text:p>1.40292</text:p>
          </table:table-cell>
          <table:table-cell office:value-type="float" office:value="-1.50447">
            <text:p>-1.50447</text:p>
          </table:table-cell>
          <table:table-cell office:value-type="float" office:value="-1.22438">
            <text:p>-1.224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8]" office:value-type="float" office:value="1.40292">
            <text:p>1.40292</text:p>
          </table:table-cell>
          <table:table-cell table:formula="of:=[.D48]" office:value-type="float" office:value="-1.50447">
            <text:p>-1.50447</text:p>
          </table:table-cell>
          <table:table-cell table:formula="of:=[.E48]" office:value-type="float" office:value="-1.22438">
            <text:p>-1.224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525187957">
            <text:p>1.525187957</text:p>
          </table:table-cell>
          <table:table-cell office:value-type="float" office:value="28.430911464">
            <text:p>28.430911464</text:p>
          </table:table-cell>
          <table:table-cell office:value-type="float" office:value="28.74986924">
            <text:p>28.74986924</text:p>
          </table:table-cell>
          <table:table-cell office:value-type="string">
            <text:p>C</text:p>
          </table:table-cell>
          <table:table-cell table:formula="of:=IF([.T48]&gt;15;[.T48]-30;[.T48])" office:value-type="float" office:value="1.525187957">
            <text:p>1.525187957</text:p>
          </table:table-cell>
          <table:table-cell table:formula="of:=IF([.U48]&gt;15;[.U48]-30;[.U48])" office:value-type="float" office:value="-1.569088536">
            <text:p>-1.569088536</text:p>
          </table:table-cell>
          <table:table-cell table:formula="of:=IF([.V48]&gt;15;[.V48]-30;[.V48])" office:value-type="float" office:value="-1.25013076">
            <text:p>-1.250130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23132">
            <text:p>0.23132</text:p>
          </table:table-cell>
          <table:table-cell office:value-type="float" office:value="-3.1174">
            <text:p>-3.1174</text:p>
          </table:table-cell>
          <table:table-cell office:value-type="float" office:value="-2.45441">
            <text:p>-2.454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9]" office:value-type="float" office:value="0.23132">
            <text:p>0.23132</text:p>
          </table:table-cell>
          <table:table-cell table:formula="of:=[.D49]" office:value-type="float" office:value="-3.1174">
            <text:p>-3.1174</text:p>
          </table:table-cell>
          <table:table-cell table:formula="of:=[.E49]" office:value-type="float" office:value="-2.45441">
            <text:p>-2.454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31540025">
            <text:p>0.331540025</text:p>
          </table:table-cell>
          <table:table-cell office:value-type="float" office:value="26.757245403">
            <text:p>26.757245403</text:p>
          </table:table-cell>
          <table:table-cell office:value-type="float" office:value="27.456605253">
            <text:p>27.456605253</text:p>
          </table:table-cell>
          <table:table-cell office:value-type="string">
            <text:p>C</text:p>
          </table:table-cell>
          <table:table-cell table:formula="of:=IF([.T49]&gt;15;[.T49]-30;[.T49])" office:value-type="float" office:value="0.331540025">
            <text:p>0.331540025</text:p>
          </table:table-cell>
          <table:table-cell table:formula="of:=IF([.U49]&gt;15;[.U49]-30;[.U49])" office:value-type="float" office:value="-3.242754597">
            <text:p>-3.242754597</text:p>
          </table:table-cell>
          <table:table-cell table:formula="of:=IF([.V49]&gt;15;[.V49]-30;[.V49])" office:value-type="float" office:value="-2.543394747">
            <text:p>-2.54339474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5351">
            <text:p>-0.65351</text:p>
          </table:table-cell>
          <table:table-cell office:value-type="float" office:value="-4.17825">
            <text:p>-4.17825</text:p>
          </table:table-cell>
          <table:table-cell office:value-type="float" office:value="-2.36303">
            <text:p>-2.363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0]" office:value-type="float" office:value="-0.65351">
            <text:p>-0.65351</text:p>
          </table:table-cell>
          <table:table-cell table:formula="of:=[.D50]" office:value-type="float" office:value="-4.17825">
            <text:p>-4.17825</text:p>
          </table:table-cell>
          <table:table-cell table:formula="of:=[.E50]" office:value-type="float" office:value="-2.36303">
            <text:p>-2.363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01620859">
            <text:p>29.401620859</text:p>
          </table:table-cell>
          <table:table-cell office:value-type="float" office:value="25.635249126">
            <text:p>25.635249126</text:p>
          </table:table-cell>
          <table:table-cell office:value-type="float" office:value="27.5485088">
            <text:p>27.5485088</text:p>
          </table:table-cell>
          <table:table-cell office:value-type="string">
            <text:p>C</text:p>
          </table:table-cell>
          <table:table-cell table:formula="of:=IF([.T50]&gt;15;[.T50]-30;[.T50])" office:value-type="float" office:value="-0.598379140999999">
            <text:p>-0.598379141</text:p>
          </table:table-cell>
          <table:table-cell table:formula="of:=IF([.U50]&gt;15;[.U50]-30;[.U50])" office:value-type="float" office:value="-4.364750874">
            <text:p>-4.364750874</text:p>
          </table:table-cell>
          <table:table-cell table:formula="of:=IF([.V50]&gt;15;[.V50]-30;[.V50])" office:value-type="float" office:value="-2.4514912">
            <text:p>-2.451491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04708">
            <text:p>-4.04708</text:p>
          </table:table-cell>
          <table:table-cell office:value-type="float" office:value="-4.32125">
            <text:p>-4.32125</text:p>
          </table:table-cell>
          <table:table-cell office:value-type="float" office:value="-1.3138">
            <text:p>-1.31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1]" office:value-type="float" office:value="-4.04708">
            <text:p>-4.04708</text:p>
          </table:table-cell>
          <table:table-cell table:formula="of:=[.D51]" office:value-type="float" office:value="-4.32125">
            <text:p>-4.32125</text:p>
          </table:table-cell>
          <table:table-cell table:formula="of:=[.E51]" office:value-type="float" office:value="-1.3138">
            <text:p>-1.31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872674278">
            <text:p>25.872674278</text:p>
          </table:table-cell>
          <table:table-cell office:value-type="float" office:value="25.509180776">
            <text:p>25.509180776</text:p>
          </table:table-cell>
          <table:table-cell office:value-type="float" office:value="28.688317174">
            <text:p>28.688317174</text:p>
          </table:table-cell>
          <table:table-cell office:value-type="string">
            <text:p>C</text:p>
          </table:table-cell>
          <table:table-cell table:formula="of:=IF([.T51]&gt;15;[.T51]-30;[.T51])" office:value-type="float" office:value="-4.127325722">
            <text:p>-4.127325722</text:p>
          </table:table-cell>
          <table:table-cell table:formula="of:=IF([.U51]&gt;15;[.U51]-30;[.U51])" office:value-type="float" office:value="-4.490819224">
            <text:p>-4.490819224</text:p>
          </table:table-cell>
          <table:table-cell table:formula="of:=IF([.V51]&gt;15;[.V51]-30;[.V51])" office:value-type="float" office:value="-1.311682826">
            <text:p>-1.31168282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4051">
            <text:p>-2.84051</text:p>
          </table:table-cell>
          <table:table-cell office:value-type="float" office:value="-4.79377">
            <text:p>-4.79377</text:p>
          </table:table-cell>
          <table:table-cell office:value-type="float" office:value="-1.78156">
            <text:p>-1.781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2]" office:value-type="float" office:value="-2.84051">
            <text:p>-2.84051</text:p>
          </table:table-cell>
          <table:table-cell table:formula="of:=[.D52]" office:value-type="float" office:value="-4.79377">
            <text:p>-4.79377</text:p>
          </table:table-cell>
          <table:table-cell table:formula="of:=[.E52]" office:value-type="float" office:value="-1.78156">
            <text:p>-1.781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41435896">
            <text:p>27.141435896</text:p>
          </table:table-cell>
          <table:table-cell office:value-type="float" office:value="25.00261041">
            <text:p>25.00261041</text:p>
          </table:table-cell>
          <table:table-cell office:value-type="float" office:value="28.172860276">
            <text:p>28.172860276</text:p>
          </table:table-cell>
          <table:table-cell office:value-type="string">
            <text:p>C</text:p>
          </table:table-cell>
          <table:table-cell table:formula="of:=IF([.T52]&gt;15;[.T52]-30;[.T52])" office:value-type="float" office:value="-2.858564104">
            <text:p>-2.858564104</text:p>
          </table:table-cell>
          <table:table-cell table:formula="of:=IF([.U52]&gt;15;[.U52]-30;[.U52])" office:value-type="float" office:value="-4.99738959">
            <text:p>-4.99738959</text:p>
          </table:table-cell>
          <table:table-cell table:formula="of:=IF([.V52]&gt;15;[.V52]-30;[.V52])" office:value-type="float" office:value="-1.827139724">
            <text:p>-1.82713972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05267">
            <text:p>-2.05267</text:p>
          </table:table-cell>
          <table:table-cell office:value-type="float" office:value="-3.98789">
            <text:p>-3.98789</text:p>
          </table:table-cell>
          <table:table-cell office:value-type="float" office:value="-2.68479">
            <text:p>-2.6847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3]" office:value-type="float" office:value="-2.05267">
            <text:p>-2.05267</text:p>
          </table:table-cell>
          <table:table-cell table:formula="of:=[.D53]" office:value-type="float" office:value="-3.98789">
            <text:p>-3.98789</text:p>
          </table:table-cell>
          <table:table-cell table:formula="of:=[.E53]" office:value-type="float" office:value="-2.68479">
            <text:p>-2.684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950450422">
            <text:p>27.950450422</text:p>
          </table:table-cell>
          <table:table-cell office:value-type="float" office:value="25.834438987">
            <text:p>25.834438987</text:p>
          </table:table-cell>
          <table:table-cell office:value-type="float" office:value="27.220716161">
            <text:p>27.220716161</text:p>
          </table:table-cell>
          <table:table-cell office:value-type="string">
            <text:p>C</text:p>
          </table:table-cell>
          <table:table-cell table:formula="of:=IF([.T53]&gt;15;[.T53]-30;[.T53])" office:value-type="float" office:value="-2.049549578">
            <text:p>-2.049549578</text:p>
          </table:table-cell>
          <table:table-cell table:formula="of:=IF([.U53]&gt;15;[.U53]-30;[.U53])" office:value-type="float" office:value="-4.165561013">
            <text:p>-4.165561013</text:p>
          </table:table-cell>
          <table:table-cell table:formula="of:=IF([.V53]&gt;15;[.V53]-30;[.V53])" office:value-type="float" office:value="-2.779283839">
            <text:p>-2.77928383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50048">
            <text:p>-2.50048</text:p>
          </table:table-cell>
          <table:table-cell office:value-type="float" office:value="-2.7374">
            <text:p>-2.7374</text:p>
          </table:table-cell>
          <table:table-cell office:value-type="float" office:value="-3.094">
            <text:p>-3.09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4]" office:value-type="float" office:value="-2.50048">
            <text:p>-2.50048</text:p>
          </table:table-cell>
          <table:table-cell table:formula="of:=[.D54]" office:value-type="float" office:value="-2.7374">
            <text:p>-2.7374</text:p>
          </table:table-cell>
          <table:table-cell table:formula="of:=[.E54]" office:value-type="float" office:value="-3.094">
            <text:p>-3.09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468687302">
            <text:p>27.468687302</text:p>
          </table:table-cell>
          <table:table-cell office:value-type="float" office:value="27.150204322">
            <text:p>27.150204322</text:p>
          </table:table-cell>
          <table:table-cell office:value-type="float" office:value="26.809939439">
            <text:p>26.809939439</text:p>
          </table:table-cell>
          <table:table-cell office:value-type="string">
            <text:p>C</text:p>
          </table:table-cell>
          <table:table-cell table:formula="of:=IF([.T54]&gt;15;[.T54]-30;[.T54])" office:value-type="float" office:value="-2.531312698">
            <text:p>-2.531312698</text:p>
          </table:table-cell>
          <table:table-cell table:formula="of:=IF([.U54]&gt;15;[.U54]-30;[.U54])" office:value-type="float" office:value="-2.849795678">
            <text:p>-2.849795678</text:p>
          </table:table-cell>
          <table:table-cell table:formula="of:=IF([.V54]&gt;15;[.V54]-30;[.V54])" office:value-type="float" office:value="-3.190060561">
            <text:p>-3.1900605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74871">
            <text:p>-3.74871</text:p>
          </table:table-cell>
          <table:table-cell office:value-type="float" office:value="-2.23257">
            <text:p>-2.23257</text:p>
          </table:table-cell>
          <table:table-cell office:value-type="float" office:value="-2.58485">
            <text:p>-2.5848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5]" office:value-type="float" office:value="-3.74871">
            <text:p>-3.74871</text:p>
          </table:table-cell>
          <table:table-cell table:formula="of:=[.D55]" office:value-type="float" office:value="-2.23257">
            <text:p>-2.23257</text:p>
          </table:table-cell>
          <table:table-cell table:formula="of:=[.E55]" office:value-type="float" office:value="-2.58485">
            <text:p>-2.5848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164433149">
            <text:p>26.164433149</text:p>
          </table:table-cell>
          <table:table-cell office:value-type="float" office:value="27.67094676">
            <text:p>27.67094676</text:p>
          </table:table-cell>
          <table:table-cell office:value-type="float" office:value="27.339817032">
            <text:p>27.339817032</text:p>
          </table:table-cell>
          <table:table-cell office:value-type="string">
            <text:p>C</text:p>
          </table:table-cell>
          <table:table-cell table:formula="of:=IF([.T55]&gt;15;[.T55]-30;[.T55])" office:value-type="float" office:value="-3.835566851">
            <text:p>-3.835566851</text:p>
          </table:table-cell>
          <table:table-cell table:formula="of:=IF([.U55]&gt;15;[.U55]-30;[.U55])" office:value-type="float" office:value="-2.32905324">
            <text:p>-2.32905324</text:p>
          </table:table-cell>
          <table:table-cell table:formula="of:=IF([.V55]&gt;15;[.V55]-30;[.V55])" office:value-type="float" office:value="-2.660182968">
            <text:p>-2.6601829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48409">
            <text:p>-4.48409</text:p>
          </table:table-cell>
          <table:table-cell office:value-type="float" office:value="-3.00407">
            <text:p>-3.00407</text:p>
          </table:table-cell>
          <table:table-cell office:value-type="float" office:value="-1.69609">
            <text:p>-1.696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6]" office:value-type="float" office:value="-4.48409">
            <text:p>-4.48409</text:p>
          </table:table-cell>
          <table:table-cell table:formula="of:=[.D56]" office:value-type="float" office:value="-3.00407">
            <text:p>-3.00407</text:p>
          </table:table-cell>
          <table:table-cell table:formula="of:=[.E56]" office:value-type="float" office:value="-1.69609">
            <text:p>-1.696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377434405">
            <text:p>25.377434405</text:p>
          </table:table-cell>
          <table:table-cell office:value-type="float" office:value="26.861753166">
            <text:p>26.861753166</text:p>
          </table:table-cell>
          <table:table-cell office:value-type="float" office:value="28.266051325">
            <text:p>28.266051325</text:p>
          </table:table-cell>
          <table:table-cell office:value-type="string">
            <text:p>C</text:p>
          </table:table-cell>
          <table:table-cell table:formula="of:=IF([.T56]&gt;15;[.T56]-30;[.T56])" office:value-type="float" office:value="-4.622565595">
            <text:p>-4.622565595</text:p>
          </table:table-cell>
          <table:table-cell table:formula="of:=IF([.U56]&gt;15;[.U56]-30;[.U56])" office:value-type="float" office:value="-3.138246834">
            <text:p>-3.138246834</text:p>
          </table:table-cell>
          <table:table-cell table:formula="of:=IF([.V56]&gt;15;[.V56]-30;[.V56])" office:value-type="float" office:value="-1.733948675">
            <text:p>-1.73394867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17553">
            <text:p>-0.17553</text:p>
          </table:table-cell>
          <table:table-cell office:value-type="float" office:value="0.32283">
            <text:p>0.32283</text:p>
          </table:table-cell>
          <table:table-cell office:value-type="float" office:value="-1.67223">
            <text:p>-1.6722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7]" office:value-type="float" office:value="-0.17553">
            <text:p>-0.17553</text:p>
          </table:table-cell>
          <table:table-cell table:formula="of:=[.D57]" office:value-type="float" office:value="0.32283">
            <text:p>0.32283</text:p>
          </table:table-cell>
          <table:table-cell table:formula="of:=[.E57]" office:value-type="float" office:value="-1.67223">
            <text:p>-1.672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7997484">
            <text:p>29.87997484</text:p>
          </table:table-cell>
          <table:table-cell office:value-type="float" office:value="0.344203816">
            <text:p>0.344203816</text:p>
          </table:table-cell>
          <table:table-cell office:value-type="float" office:value="28.292278493">
            <text:p>28.292278493</text:p>
          </table:table-cell>
          <table:table-cell office:value-type="string">
            <text:p>C</text:p>
          </table:table-cell>
          <table:table-cell table:formula="of:=IF([.T57]&gt;15;[.T57]-30;[.T57])" office:value-type="float" office:value="-0.120025160000001">
            <text:p>-0.12002516</text:p>
          </table:table-cell>
          <table:table-cell table:formula="of:=IF([.U57]&gt;15;[.U57]-30;[.U57])" office:value-type="float" office:value="0.344203816">
            <text:p>0.344203816</text:p>
          </table:table-cell>
          <table:table-cell table:formula="of:=IF([.V57]&gt;15;[.V57]-30;[.V57])" office:value-type="float" office:value="-1.707721507">
            <text:p>-1.70772150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572">
            <text:p>-1.57572</text:p>
          </table:table-cell>
          <table:table-cell office:value-type="float" office:value="0.51377">
            <text:p>0.51377</text:p>
          </table:table-cell>
          <table:table-cell office:value-type="float" office:value="-1.98619">
            <text:p>-1.9861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8]" office:value-type="float" office:value="-1.57572">
            <text:p>-1.57572</text:p>
          </table:table-cell>
          <table:table-cell table:formula="of:=[.D58]" office:value-type="float" office:value="0.51377">
            <text:p>0.51377</text:p>
          </table:table-cell>
          <table:table-cell table:formula="of:=[.E58]" office:value-type="float" office:value="-1.98619">
            <text:p>-1.986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8803799">
            <text:p>28.428803799</text:p>
          </table:table-cell>
          <table:table-cell office:value-type="float" office:value="0.543393057">
            <text:p>0.543393057</text:p>
          </table:table-cell>
          <table:table-cell office:value-type="float" office:value="27.964486531">
            <text:p>27.964486531</text:p>
          </table:table-cell>
          <table:table-cell office:value-type="string">
            <text:p>C</text:p>
          </table:table-cell>
          <table:table-cell table:formula="of:=IF([.T58]&gt;15;[.T58]-30;[.T58])" office:value-type="float" office:value="-1.571196201">
            <text:p>-1.571196201</text:p>
          </table:table-cell>
          <table:table-cell table:formula="of:=IF([.U58]&gt;15;[.U58]-30;[.U58])" office:value-type="float" office:value="0.543393057">
            <text:p>0.543393057</text:p>
          </table:table-cell>
          <table:table-cell table:formula="of:=IF([.V58]&gt;15;[.V58]-30;[.V58])" office:value-type="float" office:value="-2.035513469">
            <text:p>-2.03551346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0831">
            <text:p>-3.60831</text:p>
          </table:table-cell>
          <table:table-cell office:value-type="float" office:value="-0.80586">
            <text:p>-0.80586</text:p>
          </table:table-cell>
          <table:table-cell office:value-type="float" office:value="-2.36142">
            <text:p>-2.361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9]" office:value-type="float" office:value="-3.60831">
            <text:p>-3.60831</text:p>
          </table:table-cell>
          <table:table-cell table:formula="of:=[.D59]" office:value-type="float" office:value="-0.80586">
            <text:p>-0.80586</text:p>
          </table:table-cell>
          <table:table-cell table:formula="of:=[.E59]" office:value-type="float" office:value="-2.36142">
            <text:p>-2.36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314291941">
            <text:p>26.314291941</text:p>
          </table:table-cell>
          <table:table-cell office:value-type="float" office:value="29.146165407">
            <text:p>29.146165407</text:p>
          </table:table-cell>
          <table:table-cell office:value-type="float" office:value="27.572825879">
            <text:p>27.572825879</text:p>
          </table:table-cell>
          <table:table-cell office:value-type="string">
            <text:p>C</text:p>
          </table:table-cell>
          <table:table-cell table:formula="of:=IF([.T59]&gt;15;[.T59]-30;[.T59])" office:value-type="float" office:value="-3.685708059">
            <text:p>-3.685708059</text:p>
          </table:table-cell>
          <table:table-cell table:formula="of:=IF([.U59]&gt;15;[.U59]-30;[.U59])" office:value-type="float" office:value="-0.853834592999998">
            <text:p>-0.853834593</text:p>
          </table:table-cell>
          <table:table-cell table:formula="of:=IF([.V59]&gt;15;[.V59]-30;[.V59])" office:value-type="float" office:value="-2.427174121">
            <text:p>-2.42717412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5895">
            <text:p>-2.25895</text:p>
          </table:table-cell>
          <table:table-cell office:value-type="float" office:value="-0.43413">
            <text:p>-0.43413</text:p>
          </table:table-cell>
          <table:table-cell office:value-type="float" office:value="-2.73102">
            <text:p>-2.7310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0]" office:value-type="float" office:value="-2.25895">
            <text:p>-2.25895</text:p>
          </table:table-cell>
          <table:table-cell table:formula="of:=[.D60]" office:value-type="float" office:value="-0.43413">
            <text:p>-0.43413</text:p>
          </table:table-cell>
          <table:table-cell table:formula="of:=[.E60]" office:value-type="float" office:value="-2.73102">
            <text:p>-2.7310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11163528">
            <text:p>27.711163528</text:p>
          </table:table-cell>
          <table:table-cell office:value-type="float" office:value="29.537158338">
            <text:p>29.537158338</text:p>
          </table:table-cell>
          <table:table-cell office:value-type="float" office:value="27.186955665">
            <text:p>27.186955665</text:p>
          </table:table-cell>
          <table:table-cell office:value-type="string">
            <text:p>C</text:p>
          </table:table-cell>
          <table:table-cell table:formula="of:=IF([.T60]&gt;15;[.T60]-30;[.T60])" office:value-type="float" office:value="-2.288836472">
            <text:p>-2.288836472</text:p>
          </table:table-cell>
          <table:table-cell table:formula="of:=IF([.U60]&gt;15;[.U60]-30;[.U60])" office:value-type="float" office:value="-0.462841661999999">
            <text:p>-0.462841662</text:p>
          </table:table-cell>
          <table:table-cell table:formula="of:=IF([.V60]&gt;15;[.V60]-30;[.V60])" office:value-type="float" office:value="-2.813044335">
            <text:p>-2.81304433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371">
            <text:p>-1.57371</text:p>
          </table:table-cell>
          <table:table-cell office:value-type="float" office:value="-1.62693">
            <text:p>-1.62693</text:p>
          </table:table-cell>
          <table:table-cell office:value-type="float" office:value="-3.18622">
            <text:p>-3.186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1]" office:value-type="float" office:value="-1.57371">
            <text:p>-1.57371</text:p>
          </table:table-cell>
          <table:table-cell table:formula="of:=[.D61]" office:value-type="float" office:value="-1.62693">
            <text:p>-1.62693</text:p>
          </table:table-cell>
          <table:table-cell table:formula="of:=[.E61]" office:value-type="float" office:value="-3.18622">
            <text:p>-3.186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4619252">
            <text:p>28.424619252</text:p>
          </table:table-cell>
          <table:table-cell office:value-type="float" office:value="28.303586534">
            <text:p>28.303586534</text:p>
          </table:table-cell>
          <table:table-cell office:value-type="float" office:value="26.715465534">
            <text:p>26.715465534</text:p>
          </table:table-cell>
          <table:table-cell office:value-type="string">
            <text:p>C</text:p>
          </table:table-cell>
          <table:table-cell table:formula="of:=IF([.T61]&gt;15;[.T61]-30;[.T61])" office:value-type="float" office:value="-1.575380748">
            <text:p>-1.575380748</text:p>
          </table:table-cell>
          <table:table-cell table:formula="of:=IF([.U61]&gt;15;[.U61]-30;[.U61])" office:value-type="float" office:value="-1.696413466">
            <text:p>-1.696413466</text:p>
          </table:table-cell>
          <table:table-cell table:formula="of:=IF([.V61]&gt;15;[.V61]-30;[.V61])" office:value-type="float" office:value="-3.284534466">
            <text:p>-3.28453446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23585">
            <text:p>-0.23585</text:p>
          </table:table-cell>
          <table:table-cell office:value-type="float" office:value="-1.81255">
            <text:p>-1.81255</text:p>
          </table:table-cell>
          <table:table-cell office:value-type="float" office:value="-2.87541">
            <text:p>-2.875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2]" office:value-type="float" office:value="-0.23585">
            <text:p>-0.23585</text:p>
          </table:table-cell>
          <table:table-cell table:formula="of:=[.D62]" office:value-type="float" office:value="-1.81255">
            <text:p>-1.81255</text:p>
          </table:table-cell>
          <table:table-cell table:formula="of:=[.E62]" office:value-type="float" office:value="-2.87541">
            <text:p>-2.875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36300787">
            <text:p>29.836300787</text:p>
          </table:table-cell>
          <table:table-cell office:value-type="float" office:value="28.109817025">
            <text:p>28.109817025</text:p>
          </table:table-cell>
          <table:table-cell office:value-type="float" office:value="27.034338554">
            <text:p>27.034338554</text:p>
          </table:table-cell>
          <table:table-cell office:value-type="string">
            <text:p>C</text:p>
          </table:table-cell>
          <table:table-cell table:formula="of:=IF([.T62]&gt;15;[.T62]-30;[.T62])" office:value-type="float" office:value="-0.163699213000001">
            <text:p>-0.163699213</text:p>
          </table:table-cell>
          <table:table-cell table:formula="of:=IF([.U62]&gt;15;[.U62]-30;[.U62])" office:value-type="float" office:value="-1.890182975">
            <text:p>-1.890182975</text:p>
          </table:table-cell>
          <table:table-cell table:formula="of:=IF([.V62]&gt;15;[.V62]-30;[.V62])" office:value-type="float" office:value="-2.965661446">
            <text:p>-2.96566144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8195">
            <text:p>0.48195</text:p>
          </table:table-cell>
          <table:table-cell office:value-type="float" office:value="-0.81577">
            <text:p>-0.81577</text:p>
          </table:table-cell>
          <table:table-cell office:value-type="float" office:value="-2.10978">
            <text:p>-2.1097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3]" office:value-type="float" office:value="0.48195">
            <text:p>0.48195</text:p>
          </table:table-cell>
          <table:table-cell table:formula="of:=[.D63]" office:value-type="float" office:value="-0.81577">
            <text:p>-0.81577</text:p>
          </table:table-cell>
          <table:table-cell table:formula="of:=[.E63]" office:value-type="float" office:value="-2.10978">
            <text:p>-2.109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74015666">
            <text:p>0.574015666</text:p>
          </table:table-cell>
          <table:table-cell office:value-type="float" office:value="29.144199469">
            <text:p>29.144199469</text:p>
          </table:table-cell>
          <table:table-cell office:value-type="float" office:value="27.833620248">
            <text:p>27.833620248</text:p>
          </table:table-cell>
          <table:table-cell office:value-type="string">
            <text:p>C</text:p>
          </table:table-cell>
          <table:table-cell table:formula="of:=IF([.T63]&gt;15;[.T63]-30;[.T63])" office:value-type="float" office:value="0.574015666">
            <text:p>0.574015666</text:p>
          </table:table-cell>
          <table:table-cell table:formula="of:=IF([.U63]&gt;15;[.U63]-30;[.U63])" office:value-type="float" office:value="-0.855800531">
            <text:p>-0.855800531</text:p>
          </table:table-cell>
          <table:table-cell table:formula="of:=IF([.V63]&gt;15;[.V63]-30;[.V63])" office:value-type="float" office:value="-2.166379752">
            <text:p>-2.166379752</text:p>
          </table:table-cell>
        </table:table-row>
        <table:table-row table:style-name="ro1" table:number-rows-repeated="104851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60_gaussian.xyz" table:style-name="ta1">
        <table:table-column table:style-name="co1" table:number-columns-repeated="18" table:default-cell-style-name="Default"/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]" office:value-type="float" office:value="0.726656">
            <text:p>0.726656</text:p>
          </table:table-cell>
          <table:table-cell table:formula="of:=[.G4]" office:value-type="float" office:value="-1.000157">
            <text:p>-1.000157</text:p>
          </table:table-cell>
          <table:table-cell table:formula="of:=[.H4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]" office:value-type="float" office:value="1.175755">
            <text:p>1.175755</text:p>
          </table:table-cell>
          <table:table-cell table:formula="of:=[.G5]" office:value-type="float" office:value="0.382026">
            <text:p>0.382026</text:p>
          </table:table-cell>
          <table:table-cell table:formula="of:=[.H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]" office:value-type="float" office:value="1.410183">
            <text:p>1.410183</text:p>
          </table:table-cell>
          <table:table-cell table:formula="of:=[.G6]" office:value-type="float" office:value="-1.940951">
            <text:p>-1.940951</text:p>
          </table:table-cell>
          <table:table-cell table:formula="of:=[.H6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7]" office:value-type="float" office:value="2.281725">
            <text:p>2.281725</text:p>
          </table:table-cell>
          <table:table-cell table:formula="of:=[.G7]" office:value-type="float" office:value="0.741377">
            <text:p>0.741377</text:p>
          </table:table-cell>
          <table:table-cell table:formula="of:=[.H7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8]" office:value-type="float" office:value="2.281725">
            <text:p>2.281725</text:p>
          </table:table-cell>
          <table:table-cell table:formula="of:=[.G8]" office:value-type="float" office:value="1.977639">
            <text:p>1.977639</text:p>
          </table:table-cell>
          <table:table-cell table:formula="of:=[.H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262">
            <text:p>1.236262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1.236262">
            <text:p>1.236262</text:p>
          </table:table-cell>
          <table:table-cell table:formula="of:=[.H9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99147">
            <text:p>2.39914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2.399147">
            <text:p>2.399147</text:p>
          </table:table-cell>
          <table:table-cell table:formula="of:=[.H10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1]" office:value-type="float" office:value="1.175755">
            <text:p>1.175755</text:p>
          </table:table-cell>
          <table:table-cell table:formula="of:=[.G11]" office:value-type="float" office:value="2.781173">
            <text:p>2.781173</text:p>
          </table:table-cell>
          <table:table-cell table:formula="of:=[.H11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2]" office:value-type="float" office:value="-0.683527">
            <text:p>-0.683527</text:p>
          </table:table-cell>
          <table:table-cell table:formula="of:=[.G12]" office:value-type="float" office:value="-2.941108">
            <text:p>-2.941108</text:p>
          </table:table-cell>
          <table:table-cell table:formula="of:=[.H12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3]" office:value-type="float" office:value="-1.410183">
            <text:p>-1.410183</text:p>
          </table:table-cell>
          <table:table-cell table:formula="of:=[.G13]" office:value-type="float" office:value="-1.940951">
            <text:p>-1.940951</text:p>
          </table:table-cell>
          <table:table-cell table:formula="of:=[.H13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4]" office:value-type="float" office:value="0.683527">
            <text:p>0.683527</text:p>
          </table:table-cell>
          <table:table-cell table:formula="of:=[.G14]" office:value-type="float" office:value="-2.941108">
            <text:p>-2.941108</text:p>
          </table:table-cell>
          <table:table-cell table:formula="of:=[.H14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5]" office:value-type="float" office:value="-0.726656">
            <text:p>-0.726656</text:p>
          </table:table-cell>
          <table:table-cell table:formula="of:=[.G15]" office:value-type="float" office:value="-1.000157">
            <text:p>-1.000157</text:p>
          </table:table-cell>
          <table:table-cell table:formula="of:=[.H1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6]" office:value-type="float" office:value="-1.175755">
            <text:p>-1.175755</text:p>
          </table:table-cell>
          <table:table-cell table:formula="of:=[.G16]" office:value-type="float" office:value="0.382026">
            <text:p>0.382026</text:p>
          </table:table-cell>
          <table:table-cell table:formula="of:=[.H16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7]" office:value-type="float" office:value="-2.585938">
            <text:p>-2.585938</text:p>
          </table:table-cell>
          <table:table-cell table:formula="of:=[.G17]" office:value-type="float" office:value="-1.558925">
            <text:p>-1.558925</text:p>
          </table:table-cell>
          <table:table-cell table:formula="of:=[.H1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8]" office:value-type="float" office:value="-3.008381">
            <text:p>-3.008381</text:p>
          </table:table-cell>
          <table:table-cell table:formula="of:=[.G18]" office:value-type="float" office:value="-0.258779">
            <text:p>-0.258779</text:p>
          </table:table-cell>
          <table:table-cell table:formula="of:=[.H1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9]" office:value-type="float" office:value="-2.281725">
            <text:p>-2.281725</text:p>
          </table:table-cell>
          <table:table-cell table:formula="of:=[.G19]" office:value-type="float" office:value="0.741377">
            <text:p>0.741377</text:p>
          </table:table-cell>
          <table:table-cell table:formula="of:=[.H19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0]" office:value-type="float" office:value="0.726656">
            <text:p>0.726656</text:p>
          </table:table-cell>
          <table:table-cell table:formula="of:=[.G20]" office:value-type="float" office:value="-3.399304">
            <text:p>-3.399304</text:p>
          </table:table-cell>
          <table:table-cell table:formula="of:=[.H20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1]" office:value-type="float" office:value="-0.726656">
            <text:p>-0.726656</text:p>
          </table:table-cell>
          <table:table-cell table:formula="of:=[.G21]" office:value-type="float" office:value="-3.399304">
            <text:p>-3.399304</text:p>
          </table:table-cell>
          <table:table-cell table:formula="of:=[.H2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2]" office:value-type="float" office:value="1.410183">
            <text:p>1.410183</text:p>
          </table:table-cell>
          <table:table-cell table:formula="of:=[.G22]" office:value-type="float" office:value="-3.177213">
            <text:p>-3.177213</text:p>
          </table:table-cell>
          <table:table-cell table:formula="of:=[.H2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3]" office:value-type="float" office:value="-1.410183">
            <text:p>-1.410183</text:p>
          </table:table-cell>
          <table:table-cell table:formula="of:=[.G23]" office:value-type="float" office:value="-3.177213">
            <text:p>-3.177213</text:p>
          </table:table-cell>
          <table:table-cell table:formula="of:=[.H2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4]" office:value-type="float" office:value="-2.585938">
            <text:p>-2.585938</text:p>
          </table:table-cell>
          <table:table-cell table:formula="of:=[.G24]" office:value-type="float" office:value="-2.322977">
            <text:p>-2.322977</text:p>
          </table:table-cell>
          <table:table-cell table:formula="of:=[.H24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5]" office:value-type="float" office:value="-1.175755">
            <text:p>-1.175755</text:p>
          </table:table-cell>
          <table:table-cell table:formula="of:=[.G25]" office:value-type="float" office:value="-2.781173">
            <text:p>-2.781173</text:p>
          </table:table-cell>
          <table:table-cell table:formula="of:=[.H25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6]" office:value-type="float" office:value="-2.281725">
            <text:p>-2.281725</text:p>
          </table:table-cell>
          <table:table-cell table:formula="of:=[.G26]" office:value-type="float" office:value="-1.977639">
            <text:p>-1.977639</text:p>
          </table:table-cell>
          <table:table-cell table:formula="of:=[.H26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7]" office:value-type="float" office:value="-3.008381">
            <text:p>-3.008381</text:p>
          </table:table-cell>
          <table:table-cell table:formula="of:=[.G27]" office:value-type="float" office:value="-1.741534">
            <text:p>-1.741534</text:p>
          </table:table-cell>
          <table:table-cell table:formula="of:=[.H27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8]" office:value-type="float" office:value="3.008381">
            <text:p>3.008381</text:p>
          </table:table-cell>
          <table:table-cell table:formula="of:=[.G28]" office:value-type="float" office:value="-1.741534">
            <text:p>-1.741534</text:p>
          </table:table-cell>
          <table:table-cell table:formula="of:=[.H28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9]" office:value-type="float" office:value="2.281725">
            <text:p>2.281725</text:p>
          </table:table-cell>
          <table:table-cell table:formula="of:=[.G29]" office:value-type="float" office:value="-1.977639">
            <text:p>-1.977639</text:p>
          </table:table-cell>
          <table:table-cell table:formula="of:=[.H29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0]" office:value-type="float" office:value="2.585938">
            <text:p>2.585938</text:p>
          </table:table-cell>
          <table:table-cell table:formula="of:=[.G30]" office:value-type="float" office:value="-2.322977">
            <text:p>-2.322977</text:p>
          </table:table-cell>
          <table:table-cell table:formula="of:=[.H30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1]" office:value-type="float" office:value="1.175755">
            <text:p>1.175755</text:p>
          </table:table-cell>
          <table:table-cell table:formula="of:=[.G31]" office:value-type="float" office:value="-2.781173">
            <text:p>-2.781173</text:p>
          </table:table-cell>
          <table:table-cell table:formula="of:=[.H3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2.399147">
            <text:p>-2.39914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2]" office:value-type="float" office:value="0">
            <text:p>0</text:p>
          </table:table-cell>
          <table:table-cell table:formula="of:=[.G32]" office:value-type="float" office:value="-2.399147">
            <text:p>-2.399147</text:p>
          </table:table-cell>
          <table:table-cell table:formula="of:=[.H32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3]" office:value-type="float" office:value="2.281725">
            <text:p>2.281725</text:p>
          </table:table-cell>
          <table:table-cell table:formula="of:=[.G33]" office:value-type="float" office:value="-0.741377">
            <text:p>-0.741377</text:p>
          </table:table-cell>
          <table:table-cell table:formula="of:=[.H33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4]" office:value-type="float" office:value="1.175755">
            <text:p>1.175755</text:p>
          </table:table-cell>
          <table:table-cell table:formula="of:=[.G34]" office:value-type="float" office:value="-0.382026">
            <text:p>-0.382026</text:p>
          </table:table-cell>
          <table:table-cell table:formula="of:=[.H3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6262">
            <text:p>-1.236262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5]" office:value-type="float" office:value="0">
            <text:p>0</text:p>
          </table:table-cell>
          <table:table-cell table:formula="of:=[.G35]" office:value-type="float" office:value="-1.236262">
            <text:p>-1.236262</text:p>
          </table:table-cell>
          <table:table-cell table:formula="of:=[.H3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6]" office:value-type="float" office:value="3.008381">
            <text:p>3.008381</text:p>
          </table:table-cell>
          <table:table-cell table:formula="of:=[.G36]" office:value-type="float" office:value="-0.258779">
            <text:p>-0.258779</text:p>
          </table:table-cell>
          <table:table-cell table:formula="of:=[.H36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7]" office:value-type="float" office:value="3.457479">
            <text:p>3.457479</text:p>
          </table:table-cell>
          <table:table-cell table:formula="of:=[.G37]" office:value-type="float" office:value="0.359351">
            <text:p>0.359351</text:p>
          </table:table-cell>
          <table:table-cell table:formula="of:=[.H37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8]" office:value-type="float" office:value="2.585938">
            <text:p>2.585938</text:p>
          </table:table-cell>
          <table:table-cell table:formula="of:=[.G38]" office:value-type="float" office:value="-1.558925">
            <text:p>-1.558925</text:p>
          </table:table-cell>
          <table:table-cell table:formula="of:=[.H3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9]" office:value-type="float" office:value="3.457479">
            <text:p>3.457479</text:p>
          </table:table-cell>
          <table:table-cell table:formula="of:=[.G39]" office:value-type="float" office:value="-0.359351">
            <text:p>-0.359351</text:p>
          </table:table-cell>
          <table:table-cell table:formula="of:=[.H3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0]" office:value-type="float" office:value="3.008381">
            <text:p>3.008381</text:p>
          </table:table-cell>
          <table:table-cell table:formula="of:=[.G40]" office:value-type="float" office:value="0.258779">
            <text:p>0.258779</text:p>
          </table:table-cell>
          <table:table-cell table:formula="of:=[.H4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1]" office:value-type="float" office:value="3.008381">
            <text:p>3.008381</text:p>
          </table:table-cell>
          <table:table-cell table:formula="of:=[.G41]" office:value-type="float" office:value="1.741534">
            <text:p>1.741534</text:p>
          </table:table-cell>
          <table:table-cell table:formula="of:=[.H41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2]" office:value-type="float" office:value="2.585938">
            <text:p>2.585938</text:p>
          </table:table-cell>
          <table:table-cell table:formula="of:=[.G42]" office:value-type="float" office:value="2.322977">
            <text:p>2.322977</text:p>
          </table:table-cell>
          <table:table-cell table:formula="of:=[.H42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3]" office:value-type="float" office:value="2.585938">
            <text:p>2.585938</text:p>
          </table:table-cell>
          <table:table-cell table:formula="of:=[.G43]" office:value-type="float" office:value="1.558925">
            <text:p>1.558925</text:p>
          </table:table-cell>
          <table:table-cell table:formula="of:=[.H4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4]" office:value-type="float" office:value="-0.726656">
            <text:p>-0.726656</text:p>
          </table:table-cell>
          <table:table-cell table:formula="of:=[.G44]" office:value-type="float" office:value="1.000157">
            <text:p>1.000157</text:p>
          </table:table-cell>
          <table:table-cell table:formula="of:=[.H4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5]" office:value-type="float" office:value="0.726656">
            <text:p>0.726656</text:p>
          </table:table-cell>
          <table:table-cell table:formula="of:=[.G45]" office:value-type="float" office:value="1.000157">
            <text:p>1.000157</text:p>
          </table:table-cell>
          <table:table-cell table:formula="of:=[.H4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6]" office:value-type="float" office:value="1.410183">
            <text:p>1.410183</text:p>
          </table:table-cell>
          <table:table-cell table:formula="of:=[.G46]" office:value-type="float" office:value="1.940951">
            <text:p>1.940951</text:p>
          </table:table-cell>
          <table:table-cell table:formula="of:=[.H46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7]" office:value-type="float" office:value="-1.410183">
            <text:p>-1.410183</text:p>
          </table:table-cell>
          <table:table-cell table:formula="of:=[.G47]" office:value-type="float" office:value="1.940951">
            <text:p>1.940951</text:p>
          </table:table-cell>
          <table:table-cell table:formula="of:=[.H47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8]" office:value-type="float" office:value="-3.008381">
            <text:p>-3.008381</text:p>
          </table:table-cell>
          <table:table-cell table:formula="of:=[.G48]" office:value-type="float" office:value="0.258779">
            <text:p>0.258779</text:p>
          </table:table-cell>
          <table:table-cell table:formula="of:=[.H48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9]" office:value-type="float" office:value="-2.281725">
            <text:p>-2.281725</text:p>
          </table:table-cell>
          <table:table-cell table:formula="of:=[.G49]" office:value-type="float" office:value="-0.741377">
            <text:p>-0.741377</text:p>
          </table:table-cell>
          <table:table-cell table:formula="of:=[.H49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0]" office:value-type="float" office:value="-1.175755">
            <text:p>-1.175755</text:p>
          </table:table-cell>
          <table:table-cell table:formula="of:=[.G50]" office:value-type="float" office:value="-0.382026">
            <text:p>-0.382026</text:p>
          </table:table-cell>
          <table:table-cell table:formula="of:=[.H50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1]" office:value-type="float" office:value="-2.585938">
            <text:p>-2.585938</text:p>
          </table:table-cell>
          <table:table-cell table:formula="of:=[.G51]" office:value-type="float" office:value="1.558925">
            <text:p>1.558925</text:p>
          </table:table-cell>
          <table:table-cell table:formula="of:=[.H5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2]" office:value-type="float" office:value="-3.008381">
            <text:p>-3.008381</text:p>
          </table:table-cell>
          <table:table-cell table:formula="of:=[.G52]" office:value-type="float" office:value="1.741534">
            <text:p>1.741534</text:p>
          </table:table-cell>
          <table:table-cell table:formula="of:=[.H5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3]" office:value-type="float" office:value="-3.457479">
            <text:p>-3.457479</text:p>
          </table:table-cell>
          <table:table-cell table:formula="of:=[.G53]" office:value-type="float" office:value="0.359351">
            <text:p>0.359351</text:p>
          </table:table-cell>
          <table:table-cell table:formula="of:=[.H5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4]" office:value-type="float" office:value="-3.457479">
            <text:p>-3.457479</text:p>
          </table:table-cell>
          <table:table-cell table:formula="of:=[.G54]" office:value-type="float" office:value="-0.359351">
            <text:p>-0.359351</text:p>
          </table:table-cell>
          <table:table-cell table:formula="of:=[.H54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5]" office:value-type="float" office:value="-2.585938">
            <text:p>-2.585938</text:p>
          </table:table-cell>
          <table:table-cell table:formula="of:=[.G55]" office:value-type="float" office:value="2.322977">
            <text:p>2.322977</text:p>
          </table:table-cell>
          <table:table-cell table:formula="of:=[.H55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6]" office:value-type="float" office:value="-0.726656">
            <text:p>-0.726656</text:p>
          </table:table-cell>
          <table:table-cell table:formula="of:=[.G56]" office:value-type="float" office:value="3.399304">
            <text:p>3.399304</text:p>
          </table:table-cell>
          <table:table-cell table:formula="of:=[.H56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7]" office:value-type="float" office:value="-1.175755">
            <text:p>-1.175755</text:p>
          </table:table-cell>
          <table:table-cell table:formula="of:=[.G57]" office:value-type="float" office:value="2.781173">
            <text:p>2.781173</text:p>
          </table:table-cell>
          <table:table-cell table:formula="of:=[.H5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8]" office:value-type="float" office:value="-2.281725">
            <text:p>-2.281725</text:p>
          </table:table-cell>
          <table:table-cell table:formula="of:=[.G58]" office:value-type="float" office:value="1.977639">
            <text:p>1.977639</text:p>
          </table:table-cell>
          <table:table-cell table:formula="of:=[.H5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9]" office:value-type="float" office:value="-1.410183">
            <text:p>-1.410183</text:p>
          </table:table-cell>
          <table:table-cell table:formula="of:=[.G59]" office:value-type="float" office:value="3.177213">
            <text:p>3.177213</text:p>
          </table:table-cell>
          <table:table-cell table:formula="of:=[.H5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0]" office:value-type="float" office:value="0.683527">
            <text:p>0.683527</text:p>
          </table:table-cell>
          <table:table-cell table:formula="of:=[.G60]" office:value-type="float" office:value="2.941108">
            <text:p>2.941108</text:p>
          </table:table-cell>
          <table:table-cell table:formula="of:=[.H6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1]" office:value-type="float" office:value="1.410183">
            <text:p>1.410183</text:p>
          </table:table-cell>
          <table:table-cell table:formula="of:=[.G61]" office:value-type="float" office:value="3.177213">
            <text:p>3.177213</text:p>
          </table:table-cell>
          <table:table-cell table:formula="of:=[.H6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2]" office:value-type="float" office:value="0.726656">
            <text:p>0.726656</text:p>
          </table:table-cell>
          <table:table-cell table:formula="of:=[.G62]" office:value-type="float" office:value="3.399304">
            <text:p>3.399304</text:p>
          </table:table-cell>
          <table:table-cell table:formula="of:=[.H6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3]" office:value-type="float" office:value="-0.683527">
            <text:p>-0.683527</text:p>
          </table:table-cell>
          <table:table-cell table:formula="of:=[.G63]" office:value-type="float" office:value="2.941108">
            <text:p>2.941108</text:p>
          </table:table-cell>
          <table:table-cell table:formula="of:=[.H6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p1d1_1a1b1c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>
            <text:p>C</text:p>
          </table:table-cell>
          <table:table-cell/>
          <table:table-cell office:value-type="string">
            <text:p>H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generated</text:p>
          </table:table-cell>
          <table:table-cell table:number-columns-repeated="2"/>
          <table:table-cell office:value-type="string">
            <text:p>by</text:p>
          </table:table-cell>
          <table:table-cell office:value-type="string">
            <text:p>VM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IF( [.C6]=[.$C$1]; 1; IF( [.C6]=[.$E$1]; 2;3 ))" office:value-type="float" office:value="1">
            <text:p>1</text:p>
          </table:table-cell>
          <table:table-cell office:value-type="float" office:value="0.993">
            <text:p>0.993</text:p>
          </table:table-cell>
          <table:table-cell office:value-type="float" office:value="3.067">
            <text:p>3.067</text:p>
          </table:table-cell>
          <table:table-cell office:value-type="float" office:value="7.215">
            <text:p>7.215</text:p>
          </table:table-cell>
          <table:table-cell/>
          <table:table-cell office:value-type="string">
            <text:p>C</text:p>
          </table:table-cell>
          <table:table-cell office:value-type="float" office:value="0.993">
            <text:p>0.993</text:p>
          </table:table-cell>
          <table:table-cell office:value-type="float" office:value="3.067">
            <text:p>3.067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]+1" office:value-type="float" office:value="2">
            <text:p>2</text:p>
          </table:table-cell>
          <table:table-cell table:formula="of:=IF( [.C7]=[.$C$1]; 1; IF( [.C7]=[.$E$1]; 2;3 ))"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2.104">
            <text:p>2.104</text:p>
          </table:table-cell>
          <table:table-cell office:value-type="float" office:value="5.952">
            <text:p>5.952</text:p>
          </table:table-cell>
          <table:table-cell/>
          <table:table-cell office:value-type="string">
            <text:p>C</text:p>
          </table:table-cell>
          <table:table-cell office:value-type="float" office:value="0.697069311">
            <text:p>0.697069311</text:p>
          </table:table-cell>
          <table:table-cell office:value-type="float" office:value="2.203229413">
            <text:p>2.203229413</text:p>
          </table:table-cell>
          <table:table-cell office:value-type="float" office:value="6.075363905">
            <text:p>6.07536390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]+1" office:value-type="float" office:value="3">
            <text:p>3</text:p>
          </table:table-cell>
          <table:table-cell table:formula="of:=IF( [.C8]=[.$C$1]; 1; IF( [.C8]=[.$E$1]; 2;3 ))" office:value-type="float" office:value="1">
            <text:p>1</text:p>
          </table:table-cell>
          <table:table-cell office:value-type="float" office:value="-0.533">
            <text:p>-0.533</text:p>
          </table:table-cell>
          <table:table-cell office:value-type="float" office:value="1.21">
            <text:p>1.21</text:p>
          </table:table-cell>
          <table:table-cell office:value-type="float" office:value="6.146">
            <text:p>6.146</text:p>
          </table:table-cell>
          <table:table-cell/>
          <table:table-cell office:value-type="string">
            <text:p>C</text:p>
          </table:table-cell>
          <table:table-cell office:value-type="float" office:value="-0.343840741">
            <text:p>-0.343840741</text:p>
          </table:table-cell>
          <table:table-cell office:value-type="float" office:value="1.12869868">
            <text:p>1.12869868</text:p>
          </table:table-cell>
          <table:table-cell office:value-type="float" office:value="6.198214217">
            <text:p>6.1982142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8]+1" office:value-type="float" office:value="4">
            <text:p>4</text:p>
          </table:table-cell>
          <table:table-cell table:formula="of:=IF( [.C9]=[.$C$1]; 1; IF( [.C9]=[.$E$1]; 2;3 ))" office:value-type="float" office:value="1">
            <text:p>1</text:p>
          </table:table-cell>
          <table:table-cell office:value-type="float" office:value="-1.193">
            <text:p>-1.193</text:p>
          </table:table-cell>
          <table:table-cell office:value-type="float" office:value="1.071">
            <text:p>1.071</text:p>
          </table:table-cell>
          <table:table-cell office:value-type="float" office:value="7.351">
            <text:p>7.351</text:p>
          </table:table-cell>
          <table:table-cell/>
          <table:table-cell office:value-type="string">
            <text:p>C</text:p>
          </table:table-cell>
          <table:table-cell office:value-type="float" office:value="-1.060760169">
            <text:p>-1.060760169</text:p>
          </table:table-cell>
          <table:table-cell office:value-type="float" office:value="0.947202355">
            <text:p>0.947202355</text:p>
          </table:table-cell>
          <table:table-cell office:value-type="float" office:value="7.457227792">
            <text:p>7.4572277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]+1" office:value-type="float" office:value="5">
            <text:p>5</text:p>
          </table:table-cell>
          <table:table-cell table:formula="of:=IF( [.C10]=[.$C$1]; 1; IF( [.C10]=[.$E$1]; 2;3 ))" office:value-type="float" office:value="1">
            <text:p>1</text:p>
          </table:table-cell>
          <table:table-cell office:value-type="float" office:value="-0.875">
            <text:p>-0.875</text:p>
          </table:table-cell>
          <table:table-cell office:value-type="float" office:value="1.941">
            <text:p>1.941</text:p>
          </table:table-cell>
          <table:table-cell office:value-type="float" office:value="8.494">
            <text:p>8.494</text:p>
          </table:table-cell>
          <table:table-cell/>
          <table:table-cell office:value-type="string">
            <text:p>C</text:p>
          </table:table-cell>
          <table:table-cell office:value-type="float" office:value="-0.756974689">
            <text:p>-0.756974689</text:p>
          </table:table-cell>
          <table:table-cell office:value-type="float" office:value="1.835250118">
            <text:p>1.835250118</text:p>
          </table:table-cell>
          <table:table-cell office:value-type="float" office:value="8.628572595">
            <text:p>8.6285725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]+1" office:value-type="float" office:value="6">
            <text:p>6</text:p>
          </table:table-cell>
          <table:table-cell table:formula="of:=IF( [.C11]=[.$C$1]; 1; IF( [.C11]=[.$E$1]; 2;3 ))" office:value-type="float" office:value="1">
            <text:p>1</text:p>
          </table:table-cell>
          <table:table-cell office:value-type="float" office:value="0.086">
            <text:p>0.086</text:p>
          </table:table-cell>
          <table:table-cell office:value-type="float" office:value="2.915">
            <text:p>2.915</text:p>
          </table:table-cell>
          <table:table-cell office:value-type="float" office:value="8.39">
            <text:p>8.39</text:p>
          </table:table-cell>
          <table:table-cell/>
          <table:table-cell office:value-type="string">
            <text:p>C</text:p>
          </table:table-cell>
          <table:table-cell office:value-type="float" office:value="0.255477439">
            <text:p>0.255477439</text:p>
          </table:table-cell>
          <table:table-cell office:value-type="float" office:value="2.88063806">
            <text:p>2.88063806</text:p>
          </table:table-cell>
          <table:table-cell office:value-type="float" office:value="8.509194661">
            <text:p>8.5091946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]+1" office:value-type="float" office:value="7">
            <text:p>7</text:p>
          </table:table-cell>
          <table:table-cell table:formula="of:=IF( [.C12]=[.$C$1]; 1; IF( [.C12]=[.$E$1]; 2;3 ))" office:value-type="float" office:value="1">
            <text:p>1</text:p>
          </table:table-cell>
          <table:table-cell office:value-type="float" office:value="-0.175">
            <text:p>-0.175</text:p>
          </table:table-cell>
          <table:table-cell office:value-type="float" office:value="4.233">
            <text:p>4.233</text:p>
          </table:table-cell>
          <table:table-cell office:value-type="float" office:value="8.917">
            <text:p>8.917</text:p>
          </table:table-cell>
          <table:table-cell/>
          <table:table-cell office:value-type="string">
            <text:p>C</text:p>
          </table:table-cell>
          <table:table-cell office:value-type="float" office:value="0.00659653">
            <text:p>0.00659653</text:p>
          </table:table-cell>
          <table:table-cell office:value-type="float" office:value="4.237427604">
            <text:p>4.237427604</text:p>
          </table:table-cell>
          <table:table-cell office:value-type="float" office:value="9.100906392">
            <text:p>9.1009063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]+1" office:value-type="float" office:value="8">
            <text:p>8</text:p>
          </table:table-cell>
          <table:table-cell table:formula="of:=IF( [.C13]=[.$C$1]; 1; IF( [.C13]=[.$E$1]; 2;3 ))" office:value-type="float" office:value="1">
            <text:p>1</text:p>
          </table:table-cell>
          <table:table-cell office:value-type="float" office:value="0.386">
            <text:p>0.386</text:p>
          </table:table-cell>
          <table:table-cell office:value-type="float" office:value="5.217">
            <text:p>5.217</text:p>
          </table:table-cell>
          <table:table-cell office:value-type="float" office:value="8.014">
            <text:p>8.014</text:p>
          </table:table-cell>
          <table:table-cell/>
          <table:table-cell office:value-type="string">
            <text:p>C</text:p>
          </table:table-cell>
          <table:table-cell office:value-type="float" office:value="0.58972281">
            <text:p>0.58972281</text:p>
          </table:table-cell>
          <table:table-cell office:value-type="float" office:value="5.262506702">
            <text:p>5.262506702</text:p>
          </table:table-cell>
          <table:table-cell office:value-type="float" office:value="8.172566664">
            <text:p>8.1725666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]+1" office:value-type="float" office:value="9">
            <text:p>9</text:p>
          </table:table-cell>
          <table:table-cell table:formula="of:=IF( [.C14]=[.$C$1]; 1; IF( [.C14]=[.$E$1]; 2;3 ))" office:value-type="float" office:value="1">
            <text:p>1</text:p>
          </table:table-cell>
          <table:table-cell office:value-type="float" office:value="0.997">
            <text:p>0.997</text:p>
          </table:table-cell>
          <table:table-cell office:value-type="float" office:value="4.516">
            <text:p>4.516</text:p>
          </table:table-cell>
          <table:table-cell office:value-type="float" office:value="6.906">
            <text:p>6.906</text:p>
          </table:table-cell>
          <table:table-cell/>
          <table:table-cell office:value-type="string">
            <text:p>C</text:p>
          </table:table-cell>
          <table:table-cell office:value-type="float" office:value="1.199188045">
            <text:p>1.199188045</text:p>
          </table:table-cell>
          <table:table-cell office:value-type="float" office:value="4.53933374">
            <text:p>4.53933374</text:p>
          </table:table-cell>
          <table:table-cell office:value-type="float" office:value="7.006930416">
            <text:p>7.0069304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]+1" office:value-type="float" office:value="10">
            <text:p>10</text:p>
          </table:table-cell>
          <table:table-cell table:formula="of:=IF( [.C15]=[.$C$1]; 1; IF( [.C15]=[.$E$1]; 2;3 ))"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5.042">
            <text:p>5.042</text:p>
          </table:table-cell>
          <table:table-cell office:value-type="float" office:value="5.643">
            <text:p>5.643</text:p>
          </table:table-cell>
          <table:table-cell/>
          <table:table-cell office:value-type="string">
            <text:p>C</text:p>
          </table:table-cell>
          <table:table-cell office:value-type="float" office:value="1.104611475">
            <text:p>1.104611475</text:p>
          </table:table-cell>
          <table:table-cell office:value-type="float" office:value="5.107416365">
            <text:p>5.107416365</text:p>
          </table:table-cell>
          <table:table-cell office:value-type="float" office:value="5.665075627">
            <text:p>5.6650756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]+1" office:value-type="float" office:value="11">
            <text:p>11</text:p>
          </table:table-cell>
          <table:table-cell table:formula="of:=IF( [.C16]=[.$C$1]; 1; IF( [.C16]=[.$E$1]; 2;3 ))"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4.169">
            <text:p>4.169</text:p>
          </table:table-cell>
          <table:table-cell office:value-type="float" office:value="4.496">
            <text:p>4.496</text:p>
          </table:table-cell>
          <table:table-cell/>
          <table:table-cell office:value-type="string">
            <text:p>C</text:p>
          </table:table-cell>
          <table:table-cell office:value-type="float" office:value="0.800843521">
            <text:p>0.800843521</text:p>
          </table:table-cell>
          <table:table-cell office:value-type="float" office:value="4.219358862">
            <text:p>4.219358862</text:p>
          </table:table-cell>
          <table:table-cell office:value-type="float" office:value="4.493724941">
            <text:p>4.4937249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]+1" office:value-type="float" office:value="12">
            <text:p>12</text:p>
          </table:table-cell>
          <table:table-cell table:formula="of:=IF( [.C17]=[.$C$1]; 1; IF( [.C17]=[.$E$1]; 2;3 ))" office:value-type="float" office:value="1">
            <text:p>1</text:p>
          </table:table-cell>
          <table:table-cell office:value-type="float" office:value="0.377">
            <text:p>0.377</text:p>
          </table:table-cell>
          <table:table-cell office:value-type="float" office:value="2.815">
            <text:p>2.815</text:p>
          </table:table-cell>
          <table:table-cell office:value-type="float" office:value="4.673">
            <text:p>4.673</text:p>
          </table:table-cell>
          <table:table-cell/>
          <table:table-cell office:value-type="string">
            <text:p>C</text:p>
          </table:table-cell>
          <table:table-cell office:value-type="float" office:value="0.599798721">
            <text:p>0.599798721</text:p>
          </table:table-cell>
          <table:table-cell office:value-type="float" office:value="2.787347757">
            <text:p>2.787347757</text:p>
          </table:table-cell>
          <table:table-cell office:value-type="float" office:value="4.696019015">
            <text:p>4.6960190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]+1" office:value-type="float" office:value="13">
            <text:p>13</text:p>
          </table:table-cell>
          <table:table-cell table:formula="of:=IF( [.C18]=[.$C$1]; 1; IF( [.C18]=[.$E$1]; 2;3 ))" office:value-type="float" office:value="1">
            <text:p>1</text:p>
          </table:table-cell>
          <table:table-cell office:value-type="float" office:value="-0.729">
            <text:p>-0.729</text:p>
          </table:table-cell>
          <table:table-cell office:value-type="float" office:value="2.162">
            <text:p>2.162</text:p>
          </table:table-cell>
          <table:table-cell office:value-type="float" office:value="4.016">
            <text:p>4.016</text:p>
          </table:table-cell>
          <table:table-cell/>
          <table:table-cell office:value-type="string">
            <text:p>C</text:p>
          </table:table-cell>
          <table:table-cell office:value-type="float" office:value="-0.500830296">
            <text:p>-0.500830296</text:p>
          </table:table-cell>
          <table:table-cell office:value-type="float" office:value="2.073626533">
            <text:p>2.073626533</text:p>
          </table:table-cell>
          <table:table-cell office:value-type="float" office:value="3.966453321">
            <text:p>3.9664533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8]+1" office:value-type="float" office:value="14">
            <text:p>14</text:p>
          </table:table-cell>
          <table:table-cell table:formula="of:=IF( [.C19]=[.$C$1]; 1; IF( [.C19]=[.$E$1]; 2;3 ))" office:value-type="float" office:value="1">
            <text:p>1</text:p>
          </table:table-cell>
          <table:table-cell office:value-type="float" office:value="-1.291">
            <text:p>-1.291</text:p>
          </table:table-cell>
          <table:table-cell office:value-type="float" office:value="1.186">
            <text:p>1.186</text:p>
          </table:table-cell>
          <table:table-cell office:value-type="float" office:value="4.923">
            <text:p>4.923</text:p>
          </table:table-cell>
          <table:table-cell/>
          <table:table-cell office:value-type="string">
            <text:p>C</text:p>
          </table:table-cell>
          <table:table-cell office:value-type="float" office:value="-1.084029945">
            <text:p>-1.084029945</text:p>
          </table:table-cell>
          <table:table-cell office:value-type="float" office:value="1.048523911">
            <text:p>1.048523911</text:p>
          </table:table-cell>
          <table:table-cell office:value-type="float" office:value="4.894855375">
            <text:p>4.8948553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]+1" office:value-type="float" office:value="15">
            <text:p>15</text:p>
          </table:table-cell>
          <table:table-cell table:formula="of:=IF( [.C20]=[.$C$1]; 1; IF( [.C20]=[.$E$1]; 2;3 ))" office:value-type="float" office:value="1">
            <text:p>1</text:p>
          </table:table-cell>
          <table:table-cell office:value-type="float" office:value="-2.654">
            <text:p>-2.654</text:p>
          </table:table-cell>
          <table:table-cell office:value-type="float" office:value="0.942">
            <text:p>0.942</text:p>
          </table:table-cell>
          <table:table-cell office:value-type="float" office:value="4.912">
            <text:p>4.912</text:p>
          </table:table-cell>
          <table:table-cell/>
          <table:table-cell office:value-type="string">
            <text:p>C</text:p>
          </table:table-cell>
          <table:table-cell office:value-type="float" office:value="11.236083394">
            <text:p>11.236083394</text:p>
          </table:table-cell>
          <table:table-cell office:value-type="float" office:value="0.788953283">
            <text:p>0.788953283</text:p>
          </table:table-cell>
          <table:table-cell office:value-type="float" office:value="4.885962123">
            <text:p>4.8859621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]+1" office:value-type="float" office:value="16">
            <text:p>16</text:p>
          </table:table-cell>
          <table:table-cell table:formula="of:=IF( [.C21]=[.$C$1]; 1; IF( [.C21]=[.$E$1]; 2;3 ))" office:value-type="float" office:value="1">
            <text:p>1</text:p>
          </table:table-cell>
          <table:table-cell office:value-type="float" office:value="-3.344">
            <text:p>-3.344</text:p>
          </table:table-cell>
          <table:table-cell office:value-type="float" office:value="0.76">
            <text:p>0.76</text:p>
          </table:table-cell>
          <table:table-cell office:value-type="float" office:value="6.17">
            <text:p>6.17</text:p>
          </table:table-cell>
          <table:table-cell/>
          <table:table-cell office:value-type="string">
            <text:p>C</text:p>
          </table:table-cell>
          <table:table-cell office:value-type="float" office:value="10.499143648">
            <text:p>10.499143648</text:p>
          </table:table-cell>
          <table:table-cell office:value-type="float" office:value="0.602339244">
            <text:p>0.602339244</text:p>
          </table:table-cell>
          <table:table-cell office:value-type="float" office:value="6.180198605">
            <text:p>6.18019860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]+1" office:value-type="float" office:value="17">
            <text:p>17</text:p>
          </table:table-cell>
          <table:table-cell table:formula="of:=IF( [.C22]=[.$C$1]; 1; IF( [.C22]=[.$E$1]; 2;3 ))" office:value-type="float" office:value="1">
            <text:p>1</text:p>
          </table:table-cell>
          <table:table-cell office:value-type="float" office:value="-2.629">
            <text:p>-2.629</text:p>
          </table:table-cell>
          <table:table-cell office:value-type="float" office:value="0.842">
            <text:p>0.842</text:p>
          </table:table-cell>
          <table:table-cell office:value-type="float" office:value="7.357">
            <text:p>7.357</text:p>
          </table:table-cell>
          <table:table-cell/>
          <table:table-cell office:value-type="string">
            <text:p>C</text:p>
          </table:table-cell>
          <table:table-cell office:value-type="float" office:value="11.219149228">
            <text:p>11.219149228</text:p>
          </table:table-cell>
          <table:table-cell office:value-type="float" office:value="0.680388958">
            <text:p>0.680388958</text:p>
          </table:table-cell>
          <table:table-cell office:value-type="float" office:value="7.448097793">
            <text:p>7.4480977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]+1" office:value-type="float" office:value="18">
            <text:p>18</text:p>
          </table:table-cell>
          <table:table-cell table:formula="of:=IF( [.C23]=[.$C$1]; 1; IF( [.C23]=[.$E$1]; 2;3 ))" office:value-type="float" office:value="1">
            <text:p>1</text:p>
          </table:table-cell>
          <table:table-cell office:value-type="float" office:value="-3.2">
            <text:p>-3.2</text:p>
          </table:table-cell>
          <table:table-cell office:value-type="float" office:value="1.544">
            <text:p>1.544</text:p>
          </table:table-cell>
          <table:table-cell office:value-type="float" office:value="8.495">
            <text:p>8.495</text:p>
          </table:table-cell>
          <table:table-cell/>
          <table:table-cell office:value-type="string">
            <text:p>C</text:p>
          </table:table-cell>
          <table:table-cell office:value-type="float" office:value="10.609969019">
            <text:p>10.609969019</text:p>
          </table:table-cell>
          <table:table-cell office:value-type="float" office:value="1.403546375">
            <text:p>1.403546375</text:p>
          </table:table-cell>
          <table:table-cell office:value-type="float" office:value="8.613799965">
            <text:p>8.6137999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]+1" office:value-type="float" office:value="19">
            <text:p>19</text:p>
          </table:table-cell>
          <table:table-cell table:formula="of:=IF( [.C24]=[.$C$1]; 1; IF( [.C24]=[.$E$1]; 2;3 ))" office:value-type="float" office:value="1">
            <text:p>1</text:p>
          </table:table-cell>
          <table:table-cell office:value-type="float" office:value="-2.126">
            <text:p>-2.126</text:p>
          </table:table-cell>
          <table:table-cell office:value-type="float" office:value="2.229">
            <text:p>2.229</text:p>
          </table:table-cell>
          <table:table-cell office:value-type="float" office:value="9.187">
            <text:p>9.187</text:p>
          </table:table-cell>
          <table:table-cell/>
          <table:table-cell office:value-type="string">
            <text:p>C</text:p>
          </table:table-cell>
          <table:table-cell office:value-type="float" office:value="-2.046460431">
            <text:p>-2.046460431</text:p>
          </table:table-cell>
          <table:table-cell office:value-type="float" office:value="2.117333329">
            <text:p>2.117333329</text:p>
          </table:table-cell>
          <table:table-cell office:value-type="float" office:value="9.34337274">
            <text:p>9.343372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]+1" office:value-type="float" office:value="20">
            <text:p>20</text:p>
          </table:table-cell>
          <table:table-cell table:formula="of:=IF( [.C25]=[.$C$1]; 1; IF( [.C25]=[.$E$1]; 2;3 ))" office:value-type="float" office:value="1">
            <text:p>1</text:p>
          </table:table-cell>
          <table:table-cell office:value-type="float" office:value="-2.345">
            <text:p>-2.345</text:p>
          </table:table-cell>
          <table:table-cell office:value-type="float" office:value="3.482">
            <text:p>3.482</text:p>
          </table:table-cell>
          <table:table-cell office:value-type="float" office:value="9.743">
            <text:p>9.743</text:p>
          </table:table-cell>
          <table:table-cell/>
          <table:table-cell office:value-type="string">
            <text:p>C</text:p>
          </table:table-cell>
          <table:table-cell office:value-type="float" office:value="-2.288413125">
            <text:p>-2.288413125</text:p>
          </table:table-cell>
          <table:table-cell office:value-type="float" office:value="3.437131927">
            <text:p>3.437131927</text:p>
          </table:table-cell>
          <table:table-cell office:value-type="float" office:value="9.919145274">
            <text:p>9.9191452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]+1" office:value-type="float" office:value="21">
            <text:p>21</text:p>
          </table:table-cell>
          <table:table-cell table:formula="of:=IF( [.C26]=[.$C$1]; 1; IF( [.C26]=[.$E$1]; 2;3 ))" office:value-type="float" office:value="1">
            <text:p>1</text:p>
          </table:table-cell>
          <table:table-cell office:value-type="float" office:value="-1.353">
            <text:p>-1.353</text:p>
          </table:table-cell>
          <table:table-cell office:value-type="float" office:value="4.516">
            <text:p>4.516</text:p>
          </table:table-cell>
          <table:table-cell office:value-type="float" office:value="9.606">
            <text:p>9.606</text:p>
          </table:table-cell>
          <table:table-cell/>
          <table:table-cell office:value-type="string">
            <text:p>C</text:p>
          </table:table-cell>
          <table:table-cell office:value-type="float" office:value="-1.24781874">
            <text:p>-1.24781874</text:p>
          </table:table-cell>
          <table:table-cell office:value-type="float" office:value="4.511800145">
            <text:p>4.511800145</text:p>
          </table:table-cell>
          <table:table-cell office:value-type="float" office:value="9.79629594">
            <text:p>9.796295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]+1" office:value-type="float" office:value="22">
            <text:p>22</text:p>
          </table:table-cell>
          <table:table-cell table:formula="of:=IF( [.C27]=[.$C$1]; 1; IF( [.C27]=[.$E$1]; 2;3 ))" office:value-type="float" office:value="1">
            <text:p>1</text:p>
          </table:table-cell>
          <table:table-cell office:value-type="float" office:value="-2.019">
            <text:p>-2.019</text:p>
          </table:table-cell>
          <table:table-cell office:value-type="float" office:value="5.787">
            <text:p>5.787</text:p>
          </table:table-cell>
          <table:table-cell office:value-type="float" office:value="9.415">
            <text:p>9.415</text:p>
          </table:table-cell>
          <table:table-cell/>
          <table:table-cell office:value-type="string">
            <text:p>C</text:p>
          </table:table-cell>
          <table:table-cell office:value-type="float" office:value="-1.953958143">
            <text:p>-1.953958143</text:p>
          </table:table-cell>
          <table:table-cell office:value-type="float" office:value="5.818981803">
            <text:p>5.818981803</text:p>
          </table:table-cell>
          <table:table-cell office:value-type="float" office:value="9.582646019">
            <text:p>9.5826460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7]+1" office:value-type="float" office:value="23">
            <text:p>23</text:p>
          </table:table-cell>
          <table:table-cell table:formula="of:=IF( [.C28]=[.$C$1]; 1; IF( [.C28]=[.$E$1]; 2;3 ))" office:value-type="float" office:value="1">
            <text:p>1</text:p>
          </table:table-cell>
          <table:table-cell office:value-type="float" office:value="-1.479">
            <text:p>-1.479</text:p>
          </table:table-cell>
          <table:table-cell office:value-type="float" office:value="6.724">
            <text:p>6.724</text:p>
          </table:table-cell>
          <table:table-cell office:value-type="float" office:value="8.548">
            <text:p>8.548</text:p>
          </table:table-cell>
          <table:table-cell/>
          <table:table-cell office:value-type="string">
            <text:p>C</text:p>
          </table:table-cell>
          <table:table-cell office:value-type="float" office:value="-1.386658094">
            <text:p>-1.386658094</text:p>
          </table:table-cell>
          <table:table-cell office:value-type="float" office:value="6.816186581">
            <text:p>6.816186581</text:p>
          </table:table-cell>
          <table:table-cell office:value-type="float" office:value="8.679526476">
            <text:p>8.6795264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]+1" office:value-type="float" office:value="24">
            <text:p>24</text:p>
          </table:table-cell>
          <table:table-cell table:formula="of:=IF( [.C29]=[.$C$1]; 1; IF( [.C29]=[.$E$1]; 2;3 ))" office:value-type="float" office:value="1">
            <text:p>1</text:p>
          </table:table-cell>
          <table:table-cell office:value-type="float" office:value="-0.246">
            <text:p>-0.246</text:p>
          </table:table-cell>
          <table:table-cell office:value-type="float" office:value="6.445">
            <text:p>6.445</text:p>
          </table:table-cell>
          <table:table-cell office:value-type="float" office:value="7.836">
            <text:p>7.836</text:p>
          </table:table-cell>
          <table:table-cell/>
          <table:table-cell office:value-type="string">
            <text:p>C</text:p>
          </table:table-cell>
          <table:table-cell office:value-type="float" office:value="-0.097222439">
            <text:p>-0.097222439</text:p>
          </table:table-cell>
          <table:table-cell office:value-type="float" office:value="6.534107559">
            <text:p>6.534107559</text:p>
          </table:table-cell>
          <table:table-cell office:value-type="float" office:value="7.964690817">
            <text:p>7.9646908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]+1" office:value-type="float" office:value="25">
            <text:p>25</text:p>
          </table:table-cell>
          <table:table-cell table:formula="of:=IF( [.C30]=[.$C$1]; 1; IF( [.C30]=[.$E$1]; 2;3 ))" office:value-type="float" office:value="1">
            <text:p>1</text:p>
          </table:table-cell>
          <table:table-cell office:value-type="float" office:value="-0.341">
            <text:p>-0.341</text:p>
          </table:table-cell>
          <table:table-cell office:value-type="float" office:value="6.997">
            <text:p>6.997</text:p>
          </table:table-cell>
          <table:table-cell office:value-type="float" office:value="6.517">
            <text:p>6.517</text:p>
          </table:table-cell>
          <table:table-cell/>
          <table:table-cell office:value-type="string">
            <text:p>C</text:p>
          </table:table-cell>
          <table:table-cell office:value-type="float" office:value="-0.194261929">
            <text:p>-0.194261929</text:p>
          </table:table-cell>
          <table:table-cell office:value-type="float" office:value="7.118114655">
            <text:p>7.118114655</text:p>
          </table:table-cell>
          <table:table-cell office:value-type="float" office:value="6.58540024">
            <text:p>6.585400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]+1" office:value-type="float" office:value="26">
            <text:p>26</text:p>
          </table:table-cell>
          <table:table-cell table:formula="of:=IF( [.C31]=[.$C$1]; 1; IF( [.C31]=[.$E$1]; 2;3 ))" office:value-type="float" office:value="1">
            <text:p>1</text:p>
          </table:table-cell>
          <table:table-cell office:value-type="float" office:value="0.198">
            <text:p>0.198</text:p>
          </table:table-cell>
          <table:table-cell office:value-type="float" office:value="6.303">
            <text:p>6.303</text:p>
          </table:table-cell>
          <table:table-cell office:value-type="float" office:value="5.433">
            <text:p>5.433</text:p>
          </table:table-cell>
          <table:table-cell/>
          <table:table-cell office:value-type="string">
            <text:p>C</text:p>
          </table:table-cell>
          <table:table-cell office:value-type="float" office:value="0.398370456">
            <text:p>0.398370456</text:p>
          </table:table-cell>
          <table:table-cell office:value-type="float" office:value="6.414579081">
            <text:p>6.414579081</text:p>
          </table:table-cell>
          <table:table-cell office:value-type="float" office:value="5.45142393">
            <text:p>5.451423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]+1" office:value-type="float" office:value="27">
            <text:p>27</text:p>
          </table:table-cell>
          <table:table-cell table:formula="of:=IF( [.C32]=[.$C$1]; 1; IF( [.C32]=[.$E$1]; 2;3 ))" office:value-type="float" office:value="1">
            <text:p>1</text:p>
          </table:table-cell>
          <table:table-cell office:value-type="float" office:value="-0.534">
            <text:p>-0.534</text:p>
          </table:table-cell>
          <table:table-cell office:value-type="float" office:value="6.225">
            <text:p>6.225</text:p>
          </table:table-cell>
          <table:table-cell office:value-type="float" office:value="4.187">
            <text:p>4.187</text:p>
          </table:table-cell>
          <table:table-cell/>
          <table:table-cell office:value-type="string">
            <text:p>C</text:p>
          </table:table-cell>
          <table:table-cell office:value-type="float" office:value="-0.341774612">
            <text:p>-0.341774612</text:p>
          </table:table-cell>
          <table:table-cell office:value-type="float" office:value="6.334424692">
            <text:p>6.334424692</text:p>
          </table:table-cell>
          <table:table-cell office:value-type="float" office:value="4.148052013">
            <text:p>4.14805201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]+1" office:value-type="float" office:value="28">
            <text:p>28</text:p>
          </table:table-cell>
          <table:table-cell table:formula="of:=IF( [.C33]=[.$C$1]; 1; IF( [.C33]=[.$E$1]; 2;3 ))" office:value-type="float" office:value="1">
            <text:p>1</text:p>
          </table:table-cell>
          <table:table-cell office:value-type="float" office:value="-0.312">
            <text:p>-0.312</text:p>
          </table:table-cell>
          <table:table-cell office:value-type="float" office:value="4.918">
            <text:p>4.918</text:p>
          </table:table-cell>
          <table:table-cell office:value-type="float" office:value="3.619">
            <text:p>3.619</text:p>
          </table:table-cell>
          <table:table-cell/>
          <table:table-cell office:value-type="string">
            <text:p>C</text:p>
          </table:table-cell>
          <table:table-cell office:value-type="float" office:value="-0.093035661">
            <text:p>-0.093035661</text:p>
          </table:table-cell>
          <table:table-cell office:value-type="float" office:value="4.97767614">
            <text:p>4.97767614</text:p>
          </table:table-cell>
          <table:table-cell office:value-type="float" office:value="3.556154951">
            <text:p>3.5561549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]+1" office:value-type="float" office:value="29">
            <text:p>29</text:p>
          </table:table-cell>
          <table:table-cell table:formula="of:=IF( [.C34]=[.$C$1]; 1; IF( [.C34]=[.$E$1]; 2;3 ))" office:value-type="float" office:value="1">
            <text:p>1</text:p>
          </table:table-cell>
          <table:table-cell office:value-type="float" office:value="-1.346">
            <text:p>-1.346</text:p>
          </table:table-cell>
          <table:table-cell office:value-type="float" office:value="4.267">
            <text:p>4.267</text:p>
          </table:table-cell>
          <table:table-cell office:value-type="float" office:value="2.941">
            <text:p>2.941</text:p>
          </table:table-cell>
          <table:table-cell/>
          <table:table-cell office:value-type="string">
            <text:p>C</text:p>
          </table:table-cell>
          <table:table-cell office:value-type="float" office:value="12.593339093">
            <text:p>12.593339093</text:p>
          </table:table-cell>
          <table:table-cell office:value-type="float" office:value="4.283352018">
            <text:p>4.283352018</text:p>
          </table:table-cell>
          <table:table-cell office:value-type="float" office:value="2.846411214">
            <text:p>2.8464112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]+1" office:value-type="float" office:value="30">
            <text:p>30</text:p>
          </table:table-cell>
          <table:table-cell table:formula="of:=IF( [.C35]=[.$C$1]; 1; IF( [.C35]=[.$E$1]; 2;3 ))" office:value-type="float" office:value="1">
            <text:p>1</text:p>
          </table:table-cell>
          <table:table-cell office:value-type="float" office:value="-1.556">
            <text:p>-1.556</text:p>
          </table:table-cell>
          <table:table-cell office:value-type="float" office:value="2.864">
            <text:p>2.864</text:p>
          </table:table-cell>
          <table:table-cell office:value-type="float" office:value="3.148">
            <text:p>3.148</text:p>
          </table:table-cell>
          <table:table-cell/>
          <table:table-cell office:value-type="string">
            <text:p>C</text:p>
          </table:table-cell>
          <table:table-cell office:value-type="float" office:value="12.386627854">
            <text:p>12.386627854</text:p>
          </table:table-cell>
          <table:table-cell office:value-type="float" office:value="2.811292653">
            <text:p>2.811292653</text:p>
          </table:table-cell>
          <table:table-cell office:value-type="float" office:value="3.054391963">
            <text:p>3.0543919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]+1" office:value-type="float" office:value="31">
            <text:p>31</text:p>
          </table:table-cell>
          <table:table-cell table:formula="of:=IF( [.C36]=[.$C$1]; 1; IF( [.C36]=[.$E$1]; 2;3 ))" office:value-type="float" office:value="1">
            <text:p>1</text:p>
          </table:table-cell>
          <table:table-cell office:value-type="float" office:value="-2.99">
            <text:p>-2.99</text:p>
          </table:table-cell>
          <table:table-cell office:value-type="float" office:value="2.621">
            <text:p>2.621</text:p>
          </table:table-cell>
          <table:table-cell office:value-type="float" office:value="3.15">
            <text:p>3.15</text:p>
          </table:table-cell>
          <table:table-cell/>
          <table:table-cell office:value-type="string">
            <text:p>C</text:p>
          </table:table-cell>
          <table:table-cell office:value-type="float" office:value="10.909549557">
            <text:p>10.909549557</text:p>
          </table:table-cell>
          <table:table-cell office:value-type="float" office:value="2.54447417">
            <text:p>2.54447417</text:p>
          </table:table-cell>
          <table:table-cell office:value-type="float" office:value="3.045236153">
            <text:p>3.0452361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]+1" office:value-type="float" office:value="32">
            <text:p>32</text:p>
          </table:table-cell>
          <table:table-cell table:formula="of:=IF( [.C37]=[.$C$1]; 1; IF( [.C37]=[.$E$1]; 2;3 ))" office:value-type="float" office:value="1">
            <text:p>1</text:p>
          </table:table-cell>
          <table:table-cell office:value-type="float" office:value="-3.526">
            <text:p>-3.526</text:p>
          </table:table-cell>
          <table:table-cell office:value-type="float" office:value="1.676">
            <text:p>1.676</text:p>
          </table:table-cell>
          <table:table-cell office:value-type="float" office:value="4.016">
            <text:p>4.016</text:p>
          </table:table-cell>
          <table:table-cell/>
          <table:table-cell office:value-type="string">
            <text:p>C</text:p>
          </table:table-cell>
          <table:table-cell office:value-type="float" office:value="10.342204596">
            <text:p>10.342204596</text:p>
          </table:table-cell>
          <table:table-cell office:value-type="float" office:value="1.547243703">
            <text:p>1.547243703</text:p>
          </table:table-cell>
          <table:table-cell office:value-type="float" office:value="3.948401108">
            <text:p>3.9484011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7]+1" office:value-type="float" office:value="33">
            <text:p>33</text:p>
          </table:table-cell>
          <table:table-cell table:formula="of:=IF( [.C38]=[.$C$1]; 1; IF( [.C38]=[.$E$1]; 2;3 ))" office:value-type="float" office:value="1">
            <text:p>1</text:p>
          </table:table-cell>
          <table:table-cell office:value-type="float" office:value="-4.757">
            <text:p>-4.757</text:p>
          </table:table-cell>
          <table:table-cell office:value-type="float" office:value="1.957">
            <text:p>1.957</text:p>
          </table:table-cell>
          <table:table-cell office:value-type="float" office:value="4.727">
            <text:p>4.727</text:p>
          </table:table-cell>
          <table:table-cell/>
          <table:table-cell office:value-type="string">
            <text:p>C</text:p>
          </table:table-cell>
          <table:table-cell office:value-type="float" office:value="9.052814023">
            <text:p>9.052814023</text:p>
          </table:table-cell>
          <table:table-cell office:value-type="float" office:value="1.829288462">
            <text:p>1.829288462</text:p>
          </table:table-cell>
          <table:table-cell office:value-type="float" office:value="4.663202484">
            <text:p>4.6632024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]+1" office:value-type="float" office:value="34">
            <text:p>34</text:p>
          </table:table-cell>
          <table:table-cell table:formula="of:=IF( [.C39]=[.$C$1]; 1; IF( [.C39]=[.$E$1]; 2;3 ))" office:value-type="float" office:value="1">
            <text:p>1</text:p>
          </table:table-cell>
          <table:table-cell office:value-type="float" office:value="-4.648">
            <text:p>-4.648</text:p>
          </table:table-cell>
          <table:table-cell office:value-type="float" office:value="1.401">
            <text:p>1.401</text:p>
          </table:table-cell>
          <table:table-cell office:value-type="float" office:value="6.058">
            <text:p>6.058</text:p>
          </table:table-cell>
          <table:table-cell/>
          <table:table-cell office:value-type="string">
            <text:p>C</text:p>
          </table:table-cell>
          <table:table-cell office:value-type="float" office:value="9.14980466">
            <text:p>9.14980466</text:p>
          </table:table-cell>
          <table:table-cell office:value-type="float" office:value="1.245305592">
            <text:p>1.245305592</text:p>
          </table:table-cell>
          <table:table-cell office:value-type="float" office:value="6.042545496">
            <text:p>6.0425454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]+1" office:value-type="float" office:value="35">
            <text:p>35</text:p>
          </table:table-cell>
          <table:table-cell table:formula="of:=IF( [.C40]=[.$C$1]; 1; IF( [.C40]=[.$E$1]; 2;3 ))" office:value-type="float" office:value="1">
            <text:p>1</text:p>
          </table:table-cell>
          <table:table-cell office:value-type="float" office:value="-5.193">
            <text:p>-5.193</text:p>
          </table:table-cell>
          <table:table-cell office:value-type="float" office:value="2.07">
            <text:p>2.07</text:p>
          </table:table-cell>
          <table:table-cell office:value-type="float" office:value="7.137">
            <text:p>7.137</text:p>
          </table:table-cell>
          <table:table-cell/>
          <table:table-cell office:value-type="string">
            <text:p>C</text:p>
          </table:table-cell>
          <table:table-cell office:value-type="float" office:value="8.55720379">
            <text:p>8.55720379</text:p>
          </table:table-cell>
          <table:table-cell office:value-type="float" office:value="1.948804048">
            <text:p>1.948804048</text:p>
          </table:table-cell>
          <table:table-cell office:value-type="float" office:value="7.176541565">
            <text:p>7.1765415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0]+1" office:value-type="float" office:value="36">
            <text:p>36</text:p>
          </table:table-cell>
          <table:table-cell table:formula="of:=IF( [.C41]=[.$C$1]; 1; IF( [.C41]=[.$E$1]; 2;3 ))" office:value-type="float" office:value="1">
            <text:p>1</text:p>
          </table:table-cell>
          <table:table-cell office:value-type="float" office:value="-4.451">
            <text:p>-4.451</text:p>
          </table:table-cell>
          <table:table-cell office:value-type="float" office:value="2.153">
            <text:p>2.153</text:p>
          </table:table-cell>
          <table:table-cell office:value-type="float" office:value="8.386">
            <text:p>8.386</text:p>
          </table:table-cell>
          <table:table-cell/>
          <table:table-cell office:value-type="string">
            <text:p>C</text:p>
          </table:table-cell>
          <table:table-cell office:value-type="float" office:value="9.297340437">
            <text:p>9.297340437</text:p>
          </table:table-cell>
          <table:table-cell office:value-type="float" office:value="2.029025604">
            <text:p>2.029025604</text:p>
          </table:table-cell>
          <table:table-cell office:value-type="float" office:value="8.47991964">
            <text:p>8.479919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1]+1" office:value-type="float" office:value="37">
            <text:p>37</text:p>
          </table:table-cell>
          <table:table-cell table:formula="of:=IF( [.C42]=[.$C$1]; 1; IF( [.C42]=[.$E$1]; 2;3 ))" office:value-type="float" office:value="1">
            <text:p>1</text:p>
          </table:table-cell>
          <table:table-cell office:value-type="float" office:value="-4.68">
            <text:p>-4.68</text:p>
          </table:table-cell>
          <table:table-cell office:value-type="float" office:value="3.457">
            <text:p>3.457</text:p>
          </table:table-cell>
          <table:table-cell office:value-type="float" office:value="8.959">
            <text:p>8.959</text:p>
          </table:table-cell>
          <table:table-cell/>
          <table:table-cell office:value-type="string">
            <text:p>C</text:p>
          </table:table-cell>
          <table:table-cell office:value-type="float" office:value="9.048597527">
            <text:p>9.048597527</text:p>
          </table:table-cell>
          <table:table-cell office:value-type="float" office:value="3.38576058">
            <text:p>3.38576058</text:p>
          </table:table-cell>
          <table:table-cell office:value-type="float" office:value="9.071829392">
            <text:p>9.0718293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2]+1" office:value-type="float" office:value="38">
            <text:p>38</text:p>
          </table:table-cell>
          <table:table-cell table:formula="of:=IF( [.C43]=[.$C$1]; 1; IF( [.C43]=[.$E$1]; 2;3 ))" office:value-type="float" office:value="1">
            <text:p>1</text:p>
          </table:table-cell>
          <table:table-cell office:value-type="float" office:value="-3.647">
            <text:p>-3.647</text:p>
          </table:table-cell>
          <table:table-cell office:value-type="float" office:value="4.118">
            <text:p>4.118</text:p>
          </table:table-cell>
          <table:table-cell office:value-type="float" office:value="9.629">
            <text:p>9.629</text:p>
          </table:table-cell>
          <table:table-cell/>
          <table:table-cell office:value-type="string">
            <text:p>C</text:p>
          </table:table-cell>
          <table:table-cell office:value-type="float" office:value="10.119231185">
            <text:p>10.119231185</text:p>
          </table:table-cell>
          <table:table-cell office:value-type="float" office:value="4.080109486">
            <text:p>4.080109486</text:p>
          </table:table-cell>
          <table:table-cell office:value-type="float" office:value="9.781541078">
            <text:p>9.7815410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3]+1" office:value-type="float" office:value="39">
            <text:p>39</text:p>
          </table:table-cell>
          <table:table-cell table:formula="of:=IF( [.C44]=[.$C$1]; 1; IF( [.C44]=[.$E$1]; 2;3 ))" office:value-type="float" office:value="1">
            <text:p>1</text:p>
          </table:table-cell>
          <table:table-cell office:value-type="float" office:value="-3.447">
            <text:p>-3.447</text:p>
          </table:table-cell>
          <table:table-cell office:value-type="float" office:value="5.54">
            <text:p>5.54</text:p>
          </table:table-cell>
          <table:table-cell office:value-type="float" office:value="9.427">
            <text:p>9.427</text:p>
          </table:table-cell>
          <table:table-cell/>
          <table:table-cell office:value-type="string">
            <text:p>C</text:p>
          </table:table-cell>
          <table:table-cell office:value-type="float" office:value="10.325930789">
            <text:p>10.325930789</text:p>
          </table:table-cell>
          <table:table-cell office:value-type="float" office:value="5.552181685">
            <text:p>5.552181685</text:p>
          </table:table-cell>
          <table:table-cell office:value-type="float" office:value="9.57358222">
            <text:p>9.573582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4]+1" office:value-type="float" office:value="40">
            <text:p>40</text:p>
          </table:table-cell>
          <table:table-cell table:formula="of:=IF( [.C45]=[.$C$1]; 1; IF( [.C45]=[.$E$1]; 2;3 ))" office:value-type="float" office:value="1">
            <text:p>1</text:p>
          </table:table-cell>
          <table:table-cell office:value-type="float" office:value="-4.285">
            <text:p>-4.285</text:p>
          </table:table-cell>
          <table:table-cell office:value-type="float" office:value="6.245">
            <text:p>6.245</text:p>
          </table:table-cell>
          <table:table-cell office:value-type="float" office:value="8.567">
            <text:p>8.567</text:p>
          </table:table-cell>
          <table:table-cell/>
          <table:table-cell office:value-type="string">
            <text:p>C</text:p>
          </table:table-cell>
          <table:table-cell office:value-type="float" office:value="9.45639538">
            <text:p>9.45639538</text:p>
          </table:table-cell>
          <table:table-cell office:value-type="float" office:value="6.289884007">
            <text:p>6.289884007</text:p>
          </table:table-cell>
          <table:table-cell office:value-type="float" office:value="8.661537334">
            <text:p>8.6615373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5]+1" office:value-type="float" office:value="41">
            <text:p>41</text:p>
          </table:table-cell>
          <table:table-cell table:formula="of:=IF( [.C46]=[.$C$1]; 1; IF( [.C46]=[.$E$1]; 2;3 ))" office:value-type="float" office:value="1">
            <text:p>1</text:p>
          </table:table-cell>
          <table:table-cell office:value-type="float" office:value="-3.718">
            <text:p>-3.718</text:p>
          </table:table-cell>
          <table:table-cell office:value-type="float" office:value="7.231">
            <text:p>7.231</text:p>
          </table:table-cell>
          <table:table-cell office:value-type="float" office:value="7.657">
            <text:p>7.657</text:p>
          </table:table-cell>
          <table:table-cell/>
          <table:table-cell office:value-type="string">
            <text:p>C</text:p>
          </table:table-cell>
          <table:table-cell office:value-type="float" office:value="10.039595066">
            <text:p>10.039595066</text:p>
          </table:table-cell>
          <table:table-cell office:value-type="float" office:value="7.314985601">
            <text:p>7.314985601</text:p>
          </table:table-cell>
          <table:table-cell office:value-type="float" office:value="7.733121389">
            <text:p>7.7331213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6]+1" office:value-type="float" office:value="42">
            <text:p>42</text:p>
          </table:table-cell>
          <table:table-cell table:formula="of:=IF( [.C47]=[.$C$1]; 1; IF( [.C47]=[.$E$1]; 2;3 ))" office:value-type="float" office:value="1">
            <text:p>1</text:p>
          </table:table-cell>
          <table:table-cell office:value-type="float" office:value="-2.345">
            <text:p>-2.345</text:p>
          </table:table-cell>
          <table:table-cell office:value-type="float" office:value="7.467">
            <text:p>7.467</text:p>
          </table:table-cell>
          <table:table-cell office:value-type="float" office:value="7.65">
            <text:p>7.65</text:p>
          </table:table-cell>
          <table:table-cell/>
          <table:table-cell office:value-type="string">
            <text:p>C</text:p>
          </table:table-cell>
          <table:table-cell office:value-type="float" office:value="11.476498398">
            <text:p>11.476498398</text:p>
          </table:table-cell>
          <table:table-cell office:value-type="float" office:value="7.574540552">
            <text:p>7.574540552</text:p>
          </table:table-cell>
          <table:table-cell office:value-type="float" office:value="7.741969509">
            <text:p>7.7419695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7]+1" office:value-type="float" office:value="43">
            <text:p>43</text:p>
          </table:table-cell>
          <table:table-cell table:formula="of:=IF( [.C48]=[.$C$1]; 1; IF( [.C48]=[.$E$1]; 2;3 ))" office:value-type="float" office:value="1">
            <text:p>1</text:p>
          </table:table-cell>
          <table:table-cell office:value-type="float" office:value="-1.639">
            <text:p>-1.639</text:p>
          </table:table-cell>
          <table:table-cell office:value-type="float" office:value="7.633">
            <text:p>7.633</text:p>
          </table:table-cell>
          <table:table-cell office:value-type="float" office:value="6.391">
            <text:p>6.391</text:p>
          </table:table-cell>
          <table:table-cell/>
          <table:table-cell office:value-type="string">
            <text:p>C</text:p>
          </table:table-cell>
          <table:table-cell office:value-type="float" office:value="-1.543561097">
            <text:p>-1.543561097</text:p>
          </table:table-cell>
          <table:table-cell office:value-type="float" office:value="7.761114168">
            <text:p>7.761114168</text:p>
          </table:table-cell>
          <table:table-cell office:value-type="float" office:value="6.447722889">
            <text:p>6.4477228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8]+1" office:value-type="float" office:value="44">
            <text:p>44</text:p>
          </table:table-cell>
          <table:table-cell table:formula="of:=IF( [.C49]=[.$C$1]; 1; IF( [.C49]=[.$E$1]; 2;3 ))" office:value-type="float" office:value="1">
            <text:p>1</text:p>
          </table:table-cell>
          <table:table-cell office:value-type="float" office:value="-2.338">
            <text:p>-2.338</text:p>
          </table:table-cell>
          <table:table-cell office:value-type="float" office:value="7.557">
            <text:p>7.557</text:p>
          </table:table-cell>
          <table:table-cell office:value-type="float" office:value="5.195">
            <text:p>5.195</text:p>
          </table:table-cell>
          <table:table-cell/>
          <table:table-cell office:value-type="string">
            <text:p>C</text:p>
          </table:table-cell>
          <table:table-cell office:value-type="float" office:value="11.493442198">
            <text:p>11.493442198</text:p>
          </table:table-cell>
          <table:table-cell office:value-type="float" office:value="7.683121187">
            <text:p>7.683121187</text:p>
          </table:table-cell>
          <table:table-cell office:value-type="float" office:value="5.17981654">
            <text:p>5.1798165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9]+1" office:value-type="float" office:value="45">
            <text:p>45</text:p>
          </table:table-cell>
          <table:table-cell table:formula="of:=IF( [.C50]=[.$C$1]; 1; IF( [.C50]=[.$E$1]; 2;3 ))" office:value-type="float" office:value="1">
            <text:p>1</text:p>
          </table:table-cell>
          <table:table-cell office:value-type="float" office:value="-1.775">
            <text:p>-1.775</text:p>
          </table:table-cell>
          <table:table-cell office:value-type="float" office:value="6.849">
            <text:p>6.849</text:p>
          </table:table-cell>
          <table:table-cell office:value-type="float" office:value="4.068">
            <text:p>4.068</text:p>
          </table:table-cell>
          <table:table-cell/>
          <table:table-cell office:value-type="string">
            <text:p>C</text:p>
          </table:table-cell>
          <table:table-cell office:value-type="float" office:value="12.102636513">
            <text:p>12.102636513</text:p>
          </table:table-cell>
          <table:table-cell office:value-type="float" office:value="6.959924208">
            <text:p>6.959924208</text:p>
          </table:table-cell>
          <table:table-cell office:value-type="float" office:value="4.01410347">
            <text:p>4.0141034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0]+1" office:value-type="float" office:value="46">
            <text:p>46</text:p>
          </table:table-cell>
          <table:table-cell table:formula="of:=IF( [.C51]=[.$C$1]; 1; IF( [.C51]=[.$E$1]; 2;3 ))" office:value-type="float" office:value="1">
            <text:p>1</text:p>
          </table:table-cell>
          <table:table-cell office:value-type="float" office:value="-2.857">
            <text:p>-2.857</text:p>
          </table:table-cell>
          <table:table-cell office:value-type="float" office:value="6.169">
            <text:p>6.169</text:p>
          </table:table-cell>
          <table:table-cell office:value-type="float" office:value="3.366">
            <text:p>3.366</text:p>
          </table:table-cell>
          <table:table-cell/>
          <table:table-cell office:value-type="string">
            <text:p>C</text:p>
          </table:table-cell>
          <table:table-cell office:value-type="float" office:value="11.002044742">
            <text:p>11.002044742</text:p>
          </table:table-cell>
          <table:table-cell office:value-type="float" office:value="6.246182337">
            <text:p>6.246182337</text:p>
          </table:table-cell>
          <table:table-cell office:value-type="float" office:value="3.284521285">
            <text:p>3.2845212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1]+1" office:value-type="float" office:value="47">
            <text:p>47</text:p>
          </table:table-cell>
          <table:table-cell table:formula="of:=IF( [.C52]=[.$C$1]; 1; IF( [.C52]=[.$E$1]; 2;3 ))" office:value-type="float" office:value="1">
            <text:p>1</text:p>
          </table:table-cell>
          <table:table-cell office:value-type="float" office:value="-2.644">
            <text:p>-2.644</text:p>
          </table:table-cell>
          <table:table-cell office:value-type="float" office:value="4.921">
            <text:p>4.921</text:p>
          </table:table-cell>
          <table:table-cell office:value-type="float" office:value="2.816">
            <text:p>2.816</text:p>
          </table:table-cell>
          <table:table-cell/>
          <table:table-cell office:value-type="string">
            <text:p>C</text:p>
          </table:table-cell>
          <table:table-cell office:value-type="float" office:value="11.244021857">
            <text:p>11.244021857</text:p>
          </table:table-cell>
          <table:table-cell office:value-type="float" office:value="4.926344826">
            <text:p>4.926344826</text:p>
          </table:table-cell>
          <table:table-cell office:value-type="float" office:value="2.708712642">
            <text:p>2.70871264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2]+1" office:value-type="float" office:value="48">
            <text:p>48</text:p>
          </table:table-cell>
          <table:table-cell table:formula="of:=IF( [.C53]=[.$C$1]; 1; IF( [.C53]=[.$E$1]; 2;3 ))" office:value-type="float" office:value="1">
            <text:p>1</text:p>
          </table:table-cell>
          <table:table-cell office:value-type="float" office:value="-3.655">
            <text:p>-3.655</text:p>
          </table:table-cell>
          <table:table-cell office:value-type="float" office:value="3.888">
            <text:p>3.888</text:p>
          </table:table-cell>
          <table:table-cell office:value-type="float" office:value="2.951">
            <text:p>2.951</text:p>
          </table:table-cell>
          <table:table-cell/>
          <table:table-cell office:value-type="string">
            <text:p>C</text:p>
          </table:table-cell>
          <table:table-cell office:value-type="float" office:value="10.203363408">
            <text:p>10.203363408</text:p>
          </table:table-cell>
          <table:table-cell office:value-type="float" office:value="3.851650775">
            <text:p>3.851650775</text:p>
          </table:table-cell>
          <table:table-cell office:value-type="float" office:value="2.831601688">
            <text:p>2.8316016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3]+1" office:value-type="float" office:value="49">
            <text:p>49</text:p>
          </table:table-cell>
          <table:table-cell table:formula="of:=IF( [.C54]=[.$C$1]; 1; IF( [.C54]=[.$E$1]; 2;3 ))" office:value-type="float" office:value="1">
            <text:p>1</text:p>
          </table:table-cell>
          <table:table-cell office:value-type="float" office:value="-4.841">
            <text:p>-4.841</text:p>
          </table:table-cell>
          <table:table-cell office:value-type="float" office:value="4.161">
            <text:p>4.161</text:p>
          </table:table-cell>
          <table:table-cell office:value-type="float" office:value="3.628">
            <text:p>3.628</text:p>
          </table:table-cell>
          <table:table-cell/>
          <table:table-cell office:value-type="string">
            <text:p>C</text:p>
          </table:table-cell>
          <table:table-cell office:value-type="float" office:value="8.949063655">
            <text:p>8.949063655</text:p>
          </table:table-cell>
          <table:table-cell office:value-type="float" office:value="4.126030858">
            <text:p>4.126030858</text:p>
          </table:table-cell>
          <table:table-cell office:value-type="float" office:value="3.526957219">
            <text:p>3.5269572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4]+1" office:value-type="float" office:value="50">
            <text:p>50</text:p>
          </table:table-cell>
          <table:table-cell table:formula="of:=IF( [.C55]=[.$C$1]; 1; IF( [.C55]=[.$E$1]; 2;3 ))" office:value-type="float" office:value="1">
            <text:p>1</text:p>
          </table:table-cell>
          <table:table-cell office:value-type="float" office:value="-5.405">
            <text:p>-5.405</text:p>
          </table:table-cell>
          <table:table-cell office:value-type="float" office:value="3.177">
            <text:p>3.177</text:p>
          </table:table-cell>
          <table:table-cell office:value-type="float" office:value="4.534">
            <text:p>4.534</text:p>
          </table:table-cell>
          <table:table-cell/>
          <table:table-cell office:value-type="string">
            <text:p>C</text:p>
          </table:table-cell>
          <table:table-cell office:value-type="float" office:value="8.365848605">
            <text:p>8.365848605</text:p>
          </table:table-cell>
          <table:table-cell office:value-type="float" office:value="3.100901418">
            <text:p>3.100901418</text:p>
          </table:table-cell>
          <table:table-cell office:value-type="float" office:value="4.455401918">
            <text:p>4.4554019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5]+1" office:value-type="float" office:value="51">
            <text:p>51</text:p>
          </table:table-cell>
          <table:table-cell table:formula="of:=IF( [.C56]=[.$C$1]; 1; IF( [.C56]=[.$E$1]; 2;3 ))" office:value-type="float" office:value="1">
            <text:p>1</text:p>
          </table:table-cell>
          <table:table-cell office:value-type="float" office:value="-5.976">
            <text:p>-5.976</text:p>
          </table:table-cell>
          <table:table-cell office:value-type="float" office:value="3.883">
            <text:p>3.883</text:p>
          </table:table-cell>
          <table:table-cell office:value-type="float" office:value="5.667">
            <text:p>5.667</text:p>
          </table:table-cell>
          <table:table-cell/>
          <table:table-cell office:value-type="string">
            <text:p>C</text:p>
          </table:table-cell>
          <table:table-cell office:value-type="float" office:value="7.756670862">
            <text:p>7.756670862</text:p>
          </table:table-cell>
          <table:table-cell office:value-type="float" office:value="3.824090657">
            <text:p>3.824090657</text:p>
          </table:table-cell>
          <table:table-cell office:value-type="float" office:value="5.62112691">
            <text:p>5.621126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6]+1" office:value-type="float" office:value="52">
            <text:p>52</text:p>
          </table:table-cell>
          <table:table-cell table:formula="of:=IF( [.C57]=[.$C$1]; 1; IF( [.C57]=[.$E$1]; 2;3 ))" office:value-type="float" office:value="1">
            <text:p>1</text:p>
          </table:table-cell>
          <table:table-cell office:value-type="float" office:value="-5.865">
            <text:p>-5.865</text:p>
          </table:table-cell>
          <table:table-cell office:value-type="float" office:value="3.339">
            <text:p>3.339</text:p>
          </table:table-cell>
          <table:table-cell office:value-type="float" office:value="6.939">
            <text:p>6.939</text:p>
          </table:table-cell>
          <table:table-cell/>
          <table:table-cell office:value-type="string">
            <text:p>C</text:p>
          </table:table-cell>
          <table:table-cell office:value-type="float" office:value="7.851018353">
            <text:p>7.851018353</text:p>
          </table:table-cell>
          <table:table-cell office:value-type="float" office:value="3.255988907">
            <text:p>3.255988907</text:p>
          </table:table-cell>
          <table:table-cell office:value-type="float" office:value="6.96293134">
            <text:p>6.962931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7]+1" office:value-type="float" office:value="53">
            <text:p>53</text:p>
          </table:table-cell>
          <table:table-cell table:formula="of:=IF( [.C58]=[.$C$1]; 1; IF( [.C58]=[.$E$1]; 2;3 ))" office:value-type="float" office:value="1">
            <text:p>1</text:p>
          </table:table-cell>
          <table:table-cell office:value-type="float" office:value="-5.552">
            <text:p>-5.552</text:p>
          </table:table-cell>
          <table:table-cell office:value-type="float" office:value="4.2">
            <text:p>4.2</text:p>
          </table:table-cell>
          <table:table-cell office:value-type="float" office:value="8.07">
            <text:p>8.07</text:p>
          </table:table-cell>
          <table:table-cell/>
          <table:table-cell office:value-type="string">
            <text:p>C</text:p>
          </table:table-cell>
          <table:table-cell office:value-type="float" office:value="8.154719182">
            <text:p>8.154719182</text:p>
          </table:table-cell>
          <table:table-cell office:value-type="float" office:value="4.144079415">
            <text:p>4.144079415</text:p>
          </table:table-cell>
          <table:table-cell office:value-type="float" office:value="8.134290716">
            <text:p>8.1342907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8]+1" office:value-type="float" office:value="54">
            <text:p>54</text:p>
          </table:table-cell>
          <table:table-cell table:formula="of:=IF( [.C59]=[.$C$1]; 1; IF( [.C59]=[.$E$1]; 2;3 ))" office:value-type="float" office:value="1">
            <text:p>1</text:p>
          </table:table-cell>
          <table:table-cell office:value-type="float" office:value="-5.35">
            <text:p>-5.35</text:p>
          </table:table-cell>
          <table:table-cell office:value-type="float" office:value="5.552">
            <text:p>5.552</text:p>
          </table:table-cell>
          <table:table-cell office:value-type="float" office:value="7.869">
            <text:p>7.869</text:p>
          </table:table-cell>
          <table:table-cell/>
          <table:table-cell office:value-type="string">
            <text:p>C</text:p>
          </table:table-cell>
          <table:table-cell office:value-type="float" office:value="8.355804088">
            <text:p>8.355804088</text:p>
          </table:table-cell>
          <table:table-cell office:value-type="float" office:value="5.57610656">
            <text:p>5.57610656</text:p>
          </table:table-cell>
          <table:table-cell office:value-type="float" office:value="7.931977427">
            <text:p>7.9319774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59]+1" office:value-type="float" office:value="55">
            <text:p>55</text:p>
          </table:table-cell>
          <table:table-cell table:formula="of:=IF( [.C60]=[.$C$1]; 1; IF( [.C60]=[.$E$1]; 2;3 ))" office:value-type="float" office:value="1">
            <text:p>1</text:p>
          </table:table-cell>
          <table:table-cell office:value-type="float" office:value="-5.458">
            <text:p>-5.458</text:p>
          </table:table-cell>
          <table:table-cell office:value-type="float" office:value="6.122">
            <text:p>6.122</text:p>
          </table:table-cell>
          <table:table-cell office:value-type="float" office:value="6.534">
            <text:p>6.534</text:p>
          </table:table-cell>
          <table:table-cell/>
          <table:table-cell office:value-type="string">
            <text:p>C</text:p>
          </table:table-cell>
          <table:table-cell office:value-type="float" office:value="8.258813849">
            <text:p>8.258813849</text:p>
          </table:table-cell>
          <table:table-cell office:value-type="float" office:value="6.160104897">
            <text:p>6.160104897</text:p>
          </table:table-cell>
          <table:table-cell office:value-type="float" office:value="6.552636539">
            <text:p>6.5526365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0]+1" office:value-type="float" office:value="56">
            <text:p>56</text:p>
          </table:table-cell>
          <table:table-cell table:formula="of:=IF( [.C61]=[.$C$1]; 1; IF( [.C61]=[.$E$1]; 2;3 ))" office:value-type="float" office:value="1">
            <text:p>1</text:p>
          </table:table-cell>
          <table:table-cell office:value-type="float" office:value="-5.766">
            <text:p>-5.766</text:p>
          </table:table-cell>
          <table:table-cell office:value-type="float" office:value="5.301">
            <text:p>5.301</text:p>
          </table:table-cell>
          <table:table-cell office:value-type="float" office:value="5.464">
            <text:p>5.464</text:p>
          </table:table-cell>
          <table:table-cell/>
          <table:table-cell office:value-type="string">
            <text:p>C</text:p>
          </table:table-cell>
          <table:table-cell office:value-type="float" office:value="7.963380423">
            <text:p>7.963380423</text:p>
          </table:table-cell>
          <table:table-cell office:value-type="float" office:value="5.296180854">
            <text:p>5.296180854</text:p>
          </table:table-cell>
          <table:table-cell office:value-type="float" office:value="5.413148032">
            <text:p>5.4131480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1]+1" office:value-type="float" office:value="57">
            <text:p>57</text:p>
          </table:table-cell>
          <table:table-cell table:formula="of:=IF( [.C62]=[.$C$1]; 1; IF( [.C62]=[.$E$1]; 2;3 ))" office:value-type="float" office:value="1">
            <text:p>1</text:p>
          </table:table-cell>
          <table:table-cell office:value-type="float" office:value="-5.066">
            <text:p>-5.066</text:p>
          </table:table-cell>
          <table:table-cell office:value-type="float" office:value="5.473">
            <text:p>5.473</text:p>
          </table:table-cell>
          <table:table-cell office:value-type="float" office:value="4.201">
            <text:p>4.201</text:p>
          </table:table-cell>
          <table:table-cell/>
          <table:table-cell office:value-type="string">
            <text:p>C</text:p>
          </table:table-cell>
          <table:table-cell office:value-type="float" office:value="8.700317006">
            <text:p>8.700317006</text:p>
          </table:table-cell>
          <table:table-cell office:value-type="float" office:value="5.482791635">
            <text:p>5.482791635</text:p>
          </table:table-cell>
          <table:table-cell office:value-type="float" office:value="4.118880023">
            <text:p>4.1188800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2]+1" office:value-type="float" office:value="58">
            <text:p>58</text:p>
          </table:table-cell>
          <table:table-cell table:formula="of:=IF( [.C63]=[.$C$1]; 1; IF( [.C63]=[.$E$1]; 2;3 ))" office:value-type="float" office:value="1">
            <text:p>1</text:p>
          </table:table-cell>
          <table:table-cell office:value-type="float" office:value="-4.092">
            <text:p>-4.092</text:p>
          </table:table-cell>
          <table:table-cell office:value-type="float" office:value="6.455">
            <text:p>6.455</text:p>
          </table:table-cell>
          <table:table-cell office:value-type="float" office:value="4.067">
            <text:p>4.067</text:p>
          </table:table-cell>
          <table:table-cell/>
          <table:table-cell office:value-type="string">
            <text:p>C</text:p>
          </table:table-cell>
          <table:table-cell office:value-type="float" office:value="9.712653979">
            <text:p>9.712653979</text:p>
          </table:table-cell>
          <table:table-cell office:value-type="float" office:value="6.528246706">
            <text:p>6.528246706</text:p>
          </table:table-cell>
          <table:table-cell office:value-type="float" office:value="3.999320242">
            <text:p>3.99932024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3]+1" office:value-type="float" office:value="59">
            <text:p>59</text:p>
          </table:table-cell>
          <table:table-cell table:formula="of:=IF( [.C64]=[.$C$1]; 1; IF( [.C64]=[.$E$1]; 2;3 ))" office:value-type="float" office:value="1">
            <text:p>1</text:p>
          </table:table-cell>
          <table:table-cell office:value-type="float" office:value="-3.77">
            <text:p>-3.77</text:p>
          </table:table-cell>
          <table:table-cell office:value-type="float" office:value="7.313">
            <text:p>7.313</text:p>
          </table:table-cell>
          <table:table-cell office:value-type="float" office:value="5.208">
            <text:p>5.208</text:p>
          </table:table-cell>
          <table:table-cell/>
          <table:table-cell office:value-type="string">
            <text:p>C</text:p>
          </table:table-cell>
          <table:table-cell office:value-type="float" office:value="10.016354343">
            <text:p>10.016354343</text:p>
          </table:table-cell>
          <table:table-cell office:value-type="float" office:value="7.416329832">
            <text:p>7.416329832</text:p>
          </table:table-cell>
          <table:table-cell office:value-type="float" office:value="5.170691006">
            <text:p>5.1706910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4]+1" office:value-type="float" office:value="60">
            <text:p>60</text:p>
          </table:table-cell>
          <table:table-cell table:formula="of:=IF( [.C65]=[.$C$1]; 1; IF( [.C65]=[.$E$1]; 2;3 ))" office:value-type="float" office:value="1">
            <text:p>1</text:p>
          </table:table-cell>
          <table:table-cell office:value-type="float" office:value="-4.448">
            <text:p>-4.448</text:p>
          </table:table-cell>
          <table:table-cell office:value-type="float" office:value="7.15">
            <text:p>7.15</text:p>
          </table:table-cell>
          <table:table-cell office:value-type="float" office:value="6.411">
            <text:p>6.411</text:p>
          </table:table-cell>
          <table:table-cell/>
          <table:table-cell office:value-type="string">
            <text:p>C</text:p>
          </table:table-cell>
          <table:table-cell office:value-type="float" office:value="9.299466865">
            <text:p>9.299466865</text:p>
          </table:table-cell>
          <table:table-cell office:value-type="float" office:value="7.234809807">
            <text:p>7.234809807</text:p>
          </table:table-cell>
          <table:table-cell office:value-type="float" office:value="6.429731409">
            <text:p>6.4297314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5]+1" office:value-type="float" office:value="61">
            <text:p>61</text:p>
          </table:table-cell>
          <table:table-cell table:formula="of:=IF( [.C66]=[.$C$1]; 1; IF( [.C66]=[.$E$1]; 2;3 ))" office:value-type="float" office:value="1">
            <text:p>1</text:p>
          </table:table-cell>
          <table:table-cell office:value-type="float" office:value="1.965">
            <text:p>1.965</text:p>
          </table:table-cell>
          <table:table-cell office:value-type="float" office:value="2.024">
            <text:p>2.024</text:p>
          </table:table-cell>
          <table:table-cell office:value-type="float" office:value="6.696">
            <text:p>6.696</text:p>
          </table:table-cell>
          <table:table-cell/>
          <table:table-cell office:value-type="string">
            <text:p>C</text:p>
          </table:table-cell>
          <table:table-cell office:value-type="float" office:value="3.472852944">
            <text:p>3.472852944</text:p>
          </table:table-cell>
          <table:table-cell office:value-type="float" office:value="11.375357398">
            <text:p>11.375357398</text:p>
          </table:table-cell>
          <table:table-cell office:value-type="float" office:value="2.040588201">
            <text:p>2.0405882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6]+1" office:value-type="float" office:value="62">
            <text:p>62</text:p>
          </table:table-cell>
          <table:table-cell table:formula="of:=IF( [.C67]=[.$C$1]; 1; IF( [.C67]=[.$E$1]; 2;3 ))" office:value-type="float" office:value="1">
            <text:p>1</text:p>
          </table:table-cell>
          <table:table-cell office:value-type="float" office:value="2.202">
            <text:p>2.202</text:p>
          </table:table-cell>
          <table:table-cell office:value-type="float" office:value="0.82">
            <text:p>0.82</text:p>
          </table:table-cell>
          <table:table-cell office:value-type="float" office:value="7.562">
            <text:p>7.562</text:p>
          </table:table-cell>
          <table:table-cell/>
          <table:table-cell office:value-type="string">
            <text:p>C</text:p>
          </table:table-cell>
          <table:table-cell office:value-type="float" office:value="3.787628625">
            <text:p>3.787628625</text:p>
          </table:table-cell>
          <table:table-cell office:value-type="float" office:value="10.511610643">
            <text:p>10.511610643</text:p>
          </table:table-cell>
          <table:table-cell office:value-type="float" office:value="3.175020796">
            <text:p>3.1750207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7]+1" office:value-type="float" office:value="63">
            <text:p>63</text:p>
          </table:table-cell>
          <table:table-cell table:formula="of:=IF( [.C68]=[.$C$1]; 1; IF( [.C68]=[.$E$1]; 2;3 ))" office:value-type="float" office:value="1">
            <text:p>1</text:p>
          </table:table-cell>
          <table:table-cell office:value-type="float" office:value="2.496">
            <text:p>2.496</text:p>
          </table:table-cell>
          <table:table-cell office:value-type="float" office:value="0.982">
            <text:p>0.982</text:p>
          </table:table-cell>
          <table:table-cell office:value-type="float" office:value="8.915">
            <text:p>8.915</text:p>
          </table:table-cell>
          <table:table-cell/>
          <table:table-cell office:value-type="string">
            <text:p>C</text:p>
          </table:table-cell>
          <table:table-cell office:value-type="float" office:value="4.83745798">
            <text:p>4.83745798</text:p>
          </table:table-cell>
          <table:table-cell office:value-type="float" office:value="9.447423961">
            <text:p>9.447423961</text:p>
          </table:table-cell>
          <table:table-cell office:value-type="float" office:value="3.039459317">
            <text:p>3.0394593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8]+1" office:value-type="float" office:value="64">
            <text:p>64</text:p>
          </table:table-cell>
          <table:table-cell table:formula="of:=IF( [.C69]=[.$C$1]; 1; IF( [.C69]=[.$E$1]; 2;3 ))" office:value-type="float" office:value="1">
            <text:p>1</text:p>
          </table:table-cell>
          <table:table-cell office:value-type="float" office:value="2.76">
            <text:p>2.76</text:p>
          </table:table-cell>
          <table:table-cell office:value-type="float" office:value="-0.125">
            <text:p>-0.125</text:p>
          </table:table-cell>
          <table:table-cell office:value-type="float" office:value="9.721">
            <text:p>9.721</text:p>
          </table:table-cell>
          <table:table-cell/>
          <table:table-cell office:value-type="string">
            <text:p>C</text:p>
          </table:table-cell>
          <table:table-cell office:value-type="float" office:value="5.543955232">
            <text:p>5.543955232</text:p>
          </table:table-cell>
          <table:table-cell office:value-type="float" office:value="9.275930816">
            <text:p>9.275930816</text:p>
          </table:table-cell>
          <table:table-cell office:value-type="float" office:value="1.773154412">
            <text:p>1.7731544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69]+1" office:value-type="float" office:value="65">
            <text:p>65</text:p>
          </table:table-cell>
          <table:table-cell table:formula="of:=IF( [.C70]=[.$C$1]; 1; IF( [.C70]=[.$E$1]; 2;3 ))" office:value-type="float" office:value="1">
            <text:p>1</text:p>
          </table:table-cell>
          <table:table-cell office:value-type="float" office:value="2.745">
            <text:p>2.745</text:p>
          </table:table-cell>
          <table:table-cell office:value-type="float" office:value="-1.394">
            <text:p>-1.394</text:p>
          </table:table-cell>
          <table:table-cell office:value-type="float" office:value="9.172">
            <text:p>9.172</text:p>
          </table:table-cell>
          <table:table-cell/>
          <table:table-cell office:value-type="string">
            <text:p>C</text:p>
          </table:table-cell>
          <table:table-cell office:value-type="float" office:value="5.220372939">
            <text:p>5.220372939</text:p>
          </table:table-cell>
          <table:table-cell office:value-type="float" office:value="10.163832606">
            <text:p>10.163832606</text:p>
          </table:table-cell>
          <table:table-cell office:value-type="float" office:value="0.606990694">
            <text:p>0.6069906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0]+1" office:value-type="float" office:value="66">
            <text:p>66</text:p>
          </table:table-cell>
          <table:table-cell table:formula="of:=IF( [.C71]=[.$C$1]; 1; IF( [.C71]=[.$E$1]; 2;3 ))" office:value-type="float" office:value="1">
            <text:p>1</text:p>
          </table:table-cell>
          <table:table-cell office:value-type="float" office:value="2.465">
            <text:p>2.465</text:p>
          </table:table-cell>
          <table:table-cell office:value-type="float" office:value="-1.566">
            <text:p>-1.566</text:p>
          </table:table-cell>
          <table:table-cell office:value-type="float" office:value="7.827">
            <text:p>7.827</text:p>
          </table:table-cell>
          <table:table-cell/>
          <table:table-cell office:value-type="string">
            <text:p>C</text:p>
          </table:table-cell>
          <table:table-cell office:value-type="float" office:value="4.199118235">
            <text:p>4.199118235</text:p>
          </table:table-cell>
          <table:table-cell office:value-type="float" office:value="11.199067301">
            <text:p>11.199067301</text:p>
          </table:table-cell>
          <table:table-cell office:value-type="float" office:value="0.738853191">
            <text:p>0.738853191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71]+1" office:value-type="float" office:value="67">
            <text:p>67</text:p>
          </table:table-cell>
          <table:table-cell table:formula="of:=IF( [.C72]=[.$C$1]; 1; IF( [.C72]=[.$E$1]; 2;3 ))" office:value-type="float" office:value="3">
            <text:p>3</text:p>
          </table:table-cell>
          <table:table-cell office:value-type="float" office:value="3.306">
            <text:p>3.306</text:p>
          </table:table-cell>
          <table:table-cell office:value-type="float" office:value="4.16">
            <text:p>4.16</text:p>
          </table:table-cell>
          <table:table-cell office:value-type="float" office:value="3.086">
            <text:p>3.086</text:p>
          </table:table-cell>
          <table:table-cell/>
          <table:table-cell office:value-type="string">
            <text:p>C</text:p>
          </table:table-cell>
          <table:table-cell office:value-type="float" office:value="4.428920324">
            <text:p>4.428920324</text:p>
          </table:table-cell>
          <table:table-cell office:value-type="float" office:value="12.559602611">
            <text:p>12.559602611</text:p>
          </table:table-cell>
          <table:table-cell office:value-type="float" office:value="0.147981274">
            <text:p>0.147981274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72]+1" office:value-type="float" office:value="68">
            <text:p>68</text:p>
          </table:table-cell>
          <table:table-cell table:formula="of:=IF( [.C73]=[.$C$1]; 1; IF( [.C73]=[.$E$1]; 2;3 ))" office:value-type="float" office:value="3">
            <text:p>3</text:p>
          </table:table-cell>
          <table:table-cell office:value-type="float" office:value="5.443">
            <text:p>5.443</text:p>
          </table:table-cell>
          <table:table-cell office:value-type="float" office:value="4.643">
            <text:p>4.643</text:p>
          </table:table-cell>
          <table:table-cell office:value-type="float" office:value="3.58">
            <text:p>3.58</text:p>
          </table:table-cell>
          <table:table-cell/>
          <table:table-cell office:value-type="string">
            <text:p>C</text:p>
          </table:table-cell>
          <table:table-cell office:value-type="float" office:value="3.84471154">
            <text:p>3.84471154</text:p>
          </table:table-cell>
          <table:table-cell office:value-type="float" office:value="13.576753459">
            <text:p>13.576753459</text:p>
          </table:table-cell>
          <table:table-cell office:value-type="float" office:value="1.08452097">
            <text:p>1.0845209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3]+1" office:value-type="float" office:value="69">
            <text:p>69</text:p>
          </table:table-cell>
          <table:table-cell table:formula="of:=IF( [.C74]=[.$C$1]; 1; IF( [.C74]=[.$E$1]; 2;3 ))" office:value-type="float" office:value="1">
            <text:p>1</text:p>
          </table:table-cell>
          <table:table-cell office:value-type="float" office:value="2.184">
            <text:p>2.184</text:p>
          </table:table-cell>
          <table:table-cell office:value-type="float" office:value="-0.467">
            <text:p>-0.467</text:p>
          </table:table-cell>
          <table:table-cell office:value-type="float" office:value="7.027">
            <text:p>7.027</text:p>
          </table:table-cell>
          <table:table-cell/>
          <table:table-cell office:value-type="string">
            <text:p>C</text:p>
          </table:table-cell>
          <table:table-cell office:value-type="float" office:value="3.25381905">
            <text:p>3.25381905</text:p>
          </table:table-cell>
          <table:table-cell office:value-type="float" office:value="12.844843457">
            <text:p>12.844843457</text:p>
          </table:table-cell>
          <table:table-cell office:value-type="float" office:value="2.254224433">
            <text:p>2.25422443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4]+1" office:value-type="float" office:value="70">
            <text:p>70</text:p>
          </table:table-cell>
          <table:table-cell table:formula="of:=IF( [.C75]=[.$C$1]; 1; IF( [.C75]=[.$E$1]; 2;3 ))" office:value-type="float" office:value="1">
            <text:p>1</text:p>
          </table:table-cell>
          <table:table-cell office:value-type="float" office:value="3.201">
            <text:p>3.201</text:p>
          </table:table-cell>
          <table:table-cell office:value-type="float" office:value="2.551">
            <text:p>2.551</text:p>
          </table:table-cell>
          <table:table-cell office:value-type="float" office:value="5.957">
            <text:p>5.957</text:p>
          </table:table-cell>
          <table:table-cell/>
          <table:table-cell office:value-type="string">
            <text:p>C</text:p>
          </table:table-cell>
          <table:table-cell office:value-type="float" office:value="3.355507736">
            <text:p>3.355507736</text:p>
          </table:table-cell>
          <table:table-cell office:value-type="float" office:value="13.41060305">
            <text:p>13.41060305</text:p>
          </table:table-cell>
          <table:table-cell office:value-type="float" office:value="3.596475616">
            <text:p>3.5964756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5]+1" office:value-type="float" office:value="71">
            <text:p>71</text:p>
          </table:table-cell>
          <table:table-cell table:formula="of:=IF( [.C76]=[.$C$1]; 1; IF( [.C76]=[.$E$1]; 2;3 ))" office:value-type="float" office:value="1">
            <text:p>1</text:p>
          </table:table-cell>
          <table:table-cell office:value-type="float" office:value="3.575">
            <text:p>3.575</text:p>
          </table:table-cell>
          <table:table-cell office:value-type="float" office:value="1.757">
            <text:p>1.757</text:p>
          </table:table-cell>
          <table:table-cell office:value-type="float" office:value="4.708">
            <text:p>4.708</text:p>
          </table:table-cell>
          <table:table-cell/>
          <table:table-cell office:value-type="string">
            <text:p>C</text:p>
          </table:table-cell>
          <table:table-cell office:value-type="float" office:value="3.679082046">
            <text:p>3.679082046</text:p>
          </table:table-cell>
          <table:table-cell office:value-type="float" office:value="12.522700277">
            <text:p>12.522700277</text:p>
          </table:table-cell>
          <table:table-cell office:value-type="float" office:value="4.762644229">
            <text:p>4.7626442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6]+1" office:value-type="float" office:value="72">
            <text:p>72</text:p>
          </table:table-cell>
          <table:table-cell table:formula="of:=IF( [.C77]=[.$C$1]; 1; IF( [.C77]=[.$E$1]; 2;3 ))" office:value-type="float" office:value="1">
            <text:p>1</text:p>
          </table:table-cell>
          <table:table-cell office:value-type="float" office:value="4.74">
            <text:p>4.74</text:p>
          </table:table-cell>
          <table:table-cell office:value-type="float" office:value="2.425">
            <text:p>2.425</text:p>
          </table:table-cell>
          <table:table-cell office:value-type="float" office:value="3.961">
            <text:p>3.961</text:p>
          </table:table-cell>
          <table:table-cell/>
          <table:table-cell office:value-type="string">
            <text:p>C</text:p>
          </table:table-cell>
          <table:table-cell office:value-type="float" office:value="3.892164094">
            <text:p>3.892164094</text:p>
          </table:table-cell>
          <table:table-cell office:value-type="float" office:value="11.093198174">
            <text:p>11.093198174</text:p>
          </table:table-cell>
          <table:table-cell office:value-type="float" office:value="4.554822046">
            <text:p>4.55482204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7]+1" office:value-type="float" office:value="73">
            <text:p>73</text:p>
          </table:table-cell>
          <table:table-cell table:formula="of:=IF( [.C78]=[.$C$1]; 1; IF( [.C78]=[.$E$1]; 2;3 ))" office:value-type="float" office:value="1">
            <text:p>1</text:p>
          </table:table-cell>
          <table:table-cell office:value-type="float" office:value="4.391">
            <text:p>4.391</text:p>
          </table:table-cell>
          <table:table-cell office:value-type="float" office:value="3.817">
            <text:p>3.817</text:p>
          </table:table-cell>
          <table:table-cell office:value-type="float" office:value="3.499">
            <text:p>3.499</text:p>
          </table:table-cell>
          <table:table-cell/>
          <table:table-cell office:value-type="string">
            <text:p>C</text:p>
          </table:table-cell>
          <table:table-cell office:value-type="float" office:value="5.006597447">
            <text:p>5.006597447</text:p>
          </table:table-cell>
          <table:table-cell office:value-type="float" office:value="10.388450473">
            <text:p>10.388450473</text:p>
          </table:table-cell>
          <table:table-cell office:value-type="float" office:value="5.272025958">
            <text:p>5.2720259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78]+1" office:value-type="float" office:value="74">
            <text:p>74</text:p>
          </table:table-cell>
          <table:table-cell table:formula="of:=IF( [.C79]=[.$C$1]; 1; IF( [.C79]=[.$E$1]; 2;3 ))" office:value-type="float" office:value="1">
            <text:p>1</text:p>
          </table:table-cell>
          <table:table-cell office:value-type="float" office:value="5.199">
            <text:p>5.199</text:p>
          </table:table-cell>
          <table:table-cell office:value-type="float" office:value="6.027">
            <text:p>6.027</text:p>
          </table:table-cell>
          <table:table-cell office:value-type="float" office:value="3.198">
            <text:p>3.198</text:p>
          </table:table-cell>
          <table:table-cell/>
          <table:table-cell office:value-type="string">
            <text:p>C</text:p>
          </table:table-cell>
          <table:table-cell office:value-type="float" office:value="5.590824756">
            <text:p>5.590824756</text:p>
          </table:table-cell>
          <table:table-cell office:value-type="float" office:value="9.371301287">
            <text:p>9.371301287</text:p>
          </table:table-cell>
          <table:table-cell office:value-type="float" office:value="4.335477285">
            <text:p>4.33547728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79]+1" office:value-type="float" office:value="75">
            <text:p>75</text:p>
          </table:table-cell>
          <table:table-cell table:formula="of:=IF( [.C80]=[.$C$1]; 1; IF( [.C80]=[.$E$1]; 2;3 ))" office:value-type="float" office:value="2">
            <text:p>2</text:p>
          </table:table-cell>
          <table:table-cell office:value-type="float" office:value="2.508">
            <text:p>2.508</text:p>
          </table:table-cell>
          <table:table-cell office:value-type="float" office:value="1.931">
            <text:p>1.931</text:p>
          </table:table-cell>
          <table:table-cell office:value-type="float" office:value="9.287">
            <text:p>9.287</text:p>
          </table:table-cell>
          <table:table-cell/>
          <table:table-cell office:value-type="string">
            <text:p>C</text:p>
          </table:table-cell>
          <table:table-cell office:value-type="float" office:value="7.030176245">
            <text:p>7.030176245</text:p>
          </table:table-cell>
          <table:table-cell office:value-type="float" office:value="9.125766277">
            <text:p>9.125766277</text:p>
          </table:table-cell>
          <table:table-cell office:value-type="float" office:value="4.32992758">
            <text:p>4.3299275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0]+1" office:value-type="float" office:value="76">
            <text:p>76</text:p>
          </table:table-cell>
          <table:table-cell table:formula="of:=IF( [.C81]=[.$C$1]; 1; IF( [.C81]=[.$E$1]; 2;3 ))" office:value-type="float" office:value="2">
            <text:p>2</text:p>
          </table:table-cell>
          <table:table-cell office:value-type="float" office:value="3.013">
            <text:p>3.013</text:p>
          </table:table-cell>
          <table:table-cell office:value-type="float" office:value="0.025">
            <text:p>0.025</text:p>
          </table:table-cell>
          <table:table-cell office:value-type="float" office:value="10.703">
            <text:p>10.703</text:p>
          </table:table-cell>
          <table:table-cell/>
          <table:table-cell office:value-type="string">
            <text:p>C</text:p>
          </table:table-cell>
          <table:table-cell office:value-type="float" office:value="7.756433132">
            <text:p>7.756433132</text:p>
          </table:table-cell>
          <table:table-cell office:value-type="float" office:value="8.949473341">
            <text:p>8.949473341</text:p>
          </table:table-cell>
          <table:table-cell office:value-type="float" office:value="3.028201358">
            <text:p>3.02820135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1]+1" office:value-type="float" office:value="77">
            <text:p>77</text:p>
          </table:table-cell>
          <table:table-cell table:formula="of:=IF( [.C82]=[.$C$1]; 1; IF( [.C82]=[.$E$1]; 2;3 ))" office:value-type="float" office:value="2">
            <text:p>2</text:p>
          </table:table-cell>
          <table:table-cell office:value-type="float" office:value="2.987">
            <text:p>2.987</text:p>
          </table:table-cell>
          <table:table-cell office:value-type="float" office:value="-2.187">
            <text:p>-2.187</text:p>
          </table:table-cell>
          <table:table-cell office:value-type="float" office:value="9.747">
            <text:p>9.747</text:p>
          </table:table-cell>
          <table:table-cell/>
          <table:table-cell office:value-type="string">
            <text:p>C</text:p>
          </table:table-cell>
          <table:table-cell office:value-type="float" office:value="7.023570858">
            <text:p>7.023570858</text:p>
          </table:table-cell>
          <table:table-cell office:value-type="float" office:value="9.023523939">
            <text:p>9.023523939</text:p>
          </table:table-cell>
          <table:table-cell office:value-type="float" office:value="1.767448945">
            <text:p>1.76744894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2]+1" office:value-type="float" office:value="78">
            <text:p>78</text:p>
          </table:table-cell>
          <table:table-cell table:formula="of:=IF( [.C83]=[.$C$1]; 1; IF( [.C83]=[.$E$1]; 2;3 ))" office:value-type="float" office:value="2">
            <text:p>2</text:p>
          </table:table-cell>
          <table:table-cell office:value-type="float" office:value="2.411">
            <text:p>2.411</text:p>
          </table:table-cell>
          <table:table-cell office:value-type="float" office:value="-2.467">
            <text:p>-2.467</text:p>
          </table:table-cell>
          <table:table-cell office:value-type="float" office:value="7.403">
            <text:p>7.403</text:p>
          </table:table-cell>
          <table:table-cell/>
          <table:table-cell office:value-type="string">
            <text:p>C</text:p>
          </table:table-cell>
          <table:table-cell office:value-type="float" office:value="7.614455174">
            <text:p>7.614455174</text:p>
          </table:table-cell>
          <table:table-cell office:value-type="float" office:value="9.755431483">
            <text:p>9.755431483</text:p>
          </table:table-cell>
          <table:table-cell office:value-type="float" office:value="0.597753235">
            <text:p>0.59775323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3]+1" office:value-type="float" office:value="79">
            <text:p>79</text:p>
          </table:table-cell>
          <table:table-cell table:formula="of:=IF( [.C84]=[.$C$1]; 1; IF( [.C84]=[.$E$1]; 2;3 ))" office:value-type="float" office:value="2">
            <text:p>2</text:p>
          </table:table-cell>
          <table:table-cell office:value-type="float" office:value="1.935">
            <text:p>1.935</text:p>
          </table:table-cell>
          <table:table-cell office:value-type="float" office:value="-0.694">
            <text:p>-0.694</text:p>
          </table:table-cell>
          <table:table-cell office:value-type="float" office:value="6.052">
            <text:p>6.052</text:p>
          </table:table-cell>
          <table:table-cell/>
          <table:table-cell office:value-type="string">
            <text:p>C</text:p>
          </table:table-cell>
          <table:table-cell office:value-type="float" office:value="1.469330628">
            <text:p>1.469330628</text:p>
          </table:table-cell>
          <table:table-cell office:value-type="float" office:value="10.460180934">
            <text:p>10.460180934</text:p>
          </table:table-cell>
          <table:table-cell office:value-type="float" office:value="18.282285747">
            <text:p>18.28228574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4]+1" office:value-type="float" office:value="80">
            <text:p>80</text:p>
          </table:table-cell>
          <table:table-cell table:formula="of:=IF( [.C85]=[.$C$1]; 1; IF( [.C85]=[.$E$1]; 2;3 ))" office:value-type="float" office:value="2">
            <text:p>2</text:p>
          </table:table-cell>
          <table:table-cell office:value-type="float" office:value="3.015">
            <text:p>3.015</text:p>
          </table:table-cell>
          <table:table-cell office:value-type="float" office:value="3.505">
            <text:p>3.505</text:p>
          </table:table-cell>
          <table:table-cell office:value-type="float" office:value="5.69">
            <text:p>5.69</text:p>
          </table:table-cell>
          <table:table-cell/>
          <table:table-cell office:value-type="string">
            <text:p>C</text:p>
          </table:table-cell>
          <table:table-cell office:value-type="float" office:value="1.692880347">
            <text:p>1.692880347</text:p>
          </table:table-cell>
          <table:table-cell office:value-type="float" office:value="11.783698023">
            <text:p>11.783698023</text:p>
          </table:table-cell>
          <table:table-cell office:value-type="float" office:value="17.707491545">
            <text:p>17.70749154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5]+1" office:value-type="float" office:value="81">
            <text:p>81</text:p>
          </table:table-cell>
          <table:table-cell table:formula="of:=IF( [.C86]=[.$C$1]; 1; IF( [.C86]=[.$E$1]; 2;3 ))" office:value-type="float" office:value="2">
            <text:p>2</text:p>
          </table:table-cell>
          <table:table-cell office:value-type="float" office:value="4.031">
            <text:p>4.031</text:p>
          </table:table-cell>
          <table:table-cell office:value-type="float" office:value="2.563">
            <text:p>2.563</text:p>
          </table:table-cell>
          <table:table-cell office:value-type="float" office:value="6.656">
            <text:p>6.656</text:p>
          </table:table-cell>
          <table:table-cell/>
          <table:table-cell office:value-type="string">
            <text:p>C</text:p>
          </table:table-cell>
          <table:table-cell office:value-type="float" office:value="0.643060078">
            <text:p>0.643060078</text:p>
          </table:table-cell>
          <table:table-cell office:value-type="float" office:value="12.847889356">
            <text:p>12.847889356</text:p>
          </table:table-cell>
          <table:table-cell office:value-type="float" office:value="17.843043138">
            <text:p>17.84304313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6]+1" office:value-type="float" office:value="82">
            <text:p>82</text:p>
          </table:table-cell>
          <table:table-cell table:formula="of:=IF( [.C87]=[.$C$1]; 1; IF( [.C87]=[.$E$1]; 2;3 ))" office:value-type="float" office:value="2">
            <text:p>2</text:p>
          </table:table-cell>
          <table:table-cell office:value-type="float" office:value="2.763">
            <text:p>2.763</text:p>
          </table:table-cell>
          <table:table-cell office:value-type="float" office:value="1.703">
            <text:p>1.703</text:p>
          </table:table-cell>
          <table:table-cell office:value-type="float" office:value="4.028">
            <text:p>4.028</text:p>
          </table:table-cell>
          <table:table-cell/>
          <table:table-cell office:value-type="string">
            <text:p>C</text:p>
          </table:table-cell>
          <table:table-cell office:value-type="float" office:value="1.338467658">
            <text:p>1.338467658</text:p>
          </table:table-cell>
          <table:table-cell office:value-type="float" office:value="14.161385872">
            <text:p>14.161385872</text:p>
          </table:table-cell>
          <table:table-cell office:value-type="float" office:value="18.053159018">
            <text:p>18.05315901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7]+1" office:value-type="float" office:value="83">
            <text:p>83</text:p>
          </table:table-cell>
          <table:table-cell table:formula="of:=IF( [.C88]=[.$C$1]; 1; IF( [.C88]=[.$E$1]; 2;3 ))" office:value-type="float" office:value="2">
            <text:p>2</text:p>
          </table:table-cell>
          <table:table-cell office:value-type="float" office:value="3.825">
            <text:p>3.825</text:p>
          </table:table-cell>
          <table:table-cell office:value-type="float" office:value="0.807">
            <text:p>0.807</text:p>
          </table:table-cell>
          <table:table-cell office:value-type="float" office:value="4.983">
            <text:p>4.983</text:p>
          </table:table-cell>
          <table:table-cell/>
          <table:table-cell office:value-type="string">
            <text:p>C</text:p>
          </table:table-cell>
          <table:table-cell office:value-type="float" office:value="5.800842178">
            <text:p>5.800842178</text:p>
          </table:table-cell>
          <table:table-cell office:value-type="float" office:value="15.150850227">
            <text:p>15.150850227</text:p>
          </table:table-cell>
          <table:table-cell office:value-type="float" office:value="0.562469795">
            <text:p>0.56246979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8]+1" office:value-type="float" office:value="84">
            <text:p>84</text:p>
          </table:table-cell>
          <table:table-cell table:formula="of:=IF( [.C89]=[.$C$1]; 1; IF( [.C89]=[.$E$1]; 2;3 ))" office:value-type="float" office:value="2">
            <text:p>2</text:p>
          </table:table-cell>
          <table:table-cell office:value-type="float" office:value="5.54">
            <text:p>5.54</text:p>
          </table:table-cell>
          <table:table-cell office:value-type="float" office:value="2.48">
            <text:p>2.48</text:p>
          </table:table-cell>
          <table:table-cell office:value-type="float" office:value="4.538">
            <text:p>4.538</text:p>
          </table:table-cell>
          <table:table-cell/>
          <table:table-cell office:value-type="string">
            <text:p>C</text:p>
          </table:table-cell>
          <table:table-cell office:value-type="float" office:value="4.521196831">
            <text:p>4.521196831</text:p>
          </table:table-cell>
          <table:table-cell office:value-type="float" office:value="14.85450361">
            <text:p>14.85450361</text:p>
          </table:table-cell>
          <table:table-cell office:value-type="float" office:value="1.28891364">
            <text:p>1.2889136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89]+1" office:value-type="float" office:value="85">
            <text:p>85</text:p>
          </table:table-cell>
          <table:table-cell table:formula="of:=IF( [.C90]=[.$C$1]; 1; IF( [.C90]=[.$E$1]; 2;3 ))" office:value-type="float" office:value="2">
            <text:p>2</text:p>
          </table:table-cell>
          <table:table-cell office:value-type="float" office:value="4.999">
            <text:p>4.999</text:p>
          </table:table-cell>
          <table:table-cell office:value-type="float" office:value="1.923">
            <text:p>1.923</text:p>
          </table:table-cell>
          <table:table-cell office:value-type="float" office:value="3.112">
            <text:p>3.112</text:p>
          </table:table-cell>
          <table:table-cell/>
          <table:table-cell office:value-type="string">
            <text:p>C</text:p>
          </table:table-cell>
          <table:table-cell office:value-type="float" office:value="4.625736148">
            <text:p>4.625736148</text:p>
          </table:table-cell>
          <table:table-cell office:value-type="float" office:value="15.436092455">
            <text:p>15.436092455</text:p>
          </table:table-cell>
          <table:table-cell office:value-type="float" office:value="2.668716642">
            <text:p>2.66871664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90]+1" office:value-type="float" office:value="86">
            <text:p>86</text:p>
          </table:table-cell>
          <table:table-cell table:formula="of:=IF( [.C91]=[.$C$1]; 1; IF( [.C91]=[.$E$1]; 2;3 ))" office:value-type="float" office:value="2">
            <text:p>2</text:p>
          </table:table-cell>
          <table:table-cell office:value-type="float" office:value="4.75">
            <text:p>4.75</text:p>
          </table:table-cell>
          <table:table-cell office:value-type="float" office:value="6.07">
            <text:p>6.07</text:p>
          </table:table-cell>
          <table:table-cell office:value-type="float" office:value="2.35">
            <text:p>2.35</text:p>
          </table:table-cell>
          <table:table-cell/>
          <table:table-cell office:value-type="string">
            <text:p>C</text:p>
          </table:table-cell>
          <table:table-cell office:value-type="float" office:value="4.050927376">
            <text:p>4.050927376</text:p>
          </table:table-cell>
          <table:table-cell office:value-type="float" office:value="14.72409632">
            <text:p>14.72409632</text:p>
          </table:table-cell>
          <table:table-cell office:value-type="float" office:value="3.806579873">
            <text:p>3.80657987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91]+1" office:value-type="float" office:value="87">
            <text:p>87</text:p>
          </table:table-cell>
          <table:table-cell table:formula="of:=IF( [.C92]=[.$C$1]; 1; IF( [.C92]=[.$E$1]; 2;3 ))" office:value-type="float" office:value="2">
            <text:p>2</text:p>
          </table:table-cell>
          <table:table-cell office:value-type="float" office:value="4.565">
            <text:p>4.565</text:p>
          </table:table-cell>
          <table:table-cell office:value-type="float" office:value="6.452">
            <text:p>6.452</text:p>
          </table:table-cell>
          <table:table-cell office:value-type="float" office:value="3.944">
            <text:p>3.944</text:p>
          </table:table-cell>
          <table:table-cell/>
          <table:table-cell office:value-type="string">
            <text:p>C</text:p>
          </table:table-cell>
          <table:table-cell office:value-type="float" office:value="4.804294898">
            <text:p>4.804294898</text:p>
          </table:table-cell>
          <table:table-cell office:value-type="float" office:value="14.647981428">
            <text:p>14.647981428</text:p>
          </table:table-cell>
          <table:table-cell office:value-type="float" office:value="5.102599254">
            <text:p>5.10259925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92]+1" office:value-type="float" office:value="88">
            <text:p>88</text:p>
          </table:table-cell>
          <table:table-cell table:formula="of:=IF( [.C93]=[.$C$1]; 1; IF( [.C93]=[.$E$1]; 2;3 ))" office:value-type="float" office:value="2">
            <text:p>2</text:p>
          </table:table-cell>
          <table:table-cell office:value-type="float" office:value="6.157">
            <text:p>6.157</text:p>
          </table:table-cell>
          <table:table-cell office:value-type="float" office:value="6.426">
            <text:p>6.426</text:p>
          </table:table-cell>
          <table:table-cell office:value-type="float" office:value="3.143">
            <text:p>3.143</text:p>
          </table:table-cell>
          <table:table-cell/>
          <table:table-cell office:value-type="string">
            <text:p>C</text:p>
          </table:table-cell>
          <table:table-cell office:value-type="float" office:value="4.574481126">
            <text:p>4.574481126</text:p>
          </table:table-cell>
          <table:table-cell office:value-type="float" office:value="13.287440806">
            <text:p>13.287440806</text:p>
          </table:table-cell>
          <table:table-cell office:value-type="float" office:value="5.693479146">
            <text:p>5.69347914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3]+1" office:value-type="float" office:value="89">
            <text:p>89</text:p>
          </table:table-cell>
          <table:table-cell table:formula="of:=IF( [.C94]=[.$C$1]; 1; IF( [.C94]=[.$E$1]; 2;3 ))" office:value-type="float" office:value="1">
            <text:p>1</text:p>
          </table:table-cell>
          <table:table-cell office:value-type="float" office:value="3.898">
            <text:p>3.898</text:p>
          </table:table-cell>
          <table:table-cell office:value-type="float" office:value="6.537">
            <text:p>6.537</text:p>
          </table:table-cell>
          <table:table-cell office:value-type="float" office:value="6.568">
            <text:p>6.568</text:p>
          </table:table-cell>
          <table:table-cell/>
          <table:table-cell office:value-type="string">
            <text:p>C</text:p>
          </table:table-cell>
          <table:table-cell office:value-type="float" office:value="5.658593181">
            <text:p>5.658593181</text:p>
          </table:table-cell>
          <table:table-cell office:value-type="float" office:value="12.601865206">
            <text:p>12.601865206</text:p>
          </table:table-cell>
          <table:table-cell office:value-type="float" office:value="6.391165402">
            <text:p>6.39116540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4]+1" office:value-type="float" office:value="90">
            <text:p>90</text:p>
          </table:table-cell>
          <table:table-cell table:formula="of:=IF( [.C95]=[.$C$1]; 1; IF( [.C95]=[.$E$1]; 2;3 ))" office:value-type="float" office:value="1">
            <text:p>1</text:p>
          </table:table-cell>
          <table:table-cell office:value-type="float" office:value="4.007">
            <text:p>4.007</text:p>
          </table:table-cell>
          <table:table-cell office:value-type="float" office:value="4.489">
            <text:p>4.489</text:p>
          </table:table-cell>
          <table:table-cell office:value-type="float" office:value="8.961">
            <text:p>8.961</text:p>
          </table:table-cell>
          <table:table-cell/>
          <table:table-cell office:value-type="string">
            <text:p>C</text:p>
          </table:table-cell>
          <table:table-cell office:value-type="float" office:value="5.877629969">
            <text:p>5.877629969</text:p>
          </table:table-cell>
          <table:table-cell office:value-type="float" office:value="11.132377369">
            <text:p>11.132377369</text:p>
          </table:table-cell>
          <table:table-cell office:value-type="float" office:value="6.177531988">
            <text:p>6.1775319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5]+1" office:value-type="float" office:value="91">
            <text:p>91</text:p>
          </table:table-cell>
          <table:table-cell table:formula="of:=IF( [.C96]=[.$C$1]; 1; IF( [.C96]=[.$E$1]; 2;3 ))" office:value-type="float" office:value="1">
            <text:p>1</text:p>
          </table:table-cell>
          <table:table-cell office:value-type="float" office:value="4.928">
            <text:p>4.928</text:p>
          </table:table-cell>
          <table:table-cell office:value-type="float" office:value="6.825">
            <text:p>6.825</text:p>
          </table:table-cell>
          <table:table-cell office:value-type="float" office:value="7.939">
            <text:p>7.939</text:p>
          </table:table-cell>
          <table:table-cell/>
          <table:table-cell office:value-type="string">
            <text:p>C</text:p>
          </table:table-cell>
          <table:table-cell office:value-type="float" office:value="7.357248569">
            <text:p>7.357248569</text:p>
          </table:table-cell>
          <table:table-cell office:value-type="float" office:value="10.879971838">
            <text:p>10.879971838</text:p>
          </table:table-cell>
          <table:table-cell office:value-type="float" office:value="6.171831303">
            <text:p>6.1718313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6]+1" office:value-type="float" office:value="92">
            <text:p>92</text:p>
          </table:table-cell>
          <table:table-cell table:formula="of:=IF( [.C97]=[.$C$1]; 1; IF( [.C97]=[.$E$1]; 2;3 ))" office:value-type="float" office:value="1">
            <text:p>1</text:p>
          </table:table-cell>
          <table:table-cell office:value-type="float" office:value="4.976">
            <text:p>4.976</text:p>
          </table:table-cell>
          <table:table-cell office:value-type="float" office:value="5.935">
            <text:p>5.935</text:p>
          </table:table-cell>
          <table:table-cell office:value-type="float" office:value="8.994">
            <text:p>8.994</text:p>
          </table:table-cell>
          <table:table-cell/>
          <table:table-cell office:value-type="string">
            <text:p>C</text:p>
          </table:table-cell>
          <table:table-cell office:value-type="float" office:value="7.925579853">
            <text:p>7.925579853</text:p>
          </table:table-cell>
          <table:table-cell office:value-type="float" office:value="9.890503892">
            <text:p>9.890503892</text:p>
          </table:table-cell>
          <table:table-cell office:value-type="float" office:value="5.260761893">
            <text:p>5.2607618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7]+1" office:value-type="float" office:value="93">
            <text:p>93</text:p>
          </table:table-cell>
          <table:table-cell table:formula="of:=IF( [.C98]=[.$C$1]; 1; IF( [.C98]=[.$E$1]; 2;3 ))"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6.176">
            <text:p>6.176</text:p>
          </table:table-cell>
          <table:table-cell office:value-type="float" office:value="10.084">
            <text:p>10.084</text:p>
          </table:table-cell>
          <table:table-cell/>
          <table:table-cell office:value-type="string">
            <text:p>C</text:p>
          </table:table-cell>
          <table:table-cell office:value-type="float" office:value="9.205215814">
            <text:p>9.205215814</text:p>
          </table:table-cell>
          <table:table-cell office:value-type="float" office:value="10.186849845">
            <text:p>10.186849845</text:p>
          </table:table-cell>
          <table:table-cell office:value-type="float" office:value="4.534329071">
            <text:p>4.5343290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8]+1" office:value-type="float" office:value="94">
            <text:p>94</text:p>
          </table:table-cell>
          <table:table-cell table:formula="of:=IF( [.C99]=[.$C$1]; 1; IF( [.C99]=[.$E$1]; 2;3 ))" office:value-type="float" office:value="1">
            <text:p>1</text:p>
          </table:table-cell>
          <table:table-cell office:value-type="float" office:value="6.551">
            <text:p>6.551</text:p>
          </table:table-cell>
          <table:table-cell office:value-type="float" office:value="7.335">
            <text:p>7.335</text:p>
          </table:table-cell>
          <table:table-cell office:value-type="float" office:value="10.121">
            <text:p>10.121</text:p>
          </table:table-cell>
          <table:table-cell/>
          <table:table-cell office:value-type="string">
            <text:p>C</text:p>
          </table:table-cell>
          <table:table-cell office:value-type="float" office:value="9.100688216">
            <text:p>9.100688216</text:p>
          </table:table-cell>
          <table:table-cell office:value-type="float" office:value="9.605267181">
            <text:p>9.605267181</text:p>
          </table:table-cell>
          <table:table-cell office:value-type="float" office:value="3.154524525">
            <text:p>3.15452452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99]+1" office:value-type="float" office:value="95">
            <text:p>95</text:p>
          </table:table-cell>
          <table:table-cell table:formula="of:=IF( [.C100]=[.$C$1]; 1; IF( [.C100]=[.$E$1]; 2;3 ))" office:value-type="float" office:value="1">
            <text:p>1</text:p>
          </table:table-cell>
          <table:table-cell office:value-type="float" office:value="6.494">
            <text:p>6.494</text:p>
          </table:table-cell>
          <table:table-cell office:value-type="float" office:value="8.235">
            <text:p>8.235</text:p>
          </table:table-cell>
          <table:table-cell office:value-type="float" office:value="9.066">
            <text:p>9.066</text:p>
          </table:table-cell>
          <table:table-cell/>
          <table:table-cell office:value-type="string">
            <text:p>C</text:p>
          </table:table-cell>
          <table:table-cell office:value-type="float" office:value="9.675489095">
            <text:p>9.675489095</text:p>
          </table:table-cell>
          <table:table-cell office:value-type="float" office:value="10.317253405">
            <text:p>10.317253405</text:p>
          </table:table-cell>
          <table:table-cell office:value-type="float" office:value="2.01666277">
            <text:p>2.016662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0]+1" office:value-type="float" office:value="96">
            <text:p>96</text:p>
          </table:table-cell>
          <table:table-cell table:formula="of:=IF( [.C101]=[.$C$1]; 1; IF( [.C101]=[.$E$1]; 2;3 ))" office:value-type="float" office:value="1">
            <text:p>1</text:p>
          </table:table-cell>
          <table:table-cell office:value-type="float" office:value="5.694">
            <text:p>5.694</text:p>
          </table:table-cell>
          <table:table-cell office:value-type="float" office:value="7.977">
            <text:p>7.977</text:p>
          </table:table-cell>
          <table:table-cell office:value-type="float" office:value="7.969">
            <text:p>7.969</text:p>
          </table:table-cell>
          <table:table-cell/>
          <table:table-cell office:value-type="string">
            <text:p>C</text:p>
          </table:table-cell>
          <table:table-cell office:value-type="float" office:value="8.922127091">
            <text:p>8.922127091</text:p>
          </table:table-cell>
          <table:table-cell office:value-type="float" office:value="10.39337964">
            <text:p>10.39337964</text:p>
          </table:table-cell>
          <table:table-cell office:value-type="float" office:value="0.720638659">
            <text:p>0.72063865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01]+1" office:value-type="float" office:value="97">
            <text:p>97</text:p>
          </table:table-cell>
          <table:table-cell table:formula="of:=IF( [.C102]=[.$C$1]; 1; IF( [.C102]=[.$E$1]; 2;3 ))" office:value-type="float" office:value="2">
            <text:p>2</text:p>
          </table:table-cell>
          <table:table-cell office:value-type="float" office:value="5.799">
            <text:p>5.799</text:p>
          </table:table-cell>
          <table:table-cell office:value-type="float" office:value="5.594">
            <text:p>5.594</text:p>
          </table:table-cell>
          <table:table-cell office:value-type="float" office:value="10.868">
            <text:p>10.868</text:p>
          </table:table-cell>
          <table:table-cell/>
          <table:table-cell office:value-type="string">
            <text:p>C</text:p>
          </table:table-cell>
          <table:table-cell office:value-type="float" office:value="9.151938242">
            <text:p>9.151938242</text:p>
          </table:table-cell>
          <table:table-cell office:value-type="float" office:value="11.753914006">
            <text:p>11.753914006</text:p>
          </table:table-cell>
          <table:table-cell office:value-type="float" office:value="0.129764565">
            <text:p>0.12976456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02]+1" office:value-type="float" office:value="98">
            <text:p>98</text:p>
          </table:table-cell>
          <table:table-cell table:formula="of:=IF( [.C103]=[.$C$1]; 1; IF( [.C103]=[.$E$1]; 2;3 ))" office:value-type="float" office:value="2">
            <text:p>2</text:p>
          </table:table-cell>
          <table:table-cell office:value-type="float" office:value="7.068">
            <text:p>7.068</text:p>
          </table:table-cell>
          <table:table-cell office:value-type="float" office:value="7.525">
            <text:p>7.525</text:p>
          </table:table-cell>
          <table:table-cell office:value-type="float" office:value="10.925">
            <text:p>10.925</text:p>
          </table:table-cell>
          <table:table-cell/>
          <table:table-cell office:value-type="string">
            <text:p>C</text:p>
          </table:table-cell>
          <table:table-cell office:value-type="float" office:value="3.037134091">
            <text:p>3.037134091</text:p>
          </table:table-cell>
          <table:table-cell office:value-type="float" office:value="12.439488925">
            <text:p>12.439488925</text:p>
          </table:table-cell>
          <table:table-cell office:value-type="float" office:value="17.833818289">
            <text:p>17.83381828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03]+1" office:value-type="float" office:value="99">
            <text:p>99</text:p>
          </table:table-cell>
          <table:table-cell table:formula="of:=IF( [.C104]=[.$C$1]; 1; IF( [.C104]=[.$E$1]; 2;3 ))" office:value-type="float" office:value="2">
            <text:p>2</text:p>
          </table:table-cell>
          <table:table-cell office:value-type="float" office:value="7.056">
            <text:p>7.056</text:p>
          </table:table-cell>
          <table:table-cell office:value-type="float" office:value="9.147">
            <text:p>9.147</text:p>
          </table:table-cell>
          <table:table-cell office:value-type="float" office:value="9.124">
            <text:p>9.124</text:p>
          </table:table-cell>
          <table:table-cell/>
          <table:table-cell office:value-type="string">
            <text:p>C</text:p>
          </table:table-cell>
          <table:table-cell office:value-type="float" office:value="2.818096919">
            <text:p>2.818096919</text:p>
          </table:table-cell>
          <table:table-cell office:value-type="float" office:value="13.908976544">
            <text:p>13.908976544</text:p>
          </table:table-cell>
          <table:table-cell office:value-type="float" office:value="18.047442495">
            <text:p>18.04744249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04]+1" office:value-type="float" office:value="100">
            <text:p>100</text:p>
          </table:table-cell>
          <table:table-cell table:formula="of:=IF( [.C105]=[.$C$1]; 1; IF( [.C105]=[.$E$1]; 2;3 ))" office:value-type="float" office:value="2">
            <text:p>2</text:p>
          </table:table-cell>
          <table:table-cell office:value-type="float" office:value="5.623">
            <text:p>5.623</text:p>
          </table:table-cell>
          <table:table-cell office:value-type="float" office:value="8.655">
            <text:p>8.655</text:p>
          </table:table-cell>
          <table:table-cell office:value-type="float" office:value="7.179">
            <text:p>7.179</text:p>
          </table:table-cell>
          <table:table-cell/>
          <table:table-cell office:value-type="string">
            <text:p>C</text:p>
          </table:table-cell>
          <table:table-cell office:value-type="float" office:value="8.719819815">
            <text:p>8.719819815</text:p>
          </table:table-cell>
          <table:table-cell office:value-type="float" office:value="14.652905637">
            <text:p>14.652905637</text:p>
          </table:table-cell>
          <table:table-cell office:value-type="float" office:value="0.551213043">
            <text:p>0.5512130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5]+1" office:value-type="float" office:value="101">
            <text:p>101</text:p>
          </table:table-cell>
          <table:table-cell table:formula="of:=IF( [.C106]=[.$C$1]; 1; IF( [.C106]=[.$E$1]; 2;3 ))" office:value-type="float" office:value="1">
            <text:p>1</text:p>
          </table:table-cell>
          <table:table-cell office:value-type="float" office:value="3.37">
            <text:p>3.37</text:p>
          </table:table-cell>
          <table:table-cell office:value-type="float" office:value="11.384">
            <text:p>11.384</text:p>
          </table:table-cell>
          <table:table-cell office:value-type="float" office:value="1.986">
            <text:p>1.986</text:p>
          </table:table-cell>
          <table:table-cell/>
          <table:table-cell office:value-type="string">
            <text:p>C</text:p>
          </table:table-cell>
          <table:table-cell office:value-type="float" office:value="8.135601181">
            <text:p>8.135601181</text:p>
          </table:table-cell>
          <table:table-cell office:value-type="float" office:value="15.670050725">
            <text:p>15.670050725</text:p>
          </table:table-cell>
          <table:table-cell office:value-type="float" office:value="1.487756129">
            <text:p>1.4877561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6]+1" office:value-type="float" office:value="102">
            <text:p>102</text:p>
          </table:table-cell>
          <table:table-cell table:formula="of:=IF( [.C107]=[.$C$1]; 1; IF( [.C107]=[.$E$1]; 2;3 ))" office:value-type="float" office:value="1">
            <text:p>1</text:p>
          </table:table-cell>
          <table:table-cell office:value-type="float" office:value="3.718">
            <text:p>3.718</text:p>
          </table:table-cell>
          <table:table-cell office:value-type="float" office:value="10.421">
            <text:p>10.421</text:p>
          </table:table-cell>
          <table:table-cell office:value-type="float" office:value="3.249">
            <text:p>3.249</text:p>
          </table:table-cell>
          <table:table-cell/>
          <table:table-cell office:value-type="string">
            <text:p>C</text:p>
          </table:table-cell>
          <table:table-cell office:value-type="float" office:value="6.696236569">
            <text:p>6.696236569</text:p>
          </table:table-cell>
          <table:table-cell office:value-type="float" office:value="15.915590945">
            <text:p>15.915590945</text:p>
          </table:table-cell>
          <table:table-cell office:value-type="float" office:value="1.493312956">
            <text:p>1.49331295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7]+1" office:value-type="float" office:value="103">
            <text:p>103</text:p>
          </table:table-cell>
          <table:table-cell table:formula="of:=IF( [.C108]=[.$C$1]; 1; IF( [.C108]=[.$E$1]; 2;3 ))" office:value-type="float" office:value="1">
            <text:p>1</text:p>
          </table:table-cell>
          <table:table-cell office:value-type="float" office:value="4.896">
            <text:p>4.896</text:p>
          </table:table-cell>
          <table:table-cell office:value-type="float" office:value="9.527">
            <text:p>9.527</text:p>
          </table:table-cell>
          <table:table-cell office:value-type="float" office:value="3.055">
            <text:p>3.055</text:p>
          </table:table-cell>
          <table:table-cell/>
          <table:table-cell office:value-type="string">
            <text:p>C</text:p>
          </table:table-cell>
          <table:table-cell office:value-type="float" office:value="5.969978884">
            <text:p>5.969978884</text:p>
          </table:table-cell>
          <table:table-cell office:value-type="float" office:value="16.091878596">
            <text:p>16.091878596</text:p>
          </table:table-cell>
          <table:table-cell office:value-type="float" office:value="2.795037771">
            <text:p>2.7950377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8]+1" office:value-type="float" office:value="104">
            <text:p>104</text:p>
          </table:table-cell>
          <table:table-cell table:formula="of:=IF( [.C109]=[.$C$1]; 1; IF( [.C109]=[.$E$1]; 2;3 ))" office:value-type="float" office:value="1">
            <text:p>1</text:p>
          </table:table-cell>
          <table:table-cell office:value-type="float" office:value="5.556">
            <text:p>5.556</text:p>
          </table:table-cell>
          <table:table-cell office:value-type="float" office:value="9.388">
            <text:p>9.388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C</text:p>
          </table:table-cell>
          <table:table-cell office:value-type="float" office:value="6.702847316">
            <text:p>6.702847316</text:p>
          </table:table-cell>
          <table:table-cell office:value-type="float" office:value="16.017826635">
            <text:p>16.017826635</text:p>
          </table:table-cell>
          <table:table-cell office:value-type="float" office:value="4.055790631">
            <text:p>4.05579063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09]+1" office:value-type="float" office:value="105">
            <text:p>105</text:p>
          </table:table-cell>
          <table:table-cell table:formula="of:=IF( [.C110]=[.$C$1]; 1; IF( [.C110]=[.$E$1]; 2;3 ))" office:value-type="float" office:value="1">
            <text:p>1</text:p>
          </table:table-cell>
          <table:table-cell office:value-type="float" office:value="5.238">
            <text:p>5.238</text:p>
          </table:table-cell>
          <table:table-cell office:value-type="float" office:value="10.258">
            <text:p>10.258</text:p>
          </table:table-cell>
          <table:table-cell office:value-type="float" office:value="0.707">
            <text:p>0.707</text:p>
          </table:table-cell>
          <table:table-cell/>
          <table:table-cell office:value-type="string">
            <text:p>C</text:p>
          </table:table-cell>
          <table:table-cell office:value-type="float" office:value="6.11196329">
            <text:p>6.11196329</text:p>
          </table:table-cell>
          <table:table-cell office:value-type="float" office:value="15.285920505">
            <text:p>15.285920505</text:p>
          </table:table-cell>
          <table:table-cell office:value-type="float" office:value="5.225490515">
            <text:p>5.2254905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0]+1" office:value-type="float" office:value="106">
            <text:p>106</text:p>
          </table:table-cell>
          <table:table-cell table:formula="of:=IF( [.C111]=[.$C$1]; 1; IF( [.C111]=[.$E$1]; 2;3 ))" office:value-type="float" office:value="1">
            <text:p>1</text:p>
          </table:table-cell>
          <table:table-cell office:value-type="float" office:value="4.277">
            <text:p>4.277</text:p>
          </table:table-cell>
          <table:table-cell office:value-type="float" office:value="11.232">
            <text:p>11.232</text:p>
          </table:table-cell>
          <table:table-cell office:value-type="float" office:value="0.811">
            <text:p>0.811</text:p>
          </table:table-cell>
          <table:table-cell/>
          <table:table-cell office:value-type="string">
            <text:p>C</text:p>
          </table:table-cell>
          <table:table-cell office:value-type="float" office:value="7.226400588">
            <text:p>7.226400588</text:p>
          </table:table-cell>
          <table:table-cell office:value-type="float" office:value="14.58117453">
            <text:p>14.58117453</text:p>
          </table:table-cell>
          <table:table-cell office:value-type="float" office:value="5.94268675">
            <text:p>5.942686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1]+1" office:value-type="float" office:value="107">
            <text:p>107</text:p>
          </table:table-cell>
          <table:table-cell table:formula="of:=IF( [.C112]=[.$C$1]; 1; IF( [.C112]=[.$E$1]; 2;3 ))" office:value-type="float" office:value="1">
            <text:p>1</text:p>
          </table:table-cell>
          <table:table-cell office:value-type="float" office:value="4.538">
            <text:p>4.538</text:p>
          </table:table-cell>
          <table:table-cell office:value-type="float" office:value="12.55">
            <text:p>12.55</text:p>
          </table:table-cell>
          <table:table-cell office:value-type="float" office:value="0.284">
            <text:p>0.284</text:p>
          </table:table-cell>
          <table:table-cell/>
          <table:table-cell office:value-type="string">
            <text:p>C</text:p>
          </table:table-cell>
          <table:table-cell office:value-type="float" office:value="7.002836132">
            <text:p>7.002836132</text:p>
          </table:table-cell>
          <table:table-cell office:value-type="float" office:value="13.257654424">
            <text:p>13.257654424</text:p>
          </table:table-cell>
          <table:table-cell office:value-type="float" office:value="6.517496322">
            <text:p>6.5174963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2]+1" office:value-type="float" office:value="108">
            <text:p>108</text:p>
          </table:table-cell>
          <table:table-cell table:formula="of:=IF( [.C113]=[.$C$1]; 1; IF( [.C113]=[.$E$1]; 2;3 ))" office:value-type="float" office:value="1">
            <text:p>1</text:p>
          </table:table-cell>
          <table:table-cell office:value-type="float" office:value="3.977">
            <text:p>3.977</text:p>
          </table:table-cell>
          <table:table-cell office:value-type="float" office:value="13.534">
            <text:p>13.534</text:p>
          </table:table-cell>
          <table:table-cell office:value-type="float" office:value="1.187">
            <text:p>1.187</text:p>
          </table:table-cell>
          <table:table-cell/>
          <table:table-cell office:value-type="string">
            <text:p>C</text:p>
          </table:table-cell>
          <table:table-cell office:value-type="float" office:value="8.0526785">
            <text:p>8.0526785</text:p>
          </table:table-cell>
          <table:table-cell office:value-type="float" office:value="12.193463579">
            <text:p>12.193463579</text:p>
          </table:table-cell>
          <table:table-cell office:value-type="float" office:value="6.381931296">
            <text:p>6.3819312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3]+1" office:value-type="float" office:value="109">
            <text:p>109</text:p>
          </table:table-cell>
          <table:table-cell table:formula="of:=IF( [.C114]=[.$C$1]; 1; IF( [.C114]=[.$E$1]; 2;3 ))" office:value-type="float" office:value="1">
            <text:p>1</text:p>
          </table:table-cell>
          <table:table-cell office:value-type="float" office:value="3.366">
            <text:p>3.366</text:p>
          </table:table-cell>
          <table:table-cell office:value-type="float" office:value="12.833">
            <text:p>12.833</text:p>
          </table:table-cell>
          <table:table-cell office:value-type="float" office:value="2.295">
            <text:p>2.295</text:p>
          </table:table-cell>
          <table:table-cell/>
          <table:table-cell office:value-type="string">
            <text:p>C</text:p>
          </table:table-cell>
          <table:table-cell office:value-type="float" office:value="9.297487227">
            <text:p>9.297487227</text:p>
          </table:table-cell>
          <table:table-cell office:value-type="float" office:value="12.48174772">
            <text:p>12.48174772</text:p>
          </table:table-cell>
          <table:table-cell office:value-type="float" office:value="5.675271803">
            <text:p>5.6752718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4]+1" office:value-type="float" office:value="110">
            <text:p>110</text:p>
          </table:table-cell>
          <table:table-cell table:formula="of:=IF( [.C115]=[.$C$1]; 1; IF( [.C115]=[.$E$1]; 2;3 ))" office:value-type="float" office:value="1">
            <text:p>1</text:p>
          </table:table-cell>
          <table:table-cell office:value-type="float" office:value="3.478">
            <text:p>3.478</text:p>
          </table:table-cell>
          <table:table-cell office:value-type="float" office:value="13.359">
            <text:p>13.359</text:p>
          </table:table-cell>
          <table:table-cell office:value-type="float" office:value="3.558">
            <text:p>3.558</text:p>
          </table:table-cell>
          <table:table-cell/>
          <table:table-cell office:value-type="string">
            <text:p>C</text:p>
          </table:table-cell>
          <table:table-cell office:value-type="float" office:value="9.881724348">
            <text:p>9.881724348</text:p>
          </table:table-cell>
          <table:table-cell office:value-type="float" office:value="11.464601355">
            <text:p>11.464601355</text:p>
          </table:table-cell>
          <table:table-cell office:value-type="float" office:value="4.738714326">
            <text:p>4.73871432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5]+1" office:value-type="float" office:value="111">
            <text:p>111</text:p>
          </table:table-cell>
          <table:table-cell table:formula="of:=IF( [.C116]=[.$C$1]; 1; IF( [.C116]=[.$E$1]; 2;3 ))" office:value-type="float" office:value="1">
            <text:p>1</text:p>
          </table:table-cell>
          <table:table-cell office:value-type="float" office:value="3.808">
            <text:p>3.808</text:p>
          </table:table-cell>
          <table:table-cell office:value-type="float" office:value="12.486">
            <text:p>12.486</text:p>
          </table:table-cell>
          <table:table-cell office:value-type="float" office:value="4.705">
            <text:p>4.705</text:p>
          </table:table-cell>
          <table:table-cell/>
          <table:table-cell office:value-type="string">
            <text:p>C</text:p>
          </table:table-cell>
          <table:table-cell office:value-type="float" office:value="10.472600572">
            <text:p>10.472600572</text:p>
          </table:table-cell>
          <table:table-cell office:value-type="float" office:value="12.196509655">
            <text:p>12.196509655</text:p>
          </table:table-cell>
          <table:table-cell office:value-type="float" office:value="3.569020913">
            <text:p>3.56902091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6]+1" office:value-type="float" office:value="112">
            <text:p>112</text:p>
          </table:table-cell>
          <table:table-cell table:formula="of:=IF( [.C117]=[.$C$1]; 1; IF( [.C117]=[.$E$1]; 2;3 ))" office:value-type="float" office:value="1">
            <text:p>1</text:p>
          </table:table-cell>
          <table:table-cell office:value-type="float" office:value="3.986">
            <text:p>3.986</text:p>
          </table:table-cell>
          <table:table-cell office:value-type="float" office:value="11.132">
            <text:p>11.132</text:p>
          </table:table-cell>
          <table:table-cell office:value-type="float" office:value="4.528">
            <text:p>4.528</text:p>
          </table:table-cell>
          <table:table-cell/>
          <table:table-cell office:value-type="string">
            <text:p>C</text:p>
          </table:table-cell>
          <table:table-cell office:value-type="float" office:value="10.37091208">
            <text:p>10.37091208</text:p>
          </table:table-cell>
          <table:table-cell office:value-type="float" office:value="11.630749906">
            <text:p>11.630749906</text:p>
          </table:table-cell>
          <table:table-cell office:value-type="float" office:value="2.226763947">
            <text:p>2.22676394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7]+1" office:value-type="float" office:value="113">
            <text:p>113</text:p>
          </table:table-cell>
          <table:table-cell table:formula="of:=IF( [.C118]=[.$C$1]; 1; IF( [.C118]=[.$E$1]; 2;3 ))" office:value-type="float" office:value="1">
            <text:p>1</text:p>
          </table:table-cell>
          <table:table-cell office:value-type="float" office:value="5.092">
            <text:p>5.092</text:p>
          </table:table-cell>
          <table:table-cell office:value-type="float" office:value="10.479">
            <text:p>10.479</text:p>
          </table:table-cell>
          <table:table-cell office:value-type="float" office:value="5.185">
            <text:p>5.185</text:p>
          </table:table-cell>
          <table:table-cell/>
          <table:table-cell office:value-type="string">
            <text:p>C</text:p>
          </table:table-cell>
          <table:table-cell office:value-type="float" office:value="10.047337487">
            <text:p>10.047337487</text:p>
          </table:table-cell>
          <table:table-cell office:value-type="float" office:value="12.518653757">
            <text:p>12.518653757</text:p>
          </table:table-cell>
          <table:table-cell office:value-type="float" office:value="1.060596524">
            <text:p>1.0605965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8]+1" office:value-type="float" office:value="114">
            <text:p>114</text:p>
          </table:table-cell>
          <table:table-cell table:formula="of:=IF( [.C119]=[.$C$1]; 1; IF( [.C119]=[.$E$1]; 2;3 ))" office:value-type="float" office:value="1">
            <text:p>1</text:p>
          </table:table-cell>
          <table:table-cell office:value-type="float" office:value="5.654">
            <text:p>5.654</text:p>
          </table:table-cell>
          <table:table-cell office:value-type="float" office:value="9.503">
            <text:p>9.503</text:p>
          </table:table-cell>
          <table:table-cell office:value-type="float" office:value="4.278">
            <text:p>4.278</text:p>
          </table:table-cell>
          <table:table-cell/>
          <table:table-cell office:value-type="string">
            <text:p>C</text:p>
          </table:table-cell>
          <table:table-cell office:value-type="float" office:value="9.834257276">
            <text:p>9.834257276</text:p>
          </table:table-cell>
          <table:table-cell office:value-type="float" office:value="13.948160276">
            <text:p>13.948160276</text:p>
          </table:table-cell>
          <table:table-cell office:value-type="float" office:value="1.268416512">
            <text:p>1.2684165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19]+1" office:value-type="float" office:value="115">
            <text:p>115</text:p>
          </table:table-cell>
          <table:table-cell table:formula="of:=IF( [.C120]=[.$C$1]; 1; IF( [.C120]=[.$E$1]; 2;3 ))" office:value-type="float" office:value="1">
            <text:p>1</text:p>
          </table:table-cell>
          <table:table-cell office:value-type="float" office:value="7.017">
            <text:p>7.017</text:p>
          </table:table-cell>
          <table:table-cell office:value-type="float" office:value="9.259">
            <text:p>9.259</text:p>
          </table:table-cell>
          <table:table-cell office:value-type="float" office:value="4.289">
            <text:p>4.289</text:p>
          </table:table-cell>
          <table:table-cell/>
          <table:table-cell office:value-type="string">
            <text:p>C</text:p>
          </table:table-cell>
          <table:table-cell office:value-type="float" office:value="9.938793143">
            <text:p>9.938793143</text:p>
          </table:table-cell>
          <table:table-cell office:value-type="float" office:value="14.529741486">
            <text:p>14.529741486</text:p>
          </table:table-cell>
          <table:table-cell office:value-type="float" office:value="2.648219416">
            <text:p>2.6482194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0]+1" office:value-type="float" office:value="116">
            <text:p>116</text:p>
          </table:table-cell>
          <table:table-cell table:formula="of:=IF( [.C121]=[.$C$1]; 1; IF( [.C121]=[.$E$1]; 2;3 ))" office:value-type="float" office:value="1">
            <text:p>1</text:p>
          </table:table-cell>
          <table:table-cell office:value-type="float" office:value="7.707">
            <text:p>7.707</text:p>
          </table:table-cell>
          <table:table-cell office:value-type="float" office:value="9.077">
            <text:p>9.077</text:p>
          </table:table-cell>
          <table:table-cell office:value-type="float" office:value="3.031">
            <text:p>3.031</text:p>
          </table:table-cell>
          <table:table-cell/>
          <table:table-cell office:value-type="string">
            <text:p>C</text:p>
          </table:table-cell>
          <table:table-cell office:value-type="float" office:value="10.253557064">
            <text:p>10.253557064</text:p>
          </table:table-cell>
          <table:table-cell office:value-type="float" office:value="13.666000156">
            <text:p>13.666000156</text:p>
          </table:table-cell>
          <table:table-cell office:value-type="float" office:value="3.782654273">
            <text:p>3.7826542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1]+1" office:value-type="float" office:value="117">
            <text:p>117</text:p>
          </table:table-cell>
          <table:table-cell table:formula="of:=IF( [.C122]=[.$C$1]; 1; IF( [.C122]=[.$E$1]; 2;3 ))" office:value-type="float" office:value="1">
            <text:p>1</text:p>
          </table:table-cell>
          <table:table-cell office:value-type="float" office:value="6.992">
            <text:p>6.992</text:p>
          </table:table-cell>
          <table:table-cell office:value-type="float" office:value="9.159">
            <text:p>9.159</text:p>
          </table:table-cell>
          <table:table-cell office:value-type="float" office:value="1.844">
            <text:p>1.844</text:p>
          </table:table-cell>
          <table:table-cell/>
          <table:table-cell office:value-type="string">
            <text:p>C</text:p>
          </table:table-cell>
          <table:table-cell office:value-type="float" office:value="9.527310306">
            <text:p>9.527310306</text:p>
          </table:table-cell>
          <table:table-cell office:value-type="float" office:value="13.842287947">
            <text:p>13.842287947</text:p>
          </table:table-cell>
          <table:table-cell office:value-type="float" office:value="5.084378622">
            <text:p>5.0843786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2]+1" office:value-type="float" office:value="118">
            <text:p>118</text:p>
          </table:table-cell>
          <table:table-cell table:formula="of:=IF( [.C123]=[.$C$1]; 1; IF( [.C123]=[.$E$1]; 2;3 ))" office:value-type="float" office:value="1">
            <text:p>1</text:p>
          </table:table-cell>
          <table:table-cell office:value-type="float" office:value="7.563">
            <text:p>7.563</text:p>
          </table:table-cell>
          <table:table-cell office:value-type="float" office:value="9.861">
            <text:p>9.861</text:p>
          </table:table-cell>
          <table:table-cell office:value-type="float" office:value="0.706">
            <text:p>0.706</text:p>
          </table:table-cell>
          <table:table-cell/>
          <table:table-cell office:value-type="string">
            <text:p>C</text:p>
          </table:table-cell>
          <table:table-cell office:value-type="float" office:value="8.506037274">
            <text:p>8.506037274</text:p>
          </table:table-cell>
          <table:table-cell office:value-type="float" office:value="14.877516891">
            <text:p>14.877516891</text:p>
          </table:table-cell>
          <table:table-cell office:value-type="float" office:value="5.216253391">
            <text:p>5.2162533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3]+1" office:value-type="float" office:value="119">
            <text:p>119</text:p>
          </table:table-cell>
          <table:table-cell table:formula="of:=IF( [.C124]=[.$C$1]; 1; IF( [.C124]=[.$E$1]; 2;3 ))" office:value-type="float" office:value="1">
            <text:p>1</text:p>
          </table:table-cell>
          <table:table-cell office:value-type="float" office:value="6.489">
            <text:p>6.489</text:p>
          </table:table-cell>
          <table:table-cell office:value-type="float" office:value="10.546">
            <text:p>10.546</text:p>
          </table:table-cell>
          <table:table-cell office:value-type="float" office:value="0.014">
            <text:p>0.014</text:p>
          </table:table-cell>
          <table:table-cell/>
          <table:table-cell office:value-type="string">
            <text:p>C</text:p>
          </table:table-cell>
          <table:table-cell office:value-type="float" office:value="8.18246859">
            <text:p>8.18246859</text:p>
          </table:table-cell>
          <table:table-cell office:value-type="float" office:value="15.76541985">
            <text:p>15.76541985</text:p>
          </table:table-cell>
          <table:table-cell office:value-type="float" office:value="4.050084098">
            <text:p>4.05008409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4]+1" office:value-type="float" office:value="120">
            <text:p>120</text:p>
          </table:table-cell>
          <table:table-cell table:formula="of:=IF( [.C125]=[.$C$1]; 1; IF( [.C125]=[.$E$1]; 2;3 ))" office:value-type="float" office:value="1">
            <text:p>1</text:p>
          </table:table-cell>
          <table:table-cell office:value-type="float" office:value="6.708">
            <text:p>6.708</text:p>
          </table:table-cell>
          <table:table-cell office:value-type="float" office:value="11.799">
            <text:p>11.799</text:p>
          </table:table-cell>
          <table:table-cell office:value-type="float" office:value="-0.542">
            <text:p>-0.542</text:p>
          </table:table-cell>
          <table:table-cell/>
          <table:table-cell office:value-type="string">
            <text:p>C</text:p>
          </table:table-cell>
          <table:table-cell office:value-type="float" office:value="8.888957407">
            <text:p>8.888957407</text:p>
          </table:table-cell>
          <table:table-cell office:value-type="float" office:value="15.593933666">
            <text:p>15.593933666</text:p>
          </table:table-cell>
          <table:table-cell office:value-type="float" office:value="2.783776177">
            <text:p>2.7837761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5]+1" office:value-type="float" office:value="121">
            <text:p>121</text:p>
          </table:table-cell>
          <table:table-cell table:formula="of:=IF( [.C126]=[.$C$1]; 1; IF( [.C126]=[.$E$1]; 2;3 ))" office:value-type="float" office:value="1">
            <text:p>1</text:p>
          </table:table-cell>
          <table:table-cell office:value-type="float" office:value="5.716">
            <text:p>5.716</text:p>
          </table:table-cell>
          <table:table-cell office:value-type="float" office:value="12.833">
            <text:p>12.833</text:p>
          </table:table-cell>
          <table:table-cell office:value-type="float" office:value="-0.405">
            <text:p>-0.405</text:p>
          </table:table-cell>
          <table:table-cell/>
          <table:table-cell office:value-type="string">
            <text:p>C</text:p>
          </table:table-cell>
          <table:table-cell office:value-type="float" office:value="7.830183184">
            <text:p>7.830183184</text:p>
          </table:table-cell>
          <table:table-cell office:value-type="float" office:value="13.5769963">
            <text:p>13.5769963</text:p>
          </table:table-cell>
          <table:table-cell office:value-type="float" office:value="11.253086914">
            <text:p>11.2530869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6]+1" office:value-type="float" office:value="122">
            <text:p>122</text:p>
          </table:table-cell>
          <table:table-cell table:formula="of:=IF( [.C127]=[.$C$1]; 1; IF( [.C127]=[.$E$1]; 2;3 ))" office:value-type="float" office:value="1">
            <text:p>1</text:p>
          </table:table-cell>
          <table:table-cell office:value-type="float" office:value="6.382">
            <text:p>6.382</text:p>
          </table:table-cell>
          <table:table-cell office:value-type="float" office:value="14.104">
            <text:p>14.104</text:p>
          </table:table-cell>
          <table:table-cell office:value-type="float" office:value="-0.214">
            <text:p>-0.214</text:p>
          </table:table-cell>
          <table:table-cell/>
          <table:table-cell office:value-type="string">
            <text:p>C</text:p>
          </table:table-cell>
          <table:table-cell office:value-type="float" office:value="8.144472402">
            <text:p>8.144472402</text:p>
          </table:table-cell>
          <table:table-cell office:value-type="float" office:value="14.439908044">
            <text:p>14.439908044</text:p>
          </table:table-cell>
          <table:table-cell office:value-type="float" office:value="12.388281972">
            <text:p>12.38828197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7]+1" office:value-type="float" office:value="123">
            <text:p>123</text:p>
          </table:table-cell>
          <table:table-cell table:formula="of:=IF( [.C128]=[.$C$1]; 1; IF( [.C128]=[.$E$1]; 2;3 ))" office:value-type="float" office:value="1">
            <text:p>1</text:p>
          </table:table-cell>
          <table:table-cell office:value-type="float" office:value="5.842">
            <text:p>5.842</text:p>
          </table:table-cell>
          <table:table-cell office:value-type="float" office:value="15.041">
            <text:p>15.041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C</text:p>
          </table:table-cell>
          <table:table-cell office:value-type="float" office:value="9.191518766">
            <text:p>9.191518766</text:p>
          </table:table-cell>
          <table:table-cell office:value-type="float" office:value="15.506855476">
            <text:p>15.506855476</text:p>
          </table:table-cell>
          <table:table-cell office:value-type="float" office:value="12.252702506">
            <text:p>12.2527025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8]+1" office:value-type="float" office:value="124">
            <text:p>124</text:p>
          </table:table-cell>
          <table:table-cell table:formula="of:=IF( [.C129]=[.$C$1]; 1; IF( [.C129]=[.$E$1]; 2;3 ))" office:value-type="float" office:value="1">
            <text:p>1</text:p>
          </table:table-cell>
          <table:table-cell office:value-type="float" office:value="4.609">
            <text:p>4.609</text:p>
          </table:table-cell>
          <table:table-cell office:value-type="float" office:value="14.762">
            <text:p>14.762</text:p>
          </table:table-cell>
          <table:table-cell office:value-type="float" office:value="1.365">
            <text:p>1.365</text:p>
          </table:table-cell>
          <table:table-cell/>
          <table:table-cell office:value-type="string">
            <text:p>C</text:p>
          </table:table-cell>
          <table:table-cell office:value-type="float" office:value="9.895753329">
            <text:p>9.895753329</text:p>
          </table:table-cell>
          <table:table-cell office:value-type="float" office:value="15.681830475">
            <text:p>15.681830475</text:p>
          </table:table-cell>
          <table:table-cell office:value-type="float" office:value="10.985626111">
            <text:p>10.9856261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29]+1" office:value-type="float" office:value="125">
            <text:p>125</text:p>
          </table:table-cell>
          <table:table-cell table:formula="of:=IF( [.C130]=[.$C$1]; 1; IF( [.C130]=[.$E$1]; 2;3 ))" office:value-type="float" office:value="1">
            <text:p>1</text:p>
          </table:table-cell>
          <table:table-cell office:value-type="float" office:value="4.704">
            <text:p>4.704</text:p>
          </table:table-cell>
          <table:table-cell office:value-type="float" office:value="15.314">
            <text:p>15.314</text:p>
          </table:table-cell>
          <table:table-cell office:value-type="float" office:value="2.684">
            <text:p>2.684</text:p>
          </table:table-cell>
          <table:table-cell/>
          <table:table-cell office:value-type="string">
            <text:p>C</text:p>
          </table:table-cell>
          <table:table-cell office:value-type="float" office:value="9.572674808">
            <text:p>9.572674808</text:p>
          </table:table-cell>
          <table:table-cell office:value-type="float" office:value="14.794779614">
            <text:p>14.794779614</text:p>
          </table:table-cell>
          <table:table-cell office:value-type="float" office:value="9.818670276">
            <text:p>9.8186702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0]+1" office:value-type="float" office:value="126">
            <text:p>126</text:p>
          </table:table-cell>
          <table:table-cell table:formula="of:=IF( [.C131]=[.$C$1]; 1; IF( [.C131]=[.$E$1]; 2;3 ))" office:value-type="float" office:value="1">
            <text:p>1</text:p>
          </table:table-cell>
          <table:table-cell office:value-type="float" office:value="4.165">
            <text:p>4.165</text:p>
          </table:table-cell>
          <table:table-cell office:value-type="float" office:value="14.62">
            <text:p>14.62</text:p>
          </table:table-cell>
          <table:table-cell office:value-type="float" office:value="3.768">
            <text:p>3.768</text:p>
          </table:table-cell>
          <table:table-cell/>
          <table:table-cell office:value-type="string">
            <text:p>C</text:p>
          </table:table-cell>
          <table:table-cell office:value-type="float" office:value="8.554107092">
            <text:p>8.554107092</text:p>
          </table:table-cell>
          <table:table-cell office:value-type="float" office:value="13.756875294">
            <text:p>13.756875294</text:p>
          </table:table-cell>
          <table:table-cell office:value-type="float" office:value="9.950573279">
            <text:p>9.9505732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1]+1" office:value-type="float" office:value="127">
            <text:p>127</text:p>
          </table:table-cell>
          <table:table-cell table:formula="of:=IF( [.C132]=[.$C$1]; 1; IF( [.C132]=[.$E$1]; 2;3 ))" office:value-type="float" office:value="1">
            <text:p>1</text:p>
          </table:table-cell>
          <table:table-cell office:value-type="float" office:value="4.897">
            <text:p>4.897</text:p>
          </table:table-cell>
          <table:table-cell office:value-type="float" office:value="14.542">
            <text:p>14.542</text:p>
          </table:table-cell>
          <table:table-cell office:value-type="float" office:value="5.014">
            <text:p>5.014</text:p>
          </table:table-cell>
          <table:table-cell/>
          <table:table-cell office:value-type="string">
            <text:p>C</text:p>
          </table:table-cell>
          <table:table-cell office:value-type="float" office:value="8.786413031">
            <text:p>8.786413031</text:p>
          </table:table-cell>
          <table:table-cell office:value-type="float" office:value="12.397727224">
            <text:p>12.397727224</text:p>
          </table:table-cell>
          <table:table-cell office:value-type="float" office:value="9.357434373">
            <text:p>9.3574343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2]+1" office:value-type="float" office:value="128">
            <text:p>128</text:p>
          </table:table-cell>
          <table:table-cell table:formula="of:=IF( [.C133]=[.$C$1]; 1; IF( [.C133]=[.$E$1]; 2;3 ))" office:value-type="float" office:value="1">
            <text:p>1</text:p>
          </table:table-cell>
          <table:table-cell office:value-type="float" office:value="4.675">
            <text:p>4.675</text:p>
          </table:table-cell>
          <table:table-cell office:value-type="float" office:value="13.235">
            <text:p>13.235</text:p>
          </table:table-cell>
          <table:table-cell office:value-type="float" office:value="5.582">
            <text:p>5.582</text:p>
          </table:table-cell>
          <table:table-cell/>
          <table:table-cell office:value-type="string">
            <text:p>C</text:p>
          </table:table-cell>
          <table:table-cell office:value-type="float" office:value="8.205991295">
            <text:p>8.205991295</text:p>
          </table:table-cell>
          <table:table-cell office:value-type="float" office:value="11.377847707">
            <text:p>11.377847707</text:p>
          </table:table-cell>
          <table:table-cell office:value-type="float" office:value="10.293408941">
            <text:p>10.2934089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3]+1" office:value-type="float" office:value="129">
            <text:p>129</text:p>
          </table:table-cell>
          <table:table-cell table:formula="of:=IF( [.C134]=[.$C$1]; 1; IF( [.C134]=[.$E$1]; 2;3 ))" office:value-type="float" office:value="1">
            <text:p>1</text:p>
          </table:table-cell>
          <table:table-cell office:value-type="float" office:value="5.709">
            <text:p>5.709</text:p>
          </table:table-cell>
          <table:table-cell office:value-type="float" office:value="12.584">
            <text:p>12.584</text:p>
          </table:table-cell>
          <table:table-cell office:value-type="float" office:value="6.26">
            <text:p>6.26</text:p>
          </table:table-cell>
          <table:table-cell/>
          <table:table-cell office:value-type="string">
            <text:p>C</text:p>
          </table:table-cell>
          <table:table-cell office:value-type="float" office:value="7.615033195">
            <text:p>7.615033195</text:p>
          </table:table-cell>
          <table:table-cell office:value-type="float" office:value="12.106674568">
            <text:p>12.106674568</text:p>
          </table:table-cell>
          <table:table-cell office:value-type="float" office:value="11.464968944">
            <text:p>11.4649689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4]+1" office:value-type="float" office:value="130">
            <text:p>130</text:p>
          </table:table-cell>
          <table:table-cell table:formula="of:=IF( [.C135]=[.$C$1]; 1; IF( [.C135]=[.$E$1]; 2;3 ))" office:value-type="float" office:value="1">
            <text:p>1</text:p>
          </table:table-cell>
          <table:table-cell office:value-type="float" office:value="5.919">
            <text:p>5.919</text:p>
          </table:table-cell>
          <table:table-cell office:value-type="float" office:value="11.181">
            <text:p>11.181</text:p>
          </table:table-cell>
          <table:table-cell office:value-type="float" office:value="6.053">
            <text:p>6.053</text:p>
          </table:table-cell>
          <table:table-cell/>
          <table:table-cell office:value-type="string">
            <text:p>C</text:p>
          </table:table-cell>
          <table:table-cell office:value-type="float" office:value="7.720036134">
            <text:p>7.720036134</text:p>
          </table:table-cell>
          <table:table-cell office:value-type="float" office:value="11.539285159">
            <text:p>11.539285159</text:p>
          </table:table-cell>
          <table:table-cell office:value-type="float" office:value="12.806285532">
            <text:p>12.8062855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5]+1" office:value-type="float" office:value="131">
            <text:p>131</text:p>
          </table:table-cell>
          <table:table-cell table:formula="of:=IF( [.C136]=[.$C$1]; 1; IF( [.C136]=[.$E$1]; 2;3 ))" office:value-type="float" office:value="1">
            <text:p>1</text:p>
          </table:table-cell>
          <table:table-cell office:value-type="float" office:value="7.353">
            <text:p>7.353</text:p>
          </table:table-cell>
          <table:table-cell office:value-type="float" office:value="10.938">
            <text:p>10.938</text:p>
          </table:table-cell>
          <table:table-cell office:value-type="float" office:value="6.051">
            <text:p>6.051</text:p>
          </table:table-cell>
          <table:table-cell/>
          <table:table-cell office:value-type="string">
            <text:p>C</text:p>
          </table:table-cell>
          <table:table-cell office:value-type="float" office:value="8.043130926">
            <text:p>8.043130926</text:p>
          </table:table-cell>
          <table:table-cell office:value-type="float" office:value="12.426342303">
            <text:p>12.426342303</text:p>
          </table:table-cell>
          <table:table-cell office:value-type="float" office:value="13.973226748">
            <text:p>13.97322674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6]+1" office:value-type="float" office:value="132">
            <text:p>132</text:p>
          </table:table-cell>
          <table:table-cell table:formula="of:=IF( [.C137]=[.$C$1]; 1; IF( [.C137]=[.$E$1]; 2;3 ))" office:value-type="float" office:value="1">
            <text:p>1</text:p>
          </table:table-cell>
          <table:table-cell office:value-type="float" office:value="7.889">
            <text:p>7.889</text:p>
          </table:table-cell>
          <table:table-cell office:value-type="float" office:value="9.993">
            <text:p>9.993</text:p>
          </table:table-cell>
          <table:table-cell office:value-type="float" office:value="5.185">
            <text:p>5.185</text:p>
          </table:table-cell>
          <table:table-cell/>
          <table:table-cell office:value-type="string">
            <text:p>C</text:p>
          </table:table-cell>
          <table:table-cell office:value-type="float" office:value="8.252422312">
            <text:p>8.252422312</text:p>
          </table:table-cell>
          <table:table-cell office:value-type="float" office:value="13.856648691">
            <text:p>13.856648691</text:p>
          </table:table-cell>
          <table:table-cell office:value-type="float" office:value="13.767110294">
            <text:p>13.7671102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7]+1" office:value-type="float" office:value="133">
            <text:p>133</text:p>
          </table:table-cell>
          <table:table-cell table:formula="of:=IF( [.C138]=[.$C$1]; 1; IF( [.C138]=[.$E$1]; 2;3 ))" office:value-type="float" office:value="1">
            <text:p>1</text:p>
          </table:table-cell>
          <table:table-cell office:value-type="float" office:value="9.12">
            <text:p>9.12</text:p>
          </table:table-cell>
          <table:table-cell office:value-type="float" office:value="10.274">
            <text:p>10.274</text:p>
          </table:table-cell>
          <table:table-cell office:value-type="float" office:value="4.474">
            <text:p>4.474</text:p>
          </table:table-cell>
          <table:table-cell/>
          <table:table-cell office:value-type="string">
            <text:p>C</text:p>
          </table:table-cell>
          <table:table-cell office:value-type="float" office:value="9.366174592">
            <text:p>9.366174592</text:p>
          </table:table-cell>
          <table:table-cell office:value-type="float" office:value="14.563115796">
            <text:p>14.563115796</text:p>
          </table:table-cell>
          <table:table-cell office:value-type="float" office:value="14.483695052">
            <text:p>14.4836950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8]+1" office:value-type="float" office:value="134">
            <text:p>134</text:p>
          </table:table-cell>
          <table:table-cell table:formula="of:=IF( [.C139]=[.$C$1]; 1; IF( [.C139]=[.$E$1]; 2;3 ))" office:value-type="float" office:value="1">
            <text:p>1</text:p>
          </table:table-cell>
          <table:table-cell office:value-type="float" office:value="9.011">
            <text:p>9.011</text:p>
          </table:table-cell>
          <table:table-cell office:value-type="float" office:value="9.718">
            <text:p>9.718</text:p>
          </table:table-cell>
          <table:table-cell office:value-type="float" office:value="3.143">
            <text:p>3.143</text:p>
          </table:table-cell>
          <table:table-cell/>
          <table:table-cell office:value-type="string">
            <text:p>C</text:p>
          </table:table-cell>
          <table:table-cell office:value-type="float" office:value="9.946555554">
            <text:p>9.946555554</text:p>
          </table:table-cell>
          <table:table-cell office:value-type="float" office:value="15.582984235">
            <text:p>15.582984235</text:p>
          </table:table-cell>
          <table:table-cell office:value-type="float" office:value="13.547749022">
            <text:p>13.5477490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39]+1" office:value-type="float" office:value="135">
            <text:p>135</text:p>
          </table:table-cell>
          <table:table-cell table:formula="of:=IF( [.C140]=[.$C$1]; 1; IF( [.C140]=[.$E$1]; 2;3 ))" office:value-type="float" office:value="1">
            <text:p>1</text:p>
          </table:table-cell>
          <table:table-cell office:value-type="float" office:value="9.556">
            <text:p>9.556</text:p>
          </table:table-cell>
          <table:table-cell office:value-type="float" office:value="10.387">
            <text:p>10.387</text:p>
          </table:table-cell>
          <table:table-cell office:value-type="float" office:value="2.064">
            <text:p>2.064</text:p>
          </table:table-cell>
          <table:table-cell/>
          <table:table-cell office:value-type="string">
            <text:p>C</text:p>
          </table:table-cell>
          <table:table-cell office:value-type="float" office:value="-2.371690244">
            <text:p>-2.371690244</text:p>
          </table:table-cell>
          <table:table-cell office:value-type="float" office:value="15.832055763">
            <text:p>15.832055763</text:p>
          </table:table-cell>
          <table:table-cell office:value-type="float" office:value="13.540459852">
            <text:p>13.5404598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0]+1" office:value-type="float" office:value="136">
            <text:p>136</text:p>
          </table:table-cell>
          <table:table-cell table:formula="of:=IF( [.C141]=[.$C$1]; 1; IF( [.C141]=[.$E$1]; 2;3 ))" office:value-type="float" office:value="1">
            <text:p>1</text:p>
          </table:table-cell>
          <table:table-cell office:value-type="float" office:value="8.814">
            <text:p>8.814</text:p>
          </table:table-cell>
          <table:table-cell office:value-type="float" office:value="10.47">
            <text:p>10.47</text:p>
          </table:table-cell>
          <table:table-cell office:value-type="float" office:value="0.815">
            <text:p>0.815</text:p>
          </table:table-cell>
          <table:table-cell/>
          <table:table-cell office:value-type="string">
            <text:p>C</text:p>
          </table:table-cell>
          <table:table-cell office:value-type="float" office:value="-1.647747542">
            <text:p>-1.647747542</text:p>
          </table:table-cell>
          <table:table-cell office:value-type="float" office:value="16.01192492">
            <text:p>16.01192492</text:p>
          </table:table-cell>
          <table:table-cell office:value-type="float" office:value="12.237939638">
            <text:p>12.23793963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1]+1" office:value-type="float" office:value="137">
            <text:p>137</text:p>
          </table:table-cell>
          <table:table-cell table:formula="of:=IF( [.C142]=[.$C$1]; 1; IF( [.C142]=[.$E$1]; 2;3 ))" office:value-type="float" office:value="1">
            <text:p>1</text:p>
          </table:table-cell>
          <table:table-cell office:value-type="float" office:value="9.043">
            <text:p>9.043</text:p>
          </table:table-cell>
          <table:table-cell office:value-type="float" office:value="11.774">
            <text:p>11.774</text:p>
          </table:table-cell>
          <table:table-cell office:value-type="float" office:value="0.242">
            <text:p>0.242</text:p>
          </table:table-cell>
          <table:table-cell/>
          <table:table-cell office:value-type="string">
            <text:p>C</text:p>
          </table:table-cell>
          <table:table-cell office:value-type="float" office:value="-2.382251163">
            <text:p>-2.382251163</text:p>
          </table:table-cell>
          <table:table-cell office:value-type="float" office:value="15.937858828">
            <text:p>15.937858828</text:p>
          </table:table-cell>
          <table:table-cell office:value-type="float" office:value="10.978141823">
            <text:p>10.9781418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2]+1" office:value-type="float" office:value="138">
            <text:p>138</text:p>
          </table:table-cell>
          <table:table-cell table:formula="of:=IF( [.C143]=[.$C$1]; 1; IF( [.C143]=[.$E$1]; 2;3 ))"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float" office:value="12.435">
            <text:p>12.435</text:p>
          </table:table-cell>
          <table:table-cell office:value-type="float" office:value="-0.428">
            <text:p>-0.428</text:p>
          </table:table-cell>
          <table:table-cell/>
          <table:table-cell office:value-type="string">
            <text:p>C</text:p>
          </table:table-cell>
          <table:table-cell office:value-type="float" office:value="-1.791274871">
            <text:p>-1.791274871</text:p>
          </table:table-cell>
          <table:table-cell office:value-type="float" office:value="15.209024813">
            <text:p>15.209024813</text:p>
          </table:table-cell>
          <table:table-cell office:value-type="float" office:value="9.806564378">
            <text:p>9.8065643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3]+1" office:value-type="float" office:value="139">
            <text:p>139</text:p>
          </table:table-cell>
          <table:table-cell table:formula="of:=IF( [.C144]=[.$C$1]; 1; IF( [.C144]=[.$E$1]; 2;3 ))" office:value-type="float" office:value="1">
            <text:p>1</text:p>
          </table:table-cell>
          <table:table-cell office:value-type="float" office:value="7.81">
            <text:p>7.81</text:p>
          </table:table-cell>
          <table:table-cell office:value-type="float" office:value="13.857">
            <text:p>13.857</text:p>
          </table:table-cell>
          <table:table-cell office:value-type="float" office:value="-0.226">
            <text:p>-0.226</text:p>
          </table:table-cell>
          <table:table-cell/>
          <table:table-cell office:value-type="string">
            <text:p>C</text:p>
          </table:table-cell>
          <table:table-cell office:value-type="float" office:value="10.851969427">
            <text:p>10.851969427</text:p>
          </table:table-cell>
          <table:table-cell office:value-type="float" office:value="14.502574121">
            <text:p>14.502574121</text:p>
          </table:table-cell>
          <table:table-cell office:value-type="float" office:value="9.089989908">
            <text:p>9.0899899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4]+1" office:value-type="float" office:value="140">
            <text:p>140</text:p>
          </table:table-cell>
          <table:table-cell table:formula="of:=IF( [.C145]=[.$C$1]; 1; IF( [.C145]=[.$E$1]; 2;3 ))" office:value-type="float" office:value="1">
            <text:p>1</text:p>
          </table:table-cell>
          <table:table-cell office:value-type="float" office:value="8.648">
            <text:p>8.648</text:p>
          </table:table-cell>
          <table:table-cell office:value-type="float" office:value="14.562">
            <text:p>14.562</text:p>
          </table:table-cell>
          <table:table-cell office:value-type="float" office:value="0.634">
            <text:p>0.634</text:p>
          </table:table-cell>
          <table:table-cell/>
          <table:table-cell office:value-type="string">
            <text:p>C</text:p>
          </table:table-cell>
          <table:table-cell office:value-type="float" office:value="11.077937737">
            <text:p>11.077937737</text:p>
          </table:table-cell>
          <table:table-cell office:value-type="float" office:value="13.180406294">
            <text:p>13.180406294</text:p>
          </table:table-cell>
          <table:table-cell office:value-type="float" office:value="8.512993166">
            <text:p>8.5129931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5]+1" office:value-type="float" office:value="141">
            <text:p>141</text:p>
          </table:table-cell>
          <table:table-cell table:formula="of:=IF( [.C146]=[.$C$1]; 1; IF( [.C146]=[.$E$1]; 2;3 ))" office:value-type="float" office:value="1">
            <text:p>1</text:p>
          </table:table-cell>
          <table:table-cell office:value-type="float" office:value="8.081">
            <text:p>8.081</text:p>
          </table:table-cell>
          <table:table-cell office:value-type="float" office:value="15.548">
            <text:p>15.548</text:p>
          </table:table-cell>
          <table:table-cell office:value-type="float" office:value="1.544">
            <text:p>1.544</text:p>
          </table:table-cell>
          <table:table-cell/>
          <table:table-cell office:value-type="string">
            <text:p>C</text:p>
          </table:table-cell>
          <table:table-cell office:value-type="float" office:value="10.030879473">
            <text:p>10.030879473</text:p>
          </table:table-cell>
          <table:table-cell office:value-type="float" office:value="12.113470487">
            <text:p>12.113470487</text:p>
          </table:table-cell>
          <table:table-cell office:value-type="float" office:value="8.648593328">
            <text:p>8.6485933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6]+1" office:value-type="float" office:value="142">
            <text:p>142</text:p>
          </table:table-cell>
          <table:table-cell table:formula="of:=IF( [.C147]=[.$C$1]; 1; IF( [.C147]=[.$E$1]; 2;3 ))" office:value-type="float" office:value="1">
            <text:p>1</text:p>
          </table:table-cell>
          <table:table-cell office:value-type="float" office:value="6.708">
            <text:p>6.708</text:p>
          </table:table-cell>
          <table:table-cell office:value-type="float" office:value="15.784">
            <text:p>15.784</text:p>
          </table:table-cell>
          <table:table-cell office:value-type="float" office:value="1.551">
            <text:p>1.551</text:p>
          </table:table-cell>
          <table:table-cell/>
          <table:table-cell office:value-type="string">
            <text:p>C</text:p>
          </table:table-cell>
          <table:table-cell office:value-type="float" office:value="10.729822746">
            <text:p>10.729822746</text:p>
          </table:table-cell>
          <table:table-cell office:value-type="float" office:value="10.80138239">
            <text:p>10.80138239</text:p>
          </table:table-cell>
          <table:table-cell office:value-type="float" office:value="8.855828406">
            <text:p>8.8558284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7]+1" office:value-type="float" office:value="143">
            <text:p>143</text:p>
          </table:table-cell>
          <table:table-cell table:formula="of:=IF( [.C148]=[.$C$1]; 1; IF( [.C148]=[.$E$1]; 2;3 ))" office:value-type="float" office:value="1">
            <text:p>1</text:p>
          </table:table-cell>
          <table:table-cell office:value-type="float" office:value="6.002">
            <text:p>6.002</text:p>
          </table:table-cell>
          <table:table-cell office:value-type="float" office:value="15.95">
            <text:p>15.95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C</text:p>
          </table:table-cell>
          <table:table-cell office:value-type="float" office:value="10.165208145">
            <text:p>10.165208145</text:p>
          </table:table-cell>
          <table:table-cell office:value-type="float" office:value="9.809249529">
            <text:p>9.809249529</text:p>
          </table:table-cell>
          <table:table-cell office:value-type="float" office:value="9.766331313">
            <text:p>9.76633131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8]+1" office:value-type="float" office:value="144">
            <text:p>144</text:p>
          </table:table-cell>
          <table:table-cell table:formula="of:=IF( [.C149]=[.$C$1]; 1; IF( [.C149]=[.$E$1]; 2;3 ))" office:value-type="float" office:value="1">
            <text:p>1</text:p>
          </table:table-cell>
          <table:table-cell office:value-type="float" office:value="6.701">
            <text:p>6.701</text:p>
          </table:table-cell>
          <table:table-cell office:value-type="float" office:value="15.874">
            <text:p>15.874</text:p>
          </table:table-cell>
          <table:table-cell office:value-type="float" office:value="4.006">
            <text:p>4.006</text:p>
          </table:table-cell>
          <table:table-cell/>
          <table:table-cell office:value-type="string">
            <text:p>C</text:p>
          </table:table-cell>
          <table:table-cell office:value-type="float" office:value="8.885912917">
            <text:p>8.885912917</text:p>
          </table:table-cell>
          <table:table-cell office:value-type="float" office:value="10.101459959">
            <text:p>10.101459959</text:p>
          </table:table-cell>
          <table:table-cell office:value-type="float" office:value="10.495013064">
            <text:p>10.4950130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49]+1" office:value-type="float" office:value="145">
            <text:p>145</text:p>
          </table:table-cell>
          <table:table-cell table:formula="of:=IF( [.C150]=[.$C$1]; 1; IF( [.C150]=[.$E$1]; 2;3 ))" office:value-type="float" office:value="1">
            <text:p>1</text:p>
          </table:table-cell>
          <table:table-cell office:value-type="float" office:value="6.138">
            <text:p>6.138</text:p>
          </table:table-cell>
          <table:table-cell office:value-type="float" office:value="15.166">
            <text:p>15.166</text:p>
          </table:table-cell>
          <table:table-cell office:value-type="float" office:value="5.133">
            <text:p>5.133</text:p>
          </table:table-cell>
          <table:table-cell/>
          <table:table-cell office:value-type="string">
            <text:p>C</text:p>
          </table:table-cell>
          <table:table-cell office:value-type="float" office:value="8.993841502">
            <text:p>8.993841502</text:p>
          </table:table-cell>
          <table:table-cell office:value-type="float" office:value="9.518208403">
            <text:p>9.518208403</text:p>
          </table:table-cell>
          <table:table-cell office:value-type="float" office:value="11.873853452">
            <text:p>11.8738534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0]+1" office:value-type="float" office:value="146">
            <text:p>146</text:p>
          </table:table-cell>
          <table:table-cell table:formula="of:=IF( [.C151]=[.$C$1]; 1; IF( [.C151]=[.$E$1]; 2;3 ))" office:value-type="float" office:value="1">
            <text:p>1</text:p>
          </table:table-cell>
          <table:table-cell office:value-type="float" office:value="7.22">
            <text:p>7.22</text:p>
          </table:table-cell>
          <table:table-cell office:value-type="float" office:value="14.486">
            <text:p>14.486</text:p>
          </table:table-cell>
          <table:table-cell office:value-type="float" office:value="5.835">
            <text:p>5.835</text:p>
          </table:table-cell>
          <table:table-cell/>
          <table:table-cell office:value-type="string">
            <text:p>C</text:p>
          </table:table-cell>
          <table:table-cell office:value-type="float" office:value="8.418961525">
            <text:p>8.418961525</text:p>
          </table:table-cell>
          <table:table-cell office:value-type="float" office:value="10.227188622">
            <text:p>10.227188622</text:p>
          </table:table-cell>
          <table:table-cell office:value-type="float" office:value="13.01353923">
            <text:p>13.013539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1]+1" office:value-type="float" office:value="147">
            <text:p>147</text:p>
          </table:table-cell>
          <table:table-cell table:formula="of:=IF( [.C152]=[.$C$1]; 1; IF( [.C152]=[.$E$1]; 2;3 ))" office:value-type="float" office:value="1">
            <text:p>1</text:p>
          </table:table-cell>
          <table:table-cell office:value-type="float" office:value="7.007">
            <text:p>7.007</text:p>
          </table:table-cell>
          <table:table-cell office:value-type="float" office:value="13.238">
            <text:p>13.238</text:p>
          </table:table-cell>
          <table:table-cell office:value-type="float" office:value="6.385">
            <text:p>6.385</text:p>
          </table:table-cell>
          <table:table-cell/>
          <table:table-cell office:value-type="string">
            <text:p>C</text:p>
          </table:table-cell>
          <table:table-cell office:value-type="float" office:value="9.174001009">
            <text:p>9.174001009</text:p>
          </table:table-cell>
          <table:table-cell office:value-type="float" office:value="10.303344401">
            <text:p>10.303344401</text:p>
          </table:table-cell>
          <table:table-cell office:value-type="float" office:value="14.308585175">
            <text:p>14.3085851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2]+1" office:value-type="float" office:value="148">
            <text:p>148</text:p>
          </table:table-cell>
          <table:table-cell table:formula="of:=IF( [.C153]=[.$C$1]; 1; IF( [.C153]=[.$E$1]; 2;3 ))" office:value-type="float" office:value="1">
            <text:p>1</text:p>
          </table:table-cell>
          <table:table-cell office:value-type="float" office:value="8.018">
            <text:p>8.018</text:p>
          </table:table-cell>
          <table:table-cell office:value-type="float" office:value="12.205">
            <text:p>12.205</text:p>
          </table:table-cell>
          <table:table-cell office:value-type="float" office:value="6.25">
            <text:p>6.25</text:p>
          </table:table-cell>
          <table:table-cell/>
          <table:table-cell office:value-type="string">
            <text:p>C</text:p>
          </table:table-cell>
          <table:table-cell office:value-type="float" office:value="8.941730961">
            <text:p>8.941730961</text:p>
          </table:table-cell>
          <table:table-cell office:value-type="float" office:value="11.662484333">
            <text:p>11.662484333</text:p>
          </table:table-cell>
          <table:table-cell office:value-type="float" office:value="14.901698988">
            <text:p>14.9016989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3]+1" office:value-type="float" office:value="149">
            <text:p>149</text:p>
          </table:table-cell>
          <table:table-cell table:formula="of:=IF( [.C154]=[.$C$1]; 1; IF( [.C154]=[.$E$1]; 2;3 ))" office:value-type="float" office:value="1">
            <text:p>1</text:p>
          </table:table-cell>
          <table:table-cell office:value-type="float" office:value="9.204">
            <text:p>9.204</text:p>
          </table:table-cell>
          <table:table-cell office:value-type="float" office:value="12.478">
            <text:p>12.478</text:p>
          </table:table-cell>
          <table:table-cell office:value-type="float" office:value="5.573">
            <text:p>5.573</text:p>
          </table:table-cell>
          <table:table-cell/>
          <table:table-cell office:value-type="string">
            <text:p>C</text:p>
          </table:table-cell>
          <table:table-cell office:value-type="float" office:value="-3.731830212">
            <text:p>-3.731830212</text:p>
          </table:table-cell>
          <table:table-cell office:value-type="float" office:value="12.349722717">
            <text:p>12.349722717</text:p>
          </table:table-cell>
          <table:table-cell office:value-type="float" office:value="15.598789965">
            <text:p>15.5987899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4]+1" office:value-type="float" office:value="150">
            <text:p>150</text:p>
          </table:table-cell>
          <table:table-cell table:formula="of:=IF( [.C155]=[.$C$1]; 1; IF( [.C155]=[.$E$1]; 2;3 ))" office:value-type="float" office:value="1">
            <text:p>1</text:p>
          </table:table-cell>
          <table:table-cell office:value-type="float" office:value="9.768">
            <text:p>9.768</text:p>
          </table:table-cell>
          <table:table-cell office:value-type="float" office:value="11.494">
            <text:p>11.494</text:p>
          </table:table-cell>
          <table:table-cell office:value-type="float" office:value="4.667">
            <text:p>4.667</text:p>
          </table:table-cell>
          <table:table-cell/>
          <table:table-cell office:value-type="string">
            <text:p>C</text:p>
          </table:table-cell>
          <table:table-cell office:value-type="float" office:value="-3.516683546">
            <text:p>-3.516683546</text:p>
          </table:table-cell>
          <table:table-cell office:value-type="float" office:value="13.820036993">
            <text:p>13.820036993</text:p>
          </table:table-cell>
          <table:table-cell office:value-type="float" office:value="15.386907978">
            <text:p>15.3869079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5]+1" office:value-type="float" office:value="151">
            <text:p>151</text:p>
          </table:table-cell>
          <table:table-cell table:formula="of:=IF( [.C156]=[.$C$1]; 1; IF( [.C156]=[.$E$1]; 2;3 ))" office:value-type="float" office:value="1">
            <text:p>1</text:p>
          </table:table-cell>
          <table:table-cell office:value-type="float" office:value="10.339">
            <text:p>10.339</text:p>
          </table:table-cell>
          <table:table-cell office:value-type="float" office:value="12.2">
            <text:p>12.2</text:p>
          </table:table-cell>
          <table:table-cell office:value-type="float" office:value="3.534">
            <text:p>3.534</text:p>
          </table:table-cell>
          <table:table-cell/>
          <table:table-cell office:value-type="string">
            <text:p>C</text:p>
          </table:table-cell>
          <table:table-cell office:value-type="float" office:value="-2.037678637">
            <text:p>-2.037678637</text:p>
          </table:table-cell>
          <table:table-cell office:value-type="float" office:value="14.076068005">
            <text:p>14.076068005</text:p>
          </table:table-cell>
          <table:table-cell office:value-type="float" office:value="15.379414739">
            <text:p>15.3794147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6]+1" office:value-type="float" office:value="152">
            <text:p>152</text:p>
          </table:table-cell>
          <table:table-cell table:formula="of:=IF( [.C157]=[.$C$1]; 1; IF( [.C157]=[.$E$1]; 2;3 ))" office:value-type="float" office:value="1">
            <text:p>1</text:p>
          </table:table-cell>
          <table:table-cell office:value-type="float" office:value="10.228">
            <text:p>10.228</text:p>
          </table:table-cell>
          <table:table-cell office:value-type="float" office:value="11.656">
            <text:p>11.656</text:p>
          </table:table-cell>
          <table:table-cell office:value-type="float" office:value="2.262">
            <text:p>2.262</text:p>
          </table:table-cell>
          <table:table-cell/>
          <table:table-cell office:value-type="string">
            <text:p>C</text:p>
          </table:table-cell>
          <table:table-cell office:value-type="float" office:value="-1.473099245">
            <text:p>-1.473099245</text:p>
          </table:table-cell>
          <table:table-cell office:value-type="float" office:value="15.068189753">
            <text:p>15.068189753</text:p>
          </table:table-cell>
          <table:table-cell office:value-type="float" office:value="14.468946169">
            <text:p>14.4689461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7]+1" office:value-type="float" office:value="153">
            <text:p>153</text:p>
          </table:table-cell>
          <table:table-cell table:formula="of:=IF( [.C158]=[.$C$1]; 1; IF( [.C158]=[.$E$1]; 2;3 ))" office:value-type="float" office:value="1">
            <text:p>1</text:p>
          </table:table-cell>
          <table:table-cell office:value-type="float" office:value="9.915">
            <text:p>9.915</text:p>
          </table:table-cell>
          <table:table-cell office:value-type="float" office:value="12.517">
            <text:p>12.517</text:p>
          </table:table-cell>
          <table:table-cell office:value-type="float" office:value="1.131">
            <text:p>1.131</text:p>
          </table:table-cell>
          <table:table-cell/>
          <table:table-cell office:value-type="string">
            <text:p>C</text:p>
          </table:table-cell>
          <table:table-cell office:value-type="float" office:value="-0.193767003">
            <text:p>-0.193767003</text:p>
          </table:table-cell>
          <table:table-cell office:value-type="float" office:value="14.775977053">
            <text:p>14.775977053</text:p>
          </table:table-cell>
          <table:table-cell office:value-type="float" office:value="13.740232932">
            <text:p>13.7402329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8]+1" office:value-type="float" office:value="154">
            <text:p>154</text:p>
          </table:table-cell>
          <table:table-cell table:formula="of:=IF( [.C159]=[.$C$1]; 1; IF( [.C159]=[.$E$1]; 2;3 ))" office:value-type="float" office:value="1">
            <text:p>1</text:p>
          </table:table-cell>
          <table:table-cell office:value-type="float" office:value="9.713">
            <text:p>9.713</text:p>
          </table:table-cell>
          <table:table-cell office:value-type="float" office:value="13.869">
            <text:p>13.869</text:p>
          </table:table-cell>
          <table:table-cell office:value-type="float" office:value="1.332">
            <text:p>1.332</text:p>
          </table:table-cell>
          <table:table-cell/>
          <table:table-cell office:value-type="string">
            <text:p>C</text:p>
          </table:table-cell>
          <table:table-cell office:value-type="float" office:value="-0.30173272">
            <text:p>-0.30173272</text:p>
          </table:table-cell>
          <table:table-cell office:value-type="float" office:value="15.359247658">
            <text:p>15.359247658</text:p>
          </table:table-cell>
          <table:table-cell office:value-type="float" office:value="12.361409772">
            <text:p>12.36140977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59]+1" office:value-type="float" office:value="155">
            <text:p>155</text:p>
          </table:table-cell>
          <table:table-cell table:formula="of:=IF( [.C160]=[.$C$1]; 1; IF( [.C160]=[.$E$1]; 2;3 ))" office:value-type="float" office:value="1">
            <text:p>1</text:p>
          </table:table-cell>
          <table:table-cell office:value-type="float" office:value="9.821">
            <text:p>9.821</text:p>
          </table:table-cell>
          <table:table-cell office:value-type="float" office:value="14.439">
            <text:p>14.439</text:p>
          </table:table-cell>
          <table:table-cell office:value-type="float" office:value="2.667">
            <text:p>2.667</text:p>
          </table:table-cell>
          <table:table-cell/>
          <table:table-cell office:value-type="string">
            <text:p>C</text:p>
          </table:table-cell>
          <table:table-cell office:value-type="float" office:value="0.273172854">
            <text:p>0.273172854</text:p>
          </table:table-cell>
          <table:table-cell office:value-type="float" office:value="14.650242806">
            <text:p>14.650242806</text:p>
          </table:table-cell>
          <table:table-cell office:value-type="float" office:value="11.221716059">
            <text:p>11.2217160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0]+1" office:value-type="float" office:value="156">
            <text:p>156</text:p>
          </table:table-cell>
          <table:table-cell table:formula="of:=IF( [.C161]=[.$C$1]; 1; IF( [.C161]=[.$E$1]; 2;3 ))" office:value-type="float" office:value="1">
            <text:p>1</text:p>
          </table:table-cell>
          <table:table-cell office:value-type="float" office:value="10.129">
            <text:p>10.129</text:p>
          </table:table-cell>
          <table:table-cell office:value-type="float" office:value="13.618">
            <text:p>13.618</text:p>
          </table:table-cell>
          <table:table-cell office:value-type="float" office:value="3.737">
            <text:p>3.737</text:p>
          </table:table-cell>
          <table:table-cell/>
          <table:table-cell office:value-type="string">
            <text:p>C</text:p>
          </table:table-cell>
          <table:table-cell office:value-type="float" office:value="-0.481882307">
            <text:p>-0.481882307</text:p>
          </table:table-cell>
          <table:table-cell office:value-type="float" office:value="14.574112441">
            <text:p>14.574112441</text:p>
          </table:table-cell>
          <table:table-cell office:value-type="float" office:value="9.926682322">
            <text:p>9.9266823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1]+1" office:value-type="float" office:value="157">
            <text:p>157</text:p>
          </table:table-cell>
          <table:table-cell table:formula="of:=IF( [.C162]=[.$C$1]; 1; IF( [.C162]=[.$E$1]; 2;3 ))" office:value-type="float" office:value="1">
            <text:p>1</text:p>
          </table:table-cell>
          <table:table-cell office:value-type="float" office:value="9.429">
            <text:p>9.429</text:p>
          </table:table-cell>
          <table:table-cell office:value-type="float" office:value="13.79">
            <text:p>13.7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office:value-type="float" office:value="-0.249604961">
            <text:p>-0.249604961</text:p>
          </table:table-cell>
          <table:table-cell office:value-type="float" office:value="13.214957849">
            <text:p>13.214957849</text:p>
          </table:table-cell>
          <table:table-cell office:value-type="float" office:value="9.333556279">
            <text:p>9.3335562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2]+1" office:value-type="float" office:value="158">
            <text:p>158</text:p>
          </table:table-cell>
          <table:table-cell table:formula="of:=IF( [.C163]=[.$C$1]; 1; IF( [.C163]=[.$E$1]; 2;3 ))" office:value-type="float" office:value="1">
            <text:p>1</text:p>
          </table:table-cell>
          <table:table-cell office:value-type="float" office:value="8.455">
            <text:p>8.455</text:p>
          </table:table-cell>
          <table:table-cell office:value-type="float" office:value="14.772">
            <text:p>14.772</text:p>
          </table:table-cell>
          <table:table-cell office:value-type="float" office:value="5.134">
            <text:p>5.134</text:p>
          </table:table-cell>
          <table:table-cell/>
          <table:table-cell office:value-type="string">
            <text:p>C</text:p>
          </table:table-cell>
          <table:table-cell office:value-type="float" office:value="-1.333048081">
            <text:p>-1.333048081</text:p>
          </table:table-cell>
          <table:table-cell office:value-type="float" office:value="12.527723112">
            <text:p>12.527723112</text:p>
          </table:table-cell>
          <table:table-cell office:value-type="float" office:value="8.636472217">
            <text:p>8.6364722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3]+1" office:value-type="float" office:value="159">
            <text:p>159</text:p>
          </table:table-cell>
          <table:table-cell table:formula="of:=IF( [.C164]=[.$C$1]; 1; IF( [.C164]=[.$E$1]; 2;3 ))" office:value-type="float" office:value="1">
            <text:p>1</text:p>
          </table:table-cell>
          <table:table-cell office:value-type="float" office:value="8.133">
            <text:p>8.133</text:p>
          </table:table-cell>
          <table:table-cell office:value-type="float" office:value="15.63">
            <text:p>15.63</text:p>
          </table:table-cell>
          <table:table-cell office:value-type="float" office:value="3.993">
            <text:p>3.993</text:p>
          </table:table-cell>
          <table:table-cell/>
          <table:table-cell office:value-type="string">
            <text:p>C</text:p>
          </table:table-cell>
          <table:table-cell office:value-type="float" office:value="-1.548199628">
            <text:p>-1.548199628</text:p>
          </table:table-cell>
          <table:table-cell office:value-type="float" office:value="11.05740025">
            <text:p>11.05740025</text:p>
          </table:table-cell>
          <table:table-cell office:value-type="float" office:value="8.848357877">
            <text:p>8.8483578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4]+1" office:value-type="float" office:value="160">
            <text:p>160</text:p>
          </table:table-cell>
          <table:table-cell table:formula="of:=IF( [.C165]=[.$C$1]; 1; IF( [.C165]=[.$E$1]; 2;3 ))" office:value-type="float" office:value="1">
            <text:p>1</text:p>
          </table:table-cell>
          <table:table-cell office:value-type="float" office:value="8.811">
            <text:p>8.811</text:p>
          </table:table-cell>
          <table:table-cell office:value-type="float" office:value="15.467">
            <text:p>15.467</text:p>
          </table:table-cell>
          <table:table-cell office:value-type="float" office:value="2.79">
            <text:p>2.79</text:p>
          </table:table-cell>
          <table:table-cell/>
          <table:table-cell office:value-type="string">
            <text:p>C</text:p>
          </table:table-cell>
          <table:table-cell office:value-type="float" office:value="-0.674041225">
            <text:p>-0.674041225</text:p>
          </table:table-cell>
          <table:table-cell office:value-type="float" office:value="10.31433308">
            <text:p>10.31433308</text:p>
          </table:table-cell>
          <table:table-cell office:value-type="float" office:value="9.751554986">
            <text:p>9.7515549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5]+1" office:value-type="float" office:value="161">
            <text:p>161</text:p>
          </table:table-cell>
          <table:table-cell table:formula="of:=IF( [.C166]=[.$C$1]; 1; IF( [.C166]=[.$E$1]; 2;3 ))" office:value-type="float" office:value="1">
            <text:p>1</text:p>
          </table:table-cell>
          <table:table-cell office:value-type="float" office:value="2.398">
            <text:p>2.398</text:p>
          </table:table-cell>
          <table:table-cell office:value-type="float" office:value="10.341">
            <text:p>10.341</text:p>
          </table:table-cell>
          <table:table-cell office:value-type="float" office:value="2.505">
            <text:p>2.505</text:p>
          </table:table-cell>
          <table:table-cell/>
          <table:table-cell office:value-type="string">
            <text:p>C</text:p>
          </table:table-cell>
          <table:table-cell office:value-type="float" office:value="-1.254440668">
            <text:p>-1.254440668</text:p>
          </table:table-cell>
          <table:table-cell office:value-type="float" office:value="9.294446188">
            <text:p>9.294446188</text:p>
          </table:table-cell>
          <table:table-cell office:value-type="float" office:value="10.687518436">
            <text:p>10.68751843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6]+1" office:value-type="float" office:value="162">
            <text:p>162</text:p>
          </table:table-cell>
          <table:table-cell table:formula="of:=IF( [.C167]=[.$C$1]; 1; IF( [.C167]=[.$E$1]; 2;3 ))" office:value-type="float" office:value="1">
            <text:p>1</text:p>
          </table:table-cell>
          <table:table-cell office:value-type="float" office:value="2.161">
            <text:p>2.161</text:p>
          </table:table-cell>
          <table:table-cell office:value-type="float" office:value="9.137">
            <text:p>9.137</text:p>
          </table:table-cell>
          <table:table-cell office:value-type="float" office:value="1.639">
            <text:p>1.639</text:p>
          </table:table-cell>
          <table:table-cell/>
          <table:table-cell office:value-type="string">
            <text:p>C</text:p>
          </table:table-cell>
          <table:table-cell office:value-type="float" office:value="-2.6931779">
            <text:p>-2.6931779</text:p>
          </table:table-cell>
          <table:table-cell office:value-type="float" office:value="9.045402399">
            <text:p>9.045402399</text:p>
          </table:table-cell>
          <table:table-cell office:value-type="float" office:value="10.694790262">
            <text:p>10.6947902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7]+1" office:value-type="float" office:value="163">
            <text:p>163</text:p>
          </table:table-cell>
          <table:table-cell table:formula="of:=IF( [.C168]=[.$C$1]; 1; IF( [.C168]=[.$E$1]; 2;3 ))" office:value-type="float" office:value="1">
            <text:p>1</text:p>
          </table:table-cell>
          <table:table-cell office:value-type="float" office:value="1.867">
            <text:p>1.867</text:p>
          </table:table-cell>
          <table:table-cell office:value-type="float" office:value="9.299">
            <text:p>9.299</text:p>
          </table:table-cell>
          <table:table-cell office:value-type="float" office:value="0.286">
            <text:p>0.286</text:p>
          </table:table-cell>
          <table:table-cell/>
          <table:table-cell office:value-type="string">
            <text:p>C</text:p>
          </table:table-cell>
          <table:table-cell office:value-type="float" office:value="10.339874299">
            <text:p>10.339874299</text:p>
          </table:table-cell>
          <table:table-cell office:value-type="float" office:value="8.865510845">
            <text:p>8.865510845</text:p>
          </table:table-cell>
          <table:table-cell office:value-type="float" office:value="11.997317978">
            <text:p>11.9973179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8]+1" office:value-type="float" office:value="164">
            <text:p>164</text:p>
          </table:table-cell>
          <table:table-cell table:formula="of:=IF( [.C169]=[.$C$1]; 1; IF( [.C169]=[.$E$1]; 2;3 ))" office:value-type="float" office:value="1">
            <text:p>1</text:p>
          </table:table-cell>
          <table:table-cell office:value-type="float" office:value="1.603">
            <text:p>1.603</text:p>
          </table:table-cell>
          <table:table-cell office:value-type="float" office:value="8.192">
            <text:p>8.192</text:p>
          </table:table-cell>
          <table:table-cell office:value-type="float" office:value="-0.52">
            <text:p>-0.52</text:p>
          </table:table-cell>
          <table:table-cell/>
          <table:table-cell office:value-type="string">
            <text:p>C</text:p>
          </table:table-cell>
          <table:table-cell office:value-type="float" office:value="-2.682626797">
            <text:p>-2.682626797</text:p>
          </table:table-cell>
          <table:table-cell office:value-type="float" office:value="8.93958941">
            <text:p>8.93958941</text:p>
          </table:table-cell>
          <table:table-cell office:value-type="float" office:value="13.257117114">
            <text:p>13.2571171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69]+1" office:value-type="float" office:value="165">
            <text:p>165</text:p>
          </table:table-cell>
          <table:table-cell table:formula="of:=IF( [.C170]=[.$C$1]; 1; IF( [.C170]=[.$E$1]; 2;3 ))" office:value-type="float" office:value="1">
            <text:p>1</text:p>
          </table:table-cell>
          <table:table-cell office:value-type="float" office:value="1.618">
            <text:p>1.618</text:p>
          </table:table-cell>
          <table:table-cell office:value-type="float" office:value="6.923">
            <text:p>6.923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C</text:p>
          </table:table-cell>
          <table:table-cell office:value-type="float" office:value="-3.273596537">
            <text:p>-3.273596537</text:p>
          </table:table-cell>
          <table:table-cell office:value-type="float" office:value="9.668408899">
            <text:p>9.668408899</text:p>
          </table:table-cell>
          <table:table-cell office:value-type="float" office:value="14.428683354">
            <text:p>14.42868335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0]+1" office:value-type="float" office:value="166">
            <text:p>166</text:p>
          </table:table-cell>
          <table:table-cell table:formula="of:=IF( [.C171]=[.$C$1]; 1; IF( [.C171]=[.$E$1]; 2;3 ))" office:value-type="float" office:value="1">
            <text:p>1</text:p>
          </table:table-cell>
          <table:table-cell office:value-type="float" office:value="1.898">
            <text:p>1.898</text:p>
          </table:table-cell>
          <table:table-cell office:value-type="float" office:value="6.751">
            <text:p>6.751</text:p>
          </table:table-cell>
          <table:table-cell office:value-type="float" office:value="1.374">
            <text:p>1.374</text:p>
          </table:table-cell>
          <table:table-cell/>
          <table:table-cell office:value-type="string">
            <text:p>C</text:p>
          </table:table-cell>
          <table:table-cell office:value-type="float" office:value="-2.159862496">
            <text:p>-2.159862496</text:p>
          </table:table-cell>
          <table:table-cell office:value-type="float" office:value="10.374879789">
            <text:p>10.374879789</text:p>
          </table:table-cell>
          <table:table-cell office:value-type="float" office:value="15.145287399">
            <text:p>15.145287399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171]+1" office:value-type="float" office:value="167">
            <text:p>167</text:p>
          </table:table-cell>
          <table:table-cell table:formula="of:=IF( [.C172]=[.$C$1]; 1; IF( [.C172]=[.$E$1]; 2;3 ))" office:value-type="float" office:value="3">
            <text:p>3</text:p>
          </table:table-cell>
          <table:table-cell office:value-type="float" office:value="1.057">
            <text:p>1.057</text:p>
          </table:table-cell>
          <table:table-cell office:value-type="float" office:value="12.477">
            <text:p>12.477</text:p>
          </table:table-cell>
          <table:table-cell office:value-type="float" office:value="6.115">
            <text:p>6.115</text:p>
          </table:table-cell>
          <table:table-cell/>
          <table:table-cell office:value-type="string">
            <text:p>C</text:p>
          </table:table-cell>
          <table:table-cell office:value-type="float" office:value="-2.385796925">
            <text:p>-2.385796925</text:p>
          </table:table-cell>
          <table:table-cell office:value-type="float" office:value="11.697036982">
            <text:p>11.697036982</text:p>
          </table:table-cell>
          <table:table-cell office:value-type="float" office:value="15.722245008">
            <text:p>15.722245008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172]+1" office:value-type="float" office:value="168">
            <text:p>168</text:p>
          </table:table-cell>
          <table:table-cell table:formula="of:=IF( [.C173]=[.$C$1]; 1; IF( [.C173]=[.$E$1]; 2;3 ))" office:value-type="float" office:value="3">
            <text:p>3</text:p>
          </table:table-cell>
          <table:table-cell office:value-type="float" office:value="-1.08">
            <text:p>-1.08</text:p>
          </table:table-cell>
          <table:table-cell office:value-type="float" office:value="12.96">
            <text:p>12.96</text:p>
          </table:table-cell>
          <table:table-cell office:value-type="float" office:value="5.621">
            <text:p>5.621</text:p>
          </table:table-cell>
          <table:table-cell/>
          <table:table-cell office:value-type="string">
            <text:p>C</text:p>
          </table:table-cell>
          <table:table-cell office:value-type="float" office:value="-1.338782679">
            <text:p>-1.338782679</text:p>
          </table:table-cell>
          <table:table-cell office:value-type="float" office:value="12.763971814">
            <text:p>12.763971814</text:p>
          </table:table-cell>
          <table:table-cell office:value-type="float" office:value="15.586694167">
            <text:p>15.5866941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3]+1" office:value-type="float" office:value="169">
            <text:p>169</text:p>
          </table:table-cell>
          <table:table-cell table:formula="of:=IF( [.C174]=[.$C$1]; 1; IF( [.C174]=[.$E$1]; 2;3 ))" office:value-type="float" office:value="1">
            <text:p>1</text:p>
          </table:table-cell>
          <table:table-cell office:value-type="float" office:value="2.179">
            <text:p>2.179</text:p>
          </table:table-cell>
          <table:table-cell office:value-type="float" office:value="7.85">
            <text:p>7.85</text:p>
          </table:table-cell>
          <table:table-cell office:value-type="float" office:value="2.174">
            <text:p>2.174</text:p>
          </table:table-cell>
          <table:table-cell/>
          <table:table-cell office:value-type="string">
            <text:p>C</text:p>
          </table:table-cell>
          <table:table-cell office:value-type="float" office:value="-0.094251906">
            <text:p>-0.094251906</text:p>
          </table:table-cell>
          <table:table-cell office:value-type="float" office:value="12.479719438">
            <text:p>12.479719438</text:p>
          </table:table-cell>
          <table:table-cell office:value-type="float" office:value="14.877797765">
            <text:p>14.8777977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4]+1" office:value-type="float" office:value="170">
            <text:p>170</text:p>
          </table:table-cell>
          <table:table-cell table:formula="of:=IF( [.C175]=[.$C$1]; 1; IF( [.C175]=[.$E$1]; 2;3 ))" office:value-type="float" office:value="1">
            <text:p>1</text:p>
          </table:table-cell>
          <table:table-cell office:value-type="float" office:value="1.162">
            <text:p>1.162</text:p>
          </table:table-cell>
          <table:table-cell office:value-type="float" office:value="10.868">
            <text:p>10.868</text:p>
          </table:table-cell>
          <table:table-cell office:value-type="float" office:value="3.244">
            <text:p>3.244</text:p>
          </table:table-cell>
          <table:table-cell/>
          <table:table-cell office:value-type="string">
            <text:p>C</text:p>
          </table:table-cell>
          <table:table-cell office:value-type="float" office:value="0.486105094">
            <text:p>0.486105094</text:p>
          </table:table-cell>
          <table:table-cell office:value-type="float" office:value="13.499597055">
            <text:p>13.499597055</text:p>
          </table:table-cell>
          <table:table-cell office:value-type="float" office:value="13.941864885">
            <text:p>13.9418648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5]+1" office:value-type="float" office:value="171">
            <text:p>171</text:p>
          </table:table-cell>
          <table:table-cell table:formula="of:=IF( [.C176]=[.$C$1]; 1; IF( [.C176]=[.$E$1]; 2;3 ))" office:value-type="float" office:value="1">
            <text:p>1</text:p>
          </table:table-cell>
          <table:table-cell office:value-type="float" office:value="0.788">
            <text:p>0.788</text:p>
          </table:table-cell>
          <table:table-cell office:value-type="float" office:value="10.074">
            <text:p>10.074</text:p>
          </table:table-cell>
          <table:table-cell office:value-type="float" office:value="4.493">
            <text:p>4.493</text:p>
          </table:table-cell>
          <table:table-cell/>
          <table:table-cell office:value-type="string">
            <text:p>C</text:p>
          </table:table-cell>
          <table:table-cell office:value-type="float" office:value="1.077098544">
            <text:p>1.077098544</text:p>
          </table:table-cell>
          <table:table-cell office:value-type="float" office:value="12.770765848">
            <text:p>12.770765848</text:p>
          </table:table-cell>
          <table:table-cell office:value-type="float" office:value="12.770282799">
            <text:p>12.7702827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6]+1" office:value-type="float" office:value="172">
            <text:p>172</text:p>
          </table:table-cell>
          <table:table-cell table:formula="of:=IF( [.C177]=[.$C$1]; 1; IF( [.C177]=[.$E$1]; 2;3 ))" office:value-type="float" office:value="1">
            <text:p>1</text:p>
          </table:table-cell>
          <table:table-cell office:value-type="float" office:value="-0.377">
            <text:p>-0.377</text:p>
          </table:table-cell>
          <table:table-cell office:value-type="float" office:value="10.742">
            <text:p>10.742</text:p>
          </table:table-cell>
          <table:table-cell office:value-type="float" office:value="5.24">
            <text:p>5.24</text:p>
          </table:table-cell>
          <table:table-cell/>
          <table:table-cell office:value-type="string">
            <text:p>C</text:p>
          </table:table-cell>
          <table:table-cell office:value-type="float" office:value="0.972084392">
            <text:p>0.972084392</text:p>
          </table:table-cell>
          <table:table-cell office:value-type="float" office:value="13.33816083">
            <text:p>13.33816083</text:p>
          </table:table-cell>
          <table:table-cell office:value-type="float" office:value="11.428973589">
            <text:p>11.4289735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7]+1" office:value-type="float" office:value="173">
            <text:p>173</text:p>
          </table:table-cell>
          <table:table-cell table:formula="of:=IF( [.C178]=[.$C$1]; 1; IF( [.C178]=[.$E$1]; 2;3 ))" office:value-type="float" office:value="1">
            <text:p>1</text:p>
          </table:table-cell>
          <table:table-cell office:value-type="float" office:value="-0.028">
            <text:p>-0.028</text:p>
          </table:table-cell>
          <table:table-cell office:value-type="float" office:value="12.134">
            <text:p>12.134</text:p>
          </table:table-cell>
          <table:table-cell office:value-type="float" office:value="5.702">
            <text:p>5.702</text:p>
          </table:table-cell>
          <table:table-cell/>
          <table:table-cell office:value-type="string">
            <text:p>C</text:p>
          </table:table-cell>
          <table:table-cell office:value-type="float" office:value="0.648994989">
            <text:p>0.648994989</text:p>
          </table:table-cell>
          <table:table-cell office:value-type="float" office:value="12.451102738">
            <text:p>12.451102738</text:p>
          </table:table-cell>
          <table:table-cell office:value-type="float" office:value="10.262027155">
            <text:p>10.2620271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78]+1" office:value-type="float" office:value="174">
            <text:p>174</text:p>
          </table:table-cell>
          <table:table-cell table:formula="of:=IF( [.C179]=[.$C$1]; 1; IF( [.C179]=[.$E$1]; 2;3 ))" office:value-type="float" office:value="1">
            <text:p>1</text:p>
          </table:table-cell>
          <table:table-cell office:value-type="float" office:value="-0.836">
            <text:p>-0.836</text:p>
          </table:table-cell>
          <table:table-cell office:value-type="float" office:value="14.344">
            <text:p>14.344</text:p>
          </table:table-cell>
          <table:table-cell office:value-type="float" office:value="6.003">
            <text:p>6.003</text:p>
          </table:table-cell>
          <table:table-cell/>
          <table:table-cell office:value-type="string">
            <text:p>C</text:p>
          </table:table-cell>
          <table:table-cell office:value-type="float" office:value="0.439703388">
            <text:p>0.439703388</text:p>
          </table:table-cell>
          <table:table-cell office:value-type="float" office:value="11.020792868">
            <text:p>11.020792868</text:p>
          </table:table-cell>
          <table:table-cell office:value-type="float" office:value="10.468145589">
            <text:p>10.46814558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79]+1" office:value-type="float" office:value="175">
            <text:p>175</text:p>
          </table:table-cell>
          <table:table-cell table:formula="of:=IF( [.C180]=[.$C$1]; 1; IF( [.C180]=[.$E$1]; 2;3 ))" office:value-type="float" office:value="2">
            <text:p>2</text:p>
          </table:table-cell>
          <table:table-cell office:value-type="float" office:value="1.855">
            <text:p>1.855</text:p>
          </table:table-cell>
          <table:table-cell office:value-type="float" office:value="10.248">
            <text:p>10.248</text:p>
          </table:table-cell>
          <table:table-cell office:value-type="float" office:value="-0.086">
            <text:p>-0.086</text:p>
          </table:table-cell>
          <table:table-cell/>
          <table:table-cell office:value-type="string">
            <text:p>C</text:p>
          </table:table-cell>
          <table:table-cell office:value-type="float" office:value="0.547640293">
            <text:p>0.547640293</text:p>
          </table:table-cell>
          <table:table-cell office:value-type="float" office:value="10.437525382">
            <text:p>10.437525382</text:p>
          </table:table-cell>
          <table:table-cell office:value-type="float" office:value="11.846977564">
            <text:p>11.84697756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0]+1" office:value-type="float" office:value="176">
            <text:p>176</text:p>
          </table:table-cell>
          <table:table-cell table:formula="of:=IF( [.C181]=[.$C$1]; 1; IF( [.C181]=[.$E$1]; 2;3 ))"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8.342">
            <text:p>8.342</text:p>
          </table:table-cell>
          <table:table-cell office:value-type="float" office:value="-1.502">
            <text:p>-1.502</text:p>
          </table:table-cell>
          <table:table-cell/>
          <table:table-cell office:value-type="string">
            <text:p>C</text:p>
          </table:table-cell>
          <table:table-cell office:value-type="float" office:value="0.861947537">
            <text:p>0.861947537</text:p>
          </table:table-cell>
          <table:table-cell office:value-type="float" office:value="11.300453969">
            <text:p>11.300453969</text:p>
          </table:table-cell>
          <table:table-cell office:value-type="float" office:value="12.982166652">
            <text:p>12.98216665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1]+1" office:value-type="float" office:value="177">
            <text:p>177</text:p>
          </table:table-cell>
          <table:table-cell table:formula="of:=IF( [.C182]=[.$C$1]; 1; IF( [.C182]=[.$E$1]; 2;3 ))" office:value-type="float" office:value="2">
            <text:p>2</text:p>
          </table:table-cell>
          <table:table-cell office:value-type="float" office:value="1.376">
            <text:p>1.376</text:p>
          </table:table-cell>
          <table:table-cell office:value-type="float" office:value="6.13">
            <text:p>6.13</text:p>
          </table:table-cell>
          <table:table-cell office:value-type="float" office:value="-0.546">
            <text:p>-0.546</text:p>
          </table:table-cell>
          <table:table-cell/>
          <table:table-cell office:value-type="string">
            <text:p>C</text:p>
          </table:table-cell>
          <table:table-cell office:value-type="float" office:value="0.137990428">
            <text:p>0.137990428</text:p>
          </table:table-cell>
          <table:table-cell office:value-type="float" office:value="11.12056999">
            <text:p>11.12056999</text:p>
          </table:table-cell>
          <table:table-cell office:value-type="float" office:value="14.284699286">
            <text:p>14.28469928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2]+1" office:value-type="float" office:value="178">
            <text:p>178</text:p>
          </table:table-cell>
          <table:table-cell table:formula="of:=IF( [.C183]=[.$C$1]; 1; IF( [.C183]=[.$E$1]; 2;3 ))" office:value-type="float" office:value="2">
            <text:p>2</text:p>
          </table:table-cell>
          <table:table-cell office:value-type="float" office:value="1.952">
            <text:p>1.952</text:p>
          </table:table-cell>
          <table:table-cell office:value-type="float" office:value="5.85">
            <text:p>5.85</text:p>
          </table:table-cell>
          <table:table-cell office:value-type="float" office:value="1.798">
            <text:p>1.798</text:p>
          </table:table-cell>
          <table:table-cell/>
          <table:table-cell office:value-type="string">
            <text:p>C</text:p>
          </table:table-cell>
          <table:table-cell office:value-type="float" office:value="-0.880530336">
            <text:p>-0.880530336</text:p>
          </table:table-cell>
          <table:table-cell office:value-type="float" office:value="10.082663517">
            <text:p>10.082663517</text:p>
          </table:table-cell>
          <table:table-cell office:value-type="float" office:value="14.416571368">
            <text:p>14.41657136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3]+1" office:value-type="float" office:value="179">
            <text:p>179</text:p>
          </table:table-cell>
          <table:table-cell table:formula="of:=IF( [.C184]=[.$C$1]; 1; IF( [.C184]=[.$E$1]; 2;3 ))" office:value-type="float" office:value="2">
            <text:p>2</text:p>
          </table:table-cell>
          <table:table-cell office:value-type="float" office:value="2.428">
            <text:p>2.428</text:p>
          </table:table-cell>
          <table:table-cell office:value-type="float" office:value="7.623">
            <text:p>7.623</text:p>
          </table:table-cell>
          <table:table-cell office:value-type="float" office:value="3.149">
            <text:p>3.149</text:p>
          </table:table-cell>
          <table:table-cell/>
          <table:table-cell office:value-type="string">
            <text:p>C</text:p>
          </table:table-cell>
          <table:table-cell office:value-type="float" office:value="-1.203639747">
            <text:p>-1.203639747</text:p>
          </table:table-cell>
          <table:table-cell office:value-type="float" office:value="9.195605898">
            <text:p>9.195605898</text:p>
          </table:table-cell>
          <table:table-cell office:value-type="float" office:value="13.249636364">
            <text:p>13.24963636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4]+1" office:value-type="float" office:value="180">
            <text:p>180</text:p>
          </table:table-cell>
          <table:table-cell table:formula="of:=IF( [.C185]=[.$C$1]; 1; IF( [.C185]=[.$E$1]; 2;3 ))" office:value-type="float" office:value="2">
            <text:p>2</text:p>
          </table:table-cell>
          <table:table-cell office:value-type="float" office:value="1.348">
            <text:p>1.348</text:p>
          </table:table-cell>
          <table:table-cell office:value-type="float" office:value="11.822">
            <text:p>11.822</text:p>
          </table:table-cell>
          <table:table-cell office:value-type="float" office:value="3.511">
            <text:p>3.511</text:p>
          </table:table-cell>
          <table:table-cell/>
          <table:table-cell office:value-type="string">
            <text:p>C</text:p>
          </table:table-cell>
          <table:table-cell office:value-type="float" office:value="-0.499383956">
            <text:p>-0.499383956</text:p>
          </table:table-cell>
          <table:table-cell office:value-type="float" office:value="9.370599824">
            <text:p>9.370599824</text:p>
          </table:table-cell>
          <table:table-cell office:value-type="float" office:value="11.982553235">
            <text:p>11.98255323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5]+1" office:value-type="float" office:value="181">
            <text:p>181</text:p>
          </table:table-cell>
          <table:table-cell table:formula="of:=IF( [.C186]=[.$C$1]; 1; IF( [.C186]=[.$E$1]; 2;3 ))" office:value-type="float" office:value="2">
            <text:p>2</text:p>
          </table:table-cell>
          <table:table-cell office:value-type="float" office:value="0.332">
            <text:p>0.332</text:p>
          </table:table-cell>
          <table:table-cell office:value-type="float" office:value="10.88">
            <text:p>10.88</text:p>
          </table:table-cell>
          <table:table-cell office:value-type="float" office:value="2.545">
            <text:p>2.545</text:p>
          </table:table-cell>
          <table:table-cell/>
          <table:table-cell office:value-type="string">
            <text:p>C</text:p>
          </table:table-cell>
          <table:table-cell office:value-type="float" office:value="5.275799729">
            <text:p>5.275799729</text:p>
          </table:table-cell>
          <table:table-cell office:value-type="float" office:value="5.26777821">
            <text:p>5.26777821</text:p>
          </table:table-cell>
          <table:table-cell office:value-type="float" office:value="16.332610592">
            <text:p>16.33261059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6]+1" office:value-type="float" office:value="182">
            <text:p>182</text:p>
          </table:table-cell>
          <table:table-cell table:formula="of:=IF( [.C187]=[.$C$1]; 1; IF( [.C187]=[.$E$1]; 2;3 ))"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0.02">
            <text:p>10.02</text:p>
          </table:table-cell>
          <table:table-cell office:value-type="float" office:value="5.173">
            <text:p>5.173</text:p>
          </table:table-cell>
          <table:table-cell/>
          <table:table-cell office:value-type="string">
            <text:p>C</text:p>
          </table:table-cell>
          <table:table-cell office:value-type="float" office:value="4.958114521">
            <text:p>4.958114521</text:p>
          </table:table-cell>
          <table:table-cell office:value-type="float" office:value="6.129484956">
            <text:p>6.129484956</text:p>
          </table:table-cell>
          <table:table-cell office:value-type="float" office:value="15.197454929">
            <text:p>15.19745492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7]+1" office:value-type="float" office:value="183">
            <text:p>183</text:p>
          </table:table-cell>
          <table:table-cell table:formula="of:=IF( [.C188]=[.$C$1]; 1; IF( [.C188]=[.$E$1]; 2;3 ))" office:value-type="float" office:value="2">
            <text:p>2</text:p>
          </table:table-cell>
          <table:table-cell office:value-type="float" office:value="0.538">
            <text:p>0.538</text:p>
          </table:table-cell>
          <table:table-cell office:value-type="float" office:value="9.124">
            <text:p>9.124</text:p>
          </table:table-cell>
          <table:table-cell office:value-type="float" office:value="4.218">
            <text:p>4.218</text:p>
          </table:table-cell>
          <table:table-cell/>
          <table:table-cell office:value-type="string">
            <text:p>C</text:p>
          </table:table-cell>
          <table:table-cell office:value-type="float" office:value="3.907824438">
            <text:p>3.907824438</text:p>
          </table:table-cell>
          <table:table-cell office:value-type="float" office:value="7.193172908">
            <text:p>7.193172908</text:p>
          </table:table-cell>
          <table:table-cell office:value-type="float" office:value="15.333468995">
            <text:p>15.33346899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8]+1" office:value-type="float" office:value="184">
            <text:p>184</text:p>
          </table:table-cell>
          <table:table-cell table:formula="of:=IF( [.C189]=[.$C$1]; 1; IF( [.C189]=[.$E$1]; 2;3 ))" office:value-type="float" office:value="2">
            <text:p>2</text:p>
          </table:table-cell>
          <table:table-cell office:value-type="float" office:value="-1.177">
            <text:p>-1.177</text:p>
          </table:table-cell>
          <table:table-cell office:value-type="float" office:value="10.797">
            <text:p>10.797</text:p>
          </table:table-cell>
          <table:table-cell office:value-type="float" office:value="4.663">
            <text:p>4.663</text:p>
          </table:table-cell>
          <table:table-cell/>
          <table:table-cell office:value-type="string">
            <text:p>C</text:p>
          </table:table-cell>
          <table:table-cell office:value-type="float" office:value="3.203807293">
            <text:p>3.203807293</text:p>
          </table:table-cell>
          <table:table-cell office:value-type="float" office:value="7.366183329">
            <text:p>7.366183329</text:p>
          </table:table-cell>
          <table:table-cell office:value-type="float" office:value="16.600932738">
            <text:p>16.60093273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89]+1" office:value-type="float" office:value="185">
            <text:p>185</text:p>
          </table:table-cell>
          <table:table-cell table:formula="of:=IF( [.C190]=[.$C$1]; 1; IF( [.C190]=[.$E$1]; 2;3 ))" office:value-type="float" office:value="2">
            <text:p>2</text:p>
          </table:table-cell>
          <table:table-cell office:value-type="float" office:value="-0.636">
            <text:p>-0.636</text:p>
          </table:table-cell>
          <table:table-cell office:value-type="float" office:value="10.24">
            <text:p>10.24</text:p>
          </table:table-cell>
          <table:table-cell office:value-type="float" office:value="6.089">
            <text:p>6.089</text:p>
          </table:table-cell>
          <table:table-cell/>
          <table:table-cell office:value-type="string">
            <text:p>C</text:p>
          </table:table-cell>
          <table:table-cell office:value-type="float" office:value="3.5303693">
            <text:p>3.5303693</text:p>
          </table:table-cell>
          <table:table-cell office:value-type="float" office:value="6.48036627">
            <text:p>6.48036627</text:p>
          </table:table-cell>
          <table:table-cell office:value-type="float" office:value="17.767855991">
            <text:p>17.76785599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90]+1" office:value-type="float" office:value="186">
            <text:p>186</text:p>
          </table:table-cell>
          <table:table-cell table:formula="of:=IF( [.C191]=[.$C$1]; 1; IF( [.C191]=[.$E$1]; 2;3 ))" office:value-type="float" office:value="2">
            <text:p>2</text:p>
          </table:table-cell>
          <table:table-cell office:value-type="float" office:value="-0.387">
            <text:p>-0.387</text:p>
          </table:table-cell>
          <table:table-cell office:value-type="float" office:value="14.387">
            <text:p>14.387</text:p>
          </table:table-cell>
          <table:table-cell office:value-type="float" office:value="6.851">
            <text:p>6.851</text:p>
          </table:table-cell>
          <table:table-cell/>
          <table:table-cell office:value-type="string">
            <text:p>C</text:p>
          </table:table-cell>
          <table:table-cell office:value-type="float" office:value="4.552092873">
            <text:p>4.552092873</text:p>
          </table:table-cell>
          <table:table-cell office:value-type="float" office:value="5.445629405">
            <text:p>5.445629405</text:p>
          </table:table-cell>
          <table:table-cell office:value-type="float" office:value="17.635536094">
            <text:p>17.63553609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91]+1" office:value-type="float" office:value="187">
            <text:p>187</text:p>
          </table:table-cell>
          <table:table-cell table:formula="of:=IF( [.C192]=[.$C$1]; 1; IF( [.C192]=[.$E$1]; 2;3 ))" office:value-type="float" office:value="2">
            <text:p>2</text:p>
          </table:table-cell>
          <table:table-cell office:value-type="float" office:value="-0.202">
            <text:p>-0.202</text:p>
          </table:table-cell>
          <table:table-cell office:value-type="float" office:value="14.769">
            <text:p>14.769</text:p>
          </table:table-cell>
          <table:table-cell office:value-type="float" office:value="5.257">
            <text:p>5.257</text:p>
          </table:table-cell>
          <table:table-cell/>
          <table:table-cell office:value-type="string">
            <text:p>C</text:p>
          </table:table-cell>
          <table:table-cell office:value-type="float" office:value="4.32441659">
            <text:p>4.32441659</text:p>
          </table:table-cell>
          <table:table-cell office:value-type="float" office:value="4.085875829">
            <text:p>4.085875829</text:p>
          </table:table-cell>
          <table:table-cell office:value-type="float" office:value="18.229068167">
            <text:p>18.22906816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192]+1" office:value-type="float" office:value="188">
            <text:p>188</text:p>
          </table:table-cell>
          <table:table-cell table:formula="of:=IF( [.C193]=[.$C$1]; 1; IF( [.C193]=[.$E$1]; 2;3 ))" office:value-type="float" office:value="2">
            <text:p>2</text:p>
          </table:table-cell>
          <table:table-cell office:value-type="float" office:value="-1.794">
            <text:p>-1.794</text:p>
          </table:table-cell>
          <table:table-cell office:value-type="float" office:value="14.743">
            <text:p>14.743</text:p>
          </table:table-cell>
          <table:table-cell office:value-type="float" office:value="6.058">
            <text:p>6.058</text:p>
          </table:table-cell>
          <table:table-cell/>
          <table:table-cell office:value-type="string">
            <text:p>C</text:p>
          </table:table-cell>
          <table:table-cell office:value-type="float" office:value="4.90745346">
            <text:p>4.90745346</text:p>
          </table:table-cell>
          <table:table-cell office:value-type="float" office:value="3.067636401">
            <text:p>3.067636401</text:p>
          </table:table-cell>
          <table:table-cell office:value-type="float" office:value="17.292931838">
            <text:p>17.29293183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3]+1" office:value-type="float" office:value="189">
            <text:p>189</text:p>
          </table:table-cell>
          <table:table-cell table:formula="of:=IF( [.C194]=[.$C$1]; 1; IF( [.C194]=[.$E$1]; 2;3 ))" office:value-type="float" office:value="1">
            <text:p>1</text:p>
          </table:table-cell>
          <table:table-cell office:value-type="float" office:value="7.733">
            <text:p>7.733</text:p>
          </table:table-cell>
          <table:table-cell office:value-type="float" office:value="13.567">
            <text:p>13.567</text:p>
          </table:table-cell>
          <table:table-cell office:value-type="float" office:value="11.187">
            <text:p>11.187</text:p>
          </table:table-cell>
          <table:table-cell/>
          <table:table-cell office:value-type="string">
            <text:p>C</text:p>
          </table:table-cell>
          <table:table-cell office:value-type="float" office:value="5.495423834">
            <text:p>5.495423834</text:p>
          </table:table-cell>
          <table:table-cell office:value-type="float" office:value="3.798091298">
            <text:p>3.798091298</text:p>
          </table:table-cell>
          <table:table-cell office:value-type="float" office:value="16.120874203">
            <text:p>16.1208742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4]+1" office:value-type="float" office:value="190">
            <text:p>190</text:p>
          </table:table-cell>
          <table:table-cell table:formula="of:=IF( [.C195]=[.$C$1]; 1; IF( [.C195]=[.$E$1]; 2;3 ))" office:value-type="float" office:value="1">
            <text:p>1</text:p>
          </table:table-cell>
          <table:table-cell office:value-type="float" office:value="8.081">
            <text:p>8.081</text:p>
          </table:table-cell>
          <table:table-cell office:value-type="float" office:value="14.53">
            <text:p>14.53</text:p>
          </table:table-cell>
          <table:table-cell office:value-type="float" office:value="12.45">
            <text:p>12.45</text:p>
          </table:table-cell>
          <table:table-cell/>
          <table:table-cell office:value-type="string">
            <text:p>C</text:p>
          </table:table-cell>
          <table:table-cell office:value-type="float" office:value="5.391393923">
            <text:p>5.391393923</text:p>
          </table:table-cell>
          <table:table-cell office:value-type="float" office:value="3.230126526">
            <text:p>3.230126526</text:p>
          </table:table-cell>
          <table:table-cell office:value-type="float" office:value="14.779734317">
            <text:p>14.7797343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5]+1" office:value-type="float" office:value="191">
            <text:p>191</text:p>
          </table:table-cell>
          <table:table-cell table:formula="of:=IF( [.C196]=[.$C$1]; 1; IF( [.C196]=[.$E$1]; 2;3 ))" office:value-type="float" office:value="1">
            <text:p>1</text:p>
          </table:table-cell>
          <table:table-cell office:value-type="float" office:value="9.259">
            <text:p>9.259</text:p>
          </table:table-cell>
          <table:table-cell office:value-type="float" office:value="15.424">
            <text:p>15.424</text:p>
          </table:table-cell>
          <table:table-cell office:value-type="float" office:value="12.256">
            <text:p>12.256</text:p>
          </table:table-cell>
          <table:table-cell/>
          <table:table-cell office:value-type="string">
            <text:p>C</text:p>
          </table:table-cell>
          <table:table-cell office:value-type="float" office:value="5.064813019">
            <text:p>5.064813019</text:p>
          </table:table-cell>
          <table:table-cell office:value-type="float" office:value="4.115946997">
            <text:p>4.115946997</text:p>
          </table:table-cell>
          <table:table-cell office:value-type="float" office:value="13.612819743">
            <text:p>13.6128197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6]+1" office:value-type="float" office:value="192">
            <text:p>192</text:p>
          </table:table-cell>
          <table:table-cell table:formula="of:=IF( [.C197]=[.$C$1]; 1; IF( [.C197]=[.$E$1]; 2;3 ))" office:value-type="float" office:value="1">
            <text:p>1</text:p>
          </table:table-cell>
          <table:table-cell office:value-type="float" office:value="9.919">
            <text:p>9.919</text:p>
          </table:table-cell>
          <table:table-cell office:value-type="float" office:value="15.563">
            <text:p>15.563</text:p>
          </table:table-cell>
          <table:table-cell office:value-type="float" office:value="11.051">
            <text:p>11.051</text:p>
          </table:table-cell>
          <table:table-cell/>
          <table:table-cell office:value-type="string">
            <text:p>C</text:p>
          </table:table-cell>
          <table:table-cell office:value-type="float" office:value="4.851171092">
            <text:p>4.851171092</text:p>
          </table:table-cell>
          <table:table-cell office:value-type="float" office:value="5.545636695">
            <text:p>5.545636695</text:p>
          </table:table-cell>
          <table:table-cell office:value-type="float" office:value="13.818793762">
            <text:p>13.8187937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7]+1" office:value-type="float" office:value="193">
            <text:p>193</text:p>
          </table:table-cell>
          <table:table-cell table:formula="of:=IF( [.C198]=[.$C$1]; 1; IF( [.C198]=[.$E$1]; 2;3 ))" office:value-type="float" office:value="1">
            <text:p>1</text:p>
          </table:table-cell>
          <table:table-cell office:value-type="float" office:value="9.601">
            <text:p>9.601</text:p>
          </table:table-cell>
          <table:table-cell office:value-type="float" office:value="14.693">
            <text:p>14.693</text:p>
          </table:table-cell>
          <table:table-cell office:value-type="float" office:value="9.908">
            <text:p>9.908</text:p>
          </table:table-cell>
          <table:table-cell/>
          <table:table-cell office:value-type="string">
            <text:p>C</text:p>
          </table:table-cell>
          <table:table-cell office:value-type="float" office:value="3.734773343">
            <text:p>3.734773343</text:p>
          </table:table-cell>
          <table:table-cell office:value-type="float" office:value="6.248475279">
            <text:p>6.248475279</text:p>
          </table:table-cell>
          <table:table-cell office:value-type="float" office:value="13.102749871">
            <text:p>13.1027498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8]+1" office:value-type="float" office:value="194">
            <text:p>194</text:p>
          </table:table-cell>
          <table:table-cell table:formula="of:=IF( [.C199]=[.$C$1]; 1; IF( [.C199]=[.$E$1]; 2;3 ))"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13.719">
            <text:p>13.719</text:p>
          </table:table-cell>
          <table:table-cell office:value-type="float" office:value="10.012">
            <text:p>10.012</text:p>
          </table:table-cell>
          <table:table-cell/>
          <table:table-cell office:value-type="string">
            <text:p>C</text:p>
          </table:table-cell>
          <table:table-cell office:value-type="float" office:value="3.151764443">
            <text:p>3.151764443</text:p>
          </table:table-cell>
          <table:table-cell office:value-type="float" office:value="7.266698568">
            <text:p>7.266698568</text:p>
          </table:table-cell>
          <table:table-cell office:value-type="float" office:value="14.03885995">
            <text:p>14.038859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199]+1" office:value-type="float" office:value="195">
            <text:p>195</text:p>
          </table:table-cell>
          <table:table-cell table:formula="of:=IF( [.C200]=[.$C$1]; 1; IF( [.C200]=[.$E$1]; 2;3 ))" office:value-type="float" office:value="1">
            <text:p>1</text:p>
          </table:table-cell>
          <table:table-cell office:value-type="float" office:value="8.901">
            <text:p>8.901</text:p>
          </table:table-cell>
          <table:table-cell office:value-type="float" office:value="12.401">
            <text:p>12.401</text:p>
          </table:table-cell>
          <table:table-cell office:value-type="float" office:value="9.485">
            <text:p>9.485</text:p>
          </table:table-cell>
          <table:table-cell/>
          <table:table-cell office:value-type="string">
            <text:p>C</text:p>
          </table:table-cell>
          <table:table-cell office:value-type="float" office:value="1.712255236">
            <text:p>1.712255236</text:p>
          </table:table-cell>
          <table:table-cell office:value-type="float" office:value="7.511274146">
            <text:p>7.511274146</text:p>
          </table:table-cell>
          <table:table-cell office:value-type="float" office:value="14.046975621">
            <text:p>14.0469756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0]+1" office:value-type="float" office:value="196">
            <text:p>196</text:p>
          </table:table-cell>
          <table:table-cell table:formula="of:=IF( [.C201]=[.$C$1]; 1; IF( [.C201]=[.$E$1]; 2;3 ))" office:value-type="float" office:value="1">
            <text:p>1</text:p>
          </table:table-cell>
          <table:table-cell office:value-type="float" office:value="8.34">
            <text:p>8.34</text:p>
          </table:table-cell>
          <table:table-cell office:value-type="float" office:value="11.417">
            <text:p>11.417</text:p>
          </table:table-cell>
          <table:table-cell office:value-type="float" office:value="10.388">
            <text:p>10.388</text:p>
          </table:table-cell>
          <table:table-cell/>
          <table:table-cell office:value-type="string">
            <text:p>C</text:p>
          </table:table-cell>
          <table:table-cell office:value-type="float" office:value="0.98853295">
            <text:p>0.98853295</text:p>
          </table:table-cell>
          <table:table-cell office:value-type="float" office:value="7.689122005">
            <text:p>7.689122005</text:p>
          </table:table-cell>
          <table:table-cell office:value-type="float" office:value="15.349893953">
            <text:p>15.3498939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1]+1" office:value-type="float" office:value="197">
            <text:p>197</text:p>
          </table:table-cell>
          <table:table-cell table:formula="of:=IF( [.C202]=[.$C$1]; 1; IF( [.C202]=[.$E$1]; 2;3 ))" office:value-type="float" office:value="1">
            <text:p>1</text:p>
          </table:table-cell>
          <table:table-cell office:value-type="float" office:value="7.729">
            <text:p>7.729</text:p>
          </table:table-cell>
          <table:table-cell office:value-type="float" office:value="12.118">
            <text:p>12.118</text:p>
          </table:table-cell>
          <table:table-cell office:value-type="float" office:value="11.496">
            <text:p>11.496</text:p>
          </table:table-cell>
          <table:table-cell/>
          <table:table-cell office:value-type="string">
            <text:p>C</text:p>
          </table:table-cell>
          <table:table-cell office:value-type="float" office:value="1.724027621">
            <text:p>1.724027621</text:p>
          </table:table-cell>
          <table:table-cell office:value-type="float" office:value="7.617585039">
            <text:p>7.617585039</text:p>
          </table:table-cell>
          <table:table-cell office:value-type="float" office:value="16.609268856">
            <text:p>16.60926885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2]+1" office:value-type="float" office:value="198">
            <text:p>198</text:p>
          </table:table-cell>
          <table:table-cell table:formula="of:=IF( [.C203]=[.$C$1]; 1; IF( [.C203]=[.$E$1]; 2;3 ))" office:value-type="float" office:value="1">
            <text:p>1</text:p>
          </table:table-cell>
          <table:table-cell office:value-type="float" office:value="7.841">
            <text:p>7.841</text:p>
          </table:table-cell>
          <table:table-cell office:value-type="float" office:value="11.592">
            <text:p>11.592</text:p>
          </table:table-cell>
          <table:table-cell office:value-type="float" office:value="12.759">
            <text:p>12.759</text:p>
          </table:table-cell>
          <table:table-cell/>
          <table:table-cell office:value-type="string">
            <text:p>C</text:p>
          </table:table-cell>
          <table:table-cell office:value-type="float" office:value="1.136032345">
            <text:p>1.136032345</text:p>
          </table:table-cell>
          <table:table-cell office:value-type="float" office:value="6.887130712">
            <text:p>6.887130712</text:p>
          </table:table-cell>
          <table:table-cell office:value-type="float" office:value="17.781331455">
            <text:p>17.7813314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3]+1" office:value-type="float" office:value="199">
            <text:p>199</text:p>
          </table:table-cell>
          <table:table-cell table:formula="of:=IF( [.C204]=[.$C$1]; 1; IF( [.C204]=[.$E$1]; 2;3 ))" office:value-type="float" office:value="1">
            <text:p>1</text:p>
          </table:table-cell>
          <table:table-cell office:value-type="float" office:value="8.171">
            <text:p>8.171</text:p>
          </table:table-cell>
          <table:table-cell office:value-type="float" office:value="12.465">
            <text:p>12.465</text:p>
          </table:table-cell>
          <table:table-cell office:value-type="float" office:value="13.906">
            <text:p>13.906</text:p>
          </table:table-cell>
          <table:table-cell/>
          <table:table-cell office:value-type="string">
            <text:p>C</text:p>
          </table:table-cell>
          <table:table-cell office:value-type="float" office:value="7.2831342">
            <text:p>7.2831342</text:p>
          </table:table-cell>
          <table:table-cell office:value-type="float" office:value="6.184299989">
            <text:p>6.184299989</text:p>
          </table:table-cell>
          <table:table-cell office:value-type="float" office:value="0.095626852">
            <text:p>0.0956268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4]+1" office:value-type="float" office:value="200">
            <text:p>200</text:p>
          </table:table-cell>
          <table:table-cell table:formula="of:=IF( [.C205]=[.$C$1]; 1; IF( [.C205]=[.$E$1]; 2;3 ))" office:value-type="float" office:value="1">
            <text:p>1</text:p>
          </table:table-cell>
          <table:table-cell office:value-type="float" office:value="8.349">
            <text:p>8.349</text:p>
          </table:table-cell>
          <table:table-cell office:value-type="float" office:value="13.819">
            <text:p>13.819</text:p>
          </table:table-cell>
          <table:table-cell office:value-type="float" office:value="13.729">
            <text:p>13.729</text:p>
          </table:table-cell>
          <table:table-cell/>
          <table:table-cell office:value-type="string">
            <text:p>C</text:p>
          </table:table-cell>
          <table:table-cell office:value-type="float" office:value="7.061658339">
            <text:p>7.061658339</text:p>
          </table:table-cell>
          <table:table-cell office:value-type="float" office:value="4.861540906">
            <text:p>4.861540906</text:p>
          </table:table-cell>
          <table:table-cell office:value-type="float" office:value="0.673004292">
            <text:p>0.6730042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5]+1" office:value-type="float" office:value="201">
            <text:p>201</text:p>
          </table:table-cell>
          <table:table-cell table:formula="of:=IF( [.C206]=[.$C$1]; 1; IF( [.C206]=[.$E$1]; 2;3 ))" office:value-type="float" office:value="1">
            <text:p>1</text:p>
          </table:table-cell>
          <table:table-cell office:value-type="float" office:value="9.455">
            <text:p>9.455</text:p>
          </table:table-cell>
          <table:table-cell office:value-type="float" office:value="14.472">
            <text:p>14.472</text:p>
          </table:table-cell>
          <table:table-cell office:value-type="float" office:value="14.386">
            <text:p>14.386</text:p>
          </table:table-cell>
          <table:table-cell/>
          <table:table-cell office:value-type="string">
            <text:p>C</text:p>
          </table:table-cell>
          <table:table-cell office:value-type="float" office:value="8.111959285">
            <text:p>8.111959285</text:p>
          </table:table-cell>
          <table:table-cell office:value-type="float" office:value="3.797862098">
            <text:p>3.797862098</text:p>
          </table:table-cell>
          <table:table-cell office:value-type="float" office:value="0.536985227">
            <text:p>0.5369852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6]+1" office:value-type="float" office:value="202">
            <text:p>202</text:p>
          </table:table-cell>
          <table:table-cell table:formula="of:=IF( [.C207]=[.$C$1]; 1; IF( [.C207]=[.$E$1]; 2;3 ))" office:value-type="float" office:value="1">
            <text:p>1</text:p>
          </table:table-cell>
          <table:table-cell office:value-type="float" office:value="10.017">
            <text:p>10.017</text:p>
          </table:table-cell>
          <table:table-cell office:value-type="float" office:value="15.448">
            <text:p>15.448</text:p>
          </table:table-cell>
          <table:table-cell office:value-type="float" office:value="13.479">
            <text:p>13.479</text:p>
          </table:table-cell>
          <table:table-cell/>
          <table:table-cell office:value-type="string">
            <text:p>C</text:p>
          </table:table-cell>
          <table:table-cell office:value-type="float" office:value="7.417008121">
            <text:p>7.417008121</text:p>
          </table:table-cell>
          <table:table-cell office:value-type="float" office:value="2.483545113">
            <text:p>2.483545113</text:p>
          </table:table-cell>
          <table:table-cell office:value-type="float" office:value="0.330407594">
            <text:p>0.3304075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7]+1" office:value-type="float" office:value="203">
            <text:p>203</text:p>
          </table:table-cell>
          <table:table-cell table:formula="of:=IF( [.C208]=[.$C$1]; 1; IF( [.C208]=[.$E$1]; 2;3 ))" office:value-type="float" office:value="1">
            <text:p>1</text:p>
          </table:table-cell>
          <table:table-cell office:value-type="float" office:value="11.38">
            <text:p>11.38</text:p>
          </table:table-cell>
          <table:table-cell office:value-type="float" office:value="15.692">
            <text:p>15.692</text:p>
          </table:table-cell>
          <table:table-cell office:value-type="float" office:value="13.49">
            <text:p>13.49</text:p>
          </table:table-cell>
          <table:table-cell/>
          <table:table-cell office:value-type="string">
            <text:p>C</text:p>
          </table:table-cell>
          <table:table-cell office:value-type="float" office:value="2.953480091">
            <text:p>2.953480091</text:p>
          </table:table-cell>
          <table:table-cell office:value-type="float" office:value="1.493020153">
            <text:p>1.493020153</text:p>
          </table:table-cell>
          <table:table-cell office:value-type="float" office:value="17.821492641">
            <text:p>17.8214926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8]+1" office:value-type="float" office:value="204">
            <text:p>204</text:p>
          </table:table-cell>
          <table:table-cell table:formula="of:=IF( [.C209]=[.$C$1]; 1; IF( [.C209]=[.$E$1]; 2;3 ))" office:value-type="float" office:value="1">
            <text:p>1</text:p>
          </table:table-cell>
          <table:table-cell office:value-type="float" office:value="12.07">
            <text:p>12.07</text:p>
          </table:table-cell>
          <table:table-cell office:value-type="float" office:value="15.874">
            <text:p>15.874</text:p>
          </table:table-cell>
          <table:table-cell office:value-type="float" office:value="12.232">
            <text:p>12.232</text:p>
          </table:table-cell>
          <table:table-cell/>
          <table:table-cell office:value-type="string">
            <text:p>C</text:p>
          </table:table-cell>
          <table:table-cell office:value-type="float" office:value="4.231414502">
            <text:p>4.231414502</text:p>
          </table:table-cell>
          <table:table-cell office:value-type="float" office:value="1.789095894">
            <text:p>1.789095894</text:p>
          </table:table-cell>
          <table:table-cell office:value-type="float" office:value="17.091978039">
            <text:p>17.0919780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09]+1" office:value-type="float" office:value="205">
            <text:p>205</text:p>
          </table:table-cell>
          <table:table-cell table:formula="of:=IF( [.C210]=[.$C$1]; 1; IF( [.C210]=[.$E$1]; 2;3 ))" office:value-type="float" office:value="1">
            <text:p>1</text:p>
          </table:table-cell>
          <table:table-cell office:value-type="float" office:value="11.355">
            <text:p>11.355</text:p>
          </table:table-cell>
          <table:table-cell office:value-type="float" office:value="15.792">
            <text:p>15.792</text:p>
          </table:table-cell>
          <table:table-cell office:value-type="float" office:value="11.045">
            <text:p>11.045</text:p>
          </table:table-cell>
          <table:table-cell/>
          <table:table-cell office:value-type="string">
            <text:p>C</text:p>
          </table:table-cell>
          <table:table-cell office:value-type="float" office:value="4.124473754">
            <text:p>4.124473754</text:p>
          </table:table-cell>
          <table:table-cell office:value-type="float" office:value="1.205245357">
            <text:p>1.205245357</text:p>
          </table:table-cell>
          <table:table-cell office:value-type="float" office:value="15.713310856">
            <text:p>15.71331085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0]+1" office:value-type="float" office:value="206">
            <text:p>206</text:p>
          </table:table-cell>
          <table:table-cell table:formula="of:=IF( [.C211]=[.$C$1]; 1; IF( [.C211]=[.$E$1]; 2;3 ))" office:value-type="float" office:value="1">
            <text:p>1</text:p>
          </table:table-cell>
          <table:table-cell office:value-type="float" office:value="11.926">
            <text:p>11.926</text:p>
          </table:table-cell>
          <table:table-cell office:value-type="float" office:value="15.09">
            <text:p>15.09</text:p>
          </table:table-cell>
          <table:table-cell office:value-type="float" office:value="9.907">
            <text:p>9.907</text:p>
          </table:table-cell>
          <table:table-cell/>
          <table:table-cell office:value-type="string">
            <text:p>C</text:p>
          </table:table-cell>
          <table:table-cell office:value-type="float" office:value="4.696453759">
            <text:p>4.696453759</text:p>
          </table:table-cell>
          <table:table-cell office:value-type="float" office:value="1.915811064">
            <text:p>1.915811064</text:p>
          </table:table-cell>
          <table:table-cell office:value-type="float" office:value="14.57314428">
            <text:p>14.573144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1]+1" office:value-type="float" office:value="207">
            <text:p>207</text:p>
          </table:table-cell>
          <table:table-cell table:formula="of:=IF( [.C212]=[.$C$1]; 1; IF( [.C212]=[.$E$1]; 2;3 ))" office:value-type="float" office:value="1">
            <text:p>1</text:p>
          </table:table-cell>
          <table:table-cell office:value-type="float" office:value="10.852">
            <text:p>10.852</text:p>
          </table:table-cell>
          <table:table-cell office:value-type="float" office:value="14.405">
            <text:p>14.405</text:p>
          </table:table-cell>
          <table:table-cell office:value-type="float" office:value="9.215">
            <text:p>9.215</text:p>
          </table:table-cell>
          <table:table-cell/>
          <table:table-cell office:value-type="string">
            <text:p>C</text:p>
          </table:table-cell>
          <table:table-cell office:value-type="float" office:value="3.940397076">
            <text:p>3.940397076</text:p>
          </table:table-cell>
          <table:table-cell office:value-type="float" office:value="1.989360369">
            <text:p>1.989360369</text:p>
          </table:table-cell>
          <table:table-cell office:value-type="float" office:value="13.278538212">
            <text:p>13.2785382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2]+1" office:value-type="float" office:value="208">
            <text:p>208</text:p>
          </table:table-cell>
          <table:table-cell table:formula="of:=IF( [.C213]=[.$C$1]; 1; IF( [.C213]=[.$E$1]; 2;3 ))" office:value-type="float" office:value="1">
            <text:p>1</text:p>
          </table:table-cell>
          <table:table-cell office:value-type="float" office:value="11.071">
            <text:p>11.071</text:p>
          </table:table-cell>
          <table:table-cell office:value-type="float" office:value="13.152">
            <text:p>13.152</text:p>
          </table:table-cell>
          <table:table-cell office:value-type="float" office:value="8.659">
            <text:p>8.659</text:p>
          </table:table-cell>
          <table:table-cell/>
          <table:table-cell office:value-type="string">
            <text:p>C</text:p>
          </table:table-cell>
          <table:table-cell office:value-type="float" office:value="4.168047198">
            <text:p>4.168047198</text:p>
          </table:table-cell>
          <table:table-cell office:value-type="float" office:value="3.349109052">
            <text:p>3.349109052</text:p>
          </table:table-cell>
          <table:table-cell office:value-type="float" office:value="12.685030652">
            <text:p>12.6850306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3]+1" office:value-type="float" office:value="209">
            <text:p>209</text:p>
          </table:table-cell>
          <table:table-cell table:formula="of:=IF( [.C214]=[.$C$1]; 1; IF( [.C214]=[.$E$1]; 2;3 ))" office:value-type="float" office:value="1">
            <text:p>1</text:p>
          </table:table-cell>
          <table:table-cell office:value-type="float" office:value="10.079">
            <text:p>10.079</text:p>
          </table:table-cell>
          <table:table-cell office:value-type="float" office:value="12.118">
            <text:p>12.118</text:p>
          </table:table-cell>
          <table:table-cell office:value-type="float" office:value="8.796">
            <text:p>8.796</text:p>
          </table:table-cell>
          <table:table-cell/>
          <table:table-cell office:value-type="string">
            <text:p>C</text:p>
          </table:table-cell>
          <table:table-cell office:value-type="float" office:value="3.082037717">
            <text:p>3.082037717</text:p>
          </table:table-cell>
          <table:table-cell office:value-type="float" office:value="4.03282392">
            <text:p>4.03282392</text:p>
          </table:table-cell>
          <table:table-cell office:value-type="float" office:value="11.988471851">
            <text:p>11.9884718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4]+1" office:value-type="float" office:value="210">
            <text:p>210</text:p>
          </table:table-cell>
          <table:table-cell table:formula="of:=IF( [.C215]=[.$C$1]; 1; IF( [.C215]=[.$E$1]; 2;3 ))" office:value-type="float" office:value="1">
            <text:p>1</text:p>
          </table:table-cell>
          <table:table-cell office:value-type="float" office:value="10.745">
            <text:p>10.745</text:p>
          </table:table-cell>
          <table:table-cell office:value-type="float" office:value="10.847">
            <text:p>10.847</text:p>
          </table:table-cell>
          <table:table-cell office:value-type="float" office:value="8.987">
            <text:p>8.987</text:p>
          </table:table-cell>
          <table:table-cell/>
          <table:table-cell office:value-type="string">
            <text:p>C</text:p>
          </table:table-cell>
          <table:table-cell office:value-type="float" office:value="2.862426588">
            <text:p>2.862426588</text:p>
          </table:table-cell>
          <table:table-cell office:value-type="float" office:value="5.502498008">
            <text:p>5.502498008</text:p>
          </table:table-cell>
          <table:table-cell office:value-type="float" office:value="12.200205851">
            <text:p>12.2002058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5]+1" office:value-type="float" office:value="211">
            <text:p>211</text:p>
          </table:table-cell>
          <table:table-cell table:formula="of:=IF( [.C216]=[.$C$1]; 1; IF( [.C216]=[.$E$1]; 2;3 ))" office:value-type="float" office:value="1">
            <text:p>1</text:p>
          </table:table-cell>
          <table:table-cell office:value-type="float" office:value="10.205">
            <text:p>10.205</text:p>
          </table:table-cell>
          <table:table-cell office:value-type="float" office:value="9.91">
            <text:p>9.91</text:p>
          </table:table-cell>
          <table:table-cell office:value-type="float" office:value="9.854">
            <text:p>9.854</text:p>
          </table:table-cell>
          <table:table-cell/>
          <table:table-cell office:value-type="string">
            <text:p>C</text:p>
          </table:table-cell>
          <table:table-cell office:value-type="float" office:value="1.382624237">
            <text:p>1.382624237</text:p>
          </table:table-cell>
          <table:table-cell office:value-type="float" office:value="5.753900298">
            <text:p>5.753900298</text:p>
          </table:table-cell>
          <table:table-cell office:value-type="float" office:value="12.208547832">
            <text:p>12.2085478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6]+1" office:value-type="float" office:value="212">
            <text:p>212</text:p>
          </table:table-cell>
          <table:table-cell table:formula="of:=IF( [.C217]=[.$C$1]; 1; IF( [.C217]=[.$E$1]; 2;3 ))" office:value-type="float" office:value="1">
            <text:p>1</text:p>
          </table:table-cell>
          <table:table-cell office:value-type="float" office:value="8.972">
            <text:p>8.972</text:p>
          </table:table-cell>
          <table:table-cell office:value-type="float" office:value="10.189">
            <text:p>10.189</text:p>
          </table:table-cell>
          <table:table-cell office:value-type="float" office:value="10.566">
            <text:p>10.566</text:p>
          </table:table-cell>
          <table:table-cell/>
          <table:table-cell office:value-type="string">
            <text:p>C</text:p>
          </table:table-cell>
          <table:table-cell office:value-type="float" office:value="0.81548961">
            <text:p>0.81548961</text:p>
          </table:table-cell>
          <table:table-cell office:value-type="float" office:value="6.74442907">
            <text:p>6.74442907</text:p>
          </table:table-cell>
          <table:table-cell office:value-type="float" office:value="13.119170219">
            <text:p>13.1191702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7]+1" office:value-type="float" office:value="213">
            <text:p>213</text:p>
          </table:table-cell>
          <table:table-cell table:formula="of:=IF( [.C218]=[.$C$1]; 1; IF( [.C218]=[.$E$1]; 2;3 ))" office:value-type="float" office:value="1">
            <text:p>1</text:p>
          </table:table-cell>
          <table:table-cell office:value-type="float" office:value="9.067">
            <text:p>9.067</text:p>
          </table:table-cell>
          <table:table-cell office:value-type="float" office:value="9.637">
            <text:p>9.637</text:p>
          </table:table-cell>
          <table:table-cell office:value-type="float" office:value="11.885">
            <text:p>11.885</text:p>
          </table:table-cell>
          <table:table-cell/>
          <table:table-cell office:value-type="string">
            <text:p>C</text:p>
          </table:table-cell>
          <table:table-cell office:value-type="float" office:value="-0.462479013">
            <text:p>-0.462479013</text:p>
          </table:table-cell>
          <table:table-cell office:value-type="float" office:value="6.448356227">
            <text:p>6.448356227</text:p>
          </table:table-cell>
          <table:table-cell office:value-type="float" office:value="13.848708699">
            <text:p>13.8487086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8]+1" office:value-type="float" office:value="214">
            <text:p>214</text:p>
          </table:table-cell>
          <table:table-cell table:formula="of:=IF( [.C219]=[.$C$1]; 1; IF( [.C219]=[.$E$1]; 2;3 ))" office:value-type="float" office:value="1">
            <text:p>1</text:p>
          </table:table-cell>
          <table:table-cell office:value-type="float" office:value="8.528">
            <text:p>8.528</text:p>
          </table:table-cell>
          <table:table-cell office:value-type="float" office:value="10.331">
            <text:p>10.331</text:p>
          </table:table-cell>
          <table:table-cell office:value-type="float" office:value="12.969">
            <text:p>12.969</text:p>
          </table:table-cell>
          <table:table-cell/>
          <table:table-cell office:value-type="string">
            <text:p>C</text:p>
          </table:table-cell>
          <table:table-cell office:value-type="float" office:value="-0.355512815">
            <text:p>-0.355512815</text:p>
          </table:table-cell>
          <table:table-cell office:value-type="float" office:value="7.032218589">
            <text:p>7.032218589</text:p>
          </table:table-cell>
          <table:table-cell office:value-type="float" office:value="15.227360907">
            <text:p>15.2273609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19]+1" office:value-type="float" office:value="215">
            <text:p>215</text:p>
          </table:table-cell>
          <table:table-cell table:formula="of:=IF( [.C220]=[.$C$1]; 1; IF( [.C220]=[.$E$1]; 2;3 ))" office:value-type="float" office:value="1">
            <text:p>1</text:p>
          </table:table-cell>
          <table:table-cell office:value-type="float" office:value="9.26">
            <text:p>9.26</text:p>
          </table:table-cell>
          <table:table-cell office:value-type="float" office:value="10.409">
            <text:p>10.409</text:p>
          </table:table-cell>
          <table:table-cell office:value-type="float" office:value="14.215">
            <text:p>14.215</text:p>
          </table:table-cell>
          <table:table-cell/>
          <table:table-cell office:value-type="string">
            <text:p>C</text:p>
          </table:table-cell>
          <table:table-cell office:value-type="float" office:value="-0.927506198">
            <text:p>-0.927506198</text:p>
          </table:table-cell>
          <table:table-cell office:value-type="float" office:value="6.321631876">
            <text:p>6.321631876</text:p>
          </table:table-cell>
          <table:table-cell office:value-type="float" office:value="16.367535414">
            <text:p>16.3675354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0]+1" office:value-type="float" office:value="216">
            <text:p>216</text:p>
          </table:table-cell>
          <table:table-cell table:formula="of:=IF( [.C221]=[.$C$1]; 1; IF( [.C221]=[.$E$1]; 2;3 ))" office:value-type="float" office:value="1">
            <text:p>1</text:p>
          </table:table-cell>
          <table:table-cell office:value-type="float" office:value="9.038">
            <text:p>9.038</text:p>
          </table:table-cell>
          <table:table-cell office:value-type="float" office:value="11.716">
            <text:p>11.716</text:p>
          </table:table-cell>
          <table:table-cell office:value-type="float" office:value="14.783">
            <text:p>14.783</text:p>
          </table:table-cell>
          <table:table-cell/>
          <table:table-cell office:value-type="string">
            <text:p>C</text:p>
          </table:table-cell>
          <table:table-cell office:value-type="float" office:value="-0.17142484">
            <text:p>-0.17142484</text:p>
          </table:table-cell>
          <table:table-cell office:value-type="float" office:value="6.248102817">
            <text:p>6.248102817</text:p>
          </table:table-cell>
          <table:table-cell office:value-type="float" office:value="17.662132927">
            <text:p>17.6621329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1]+1" office:value-type="float" office:value="217">
            <text:p>217</text:p>
          </table:table-cell>
          <table:table-cell table:formula="of:=IF( [.C222]=[.$C$1]; 1; IF( [.C222]=[.$E$1]; 2;3 ))" office:value-type="float" office:value="1">
            <text:p>1</text:p>
          </table:table-cell>
          <table:table-cell office:value-type="float" office:value="10.072">
            <text:p>10.072</text:p>
          </table:table-cell>
          <table:table-cell office:value-type="float" office:value="12.367">
            <text:p>12.367</text:p>
          </table:table-cell>
          <table:table-cell office:value-type="float" office:value="15.461">
            <text:p>15.461</text:p>
          </table:table-cell>
          <table:table-cell/>
          <table:table-cell office:value-type="string">
            <text:p>C</text:p>
          </table:table-cell>
          <table:table-cell office:value-type="float" office:value="-0.399090357">
            <text:p>-0.399090357</text:p>
          </table:table-cell>
          <table:table-cell office:value-type="float" office:value="4.88833993">
            <text:p>4.88833993</text:p>
          </table:table-cell>
          <table:table-cell office:value-type="float" office:value="18.255646886">
            <text:p>18.2556468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2]+1" office:value-type="float" office:value="218">
            <text:p>218</text:p>
          </table:table-cell>
          <table:table-cell table:formula="of:=IF( [.C223]=[.$C$1]; 1; IF( [.C223]=[.$E$1]; 2;3 ))" office:value-type="float" office:value="1">
            <text:p>1</text:p>
          </table:table-cell>
          <table:table-cell office:value-type="float" office:value="10.282">
            <text:p>10.282</text:p>
          </table:table-cell>
          <table:table-cell office:value-type="float" office:value="13.77">
            <text:p>13.77</text:p>
          </table:table-cell>
          <table:table-cell office:value-type="float" office:value="15.254">
            <text:p>15.254</text:p>
          </table:table-cell>
          <table:table-cell/>
          <table:table-cell office:value-type="string">
            <text:p>C</text:p>
          </table:table-cell>
          <table:table-cell office:value-type="float" office:value="5.717608544">
            <text:p>5.717608544</text:p>
          </table:table-cell>
          <table:table-cell office:value-type="float" office:value="4.204627836">
            <text:p>4.204627836</text:p>
          </table:table-cell>
          <table:table-cell office:value-type="float" office:value="0.550472703">
            <text:p>0.5504727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3]+1" office:value-type="float" office:value="219">
            <text:p>219</text:p>
          </table:table-cell>
          <table:table-cell table:formula="of:=IF( [.C224]=[.$C$1]; 1; IF( [.C224]=[.$E$1]; 2;3 ))" office:value-type="float" office:value="1">
            <text:p>1</text:p>
          </table:table-cell>
          <table:table-cell office:value-type="float" office:value="11.716">
            <text:p>11.716</text:p>
          </table:table-cell>
          <table:table-cell office:value-type="float" office:value="14.013">
            <text:p>14.013</text:p>
          </table:table-cell>
          <table:table-cell office:value-type="float" office:value="15.252">
            <text:p>15.252</text:p>
          </table:table-cell>
          <table:table-cell/>
          <table:table-cell office:value-type="string">
            <text:p>C</text:p>
          </table:table-cell>
          <table:table-cell office:value-type="float" office:value="5.937238142">
            <text:p>5.937238142</text:p>
          </table:table-cell>
          <table:table-cell office:value-type="float" office:value="2.734944189">
            <text:p>2.734944189</text:p>
          </table:table-cell>
          <table:table-cell office:value-type="float" office:value="0.338722249">
            <text:p>0.33872224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4]+1" office:value-type="float" office:value="220">
            <text:p>220</text:p>
          </table:table-cell>
          <table:table-cell table:formula="of:=IF( [.C225]=[.$C$1]; 1; IF( [.C225]=[.$E$1]; 2;3 ))" office:value-type="float" office:value="1">
            <text:p>1</text:p>
          </table:table-cell>
          <table:table-cell office:value-type="float" office:value="12.252">
            <text:p>12.252</text:p>
          </table:table-cell>
          <table:table-cell office:value-type="float" office:value="14.958">
            <text:p>14.958</text:p>
          </table:table-cell>
          <table:table-cell office:value-type="float" office:value="14.386">
            <text:p>14.386</text:p>
          </table:table-cell>
          <table:table-cell/>
          <table:table-cell office:value-type="string">
            <text:p>C</text:p>
          </table:table-cell>
          <table:table-cell office:value-type="float" office:value="0.034179019">
            <text:p>0.034179019</text:p>
          </table:table-cell>
          <table:table-cell office:value-type="float" office:value="1.988981241">
            <text:p>1.988981241</text:p>
          </table:table-cell>
          <table:table-cell office:value-type="float" office:value="17.837930815">
            <text:p>17.8379308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5]+1" office:value-type="float" office:value="221">
            <text:p>221</text:p>
          </table:table-cell>
          <table:table-cell table:formula="of:=IF( [.C226]=[.$C$1]; 1; IF( [.C226]=[.$E$1]; 2;3 ))" office:value-type="float" office:value="1">
            <text:p>1</text:p>
          </table:table-cell>
          <table:table-cell office:value-type="float" office:value="13.483">
            <text:p>13.483</text:p>
          </table:table-cell>
          <table:table-cell office:value-type="float" office:value="14.677">
            <text:p>14.677</text:p>
          </table:table-cell>
          <table:table-cell office:value-type="float" office:value="13.675">
            <text:p>13.675</text:p>
          </table:table-cell>
          <table:table-cell/>
          <table:table-cell office:value-type="string">
            <text:p>C</text:p>
          </table:table-cell>
          <table:table-cell office:value-type="float" office:value="0.617192942">
            <text:p>0.617192942</text:p>
          </table:table-cell>
          <table:table-cell office:value-type="float" office:value="0.970736068">
            <text:p>0.970736068</text:p>
          </table:table-cell>
          <table:table-cell office:value-type="float" office:value="16.901807143">
            <text:p>16.9018071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6]+1" office:value-type="float" office:value="222">
            <text:p>222</text:p>
          </table:table-cell>
          <table:table-cell table:formula="of:=IF( [.C227]=[.$C$1]; 1; IF( [.C227]=[.$E$1]; 2;3 ))" office:value-type="float" office:value="1">
            <text:p>1</text:p>
          </table:table-cell>
          <table:table-cell office:value-type="float" office:value="13.374">
            <text:p>13.374</text:p>
          </table:table-cell>
          <table:table-cell office:value-type="float" office:value="15.233">
            <text:p>15.233</text:p>
          </table:table-cell>
          <table:table-cell office:value-type="float" office:value="12.344">
            <text:p>12.344</text:p>
          </table:table-cell>
          <table:table-cell/>
          <table:table-cell office:value-type="string">
            <text:p>C</text:p>
          </table:table-cell>
          <table:table-cell office:value-type="float" office:value="2.056706791">
            <text:p>2.056706791</text:p>
          </table:table-cell>
          <table:table-cell office:value-type="float" office:value="0.726185904">
            <text:p>0.726185904</text:p>
          </table:table-cell>
          <table:table-cell office:value-type="float" office:value="16.893709883">
            <text:p>16.89370988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7]+1" office:value-type="float" office:value="223">
            <text:p>223</text:p>
          </table:table-cell>
          <table:table-cell table:formula="of:=IF( [.C228]=[.$C$1]; 1; IF( [.C228]=[.$E$1]; 2;3 ))" office:value-type="float" office:value="1">
            <text:p>1</text:p>
          </table:table-cell>
          <table:table-cell office:value-type="float" office:value="13.919">
            <text:p>13.919</text:p>
          </table:table-cell>
          <table:table-cell office:value-type="float" office:value="14.564">
            <text:p>14.564</text:p>
          </table:table-cell>
          <table:table-cell office:value-type="float" office:value="11.265">
            <text:p>11.265</text:p>
          </table:table-cell>
          <table:table-cell/>
          <table:table-cell office:value-type="string">
            <text:p>C</text:p>
          </table:table-cell>
          <table:table-cell office:value-type="float" office:value="2.780417378">
            <text:p>2.780417378</text:p>
          </table:table-cell>
          <table:table-cell office:value-type="float" office:value="0.548332809">
            <text:p>0.548332809</text:p>
          </table:table-cell>
          <table:table-cell office:value-type="float" office:value="15.590778379">
            <text:p>15.5907783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8]+1" office:value-type="float" office:value="224">
            <text:p>224</text:p>
          </table:table-cell>
          <table:table-cell table:formula="of:=IF( [.C229]=[.$C$1]; 1; IF( [.C229]=[.$E$1]; 2;3 ))" office:value-type="float" office:value="1">
            <text:p>1</text:p>
          </table:table-cell>
          <table:table-cell office:value-type="float" office:value="13.177">
            <text:p>13.177</text:p>
          </table:table-cell>
          <table:table-cell office:value-type="float" office:value="14.481">
            <text:p>14.481</text:p>
          </table:table-cell>
          <table:table-cell office:value-type="float" office:value="10.016">
            <text:p>10.016</text:p>
          </table:table-cell>
          <table:table-cell/>
          <table:table-cell office:value-type="string">
            <text:p>C</text:p>
          </table:table-cell>
          <table:table-cell office:value-type="float" office:value="2.044933346">
            <text:p>2.044933346</text:p>
          </table:table-cell>
          <table:table-cell office:value-type="float" office:value="0.619858453">
            <text:p>0.619858453</text:p>
          </table:table-cell>
          <table:table-cell office:value-type="float" office:value="14.33141095">
            <text:p>14.331410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29]+1" office:value-type="float" office:value="225">
            <text:p>225</text:p>
          </table:table-cell>
          <table:table-cell table:formula="of:=IF( [.C230]=[.$C$1]; 1; IF( [.C230]=[.$E$1]; 2;3 ))" office:value-type="float" office:value="1">
            <text:p>1</text:p>
          </table:table-cell>
          <table:table-cell office:value-type="float" office:value="13.406">
            <text:p>13.406</text:p>
          </table:table-cell>
          <table:table-cell office:value-type="float" office:value="13.177">
            <text:p>13.177</text:p>
          </table:table-cell>
          <table:table-cell office:value-type="float" office:value="9.443">
            <text:p>9.443</text:p>
          </table:table-cell>
          <table:table-cell/>
          <table:table-cell office:value-type="string">
            <text:p>C</text:p>
          </table:table-cell>
          <table:table-cell office:value-type="float" office:value="2.632913079">
            <text:p>2.632913079</text:p>
          </table:table-cell>
          <table:table-cell office:value-type="float" office:value="1.350308533">
            <text:p>1.350308533</text:p>
          </table:table-cell>
          <table:table-cell office:value-type="float" office:value="13.159346575">
            <text:p>13.1593465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0]+1" office:value-type="float" office:value="226">
            <text:p>226</text:p>
          </table:table-cell>
          <table:table-cell table:formula="of:=IF( [.C231]=[.$C$1]; 1; IF( [.C231]=[.$E$1]; 2;3 ))" office:value-type="float" office:value="1">
            <text:p>1</text:p>
          </table:table-cell>
          <table:table-cell office:value-type="float" office:value="12.373">
            <text:p>12.373</text:p>
          </table:table-cell>
          <table:table-cell office:value-type="float" office:value="12.516">
            <text:p>12.516</text:p>
          </table:table-cell>
          <table:table-cell office:value-type="float" office:value="8.773">
            <text:p>8.773</text:p>
          </table:table-cell>
          <table:table-cell/>
          <table:table-cell office:value-type="string">
            <text:p>C</text:p>
          </table:table-cell>
          <table:table-cell office:value-type="float" office:value="1.516534425">
            <text:p>1.516534425</text:p>
          </table:table-cell>
          <table:table-cell office:value-type="float" office:value="2.053158399">
            <text:p>2.053158399</text:p>
          </table:table-cell>
          <table:table-cell office:value-type="float" office:value="12.443289512">
            <text:p>12.4432895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1]+1" office:value-type="float" office:value="227">
            <text:p>227</text:p>
          </table:table-cell>
          <table:table-cell table:formula="of:=IF( [.C232]=[.$C$1]; 1; IF( [.C232]=[.$E$1]; 2;3 ))" office:value-type="float" office:value="1">
            <text:p>1</text:p>
          </table:table-cell>
          <table:table-cell office:value-type="float" office:value="12.173">
            <text:p>12.173</text:p>
          </table:table-cell>
          <table:table-cell office:value-type="float" office:value="11.094">
            <text:p>11.094</text:p>
          </table:table-cell>
          <table:table-cell office:value-type="float" office:value="8.975">
            <text:p>8.975</text:p>
          </table:table-cell>
          <table:table-cell/>
          <table:table-cell office:value-type="string">
            <text:p>C</text:p>
          </table:table-cell>
          <table:table-cell office:value-type="float" office:value="1.737985247">
            <text:p>1.737985247</text:p>
          </table:table-cell>
          <table:table-cell office:value-type="float" office:value="3.375905697">
            <text:p>3.375905697</text:p>
          </table:table-cell>
          <table:table-cell office:value-type="float" office:value="11.865944255">
            <text:p>11.8659442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2]+1" office:value-type="float" office:value="228">
            <text:p>228</text:p>
          </table:table-cell>
          <table:table-cell table:formula="of:=IF( [.C233]=[.$C$1]; 1; IF( [.C233]=[.$E$1]; 2;3 ))" office:value-type="float" office:value="1">
            <text:p>1</text:p>
          </table:table-cell>
          <table:table-cell office:value-type="float" office:value="13.011">
            <text:p>13.011</text:p>
          </table:table-cell>
          <table:table-cell office:value-type="float" office:value="10.389">
            <text:p>10.389</text:p>
          </table:table-cell>
          <table:table-cell office:value-type="float" office:value="9.835">
            <text:p>9.835</text:p>
          </table:table-cell>
          <table:table-cell/>
          <table:table-cell office:value-type="string">
            <text:p>C</text:p>
          </table:table-cell>
          <table:table-cell office:value-type="float" office:value="0.687717285">
            <text:p>0.687717285</text:p>
          </table:table-cell>
          <table:table-cell office:value-type="float" office:value="4.439591474">
            <text:p>4.439591474</text:p>
          </table:table-cell>
          <table:table-cell office:value-type="float" office:value="12.001938579">
            <text:p>12.0019385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3]+1" office:value-type="float" office:value="229">
            <text:p>229</text:p>
          </table:table-cell>
          <table:table-cell table:formula="of:=IF( [.C234]=[.$C$1]; 1; IF( [.C234]=[.$E$1]; 2;3 ))" office:value-type="float" office:value="1">
            <text:p>1</text:p>
          </table:table-cell>
          <table:table-cell office:value-type="float" office:value="12.444">
            <text:p>12.444</text:p>
          </table:table-cell>
          <table:table-cell office:value-type="float" office:value="9.403">
            <text:p>9.403</text:p>
          </table:table-cell>
          <table:table-cell office:value-type="float" office:value="10.745">
            <text:p>10.745</text:p>
          </table:table-cell>
          <table:table-cell/>
          <table:table-cell office:value-type="string">
            <text:p>C</text:p>
          </table:table-cell>
          <table:table-cell office:value-type="float" office:value="-0.555489015">
            <text:p>-0.555489015</text:p>
          </table:table-cell>
          <table:table-cell office:value-type="float" office:value="4.151574765">
            <text:p>4.151574765</text:p>
          </table:table-cell>
          <table:table-cell office:value-type="float" office:value="12.711636308">
            <text:p>12.7116363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4]+1" office:value-type="float" office:value="230">
            <text:p>230</text:p>
          </table:table-cell>
          <table:table-cell table:formula="of:=IF( [.C235]=[.$C$1]; 1; IF( [.C235]=[.$E$1]; 2;3 ))" office:value-type="float" office:value="1">
            <text:p>1</text:p>
          </table:table-cell>
          <table:table-cell office:value-type="float" office:value="11.071">
            <text:p>11.071</text:p>
          </table:table-cell>
          <table:table-cell office:value-type="float" office:value="9.167">
            <text:p>9.167</text:p>
          </table:table-cell>
          <table:table-cell office:value-type="float" office:value="10.752">
            <text:p>10.752</text:p>
          </table:table-cell>
          <table:table-cell/>
          <table:table-cell office:value-type="string">
            <text:p>C</text:p>
          </table:table-cell>
          <table:table-cell office:value-type="float" office:value="-1.13847324">
            <text:p>-1.13847324</text:p>
          </table:table-cell>
          <table:table-cell office:value-type="float" office:value="5.169812563">
            <text:p>5.169812563</text:p>
          </table:table-cell>
          <table:table-cell office:value-type="float" office:value="13.647728888">
            <text:p>13.6477288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5]+1" office:value-type="float" office:value="231">
            <text:p>231</text:p>
          </table:table-cell>
          <table:table-cell table:formula="of:=IF( [.C236]=[.$C$1]; 1; IF( [.C236]=[.$E$1]; 2;3 ))" office:value-type="float" office:value="1">
            <text:p>1</text:p>
          </table:table-cell>
          <table:table-cell office:value-type="float" office:value="10.365">
            <text:p>10.365</text:p>
          </table:table-cell>
          <table:table-cell office:value-type="float" office:value="9.001">
            <text:p>9.001</text:p>
          </table:table-cell>
          <table:table-cell office:value-type="float" office:value="12.011">
            <text:p>12.011</text:p>
          </table:table-cell>
          <table:table-cell/>
          <table:table-cell office:value-type="string">
            <text:p>C</text:p>
          </table:table-cell>
          <table:table-cell office:value-type="float" office:value="-1.726474589">
            <text:p>-1.726474589</text:p>
          </table:table-cell>
          <table:table-cell office:value-type="float" office:value="4.439356931">
            <text:p>4.439356931</text:p>
          </table:table-cell>
          <table:table-cell office:value-type="float" office:value="14.819804084">
            <text:p>14.8198040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6]+1" office:value-type="float" office:value="232">
            <text:p>232</text:p>
          </table:table-cell>
          <table:table-cell table:formula="of:=IF( [.C237]=[.$C$1]; 1; IF( [.C237]=[.$E$1]; 2;3 ))" office:value-type="float" office:value="1">
            <text:p>1</text:p>
          </table:table-cell>
          <table:table-cell office:value-type="float" office:value="11.064">
            <text:p>11.064</text:p>
          </table:table-cell>
          <table:table-cell office:value-type="float" office:value="9.077">
            <text:p>9.077</text:p>
          </table:table-cell>
          <table:table-cell office:value-type="float" office:value="13.207">
            <text:p>13.207</text:p>
          </table:table-cell>
          <table:table-cell/>
          <table:table-cell office:value-type="string">
            <text:p>C</text:p>
          </table:table-cell>
          <table:table-cell office:value-type="float" office:value="-1.622420507">
            <text:p>-1.622420507</text:p>
          </table:table-cell>
          <table:table-cell office:value-type="float" office:value="5.007323969">
            <text:p>5.007323969</text:p>
          </table:table-cell>
          <table:table-cell office:value-type="float" office:value="16.160943539">
            <text:p>16.1609435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7]+1" office:value-type="float" office:value="233">
            <text:p>233</text:p>
          </table:table-cell>
          <table:table-cell table:formula="of:=IF( [.C238]=[.$C$1]; 1; IF( [.C238]=[.$E$1]; 2;3 ))" office:value-type="float" office:value="1">
            <text:p>1</text:p>
          </table:table-cell>
          <table:table-cell office:value-type="float" office:value="10.501">
            <text:p>10.501</text:p>
          </table:table-cell>
          <table:table-cell office:value-type="float" office:value="9.785">
            <text:p>9.785</text:p>
          </table:table-cell>
          <table:table-cell office:value-type="float" office:value="14.334">
            <text:p>14.334</text:p>
          </table:table-cell>
          <table:table-cell/>
          <table:table-cell office:value-type="string">
            <text:p>C</text:p>
          </table:table-cell>
          <table:table-cell office:value-type="float" office:value="-1.295851391">
            <text:p>-1.295851391</text:p>
          </table:table-cell>
          <table:table-cell office:value-type="float" office:value="4.121505058">
            <text:p>4.121505058</text:p>
          </table:table-cell>
          <table:table-cell office:value-type="float" office:value="17.327858671">
            <text:p>17.3278586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8]+1" office:value-type="float" office:value="234">
            <text:p>234</text:p>
          </table:table-cell>
          <table:table-cell table:formula="of:=IF( [.C239]=[.$C$1]; 1; IF( [.C239]=[.$E$1]; 2;3 ))" office:value-type="float" office:value="1">
            <text:p>1</text:p>
          </table:table-cell>
          <table:table-cell office:value-type="float" office:value="11.583">
            <text:p>11.583</text:p>
          </table:table-cell>
          <table:table-cell office:value-type="float" office:value="10.465">
            <text:p>10.465</text:p>
          </table:table-cell>
          <table:table-cell office:value-type="float" office:value="15.036">
            <text:p>15.036</text:p>
          </table:table-cell>
          <table:table-cell/>
          <table:table-cell office:value-type="string">
            <text:p>C</text:p>
          </table:table-cell>
          <table:table-cell office:value-type="float" office:value="-1.082204611">
            <text:p>-1.082204611</text:p>
          </table:table-cell>
          <table:table-cell office:value-type="float" office:value="2.691824441">
            <text:p>2.691824441</text:p>
          </table:table-cell>
          <table:table-cell office:value-type="float" office:value="17.121876811">
            <text:p>17.1218768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39]+1" office:value-type="float" office:value="235">
            <text:p>235</text:p>
          </table:table-cell>
          <table:table-cell table:formula="of:=IF( [.C240]=[.$C$1]; 1; IF( [.C240]=[.$E$1]; 2;3 ))" office:value-type="float" office:value="1">
            <text:p>1</text:p>
          </table:table-cell>
          <table:table-cell office:value-type="float" office:value="11.37">
            <text:p>11.37</text:p>
          </table:table-cell>
          <table:table-cell office:value-type="float" office:value="11.713">
            <text:p>11.713</text:p>
          </table:table-cell>
          <table:table-cell office:value-type="float" office:value="15.586">
            <text:p>15.586</text:p>
          </table:table-cell>
          <table:table-cell/>
          <table:table-cell office:value-type="string">
            <text:p>C</text:p>
          </table:table-cell>
          <table:table-cell office:value-type="float" office:value="-1.189153342">
            <text:p>-1.189153342</text:p>
          </table:table-cell>
          <table:table-cell office:value-type="float" office:value="2.107966026">
            <text:p>2.107966026</text:p>
          </table:table-cell>
          <table:table-cell office:value-type="float" office:value="15.743224699">
            <text:p>15.7432246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0]+1" office:value-type="float" office:value="236">
            <text:p>236</text:p>
          </table:table-cell>
          <table:table-cell table:formula="of:=IF( [.C241]=[.$C$1]; 1; IF( [.C241]=[.$E$1]; 2;3 ))" office:value-type="float" office:value="1">
            <text:p>1</text:p>
          </table:table-cell>
          <table:table-cell office:value-type="float" office:value="12.381">
            <text:p>12.381</text:p>
          </table:table-cell>
          <table:table-cell office:value-type="float" office:value="12.746">
            <text:p>12.746</text:p>
          </table:table-cell>
          <table:table-cell office:value-type="float" office:value="15.451">
            <text:p>15.451</text:p>
          </table:table-cell>
          <table:table-cell/>
          <table:table-cell office:value-type="string">
            <text:p>C</text:p>
          </table:table-cell>
          <table:table-cell office:value-type="float" office:value="-1.506846056">
            <text:p>-1.506846056</text:p>
          </table:table-cell>
          <table:table-cell office:value-type="float" office:value="2.969686503">
            <text:p>2.969686503</text:p>
          </table:table-cell>
          <table:table-cell office:value-type="float" office:value="14.608069829">
            <text:p>14.6080698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1]+1" office:value-type="float" office:value="237">
            <text:p>237</text:p>
          </table:table-cell>
          <table:table-cell table:formula="of:=IF( [.C242]=[.$C$1]; 1; IF( [.C242]=[.$E$1]; 2;3 ))" office:value-type="float" office:value="1">
            <text:p>1</text:p>
          </table:table-cell>
          <table:table-cell office:value-type="float" office:value="13.567">
            <text:p>13.567</text:p>
          </table:table-cell>
          <table:table-cell office:value-type="float" office:value="12.473">
            <text:p>12.473</text:p>
          </table:table-cell>
          <table:table-cell office:value-type="float" office:value="14.774">
            <text:p>14.774</text:p>
          </table:table-cell>
          <table:table-cell/>
          <table:table-cell office:value-type="string">
            <text:p>C</text:p>
          </table:table-cell>
          <table:table-cell office:value-type="float" office:value="-0.783115966">
            <text:p>-0.783115966</text:p>
          </table:table-cell>
          <table:table-cell office:value-type="float" office:value="2.791822395">
            <text:p>2.791822395</text:p>
          </table:table-cell>
          <table:table-cell office:value-type="float" office:value="13.305130615">
            <text:p>13.3051306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2]+1" office:value-type="float" office:value="238">
            <text:p>238</text:p>
          </table:table-cell>
          <table:table-cell table:formula="of:=IF( [.C243]=[.$C$1]; 1; IF( [.C243]=[.$E$1]; 2;3 ))" office:value-type="float" office:value="1">
            <text:p>1</text:p>
          </table:table-cell>
          <table:table-cell office:value-type="float" office:value="14.131">
            <text:p>14.131</text:p>
          </table:table-cell>
          <table:table-cell office:value-type="float" office:value="13.457">
            <text:p>13.457</text:p>
          </table:table-cell>
          <table:table-cell office:value-type="float" office:value="13.868">
            <text:p>13.868</text:p>
          </table:table-cell>
          <table:table-cell/>
          <table:table-cell office:value-type="string">
            <text:p>C</text:p>
          </table:table-cell>
          <table:table-cell office:value-type="float" office:value="0.238570711">
            <text:p>0.238570711</text:p>
          </table:table-cell>
          <table:table-cell office:value-type="float" office:value="1.757088509">
            <text:p>1.757088509</text:p>
          </table:table-cell>
          <table:table-cell office:value-type="float" office:value="13.172835377">
            <text:p>13.1728353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3]+1" office:value-type="float" office:value="239">
            <text:p>239</text:p>
          </table:table-cell>
          <table:table-cell table:formula="of:=IF( [.C244]=[.$C$1]; 1; IF( [.C244]=[.$E$1]; 2;3 ))" office:value-type="float" office:value="1">
            <text:p>1</text:p>
          </table:table-cell>
          <table:table-cell office:value-type="float" office:value="14.702">
            <text:p>14.702</text:p>
          </table:table-cell>
          <table:table-cell office:value-type="float" office:value="12.751">
            <text:p>12.751</text:p>
          </table:table-cell>
          <table:table-cell office:value-type="float" office:value="12.735">
            <text:p>12.735</text:p>
          </table:table-cell>
          <table:table-cell/>
          <table:table-cell office:value-type="string">
            <text:p>C</text:p>
          </table:table-cell>
          <table:table-cell office:value-type="float" office:value="0.56515572">
            <text:p>0.56515572</text:p>
          </table:table-cell>
          <table:table-cell office:value-type="float" office:value="0.871262632">
            <text:p>0.871262632</text:p>
          </table:table-cell>
          <table:table-cell office:value-type="float" office:value="14.339743338">
            <text:p>14.33974333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4]+1" office:value-type="float" office:value="240">
            <text:p>240</text:p>
          </table:table-cell>
          <table:table-cell table:formula="of:=IF( [.C245]=[.$C$1]; 1; IF( [.C245]=[.$E$1]; 2;3 ))" office:value-type="float" office:value="1">
            <text:p>1</text:p>
          </table:table-cell>
          <table:table-cell office:value-type="float" office:value="14.591">
            <text:p>14.591</text:p>
          </table:table-cell>
          <table:table-cell office:value-type="float" office:value="13.295">
            <text:p>13.295</text:p>
          </table:table-cell>
          <table:table-cell office:value-type="float" office:value="11.463">
            <text:p>11.463</text:p>
          </table:table-cell>
          <table:table-cell/>
          <table:table-cell office:value-type="string">
            <text:p>C</text:p>
          </table:table-cell>
          <table:table-cell office:value-type="float" office:value="-0.138876384">
            <text:p>-0.138876384</text:p>
          </table:table-cell>
          <table:table-cell office:value-type="float" office:value="1.044295369">
            <text:p>1.044295369</text:p>
          </table:table-cell>
          <table:table-cell office:value-type="float" office:value="15.607217686">
            <text:p>15.6072176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5]+1" office:value-type="float" office:value="241">
            <text:p>241</text:p>
          </table:table-cell>
          <table:table-cell table:formula="of:=IF( [.C246]=[.$C$1]; 1; IF( [.C246]=[.$E$1]; 2;3 ))" office:value-type="float" office:value="1">
            <text:p>1</text:p>
          </table:table-cell>
          <table:table-cell office:value-type="float" office:value="14.278">
            <text:p>14.278</text:p>
          </table:table-cell>
          <table:table-cell office:value-type="float" office:value="12.434">
            <text:p>12.434</text:p>
          </table:table-cell>
          <table:table-cell office:value-type="float" office:value="10.332">
            <text:p>10.332</text:p>
          </table:table-cell>
          <table:table-cell/>
          <table:table-cell office:value-type="string">
            <text:p>C</text:p>
          </table:table-cell>
          <table:table-cell office:value-type="float" office:value="-0.74337252">
            <text:p>-0.74337252</text:p>
          </table:table-cell>
          <table:table-cell office:value-type="float" office:value="5.442896315">
            <text:p>5.442896315</text:p>
          </table:table-cell>
          <table:table-cell office:value-type="float" office:value="6.223387661">
            <text:p>6.2233876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6]+1" office:value-type="float" office:value="242">
            <text:p>242</text:p>
          </table:table-cell>
          <table:table-cell table:formula="of:=IF( [.C247]=[.$C$1]; 1; IF( [.C247]=[.$E$1]; 2;3 ))" office:value-type="float" office:value="1">
            <text:p>1</text:p>
          </table:table-cell>
          <table:table-cell office:value-type="float" office:value="14.076">
            <text:p>14.076</text:p>
          </table:table-cell>
          <table:table-cell office:value-type="float" office:value="11.082">
            <text:p>11.082</text:p>
          </table:table-cell>
          <table:table-cell office:value-type="float" office:value="10.533">
            <text:p>10.533</text:p>
          </table:table-cell>
          <table:table-cell/>
          <table:table-cell office:value-type="string">
            <text:p>C</text:p>
          </table:table-cell>
          <table:table-cell office:value-type="float" office:value="1.382216231">
            <text:p>1.382216231</text:p>
          </table:table-cell>
          <table:table-cell office:value-type="float" office:value="16.188716668">
            <text:p>16.188716668</text:p>
          </table:table-cell>
          <table:table-cell office:value-type="float" office:value="7.07171881">
            <text:p>7.071718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7]+1" office:value-type="float" office:value="243">
            <text:p>243</text:p>
          </table:table-cell>
          <table:table-cell table:formula="of:=IF( [.C248]=[.$C$1]; 1; IF( [.C248]=[.$E$1]; 2;3 ))" office:value-type="float" office:value="1">
            <text:p>1</text:p>
          </table:table-cell>
          <table:table-cell office:value-type="float" office:value="14.184">
            <text:p>14.184</text:p>
          </table:table-cell>
          <table:table-cell office:value-type="float" office:value="10.512">
            <text:p>10.512</text:p>
          </table:table-cell>
          <table:table-cell office:value-type="float" office:value="11.868">
            <text:p>11.868</text:p>
          </table:table-cell>
          <table:table-cell/>
          <table:table-cell office:value-type="string">
            <text:p>C</text:p>
          </table:table-cell>
          <table:table-cell office:value-type="float" office:value="1.634982078">
            <text:p>1.634982078</text:p>
          </table:table-cell>
          <table:table-cell office:value-type="float" office:value="1.568141935">
            <text:p>1.568141935</text:p>
          </table:table-cell>
          <table:table-cell office:value-type="float" office:value="10.257476701">
            <text:p>10.2574767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8]+1" office:value-type="float" office:value="244">
            <text:p>244</text:p>
          </table:table-cell>
          <table:table-cell table:formula="of:=IF( [.C249]=[.$C$1]; 1; IF( [.C249]=[.$E$1]; 2;3 ))" office:value-type="float" office:value="1">
            <text:p>1</text:p>
          </table:table-cell>
          <table:table-cell office:value-type="float" office:value="14.492">
            <text:p>14.492</text:p>
          </table:table-cell>
          <table:table-cell office:value-type="float" office:value="11.333">
            <text:p>11.333</text:p>
          </table:table-cell>
          <table:table-cell office:value-type="float" office:value="12.938">
            <text:p>12.938</text:p>
          </table:table-cell>
          <table:table-cell/>
          <table:table-cell office:value-type="string">
            <text:p>C</text:p>
          </table:table-cell>
          <table:table-cell office:value-type="float" office:value="4.189083152">
            <text:p>4.189083152</text:p>
          </table:table-cell>
          <table:table-cell office:value-type="float" office:value="15.892868029">
            <text:p>15.892868029</text:p>
          </table:table-cell>
          <table:table-cell office:value-type="float" office:value="12.090588755">
            <text:p>12.0905887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49]+1" office:value-type="float" office:value="245">
            <text:p>245</text:p>
          </table:table-cell>
          <table:table-cell table:formula="of:=IF( [.C250]=[.$C$1]; 1; IF( [.C250]=[.$E$1]; 2;3 ))" office:value-type="float" office:value="1">
            <text:p>1</text:p>
          </table:table-cell>
          <table:table-cell office:value-type="float" office:value="13.792">
            <text:p>13.792</text:p>
          </table:table-cell>
          <table:table-cell office:value-type="float" office:value="11.161">
            <text:p>11.161</text:p>
          </table:table-cell>
          <table:table-cell office:value-type="float" office:value="14.201">
            <text:p>14.201</text:p>
          </table:table-cell>
          <table:table-cell/>
          <table:table-cell office:value-type="string">
            <text:p>C</text:p>
          </table:table-cell>
          <table:table-cell office:value-type="float" office:value="6.162909413">
            <text:p>6.162909413</text:p>
          </table:table-cell>
          <table:table-cell office:value-type="float" office:value="15.955699085">
            <text:p>15.955699085</text:p>
          </table:table-cell>
          <table:table-cell office:value-type="float" office:value="4.83136389">
            <text:p>4.831363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0]+1" office:value-type="float" office:value="246">
            <text:p>246</text:p>
          </table:table-cell>
          <table:table-cell table:formula="of:=IF( [.C251]=[.$C$1]; 1; IF( [.C251]=[.$E$1]; 2;3 ))" office:value-type="float" office:value="1">
            <text:p>1</text:p>
          </table:table-cell>
          <table:table-cell office:value-type="float" office:value="12.818">
            <text:p>12.818</text:p>
          </table:table-cell>
          <table:table-cell office:value-type="float" office:value="10.179">
            <text:p>10.179</text:p>
          </table:table-cell>
          <table:table-cell office:value-type="float" office:value="14.335">
            <text:p>14.335</text:p>
          </table:table-cell>
          <table:table-cell/>
          <table:table-cell office:value-type="string">
            <text:p>C</text:p>
          </table:table-cell>
          <table:table-cell office:value-type="float" office:value="0.797750826">
            <text:p>0.797750826</text:p>
          </table:table-cell>
          <table:table-cell office:value-type="float" office:value="12.712227619">
            <text:p>12.712227619</text:p>
          </table:table-cell>
          <table:table-cell office:value-type="float" office:value="11.077657325">
            <text:p>11.07765732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1]+1" office:value-type="float" office:value="247">
            <text:p>247</text:p>
          </table:table-cell>
          <table:table-cell table:formula="of:=IF( [.C252]=[.$C$1]; 1; IF( [.C252]=[.$E$1]; 2;3 ))" office:value-type="float" office:value="1">
            <text:p>1</text:p>
          </table:table-cell>
          <table:table-cell office:value-type="float" office:value="12.496">
            <text:p>12.496</text:p>
          </table:table-cell>
          <table:table-cell office:value-type="float" office:value="9.321">
            <text:p>9.321</text:p>
          </table:table-cell>
          <table:table-cell office:value-type="float" office:value="13.194">
            <text:p>13.194</text:p>
          </table:table-cell>
          <table:table-cell/>
          <table:table-cell office:value-type="string">
            <text:p>O</text:p>
          </table:table-cell>
          <table:table-cell office:value-type="float" office:value="-0.942553176">
            <text:p>-0.942553176</text:p>
          </table:table-cell>
          <table:table-cell office:value-type="float" office:value="3.60901783">
            <text:p>3.60901783</text:p>
          </table:table-cell>
          <table:table-cell office:value-type="float" office:value="11.65364065">
            <text:p>11.653640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2]+1" office:value-type="float" office:value="248">
            <text:p>248</text:p>
          </table:table-cell>
          <table:table-cell table:formula="of:=IF( [.C253]=[.$C$1]; 1; IF( [.C253]=[.$E$1]; 2;3 ))" office:value-type="float" office:value="1">
            <text:p>1</text:p>
          </table:table-cell>
          <table:table-cell office:value-type="float" office:value="13.174">
            <text:p>13.174</text:p>
          </table:table-cell>
          <table:table-cell office:value-type="float" office:value="9.484">
            <text:p>9.484</text:p>
          </table:table-cell>
          <table:table-cell office:value-type="float" office:value="11.991">
            <text:p>11.991</text:p>
          </table:table-cell>
          <table:table-cell/>
          <table:table-cell office:value-type="string">
            <text:p>O</text:p>
          </table:table-cell>
          <table:table-cell office:value-type="float" office:value="1.47449203">
            <text:p>1.47449203</text:p>
          </table:table-cell>
          <table:table-cell office:value-type="float" office:value="5.315368609">
            <text:p>5.315368609</text:p>
          </table:table-cell>
          <table:table-cell office:value-type="float" office:value="17.783668634">
            <text:p>17.7836686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3]+1" office:value-type="float" office:value="249">
            <text:p>249</text:p>
          </table:table-cell>
          <table:table-cell table:formula="of:=IF( [.C254]=[.$C$1]; 1; IF( [.C254]=[.$E$1]; 2;3 ))" office:value-type="float" office:value="1">
            <text:p>1</text:p>
          </table:table-cell>
          <table:table-cell office:value-type="float" office:value="6.761">
            <text:p>6.761</text:p>
          </table:table-cell>
          <table:table-cell office:value-type="float" office:value="14.61">
            <text:p>14.61</text:p>
          </table:table-cell>
          <table:table-cell office:value-type="float" office:value="11.706">
            <text:p>11.706</text:p>
          </table:table-cell>
          <table:table-cell/>
          <table:table-cell office:value-type="string">
            <text:p>C</text:p>
          </table:table-cell>
          <table:table-cell office:value-type="float" office:value="-1.005752037">
            <text:p>-1.005752037</text:p>
          </table:table-cell>
          <table:table-cell office:value-type="float" office:value="1.919718173">
            <text:p>1.919718173</text:p>
          </table:table-cell>
          <table:table-cell office:value-type="float" office:value="5.480323763">
            <text:p>5.4803237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4]+1" office:value-type="float" office:value="250">
            <text:p>250</text:p>
          </table:table-cell>
          <table:table-cell table:formula="of:=IF( [.C255]=[.$C$1]; 1; IF( [.C255]=[.$E$1]; 2;3 ))" office:value-type="float" office:value="1">
            <text:p>1</text:p>
          </table:table-cell>
          <table:table-cell office:value-type="float" office:value="6.524">
            <text:p>6.524</text:p>
          </table:table-cell>
          <table:table-cell office:value-type="float" office:value="15.814">
            <text:p>15.814</text:p>
          </table:table-cell>
          <table:table-cell office:value-type="float" office:value="10.84">
            <text:p>10.84</text:p>
          </table:table-cell>
          <table:table-cell/>
          <table:table-cell office:value-type="string">
            <text:p>C</text:p>
          </table:table-cell>
          <table:table-cell office:value-type="float" office:value="2.300054242">
            <text:p>2.300054242</text:p>
          </table:table-cell>
          <table:table-cell office:value-type="float" office:value="3.154782002">
            <text:p>3.154782002</text:p>
          </table:table-cell>
          <table:table-cell office:value-type="float" office:value="6.617236586">
            <text:p>6.6172365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5]+1" office:value-type="float" office:value="251">
            <text:p>251</text:p>
          </table:table-cell>
          <table:table-cell table:formula="of:=IF( [.C256]=[.$C$1]; 1; IF( [.C256]=[.$E$1]; 2;3 ))" office:value-type="float" office:value="1">
            <text:p>1</text:p>
          </table:table-cell>
          <table:table-cell office:value-type="float" office:value="6.23">
            <text:p>6.23</text:p>
          </table:table-cell>
          <table:table-cell office:value-type="float" office:value="15.652">
            <text:p>15.652</text:p>
          </table:table-cell>
          <table:table-cell office:value-type="float" office:value="9.487">
            <text:p>9.487</text:p>
          </table:table-cell>
          <table:table-cell/>
          <table:table-cell office:value-type="string">
            <text:p>C</text:p>
          </table:table-cell>
          <table:table-cell office:value-type="float" office:value="9.33020605">
            <text:p>9.33020605</text:p>
          </table:table-cell>
          <table:table-cell office:value-type="float" office:value="1.425471959">
            <text:p>1.425471959</text:p>
          </table:table-cell>
          <table:table-cell office:value-type="float" office:value="4.345179748">
            <text:p>4.34517974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6]+1" office:value-type="float" office:value="252">
            <text:p>252</text:p>
          </table:table-cell>
          <table:table-cell table:formula="of:=IF( [.C257]=[.$C$1]; 1; IF( [.C257]=[.$E$1]; 2;3 ))" office:value-type="float" office:value="1">
            <text:p>1</text:p>
          </table:table-cell>
          <table:table-cell office:value-type="float" office:value="5.966">
            <text:p>5.966</text:p>
          </table:table-cell>
          <table:table-cell office:value-type="float" office:value="16.759001">
            <text:p>16.759001</text:p>
          </table:table-cell>
          <table:table-cell office:value-type="float" office:value="8.681">
            <text:p>8.681</text:p>
          </table:table-cell>
          <table:table-cell/>
          <table:table-cell office:value-type="string">
            <text:p>C</text:p>
          </table:table-cell>
          <table:table-cell office:value-type="float" office:value="7.326800911">
            <text:p>7.326800911</text:p>
          </table:table-cell>
          <table:table-cell office:value-type="float" office:value="4.562985602">
            <text:p>4.562985602</text:p>
          </table:table-cell>
          <table:table-cell office:value-type="float" office:value="4.247350898">
            <text:p>4.24735089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7]+1" office:value-type="float" office:value="253">
            <text:p>253</text:p>
          </table:table-cell>
          <table:table-cell table:formula="of:=IF( [.C258]=[.$C$1]; 1; IF( [.C258]=[.$E$1]; 2;3 ))" office:value-type="float" office:value="1">
            <text:p>1</text:p>
          </table:table-cell>
          <table:table-cell office:value-type="float" office:value="5.981">
            <text:p>5.981</text:p>
          </table:table-cell>
          <table:table-cell office:value-type="float" office:value="18.028">
            <text:p>18.028</text:p>
          </table:table-cell>
          <table:table-cell office:value-type="float" office:value="9.23">
            <text:p>9.23</text:p>
          </table:table-cell>
          <table:table-cell/>
          <table:table-cell office:value-type="string">
            <text:p>C</text:p>
          </table:table-cell>
          <table:table-cell office:value-type="float" office:value="9.44370409">
            <text:p>9.44370409</text:p>
          </table:table-cell>
          <table:table-cell office:value-type="float" office:value="14.758745339">
            <text:p>14.758745339</text:p>
          </table:table-cell>
          <table:table-cell office:value-type="float" office:value="2.523535897">
            <text:p>2.52353589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58]+1" office:value-type="float" office:value="254">
            <text:p>254</text:p>
          </table:table-cell>
          <table:table-cell table:formula="of:=IF( [.C259]=[.$C$1]; 1; IF( [.C259]=[.$E$1]; 2;3 ))" office:value-type="float" office:value="1">
            <text:p>1</text:p>
          </table:table-cell>
          <table:table-cell office:value-type="float" office:value="6.261">
            <text:p>6.261</text:p>
          </table:table-cell>
          <table:table-cell office:value-type="float" office:value="18.200001">
            <text:p>18.200001</text:p>
          </table:table-cell>
          <table:table-cell office:value-type="float" office:value="10.575">
            <text:p>10.575</text:p>
          </table:table-cell>
          <table:table-cell/>
          <table:table-cell office:value-type="string">
            <text:p>C</text:p>
          </table:table-cell>
          <table:table-cell office:value-type="float" office:value="7.229783848">
            <text:p>7.229783848</text:p>
          </table:table-cell>
          <table:table-cell office:value-type="float" office:value="7.578355244">
            <text:p>7.578355244</text:p>
          </table:table-cell>
          <table:table-cell office:value-type="float" office:value="2.025547275">
            <text:p>2.025547275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259]+1" office:value-type="float" office:value="255">
            <text:p>255</text:p>
          </table:table-cell>
          <table:table-cell table:formula="of:=IF( [.C260]=[.$C$1]; 1; IF( [.C260]=[.$E$1]; 2;3 ))" office:value-type="float" office:value="3">
            <text:p>3</text:p>
          </table:table-cell>
          <table:table-cell office:value-type="float" office:value="5.42">
            <text:p>5.42</text:p>
          </table:table-cell>
          <table:table-cell office:value-type="float" office:value="12.474">
            <text:p>12.474</text:p>
          </table:table-cell>
          <table:table-cell office:value-type="float" office:value="15.316">
            <text:p>15.316</text:p>
          </table:table-cell>
          <table:table-cell/>
          <table:table-cell office:value-type="string">
            <text:p>H</text:p>
          </table:table-cell>
          <table:table-cell office:value-type="float" office:value="0.291017945">
            <text:p>0.291017945</text:p>
          </table:table-cell>
          <table:table-cell office:value-type="float" office:value="1.415265155">
            <text:p>1.415265155</text:p>
          </table:table-cell>
          <table:table-cell office:value-type="float" office:value="12.962162584">
            <text:p>12.962162584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260]+1" office:value-type="float" office:value="256">
            <text:p>256</text:p>
          </table:table-cell>
          <table:table-cell table:formula="of:=IF( [.C261]=[.$C$1]; 1; IF( [.C261]=[.$E$1]; 2;3 ))" office:value-type="float" office:value="3">
            <text:p>3</text:p>
          </table:table-cell>
          <table:table-cell office:value-type="float" office:value="3.283">
            <text:p>3.283</text:p>
          </table:table-cell>
          <table:table-cell office:value-type="float" office:value="11.991">
            <text:p>11.991</text:p>
          </table:table-cell>
          <table:table-cell office:value-type="float" office:value="14.822">
            <text:p>14.822</text:p>
          </table:table-cell>
          <table:table-cell/>
          <table:table-cell office:value-type="string">
            <text:p>H</text:p>
          </table:table-cell>
          <table:table-cell office:value-type="float" office:value="0.467652541">
            <text:p>0.467652541</text:p>
          </table:table-cell>
          <table:table-cell office:value-type="float" office:value="15.456299306">
            <text:p>15.456299306</text:p>
          </table:table-cell>
          <table:table-cell office:value-type="float" office:value="9.90606928">
            <text:p>9.906069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1]+1" office:value-type="float" office:value="257">
            <text:p>257</text:p>
          </table:table-cell>
          <table:table-cell table:formula="of:=IF( [.C262]=[.$C$1]; 1; IF( [.C262]=[.$E$1]; 2;3 ))" office:value-type="float" office:value="1">
            <text:p>1</text:p>
          </table:table-cell>
          <table:table-cell office:value-type="float" office:value="6.542">
            <text:p>6.542</text:p>
          </table:table-cell>
          <table:table-cell office:value-type="float" office:value="17.101">
            <text:p>17.101</text:p>
          </table:table-cell>
          <table:table-cell office:value-type="float" office:value="11.375">
            <text:p>11.375</text:p>
          </table:table-cell>
          <table:table-cell/>
          <table:table-cell office:value-type="string">
            <text:p>H</text:p>
          </table:table-cell>
          <table:table-cell office:value-type="float" office:value="-1.594677454">
            <text:p>-1.594677454</text:p>
          </table:table-cell>
          <table:table-cell office:value-type="float" office:value="13.871332851">
            <text:p>13.871332851</text:p>
          </table:table-cell>
          <table:table-cell office:value-type="float" office:value="13.13496409">
            <text:p>13.134964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2]+1" office:value-type="float" office:value="258">
            <text:p>258</text:p>
          </table:table-cell>
          <table:table-cell table:formula="of:=IF( [.C263]=[.$C$1]; 1; IF( [.C263]=[.$E$1]; 2;3 ))" office:value-type="float" office:value="1">
            <text:p>1</text:p>
          </table:table-cell>
          <table:table-cell office:value-type="float" office:value="5.525">
            <text:p>5.525</text:p>
          </table:table-cell>
          <table:table-cell office:value-type="float" office:value="14.083">
            <text:p>14.083</text:p>
          </table:table-cell>
          <table:table-cell office:value-type="float" office:value="12.445">
            <text:p>12.445</text:p>
          </table:table-cell>
          <table:table-cell/>
          <table:table-cell office:value-type="string">
            <text:p>H</text:p>
          </table:table-cell>
          <table:table-cell office:value-type="float" office:value="1.219259732">
            <text:p>1.219259732</text:p>
          </table:table-cell>
          <table:table-cell office:value-type="float" office:value="13.416225967">
            <text:p>13.416225967</text:p>
          </table:table-cell>
          <table:table-cell office:value-type="float" office:value="8.179880224">
            <text:p>8.1798802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3]+1" office:value-type="float" office:value="259">
            <text:p>259</text:p>
          </table:table-cell>
          <table:table-cell table:formula="of:=IF( [.C264]=[.$C$1]; 1; IF( [.C264]=[.$E$1]; 2;3 ))" office:value-type="float" office:value="1">
            <text:p>1</text:p>
          </table:table-cell>
          <table:table-cell office:value-type="float" office:value="5.151">
            <text:p>5.151</text:p>
          </table:table-cell>
          <table:table-cell office:value-type="float" office:value="14.877">
            <text:p>14.877</text:p>
          </table:table-cell>
          <table:table-cell office:value-type="float" office:value="13.694">
            <text:p>13.694</text:p>
          </table:table-cell>
          <table:table-cell/>
          <table:table-cell office:value-type="string">
            <text:p>H</text:p>
          </table:table-cell>
          <table:table-cell office:value-type="float" office:value="6.634170331">
            <text:p>6.634170331</text:p>
          </table:table-cell>
          <table:table-cell office:value-type="float" office:value="1.844580262">
            <text:p>1.844580262</text:p>
          </table:table-cell>
          <table:table-cell office:value-type="float" office:value="3.054009081">
            <text:p>3.0540090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4]+1" office:value-type="float" office:value="260">
            <text:p>260</text:p>
          </table:table-cell>
          <table:table-cell table:formula="of:=IF( [.C265]=[.$C$1]; 1; IF( [.C265]=[.$E$1]; 2;3 ))" office:value-type="float" office:value="1">
            <text:p>1</text:p>
          </table:table-cell>
          <table:table-cell office:value-type="float" office:value="3.986">
            <text:p>3.986</text:p>
          </table:table-cell>
          <table:table-cell office:value-type="float" office:value="14.209">
            <text:p>14.209</text:p>
          </table:table-cell>
          <table:table-cell office:value-type="float" office:value="14.441">
            <text:p>14.441</text:p>
          </table:table-cell>
          <table:table-cell/>
          <table:table-cell office:value-type="string">
            <text:p>H</text:p>
          </table:table-cell>
          <table:table-cell office:value-type="float" office:value="5.163235657">
            <text:p>5.163235657</text:p>
          </table:table-cell>
          <table:table-cell office:value-type="float" office:value="2.306906296">
            <text:p>2.306906296</text:p>
          </table:table-cell>
          <table:table-cell office:value-type="float" office:value="5.289003276">
            <text:p>5.2890032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5]+1" office:value-type="float" office:value="261">
            <text:p>261</text:p>
          </table:table-cell>
          <table:table-cell table:formula="of:=IF( [.C266]=[.$C$1]; 1; IF( [.C266]=[.$E$1]; 2;3 ))" office:value-type="float" office:value="1">
            <text:p>1</text:p>
          </table:table-cell>
          <table:table-cell office:value-type="float" office:value="4.335">
            <text:p>4.335</text:p>
          </table:table-cell>
          <table:table-cell office:value-type="float" office:value="12.817">
            <text:p>12.817</text:p>
          </table:table-cell>
          <table:table-cell office:value-type="float" office:value="14.903">
            <text:p>14.903</text:p>
          </table:table-cell>
          <table:table-cell/>
          <table:table-cell office:value-type="string">
            <text:p>H</text:p>
          </table:table-cell>
          <table:table-cell office:value-type="float" office:value="7.302099662">
            <text:p>7.302099662</text:p>
          </table:table-cell>
          <table:table-cell office:value-type="float" office:value="2.746330664">
            <text:p>2.746330664</text:p>
          </table:table-cell>
          <table:table-cell office:value-type="float" office:value="9.370597287">
            <text:p>9.3705972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66]+1" office:value-type="float" office:value="262">
            <text:p>262</text:p>
          </table:table-cell>
          <table:table-cell table:formula="of:=IF( [.C267]=[.$C$1]; 1; IF( [.C267]=[.$E$1]; 2;3 ))" office:value-type="float" office:value="1">
            <text:p>1</text:p>
          </table:table-cell>
          <table:table-cell office:value-type="float" office:value="3.527">
            <text:p>3.527</text:p>
          </table:table-cell>
          <table:table-cell office:value-type="float" office:value="10.607">
            <text:p>10.607</text:p>
          </table:table-cell>
          <table:table-cell office:value-type="float" office:value="15.204">
            <text:p>15.204</text:p>
          </table:table-cell>
          <table:table-cell/>
          <table:table-cell office:value-type="string">
            <text:p>H</text:p>
          </table:table-cell>
          <table:table-cell office:value-type="float" office:value="2.686452605">
            <text:p>2.686452605</text:p>
          </table:table-cell>
          <table:table-cell office:value-type="float" office:value="5.900497972">
            <text:p>5.900497972</text:p>
          </table:table-cell>
          <table:table-cell office:value-type="float" office:value="2.359733876">
            <text:p>2.35973387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67]+1" office:value-type="float" office:value="263">
            <text:p>263</text:p>
          </table:table-cell>
          <table:table-cell table:formula="of:=IF( [.C268]=[.$C$1]; 1; IF( [.C268]=[.$E$1]; 2;3 ))" office:value-type="float" office:value="2">
            <text:p>2</text:p>
          </table:table-cell>
          <table:table-cell office:value-type="float" office:value="6.218">
            <text:p>6.218</text:p>
          </table:table-cell>
          <table:table-cell office:value-type="float" office:value="14.703">
            <text:p>14.703</text:p>
          </table:table-cell>
          <table:table-cell office:value-type="float" office:value="9.115">
            <text:p>9.115</text:p>
          </table:table-cell>
          <table:table-cell/>
          <table:table-cell office:value-type="string">
            <text:p>H</text:p>
          </table:table-cell>
          <table:table-cell office:value-type="float" office:value="3.247441586">
            <text:p>3.247441586</text:p>
          </table:table-cell>
          <table:table-cell office:value-type="float" office:value="0.613881508">
            <text:p>0.613881508</text:p>
          </table:table-cell>
          <table:table-cell office:value-type="float" office:value="4.89969176">
            <text:p>4.8996917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68]+1" office:value-type="float" office:value="264">
            <text:p>264</text:p>
          </table:table-cell>
          <table:table-cell table:formula="of:=IF( [.C269]=[.$C$1]; 1; IF( [.C269]=[.$E$1]; 2;3 ))" office:value-type="float" office:value="2">
            <text:p>2</text:p>
          </table:table-cell>
          <table:table-cell office:value-type="float" office:value="5.713">
            <text:p>5.713</text:p>
          </table:table-cell>
          <table:table-cell office:value-type="float" office:value="16.608999">
            <text:p>16.608999</text:p>
          </table:table-cell>
          <table:table-cell office:value-type="float" office:value="7.699">
            <text:p>7.699</text:p>
          </table:table-cell>
          <table:table-cell/>
          <table:table-cell office:value-type="string">
            <text:p>H</text:p>
          </table:table-cell>
          <table:table-cell office:value-type="float" office:value="7.344037826">
            <text:p>7.344037826</text:p>
          </table:table-cell>
          <table:table-cell office:value-type="float" office:value="2.103951226">
            <text:p>2.103951226</text:p>
          </table:table-cell>
          <table:table-cell office:value-type="float" office:value="6.624862091">
            <text:p>6.62486209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69]+1" office:value-type="float" office:value="265">
            <text:p>265</text:p>
          </table:table-cell>
          <table:table-cell table:formula="of:=IF( [.C270]=[.$C$1]; 1; IF( [.C270]=[.$E$1]; 2;3 ))" office:value-type="float" office:value="2">
            <text:p>2</text:p>
          </table:table-cell>
          <table:table-cell office:value-type="float" office:value="5.739">
            <text:p>5.739</text:p>
          </table:table-cell>
          <table:table-cell office:value-type="float" office:value="18.820999">
            <text:p>18.820999</text:p>
          </table:table-cell>
          <table:table-cell office:value-type="float" office:value="8.655">
            <text:p>8.655</text:p>
          </table:table-cell>
          <table:table-cell/>
          <table:table-cell office:value-type="string">
            <text:p>H</text:p>
          </table:table-cell>
          <table:table-cell office:value-type="float" office:value="4.169823569">
            <text:p>4.169823569</text:p>
          </table:table-cell>
          <table:table-cell office:value-type="float" office:value="4.420142519">
            <text:p>4.420142519</text:p>
          </table:table-cell>
          <table:table-cell office:value-type="float" office:value="4.2726771">
            <text:p>4.272677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0]+1" office:value-type="float" office:value="266">
            <text:p>266</text:p>
          </table:table-cell>
          <table:table-cell table:formula="of:=IF( [.C271]=[.$C$1]; 1; IF( [.C271]=[.$E$1]; 2;3 ))" office:value-type="float" office:value="2">
            <text:p>2</text:p>
          </table:table-cell>
          <table:table-cell office:value-type="float" office:value="6.315">
            <text:p>6.315</text:p>
          </table:table-cell>
          <table:table-cell office:value-type="float" office:value="19.101">
            <text:p>19.101</text:p>
          </table:table-cell>
          <table:table-cell office:value-type="float" office:value="10.999">
            <text:p>10.999</text:p>
          </table:table-cell>
          <table:table-cell/>
          <table:table-cell office:value-type="string">
            <text:p>H</text:p>
          </table:table-cell>
          <table:table-cell office:value-type="float" office:value="0.904970548">
            <text:p>0.904970548</text:p>
          </table:table-cell>
          <table:table-cell office:value-type="float" office:value="5.719019913">
            <text:p>5.719019913</text:p>
          </table:table-cell>
          <table:table-cell office:value-type="float" office:value="10.999940555">
            <text:p>10.99994055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1]+1" office:value-type="float" office:value="267">
            <text:p>267</text:p>
          </table:table-cell>
          <table:table-cell table:formula="of:=IF( [.C272]=[.$C$1]; 1; IF( [.C272]=[.$E$1]; 2;3 ))" office:value-type="float" office:value="2">
            <text:p>2</text:p>
          </table:table-cell>
          <table:table-cell office:value-type="float" office:value="6.791">
            <text:p>6.791</text:p>
          </table:table-cell>
          <table:table-cell office:value-type="float" office:value="17.327999">
            <text:p>17.327999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H</text:p>
          </table:table-cell>
          <table:table-cell office:value-type="float" office:value="1.950417404">
            <text:p>1.950417404</text:p>
          </table:table-cell>
          <table:table-cell office:value-type="float" office:value="5.768722349">
            <text:p>5.768722349</text:p>
          </table:table-cell>
          <table:table-cell office:value-type="float" office:value="4.828134441">
            <text:p>4.82813444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2]+1" office:value-type="float" office:value="268">
            <text:p>268</text:p>
          </table:table-cell>
          <table:table-cell table:formula="of:=IF( [.C273]=[.$C$1]; 1; IF( [.C273]=[.$E$1]; 2;3 ))" office:value-type="float" office:value="2">
            <text:p>2</text:p>
          </table:table-cell>
          <table:table-cell office:value-type="float" office:value="5.711">
            <text:p>5.711</text:p>
          </table:table-cell>
          <table:table-cell office:value-type="float" office:value="13.129">
            <text:p>13.129</text:p>
          </table:table-cell>
          <table:table-cell office:value-type="float" office:value="12.712">
            <text:p>12.712</text:p>
          </table:table-cell>
          <table:table-cell/>
          <table:table-cell office:value-type="string">
            <text:p>H</text:p>
          </table:table-cell>
          <table:table-cell office:value-type="float" office:value="9.493431614">
            <text:p>9.493431614</text:p>
          </table:table-cell>
          <table:table-cell office:value-type="float" office:value="9.280740158">
            <text:p>9.280740158</text:p>
          </table:table-cell>
          <table:table-cell office:value-type="float" office:value="0.555971334">
            <text:p>0.55597133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3]+1" office:value-type="float" office:value="269">
            <text:p>269</text:p>
          </table:table-cell>
          <table:table-cell table:formula="of:=IF( [.C274]=[.$C$1]; 1; IF( [.C274]=[.$E$1]; 2;3 ))" office:value-type="float" office:value="2">
            <text:p>2</text:p>
          </table:table-cell>
          <table:table-cell office:value-type="float" office:value="4.695">
            <text:p>4.695</text:p>
          </table:table-cell>
          <table:table-cell office:value-type="float" office:value="14.071">
            <text:p>14.071</text:p>
          </table:table-cell>
          <table:table-cell office:value-type="float" office:value="11.746">
            <text:p>11.746</text:p>
          </table:table-cell>
          <table:table-cell/>
          <table:table-cell office:value-type="string">
            <text:p>C</text:p>
          </table:table-cell>
          <table:table-cell office:value-type="float" office:value="6.992261349">
            <text:p>6.992261349</text:p>
          </table:table-cell>
          <table:table-cell office:value-type="float" office:value="12.227818992">
            <text:p>12.227818992</text:p>
          </table:table-cell>
          <table:table-cell office:value-type="float" office:value="4.729564131">
            <text:p>4.72956413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4]+1" office:value-type="float" office:value="270">
            <text:p>270</text:p>
          </table:table-cell>
          <table:table-cell table:formula="of:=IF( [.C275]=[.$C$1]; 1; IF( [.C275]=[.$E$1]; 2;3 ))" office:value-type="float" office:value="2">
            <text:p>2</text:p>
          </table:table-cell>
          <table:table-cell office:value-type="float" office:value="5.963">
            <text:p>5.963</text:p>
          </table:table-cell>
          <table:table-cell office:value-type="float" office:value="14.931">
            <text:p>14.931</text:p>
          </table:table-cell>
          <table:table-cell office:value-type="float" office:value="14.374">
            <text:p>14.374</text:p>
          </table:table-cell>
          <table:table-cell/>
          <table:table-cell office:value-type="string">
            <text:p>C</text:p>
          </table:table-cell>
          <table:table-cell office:value-type="float" office:value="0.729235884">
            <text:p>0.729235884</text:p>
          </table:table-cell>
          <table:table-cell office:value-type="float" office:value="8.138566877">
            <text:p>8.138566877</text:p>
          </table:table-cell>
          <table:table-cell office:value-type="float" office:value="0.529233894">
            <text:p>0.52923389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5]+1" office:value-type="float" office:value="271">
            <text:p>271</text:p>
          </table:table-cell>
          <table:table-cell table:formula="of:=IF( [.C276]=[.$C$1]; 1; IF( [.C276]=[.$E$1]; 2;3 ))" office:value-type="float" office:value="2">
            <text:p>2</text:p>
          </table:table-cell>
          <table:table-cell office:value-type="float" office:value="4.901">
            <text:p>4.901</text:p>
          </table:table-cell>
          <table:table-cell office:value-type="float" office:value="15.827">
            <text:p>15.827</text:p>
          </table:table-cell>
          <table:table-cell office:value-type="float" office:value="13.419">
            <text:p>13.419</text:p>
          </table:table-cell>
          <table:table-cell/>
          <table:table-cell office:value-type="string">
            <text:p>C</text:p>
          </table:table-cell>
          <table:table-cell office:value-type="float" office:value="-1.398499654">
            <text:p>-1.398499654</text:p>
          </table:table-cell>
          <table:table-cell office:value-type="float" office:value="9.875825">
            <text:p>9.875825</text:p>
          </table:table-cell>
          <table:table-cell office:value-type="float" office:value="17.306440263">
            <text:p>17.30644026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6]+1" office:value-type="float" office:value="272">
            <text:p>272</text:p>
          </table:table-cell>
          <table:table-cell table:formula="of:=IF( [.C277]=[.$C$1]; 1; IF( [.C277]=[.$E$1]; 2;3 ))" office:value-type="float" office:value="2">
            <text:p>2</text:p>
          </table:table-cell>
          <table:table-cell office:value-type="float" office:value="3.186">
            <text:p>3.186</text:p>
          </table:table-cell>
          <table:table-cell office:value-type="float" office:value="14.154">
            <text:p>14.154</text:p>
          </table:table-cell>
          <table:table-cell office:value-type="float" office:value="13.864">
            <text:p>13.864</text:p>
          </table:table-cell>
          <table:table-cell/>
          <table:table-cell office:value-type="string">
            <text:p>C</text:p>
          </table:table-cell>
          <table:table-cell office:value-type="float" office:value="-4.025465139">
            <text:p>-4.025465139</text:p>
          </table:table-cell>
          <table:table-cell office:value-type="float" office:value="8.453092677">
            <text:p>8.453092677</text:p>
          </table:table-cell>
          <table:table-cell office:value-type="float" office:value="15.032188506">
            <text:p>15.03218850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7]+1" office:value-type="float" office:value="273">
            <text:p>273</text:p>
          </table:table-cell>
          <table:table-cell table:formula="of:=IF( [.C278]=[.$C$1]; 1; IF( [.C278]=[.$E$1]; 2;3 ))" office:value-type="float" office:value="2">
            <text:p>2</text:p>
          </table:table-cell>
          <table:table-cell office:value-type="float" office:value="3.727">
            <text:p>3.727</text:p>
          </table:table-cell>
          <table:table-cell office:value-type="float" office:value="14.711">
            <text:p>14.711</text:p>
          </table:table-cell>
          <table:table-cell office:value-type="float" office:value="15.29">
            <text:p>15.29</text:p>
          </table:table-cell>
          <table:table-cell/>
          <table:table-cell office:value-type="string">
            <text:p>C</text:p>
          </table:table-cell>
          <table:table-cell office:value-type="float" office:value="12.957723048">
            <text:p>12.957723048</text:p>
          </table:table-cell>
          <table:table-cell office:value-type="float" office:value="5.119440024">
            <text:p>5.119440024</text:p>
          </table:table-cell>
          <table:table-cell office:value-type="float" office:value="2.361511556">
            <text:p>2.36151155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8]+1" office:value-type="float" office:value="274">
            <text:p>274</text:p>
          </table:table-cell>
          <table:table-cell table:formula="of:=IF( [.C279]=[.$C$1]; 1; IF( [.C279]=[.$E$1]; 2;3 ))" office:value-type="float" office:value="2">
            <text:p>2</text:p>
          </table:table-cell>
          <table:table-cell office:value-type="float" office:value="3.976">
            <text:p>3.976</text:p>
          </table:table-cell>
          <table:table-cell office:value-type="float" office:value="10.564">
            <text:p>10.564</text:p>
          </table:table-cell>
          <table:table-cell office:value-type="float" office:value="16.052">
            <text:p>16.052</text:p>
          </table:table-cell>
          <table:table-cell/>
          <table:table-cell office:value-type="string">
            <text:p>C</text:p>
          </table:table-cell>
          <table:table-cell office:value-type="float" office:value="-2.720253279">
            <text:p>-2.720253279</text:p>
          </table:table-cell>
          <table:table-cell office:value-type="float" office:value="4.867764044">
            <text:p>4.867764044</text:p>
          </table:table-cell>
          <table:table-cell office:value-type="float" office:value="17.85357628">
            <text:p>17.8535762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79]+1" office:value-type="float" office:value="275">
            <text:p>275</text:p>
          </table:table-cell>
          <table:table-cell table:formula="of:=IF( [.C280]=[.$C$1]; 1; IF( [.C280]=[.$E$1]; 2;3 ))" office:value-type="float" office:value="2">
            <text:p>2</text:p>
          </table:table-cell>
          <table:table-cell office:value-type="float" office:value="4.161">
            <text:p>4.161</text:p>
          </table:table-cell>
          <table:table-cell office:value-type="float" office:value="10.182">
            <text:p>10.182</text:p>
          </table:table-cell>
          <table:table-cell office:value-type="float" office:value="14.458">
            <text:p>14.458</text:p>
          </table:table-cell>
          <table:table-cell/>
          <table:table-cell office:value-type="string">
            <text:p>O</text:p>
          </table:table-cell>
          <table:table-cell office:value-type="float" office:value="-0.367228175">
            <text:p>-0.367228175</text:p>
          </table:table-cell>
          <table:table-cell office:value-type="float" office:value="13.255052351">
            <text:p>13.255052351</text:p>
          </table:table-cell>
          <table:table-cell office:value-type="float" office:value="18.125826411">
            <text:p>18.12582641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80]+1" office:value-type="float" office:value="276">
            <text:p>276</text:p>
          </table:table-cell>
          <table:table-cell table:formula="of:=IF( [.C281]=[.$C$1]; 1; IF( [.C281]=[.$E$1]; 2;3 ))" office:value-type="float" office:value="2">
            <text:p>2</text:p>
          </table:table-cell>
          <table:table-cell office:value-type="float" office:value="2.569">
            <text:p>2.569</text:p>
          </table:table-cell>
          <table:table-cell office:value-type="float" office:value="10.208">
            <text:p>10.208</text:p>
          </table:table-cell>
          <table:table-cell office:value-type="float" office:value="15.259">
            <text:p>15.259</text:p>
          </table:table-cell>
          <table:table-cell/>
          <table:table-cell office:value-type="string">
            <text:p>O</text:p>
          </table:table-cell>
          <table:table-cell office:value-type="float" office:value="-1.541827935">
            <text:p>-1.541827935</text:p>
          </table:table-cell>
          <table:table-cell office:value-type="float" office:value="14.276113136">
            <text:p>14.276113136</text:p>
          </table:table-cell>
          <table:table-cell office:value-type="float" office:value="8.328204286">
            <text:p>8.3282042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1]+1" office:value-type="float" office:value="277">
            <text:p>277</text:p>
          </table:table-cell>
          <table:table-cell table:formula="of:=IF( [.C282]=[.$C$1]; 1; IF( [.C282]=[.$E$1]; 2;3 ))" office:value-type="float" office:value="1">
            <text:p>1</text:p>
          </table:table-cell>
          <table:table-cell office:value-type="float" office:value="4.828">
            <text:p>4.828</text:p>
          </table:table-cell>
          <table:table-cell office:value-type="float" office:value="10.097">
            <text:p>10.097</text:p>
          </table:table-cell>
          <table:table-cell office:value-type="float" office:value="11.834">
            <text:p>11.834</text:p>
          </table:table-cell>
          <table:table-cell/>
          <table:table-cell office:value-type="string">
            <text:p>C</text:p>
          </table:table-cell>
          <table:table-cell office:value-type="float" office:value="4.619074962">
            <text:p>4.619074962</text:p>
          </table:table-cell>
          <table:table-cell office:value-type="float" office:value="10.205899576">
            <text:p>10.205899576</text:p>
          </table:table-cell>
          <table:table-cell office:value-type="float" office:value="2.501387287">
            <text:p>2.5013872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2]+1" office:value-type="float" office:value="278">
            <text:p>278</text:p>
          </table:table-cell>
          <table:table-cell table:formula="of:=IF( [.C283]=[.$C$1]; 1; IF( [.C283]=[.$E$1]; 2;3 ))" office:value-type="float" office:value="1">
            <text:p>1</text:p>
          </table:table-cell>
          <table:table-cell office:value-type="float" office:value="4.719">
            <text:p>4.719</text:p>
          </table:table-cell>
          <table:table-cell office:value-type="float" office:value="12.145">
            <text:p>12.145</text:p>
          </table:table-cell>
          <table:table-cell office:value-type="float" office:value="9.441">
            <text:p>9.441</text:p>
          </table:table-cell>
          <table:table-cell/>
          <table:table-cell office:value-type="string">
            <text:p>C</text:p>
          </table:table-cell>
          <table:table-cell office:value-type="float" office:value="1.515269791">
            <text:p>1.515269791</text:p>
          </table:table-cell>
          <table:table-cell office:value-type="float" office:value="11.264001717">
            <text:p>11.264001717</text:p>
          </table:table-cell>
          <table:table-cell office:value-type="float" office:value="4.147265283">
            <text:p>4.14726528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3]+1" office:value-type="float" office:value="279">
            <text:p>279</text:p>
          </table:table-cell>
          <table:table-cell table:formula="of:=IF( [.C284]=[.$C$1]; 1; IF( [.C284]=[.$E$1]; 2;3 ))" office:value-type="float" office:value="1">
            <text:p>1</text:p>
          </table:table-cell>
          <table:table-cell office:value-type="float" office:value="3.798">
            <text:p>3.798</text:p>
          </table:table-cell>
          <table:table-cell office:value-type="float" office:value="9.809">
            <text:p>9.809</text:p>
          </table:table-cell>
          <table:table-cell office:value-type="float" office:value="10.463">
            <text:p>10.463</text:p>
          </table:table-cell>
          <table:table-cell/>
          <table:table-cell office:value-type="string">
            <text:p>C</text:p>
          </table:table-cell>
          <table:table-cell office:value-type="float" office:value="10.51134889">
            <text:p>10.51134889</text:p>
          </table:table-cell>
          <table:table-cell office:value-type="float" office:value="8.010810764">
            <text:p>8.010810764</text:p>
          </table:table-cell>
          <table:table-cell office:value-type="float" office:value="6.299522659">
            <text:p>6.2995226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4]+1" office:value-type="float" office:value="280">
            <text:p>280</text:p>
          </table:table-cell>
          <table:table-cell table:formula="of:=IF( [.C285]=[.$C$1]; 1; IF( [.C285]=[.$E$1]; 2;3 ))" office:value-type="float" office:value="1">
            <text:p>1</text:p>
          </table:table-cell>
          <table:table-cell office:value-type="float" office:value="3.75">
            <text:p>3.75</text:p>
          </table:table-cell>
          <table:table-cell office:value-type="float" office:value="10.699">
            <text:p>10.699</text:p>
          </table:table-cell>
          <table:table-cell office:value-type="float" office:value="9.408">
            <text:p>9.408</text:p>
          </table:table-cell>
          <table:table-cell/>
          <table:table-cell office:value-type="string">
            <text:p>C</text:p>
          </table:table-cell>
          <table:table-cell office:value-type="float" office:value="10.516541594">
            <text:p>10.516541594</text:p>
          </table:table-cell>
          <table:table-cell office:value-type="float" office:value="11.619505826">
            <text:p>11.619505826</text:p>
          </table:table-cell>
          <table:table-cell office:value-type="float" office:value="5.723669386">
            <text:p>5.7236693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5]+1" office:value-type="float" office:value="281">
            <text:p>281</text:p>
          </table:table-cell>
          <table:table-cell table:formula="of:=IF( [.C286]=[.$C$1]; 1; IF( [.C286]=[.$E$1]; 2;3 ))" office:value-type="float" office:value="1">
            <text:p>1</text:p>
          </table:table-cell>
          <table:table-cell office:value-type="float" office:value="2.936">
            <text:p>2.936</text:p>
          </table:table-cell>
          <table:table-cell office:value-type="float" office:value="10.458">
            <text:p>10.458</text:p>
          </table:table-cell>
          <table:table-cell office:value-type="float" office:value="8.318">
            <text:p>8.318</text:p>
          </table:table-cell>
          <table:table-cell/>
          <table:table-cell office:value-type="string">
            <text:p>C</text:p>
          </table:table-cell>
          <table:table-cell office:value-type="float" office:value="-2.2570548">
            <text:p>-2.2570548</text:p>
          </table:table-cell>
          <table:table-cell office:value-type="float" office:value="6.266691938">
            <text:p>6.266691938</text:p>
          </table:table-cell>
          <table:table-cell office:value-type="float" office:value="9.685299678">
            <text:p>9.6852996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6]+1" office:value-type="float" office:value="282">
            <text:p>282</text:p>
          </table:table-cell>
          <table:table-cell table:formula="of:=IF( [.C287]=[.$C$1]; 1; IF( [.C287]=[.$E$1]; 2;3 ))" office:value-type="float" office:value="1">
            <text:p>1</text:p>
          </table:table-cell>
          <table:table-cell office:value-type="float" office:value="2.175">
            <text:p>2.175</text:p>
          </table:table-cell>
          <table:table-cell office:value-type="float" office:value="9.299">
            <text:p>9.299</text:p>
          </table:table-cell>
          <table:table-cell office:value-type="float" office:value="8.281">
            <text:p>8.281</text:p>
          </table:table-cell>
          <table:table-cell/>
          <table:table-cell office:value-type="string">
            <text:p>C</text:p>
          </table:table-cell>
          <table:table-cell office:value-type="float" office:value="9.207343596">
            <text:p>9.207343596</text:p>
          </table:table-cell>
          <table:table-cell office:value-type="float" office:value="14.908514384">
            <text:p>14.908514384</text:p>
          </table:table-cell>
          <table:table-cell office:value-type="float" office:value="6.57502788">
            <text:p>6.575027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7]+1" office:value-type="float" office:value="283">
            <text:p>283</text:p>
          </table:table-cell>
          <table:table-cell table:formula="of:=IF( [.C288]=[.$C$1]; 1; IF( [.C288]=[.$E$1]; 2;3 ))" office:value-type="float" office:value="1">
            <text:p>1</text:p>
          </table:table-cell>
          <table:table-cell office:value-type="float" office:value="2.232">
            <text:p>2.232</text:p>
          </table:table-cell>
          <table:table-cell office:value-type="float" office:value="8.399">
            <text:p>8.399</text:p>
          </table:table-cell>
          <table:table-cell office:value-type="float" office:value="9.336">
            <text:p>9.336</text:p>
          </table:table-cell>
          <table:table-cell/>
          <table:table-cell office:value-type="string">
            <text:p>H</text:p>
          </table:table-cell>
          <table:table-cell office:value-type="float" office:value="-1.823965827">
            <text:p>-1.823965827</text:p>
          </table:table-cell>
          <table:table-cell office:value-type="float" office:value="12.923991756">
            <text:p>12.923991756</text:p>
          </table:table-cell>
          <table:table-cell office:value-type="float" office:value="15.61368566">
            <text:p>15.613685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88]+1" office:value-type="float" office:value="284">
            <text:p>284</text:p>
          </table:table-cell>
          <table:table-cell table:formula="of:=IF( [.C289]=[.$C$1]; 1; IF( [.C289]=[.$E$1]; 2;3 ))" office:value-type="float" office:value="1">
            <text:p>1</text:p>
          </table:table-cell>
          <table:table-cell office:value-type="float" office:value="3.032">
            <text:p>3.032</text:p>
          </table:table-cell>
          <table:table-cell office:value-type="float" office:value="8.657">
            <text:p>8.657</text:p>
          </table:table-cell>
          <table:table-cell office:value-type="float" office:value="10.433">
            <text:p>10.433</text:p>
          </table:table-cell>
          <table:table-cell/>
          <table:table-cell office:value-type="string">
            <text:p>H</text:p>
          </table:table-cell>
          <table:table-cell office:value-type="float" office:value="1.192572185">
            <text:p>1.192572185</text:p>
          </table:table-cell>
          <table:table-cell office:value-type="float" office:value="11.160746518">
            <text:p>11.160746518</text:p>
          </table:table-cell>
          <table:table-cell office:value-type="float" office:value="16.674789348">
            <text:p>16.67478934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89]+1" office:value-type="float" office:value="285">
            <text:p>285</text:p>
          </table:table-cell>
          <table:table-cell table:formula="of:=IF( [.C290]=[.$C$1]; 1; IF( [.C290]=[.$E$1]; 2;3 ))" office:value-type="float" office:value="2">
            <text:p>2</text:p>
          </table:table-cell>
          <table:table-cell office:value-type="float" office:value="2.927">
            <text:p>2.927</text:p>
          </table:table-cell>
          <table:table-cell office:value-type="float" office:value="11.04">
            <text:p>11.04</text:p>
          </table:table-cell>
          <table:table-cell office:value-type="float" office:value="7.534">
            <text:p>7.534</text:p>
          </table:table-cell>
          <table:table-cell/>
          <table:table-cell office:value-type="string">
            <text:p>H</text:p>
          </table:table-cell>
          <table:table-cell office:value-type="float" office:value="1.787513964">
            <text:p>1.787513964</text:p>
          </table:table-cell>
          <table:table-cell office:value-type="float" office:value="7.070788457">
            <text:p>7.070788457</text:p>
          </table:table-cell>
          <table:table-cell office:value-type="float" office:value="13.746548188">
            <text:p>13.74654818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90]+1" office:value-type="float" office:value="286">
            <text:p>286</text:p>
          </table:table-cell>
          <table:table-cell table:formula="of:=IF( [.C291]=[.$C$1]; 1; IF( [.C291]=[.$E$1]; 2;3 ))" office:value-type="float" office:value="2">
            <text:p>2</text:p>
          </table:table-cell>
          <table:table-cell office:value-type="float" office:value="1.658">
            <text:p>1.658</text:p>
          </table:table-cell>
          <table:table-cell office:value-type="float" office:value="9.109">
            <text:p>9.109</text:p>
          </table:table-cell>
          <table:table-cell office:value-type="float" office:value="7.477">
            <text:p>7.477</text:p>
          </table:table-cell>
          <table:table-cell/>
          <table:table-cell office:value-type="string">
            <text:p>H</text:p>
          </table:table-cell>
          <table:table-cell office:value-type="float" office:value="5.21954477">
            <text:p>5.21954477</text:p>
          </table:table-cell>
          <table:table-cell office:value-type="float" office:value="5.177040647">
            <text:p>5.177040647</text:p>
          </table:table-cell>
          <table:table-cell office:value-type="float" office:value="1.983611777">
            <text:p>1.98361177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91]+1" office:value-type="float" office:value="287">
            <text:p>287</text:p>
          </table:table-cell>
          <table:table-cell table:formula="of:=IF( [.C292]=[.$C$1]; 1; IF( [.C292]=[.$E$1]; 2;3 ))" office:value-type="float" office:value="2">
            <text:p>2</text:p>
          </table:table-cell>
          <table:table-cell office:value-type="float" office:value="1.67">
            <text:p>1.67</text:p>
          </table:table-cell>
          <table:table-cell office:value-type="float" office:value="7.487">
            <text:p>7.487</text:p>
          </table:table-cell>
          <table:table-cell office:value-type="float" office:value="9.278">
            <text:p>9.278</text:p>
          </table:table-cell>
          <table:table-cell/>
          <table:table-cell office:value-type="string">
            <text:p>H</text:p>
          </table:table-cell>
          <table:table-cell office:value-type="float" office:value="-0.695952007">
            <text:p>-0.695952007</text:p>
          </table:table-cell>
          <table:table-cell office:value-type="float" office:value="9.729462168">
            <text:p>9.729462168</text:p>
          </table:table-cell>
          <table:table-cell office:value-type="float" office:value="5.590085841">
            <text:p>5.59008584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292]+1" office:value-type="float" office:value="288">
            <text:p>288</text:p>
          </table:table-cell>
          <table:table-cell table:formula="of:=IF( [.C293]=[.$C$1]; 1; IF( [.C293]=[.$E$1]; 2;3 ))" office:value-type="float" office:value="2">
            <text:p>2</text:p>
          </table:table-cell>
          <table:table-cell office:value-type="float" office:value="3.103">
            <text:p>3.103</text:p>
          </table:table-cell>
          <table:table-cell office:value-type="float" office:value="7.979">
            <text:p>7.979</text:p>
          </table:table-cell>
          <table:table-cell office:value-type="float" office:value="11.223">
            <text:p>11.223</text:p>
          </table:table-cell>
          <table:table-cell/>
          <table:table-cell office:value-type="string">
            <text:p>H</text:p>
          </table:table-cell>
          <table:table-cell office:value-type="float" office:value="12.344889323">
            <text:p>12.344889323</text:p>
          </table:table-cell>
          <table:table-cell office:value-type="float" office:value="12.124850929">
            <text:p>12.124850929</text:p>
          </table:table-cell>
          <table:table-cell office:value-type="float" office:value="3.308024337">
            <text:p>3.30802433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3]+1" office:value-type="float" office:value="289">
            <text:p>289</text:p>
          </table:table-cell>
          <table:table-cell table:formula="of:=IF( [.C294]=[.$C$1]; 1; IF( [.C294]=[.$E$1]; 2;3 ))" office:value-type="float" office:value="1">
            <text:p>1</text:p>
          </table:table-cell>
          <table:table-cell office:value-type="float" office:value="5.356">
            <text:p>5.356</text:p>
          </table:table-cell>
          <table:table-cell office:value-type="float" office:value="5.25">
            <text:p>5.25</text:p>
          </table:table-cell>
          <table:table-cell office:value-type="float" office:value="16.416">
            <text:p>16.416</text:p>
          </table:table-cell>
          <table:table-cell/>
          <table:table-cell office:value-type="string">
            <text:p>H</text:p>
          </table:table-cell>
          <table:table-cell office:value-type="float" office:value="0.116965462">
            <text:p>0.116965462</text:p>
          </table:table-cell>
          <table:table-cell office:value-type="float" office:value="10.985745715">
            <text:p>10.985745715</text:p>
          </table:table-cell>
          <table:table-cell office:value-type="float" office:value="1.435777406">
            <text:p>1.4357774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4]+1" office:value-type="float" office:value="290">
            <text:p>290</text:p>
          </table:table-cell>
          <table:table-cell table:formula="of:=IF( [.C295]=[.$C$1]; 1; IF( [.C295]=[.$E$1]; 2;3 ))" office:value-type="float" office:value="1">
            <text:p>1</text:p>
          </table:table-cell>
          <table:table-cell office:value-type="float" office:value="5.008">
            <text:p>5.008</text:p>
          </table:table-cell>
          <table:table-cell office:value-type="float" office:value="6.213">
            <text:p>6.213</text:p>
          </table:table-cell>
          <table:table-cell office:value-type="float" office:value="15.153">
            <text:p>15.153</text:p>
          </table:table-cell>
          <table:table-cell/>
          <table:table-cell office:value-type="string">
            <text:p>H</text:p>
          </table:table-cell>
          <table:table-cell office:value-type="float" office:value="4.477344058">
            <text:p>4.477344058</text:p>
          </table:table-cell>
          <table:table-cell office:value-type="float" office:value="10.399244539">
            <text:p>10.399244539</text:p>
          </table:table-cell>
          <table:table-cell office:value-type="float" office:value="5.815007225">
            <text:p>5.81500722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5]+1" office:value-type="float" office:value="291">
            <text:p>291</text:p>
          </table:table-cell>
          <table:table-cell table:formula="of:=IF( [.C296]=[.$C$1]; 1; IF( [.C296]=[.$E$1]; 2;3 ))" office:value-type="float" office:value="1">
            <text:p>1</text:p>
          </table:table-cell>
          <table:table-cell office:value-type="float" office:value="3.83">
            <text:p>3.83</text:p>
          </table:table-cell>
          <table:table-cell office:value-type="float" office:value="7.107">
            <text:p>7.107</text:p>
          </table:table-cell>
          <table:table-cell office:value-type="float" office:value="15.347">
            <text:p>15.347</text:p>
          </table:table-cell>
          <table:table-cell/>
          <table:table-cell office:value-type="string">
            <text:p>H</text:p>
          </table:table-cell>
          <table:table-cell office:value-type="float" office:value="1.795502693">
            <text:p>1.795502693</text:p>
          </table:table-cell>
          <table:table-cell office:value-type="float" office:value="8.438545437">
            <text:p>8.438545437</text:p>
          </table:table-cell>
          <table:table-cell office:value-type="float" office:value="5.599110676">
            <text:p>5.5991106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6]+1" office:value-type="float" office:value="292">
            <text:p>292</text:p>
          </table:table-cell>
          <table:table-cell table:formula="of:=IF( [.C297]=[.$C$1]; 1; IF( [.C297]=[.$E$1]; 2;3 ))" office:value-type="float" office:value="1">
            <text:p>1</text:p>
          </table:table-cell>
          <table:table-cell office:value-type="float" office:value="3.17">
            <text:p>3.17</text:p>
          </table:table-cell>
          <table:table-cell office:value-type="float" office:value="7.246">
            <text:p>7.246</text:p>
          </table:table-cell>
          <table:table-cell office:value-type="float" office:value="16.552">
            <text:p>16.552</text:p>
          </table:table-cell>
          <table:table-cell/>
          <table:table-cell office:value-type="string">
            <text:p>H</text:p>
          </table:table-cell>
          <table:table-cell office:value-type="float" office:value="8.580040493">
            <text:p>8.580040493</text:p>
          </table:table-cell>
          <table:table-cell office:value-type="float" office:value="9.562366418">
            <text:p>9.562366418</text:p>
          </table:table-cell>
          <table:table-cell office:value-type="float" office:value="4.029493878">
            <text:p>4.0294938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7]+1" office:value-type="float" office:value="293">
            <text:p>293</text:p>
          </table:table-cell>
          <table:table-cell table:formula="of:=IF( [.C298]=[.$C$1]; 1; IF( [.C298]=[.$E$1]; 2;3 ))" office:value-type="float" office:value="1">
            <text:p>1</text:p>
          </table:table-cell>
          <table:table-cell office:value-type="float" office:value="3.488">
            <text:p>3.488</text:p>
          </table:table-cell>
          <table:table-cell office:value-type="float" office:value="6.376">
            <text:p>6.376</text:p>
          </table:table-cell>
          <table:table-cell office:value-type="float" office:value="17.695">
            <text:p>17.695</text:p>
          </table:table-cell>
          <table:table-cell/>
          <table:table-cell office:value-type="string">
            <text:p>H</text:p>
          </table:table-cell>
          <table:table-cell office:value-type="float" office:value="-0.29117065">
            <text:p>-0.29117065</text:p>
          </table:table-cell>
          <table:table-cell office:value-type="float" office:value="12.342632096">
            <text:p>12.342632096</text:p>
          </table:table-cell>
          <table:table-cell office:value-type="float" office:value="6.415627885">
            <text:p>6.4156278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8]+1" office:value-type="float" office:value="294">
            <text:p>294</text:p>
          </table:table-cell>
          <table:table-cell table:formula="of:=IF( [.C299]=[.$C$1]; 1; IF( [.C299]=[.$E$1]; 2;3 ))" office:value-type="float" office:value="1">
            <text:p>1</text:p>
          </table:table-cell>
          <table:table-cell office:value-type="float" office:value="4.449">
            <text:p>4.449</text:p>
          </table:table-cell>
          <table:table-cell office:value-type="float" office:value="5.402">
            <text:p>5.402</text:p>
          </table:table-cell>
          <table:table-cell office:value-type="float" office:value="17.591">
            <text:p>17.591</text:p>
          </table:table-cell>
          <table:table-cell/>
          <table:table-cell office:value-type="string">
            <text:p>H</text:p>
          </table:table-cell>
          <table:table-cell office:value-type="float" office:value="-1.215455794">
            <text:p>-1.215455794</text:p>
          </table:table-cell>
          <table:table-cell office:value-type="float" office:value="0.575645324">
            <text:p>0.575645324</text:p>
          </table:table-cell>
          <table:table-cell office:value-type="float" office:value="8.619635273">
            <text:p>8.6196352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299]+1" office:value-type="float" office:value="295">
            <text:p>295</text:p>
          </table:table-cell>
          <table:table-cell table:formula="of:=IF( [.C300]=[.$C$1]; 1; IF( [.C300]=[.$E$1]; 2;3 ))" office:value-type="float" office:value="1">
            <text:p>1</text:p>
          </table:table-cell>
          <table:table-cell office:value-type="float" office:value="4.188">
            <text:p>4.188</text:p>
          </table:table-cell>
          <table:table-cell office:value-type="float" office:value="4.084">
            <text:p>4.084</text:p>
          </table:table-cell>
          <table:table-cell office:value-type="float" office:value="18.118">
            <text:p>18.118</text:p>
          </table:table-cell>
          <table:table-cell/>
          <table:table-cell office:value-type="string">
            <text:p>H</text:p>
          </table:table-cell>
          <table:table-cell office:value-type="float" office:value="1.817781924">
            <text:p>1.817781924</text:p>
          </table:table-cell>
          <table:table-cell office:value-type="float" office:value="14.370178123">
            <text:p>14.370178123</text:p>
          </table:table-cell>
          <table:table-cell office:value-type="float" office:value="4.457945947">
            <text:p>4.45794594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0]+1" office:value-type="float" office:value="296">
            <text:p>296</text:p>
          </table:table-cell>
          <table:table-cell table:formula="of:=IF( [.C301]=[.$C$1]; 1; IF( [.C301]=[.$E$1]; 2;3 ))" office:value-type="float" office:value="1">
            <text:p>1</text:p>
          </table:table-cell>
          <table:table-cell office:value-type="float" office:value="4.749">
            <text:p>4.749</text:p>
          </table:table-cell>
          <table:table-cell office:value-type="float" office:value="3.1">
            <text:p>3.1</text:p>
          </table:table-cell>
          <table:table-cell office:value-type="float" office:value="17.215">
            <text:p>17.215</text:p>
          </table:table-cell>
          <table:table-cell/>
          <table:table-cell office:value-type="string">
            <text:p>H</text:p>
          </table:table-cell>
          <table:table-cell office:value-type="float" office:value="10.100085272">
            <text:p>10.100085272</text:p>
          </table:table-cell>
          <table:table-cell office:value-type="float" office:value="16.125104434">
            <text:p>16.125104434</text:p>
          </table:table-cell>
          <table:table-cell office:value-type="float" office:value="9.263726482">
            <text:p>9.26372648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1]+1" office:value-type="float" office:value="297">
            <text:p>297</text:p>
          </table:table-cell>
          <table:table-cell table:formula="of:=IF( [.C302]=[.$C$1]; 1; IF( [.C302]=[.$E$1]; 2;3 ))" office:value-type="float" office:value="1">
            <text:p>1</text:p>
          </table:table-cell>
          <table:table-cell office:value-type="float" office:value="5.36">
            <text:p>5.36</text:p>
          </table:table-cell>
          <table:table-cell office:value-type="float" office:value="3.801">
            <text:p>3.801</text:p>
          </table:table-cell>
          <table:table-cell office:value-type="float" office:value="16.107">
            <text:p>16.107</text:p>
          </table:table-cell>
          <table:table-cell/>
          <table:table-cell office:value-type="string">
            <text:p>C</text:p>
          </table:table-cell>
          <table:table-cell office:value-type="float" office:value="9.956703473">
            <text:p>9.956703473</text:p>
          </table:table-cell>
          <table:table-cell office:value-type="float" office:value="13.443441812">
            <text:p>13.443441812</text:p>
          </table:table-cell>
          <table:table-cell office:value-type="float" office:value="10.877043173">
            <text:p>10.8770431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2]+1" office:value-type="float" office:value="298">
            <text:p>298</text:p>
          </table:table-cell>
          <table:table-cell table:formula="of:=IF( [.C303]=[.$C$1]; 1; IF( [.C303]=[.$E$1]; 2;3 ))" office:value-type="float" office:value="1">
            <text:p>1</text:p>
          </table:table-cell>
          <table:table-cell office:value-type="float" office:value="5.248">
            <text:p>5.248</text:p>
          </table:table-cell>
          <table:table-cell office:value-type="float" office:value="3.275">
            <text:p>3.275</text:p>
          </table:table-cell>
          <table:table-cell office:value-type="float" office:value="14.844">
            <text:p>14.844</text:p>
          </table:table-cell>
          <table:table-cell/>
          <table:table-cell office:value-type="string">
            <text:p>C</text:p>
          </table:table-cell>
          <table:table-cell office:value-type="float" office:value="7.957445545">
            <text:p>7.957445545</text:p>
          </table:table-cell>
          <table:table-cell office:value-type="float" office:value="0.241280213">
            <text:p>0.241280213</text:p>
          </table:table-cell>
          <table:table-cell office:value-type="float" office:value="11.551061086">
            <text:p>11.5510610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3]+1" office:value-type="float" office:value="299">
            <text:p>299</text:p>
          </table:table-cell>
          <table:table-cell table:formula="of:=IF( [.C304]=[.$C$1]; 1; IF( [.C304]=[.$E$1]; 2;3 ))" office:value-type="float" office:value="1">
            <text:p>1</text:p>
          </table:table-cell>
          <table:table-cell office:value-type="float" office:value="4.918">
            <text:p>4.918</text:p>
          </table:table-cell>
          <table:table-cell office:value-type="float" office:value="4.148">
            <text:p>4.148</text:p>
          </table:table-cell>
          <table:table-cell office:value-type="float" office:value="13.697">
            <text:p>13.697</text:p>
          </table:table-cell>
          <table:table-cell/>
          <table:table-cell office:value-type="string">
            <text:p>C</text:p>
          </table:table-cell>
          <table:table-cell office:value-type="float" office:value="6.62317318">
            <text:p>6.62317318</text:p>
          </table:table-cell>
          <table:table-cell office:value-type="float" office:value="14.284760284">
            <text:p>14.284760284</text:p>
          </table:table-cell>
          <table:table-cell office:value-type="float" office:value="9.128791434">
            <text:p>9.1287914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4]+1" office:value-type="float" office:value="300">
            <text:p>300</text:p>
          </table:table-cell>
          <table:table-cell table:formula="of:=IF( [.C305]=[.$C$1]; 1; IF( [.C305]=[.$E$1]; 2;3 ))" office:value-type="float" office:value="1">
            <text:p>1</text:p>
          </table:table-cell>
          <table:table-cell office:value-type="float" office:value="4.74">
            <text:p>4.74</text:p>
          </table:table-cell>
          <table:table-cell office:value-type="float" office:value="5.502">
            <text:p>5.502</text:p>
          </table:table-cell>
          <table:table-cell office:value-type="float" office:value="13.874">
            <text:p>13.874</text:p>
          </table:table-cell>
          <table:table-cell/>
          <table:table-cell office:value-type="string">
            <text:p>C</text:p>
          </table:table-cell>
          <table:table-cell office:value-type="float" office:value="4.822088231">
            <text:p>4.822088231</text:p>
          </table:table-cell>
          <table:table-cell office:value-type="float" office:value="0.860963857">
            <text:p>0.860963857</text:p>
          </table:table-cell>
          <table:table-cell office:value-type="float" office:value="8.280732065">
            <text:p>8.2807320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5]+1" office:value-type="float" office:value="301">
            <text:p>301</text:p>
          </table:table-cell>
          <table:table-cell table:formula="of:=IF( [.C306]=[.$C$1]; 1; IF( [.C306]=[.$E$1]; 2;3 ))" office:value-type="float" office:value="1">
            <text:p>1</text:p>
          </table:table-cell>
          <table:table-cell office:value-type="float" office:value="3.634">
            <text:p>3.634</text:p>
          </table:table-cell>
          <table:table-cell office:value-type="float" office:value="6.155">
            <text:p>6.155</text:p>
          </table:table-cell>
          <table:table-cell office:value-type="float" office:value="13.217">
            <text:p>13.217</text:p>
          </table:table-cell>
          <table:table-cell/>
          <table:table-cell office:value-type="string">
            <text:p>C</text:p>
          </table:table-cell>
          <table:table-cell office:value-type="float" office:value="5.05885535">
            <text:p>5.05885535</text:p>
          </table:table-cell>
          <table:table-cell office:value-type="float" office:value="2.94365007">
            <text:p>2.94365007</text:p>
          </table:table-cell>
          <table:table-cell office:value-type="float" office:value="11.687063476">
            <text:p>11.6870634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6]+1" office:value-type="float" office:value="302">
            <text:p>302</text:p>
          </table:table-cell>
          <table:table-cell table:formula="of:=IF( [.C307]=[.$C$1]; 1; IF( [.C307]=[.$E$1]; 2;3 ))" office:value-type="float" office:value="1">
            <text:p>1</text:p>
          </table:table-cell>
          <table:table-cell office:value-type="float" office:value="3.072">
            <text:p>3.072</text:p>
          </table:table-cell>
          <table:table-cell office:value-type="float" office:value="7.131">
            <text:p>7.131</text:p>
          </table:table-cell>
          <table:table-cell office:value-type="float" office:value="14.124">
            <text:p>14.124</text:p>
          </table:table-cell>
          <table:table-cell/>
          <table:table-cell office:value-type="string">
            <text:p>C</text:p>
          </table:table-cell>
          <table:table-cell office:value-type="float" office:value="9.473449592">
            <text:p>9.473449592</text:p>
          </table:table-cell>
          <table:table-cell office:value-type="float" office:value="4.32087565">
            <text:p>4.32087565</text:p>
          </table:table-cell>
          <table:table-cell office:value-type="float" office:value="7.169363626">
            <text:p>7.16936362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7]+1" office:value-type="float" office:value="303">
            <text:p>303</text:p>
          </table:table-cell>
          <table:table-cell table:formula="of:=IF( [.C308]=[.$C$1]; 1; IF( [.C308]=[.$E$1]; 2;3 ))" office:value-type="float" office:value="1">
            <text:p>1</text:p>
          </table:table-cell>
          <table:table-cell office:value-type="float" office:value="1.709">
            <text:p>1.709</text:p>
          </table:table-cell>
          <table:table-cell office:value-type="float" office:value="7.375">
            <text:p>7.375</text:p>
          </table:table-cell>
          <table:table-cell office:value-type="float" office:value="14.113">
            <text:p>14.113</text:p>
          </table:table-cell>
          <table:table-cell/>
          <table:table-cell office:value-type="string">
            <text:p>O</text:p>
          </table:table-cell>
          <table:table-cell office:value-type="float" office:value="9.025932447">
            <text:p>9.025932447</text:p>
          </table:table-cell>
          <table:table-cell office:value-type="float" office:value="8.982931439">
            <text:p>8.982931439</text:p>
          </table:table-cell>
          <table:table-cell office:value-type="float" office:value="9.361370431">
            <text:p>9.36137043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8]+1" office:value-type="float" office:value="304">
            <text:p>304</text:p>
          </table:table-cell>
          <table:table-cell table:formula="of:=IF( [.C309]=[.$C$1]; 1; IF( [.C309]=[.$E$1]; 2;3 ))" office:value-type="float" office:value="1">
            <text:p>1</text:p>
          </table:table-cell>
          <table:table-cell office:value-type="float" office:value="1.019">
            <text:p>1.019</text:p>
          </table:table-cell>
          <table:table-cell office:value-type="float" office:value="7.557">
            <text:p>7.557</text:p>
          </table:table-cell>
          <table:table-cell office:value-type="float" office:value="15.371">
            <text:p>15.371</text:p>
          </table:table-cell>
          <table:table-cell/>
          <table:table-cell office:value-type="string">
            <text:p>O</text:p>
          </table:table-cell>
          <table:table-cell office:value-type="float" office:value="3.872824996">
            <text:p>3.872824996</text:p>
          </table:table-cell>
          <table:table-cell office:value-type="float" office:value="11.835185038">
            <text:p>11.835185038</text:p>
          </table:table-cell>
          <table:table-cell office:value-type="float" office:value="16.151536576">
            <text:p>16.1515365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09]+1" office:value-type="float" office:value="305">
            <text:p>305</text:p>
          </table:table-cell>
          <table:table-cell table:formula="of:=IF( [.C310]=[.$C$1]; 1; IF( [.C310]=[.$E$1]; 2;3 ))" office:value-type="float" office:value="1">
            <text:p>1</text:p>
          </table:table-cell>
          <table:table-cell office:value-type="float" office:value="1.734">
            <text:p>1.734</text:p>
          </table:table-cell>
          <table:table-cell office:value-type="float" office:value="7.475">
            <text:p>7.475</text:p>
          </table:table-cell>
          <table:table-cell office:value-type="float" office:value="16.558001">
            <text:p>16.558001</text:p>
          </table:table-cell>
          <table:table-cell/>
          <table:table-cell office:value-type="string">
            <text:p>C</text:p>
          </table:table-cell>
          <table:table-cell office:value-type="float" office:value="9.597972527">
            <text:p>9.597972527</text:p>
          </table:table-cell>
          <table:table-cell office:value-type="float" office:value="15.146252">
            <text:p>15.146252</text:p>
          </table:table-cell>
          <table:table-cell office:value-type="float" office:value="14.677468468">
            <text:p>14.6774684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0]+1" office:value-type="float" office:value="306">
            <text:p>306</text:p>
          </table:table-cell>
          <table:table-cell table:formula="of:=IF( [.C311]=[.$C$1]; 1; IF( [.C311]=[.$E$1]; 2;3 ))" office:value-type="float" office:value="1">
            <text:p>1</text:p>
          </table:table-cell>
          <table:table-cell office:value-type="float" office:value="1.163">
            <text:p>1.163</text:p>
          </table:table-cell>
          <table:table-cell office:value-type="float" office:value="6.773">
            <text:p>6.773</text:p>
          </table:table-cell>
          <table:table-cell office:value-type="float" office:value="17.695999">
            <text:p>17.695999</text:p>
          </table:table-cell>
          <table:table-cell/>
          <table:table-cell office:value-type="string">
            <text:p>C</text:p>
          </table:table-cell>
          <table:table-cell office:value-type="float" office:value="6.871794481">
            <text:p>6.871794481</text:p>
          </table:table-cell>
          <table:table-cell office:value-type="float" office:value="13.291088288">
            <text:p>13.291088288</text:p>
          </table:table-cell>
          <table:table-cell office:value-type="float" office:value="12.782204277">
            <text:p>12.7822042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1]+1" office:value-type="float" office:value="307">
            <text:p>307</text:p>
          </table:table-cell>
          <table:table-cell table:formula="of:=IF( [.C312]=[.$C$1]; 1; IF( [.C312]=[.$E$1]; 2;3 ))" office:value-type="float" office:value="1">
            <text:p>1</text:p>
          </table:table-cell>
          <table:table-cell office:value-type="float" office:value="2.237">
            <text:p>2.237</text:p>
          </table:table-cell>
          <table:table-cell office:value-type="float" office:value="6.088">
            <text:p>6.088</text:p>
          </table:table-cell>
          <table:table-cell office:value-type="float" office:value="18.388">
            <text:p>18.388</text:p>
          </table:table-cell>
          <table:table-cell/>
          <table:table-cell office:value-type="string">
            <text:p>C</text:p>
          </table:table-cell>
          <table:table-cell office:value-type="float" office:value="-0.755974293">
            <text:p>-0.755974293</text:p>
          </table:table-cell>
          <table:table-cell office:value-type="float" office:value="16.399671515">
            <text:p>16.399671515</text:p>
          </table:table-cell>
          <table:table-cell office:value-type="float" office:value="15.241348064">
            <text:p>15.2413480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2]+1" office:value-type="float" office:value="308">
            <text:p>308</text:p>
          </table:table-cell>
          <table:table-cell table:formula="of:=IF( [.C313]=[.$C$1]; 1; IF( [.C313]=[.$E$1]; 2;3 ))" office:value-type="float" office:value="1">
            <text:p>1</text:p>
          </table:table-cell>
          <table:table-cell office:value-type="float" office:value="2.018">
            <text:p>2.018</text:p>
          </table:table-cell>
          <table:table-cell office:value-type="float" office:value="4.835">
            <text:p>4.835</text:p>
          </table:table-cell>
          <table:table-cell office:value-type="float" office:value="18.944">
            <text:p>18.944</text:p>
          </table:table-cell>
          <table:table-cell/>
          <table:table-cell office:value-type="string">
            <text:p>C</text:p>
          </table:table-cell>
          <table:table-cell office:value-type="float" office:value="1.028578519">
            <text:p>1.028578519</text:p>
          </table:table-cell>
          <table:table-cell office:value-type="float" office:value="13.288292174">
            <text:p>13.288292174</text:p>
          </table:table-cell>
          <table:table-cell office:value-type="float" office:value="14.66652721">
            <text:p>14.666527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3]+1" office:value-type="float" office:value="309">
            <text:p>309</text:p>
          </table:table-cell>
          <table:table-cell table:formula="of:=IF( [.C314]=[.$C$1]; 1; IF( [.C314]=[.$E$1]; 2;3 ))" office:value-type="float" office:value="1">
            <text:p>1</text:p>
          </table:table-cell>
          <table:table-cell office:value-type="float" office:value="3.01">
            <text:p>3.01</text:p>
          </table:table-cell>
          <table:table-cell office:value-type="float" office:value="3.801">
            <text:p>3.801</text:p>
          </table:table-cell>
          <table:table-cell office:value-type="float" office:value="18.806999">
            <text:p>18.806999</text:p>
          </table:table-cell>
          <table:table-cell/>
          <table:table-cell office:value-type="string">
            <text:p>C</text:p>
          </table:table-cell>
          <table:table-cell office:value-type="float" office:value="-0.158833016">
            <text:p>-0.158833016</text:p>
          </table:table-cell>
          <table:table-cell office:value-type="float" office:value="3.597312093">
            <text:p>3.597312093</text:p>
          </table:table-cell>
          <table:table-cell office:value-type="float" office:value="15.197271171">
            <text:p>15.1972711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4]+1" office:value-type="float" office:value="310">
            <text:p>310</text:p>
          </table:table-cell>
          <table:table-cell table:formula="of:=IF( [.C315]=[.$C$1]; 1; IF( [.C315]=[.$E$1]; 2;3 ))" office:value-type="float" office:value="1">
            <text:p>1</text:p>
          </table:table-cell>
          <table:table-cell office:value-type="float" office:value="2.344">
            <text:p>2.344</text:p>
          </table:table-cell>
          <table:table-cell office:value-type="float" office:value="2.53">
            <text:p>2.53</text:p>
          </table:table-cell>
          <table:table-cell office:value-type="float" office:value="18.615999">
            <text:p>18.615999</text:p>
          </table:table-cell>
          <table:table-cell/>
          <table:table-cell office:value-type="string">
            <text:p>C</text:p>
          </table:table-cell>
          <table:table-cell office:value-type="float" office:value="7.532652375">
            <text:p>7.532652375</text:p>
          </table:table-cell>
          <table:table-cell office:value-type="float" office:value="11.571468867">
            <text:p>11.571468867</text:p>
          </table:table-cell>
          <table:table-cell office:value-type="float" office:value="0.937043808">
            <text:p>0.9370438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5]+1" office:value-type="float" office:value="311">
            <text:p>311</text:p>
          </table:table-cell>
          <table:table-cell table:formula="of:=IF( [.C316]=[.$C$1]; 1; IF( [.C316]=[.$E$1]; 2;3 ))" office:value-type="float" office:value="1">
            <text:p>1</text:p>
          </table:table-cell>
          <table:table-cell office:value-type="float" office:value="2.884">
            <text:p>2.884</text:p>
          </table:table-cell>
          <table:table-cell office:value-type="float" office:value="1.593">
            <text:p>1.593</text:p>
          </table:table-cell>
          <table:table-cell office:value-type="float" office:value="17.749001">
            <text:p>17.749001</text:p>
          </table:table-cell>
          <table:table-cell/>
          <table:table-cell office:value-type="string">
            <text:p>H</text:p>
          </table:table-cell>
          <table:table-cell office:value-type="float" office:value="8.74616903">
            <text:p>8.74616903</text:p>
          </table:table-cell>
          <table:table-cell office:value-type="float" office:value="11.993169367">
            <text:p>11.993169367</text:p>
          </table:table-cell>
          <table:table-cell office:value-type="float" office:value="8.171182573">
            <text:p>8.1711825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6]+1" office:value-type="float" office:value="312">
            <text:p>312</text:p>
          </table:table-cell>
          <table:table-cell table:formula="of:=IF( [.C317]=[.$C$1]; 1; IF( [.C317]=[.$E$1]; 2;3 ))" office:value-type="float" office:value="1">
            <text:p>1</text:p>
          </table:table-cell>
          <table:table-cell office:value-type="float" office:value="4.117">
            <text:p>4.117</text:p>
          </table:table-cell>
          <table:table-cell office:value-type="float" office:value="1.872">
            <text:p>1.872</text:p>
          </table:table-cell>
          <table:table-cell office:value-type="float" office:value="17.037001">
            <text:p>17.037001</text:p>
          </table:table-cell>
          <table:table-cell/>
          <table:table-cell office:value-type="string">
            <text:p>H</text:p>
          </table:table-cell>
          <table:table-cell office:value-type="float" office:value="7.900620977">
            <text:p>7.900620977</text:p>
          </table:table-cell>
          <table:table-cell office:value-type="float" office:value="0.404740451">
            <text:p>0.404740451</text:p>
          </table:table-cell>
          <table:table-cell office:value-type="float" office:value="8.410543018">
            <text:p>8.4105430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7]+1" office:value-type="float" office:value="313">
            <text:p>313</text:p>
          </table:table-cell>
          <table:table-cell table:formula="of:=IF( [.C318]=[.$C$1]; 1; IF( [.C318]=[.$E$1]; 2;3 ))" office:value-type="float" office:value="1">
            <text:p>1</text:p>
          </table:table-cell>
          <table:table-cell office:value-type="float" office:value="4.022">
            <text:p>4.022</text:p>
          </table:table-cell>
          <table:table-cell office:value-type="float" office:value="1.32">
            <text:p>1.32</text:p>
          </table:table-cell>
          <table:table-cell office:value-type="float" office:value="15.718">
            <text:p>15.718</text:p>
          </table:table-cell>
          <table:table-cell/>
          <table:table-cell office:value-type="string">
            <text:p>H</text:p>
          </table:table-cell>
          <table:table-cell office:value-type="float" office:value="10.723817895">
            <text:p>10.723817895</text:p>
          </table:table-cell>
          <table:table-cell office:value-type="float" office:value="4.160638934">
            <text:p>4.160638934</text:p>
          </table:table-cell>
          <table:table-cell office:value-type="float" office:value="4.304313837">
            <text:p>4.30431383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8]+1" office:value-type="float" office:value="314">
            <text:p>314</text:p>
          </table:table-cell>
          <table:table-cell table:formula="of:=IF( [.C319]=[.$C$1]; 1; IF( [.C319]=[.$E$1]; 2;3 ))" office:value-type="float" office:value="1">
            <text:p>1</text:p>
          </table:table-cell>
          <table:table-cell office:value-type="float" office:value="4.561">
            <text:p>4.561</text:p>
          </table:table-cell>
          <table:table-cell office:value-type="float" office:value="2.014">
            <text:p>2.014</text:p>
          </table:table-cell>
          <table:table-cell office:value-type="float" office:value="14.634">
            <text:p>14.634</text:p>
          </table:table-cell>
          <table:table-cell/>
          <table:table-cell office:value-type="string">
            <text:p>H</text:p>
          </table:table-cell>
          <table:table-cell office:value-type="float" office:value="8.091063987">
            <text:p>8.091063987</text:p>
          </table:table-cell>
          <table:table-cell office:value-type="float" office:value="3.300698942">
            <text:p>3.300698942</text:p>
          </table:table-cell>
          <table:table-cell office:value-type="float" office:value="12.023063804">
            <text:p>12.02306380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19]+1" office:value-type="float" office:value="315">
            <text:p>315</text:p>
          </table:table-cell>
          <table:table-cell table:formula="of:=IF( [.C320]=[.$C$1]; 1; IF( [.C320]=[.$E$1]; 2;3 ))" office:value-type="float" office:value="1">
            <text:p>1</text:p>
          </table:table-cell>
          <table:table-cell office:value-type="float" office:value="3.829">
            <text:p>3.829</text:p>
          </table:table-cell>
          <table:table-cell office:value-type="float" office:value="2.092">
            <text:p>2.092</text:p>
          </table:table-cell>
          <table:table-cell office:value-type="float" office:value="13.388">
            <text:p>13.388</text:p>
          </table:table-cell>
          <table:table-cell/>
          <table:table-cell office:value-type="string">
            <text:p>H</text:p>
          </table:table-cell>
          <table:table-cell office:value-type="float" office:value="2.341816033">
            <text:p>2.341816033</text:p>
          </table:table-cell>
          <table:table-cell office:value-type="float" office:value="16.067875623">
            <text:p>16.067875623</text:p>
          </table:table-cell>
          <table:table-cell office:value-type="float" office:value="14.683814955">
            <text:p>14.6838149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0]+1" office:value-type="float" office:value="316">
            <text:p>316</text:p>
          </table:table-cell>
          <table:table-cell table:formula="of:=IF( [.C321]=[.$C$1]; 1; IF( [.C321]=[.$E$1]; 2;3 ))" office:value-type="float" office:value="1">
            <text:p>1</text:p>
          </table:table-cell>
          <table:table-cell office:value-type="float" office:value="4.051">
            <text:p>4.051</text:p>
          </table:table-cell>
          <table:table-cell office:value-type="float" office:value="3.399">
            <text:p>3.399</text:p>
          </table:table-cell>
          <table:table-cell office:value-type="float" office:value="12.82">
            <text:p>12.82</text:p>
          </table:table-cell>
          <table:table-cell/>
          <table:table-cell office:value-type="string">
            <text:p>H</text:p>
          </table:table-cell>
          <table:table-cell office:value-type="float" office:value="3.704879748">
            <text:p>3.704879748</text:p>
          </table:table-cell>
          <table:table-cell office:value-type="float" office:value="12.968536145">
            <text:p>12.968536145</text:p>
          </table:table-cell>
          <table:table-cell office:value-type="float" office:value="13.177135382">
            <text:p>13.17713538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1]+1" office:value-type="float" office:value="317">
            <text:p>317</text:p>
          </table:table-cell>
          <table:table-cell table:formula="of:=IF( [.C322]=[.$C$1]; 1; IF( [.C322]=[.$E$1]; 2;3 ))" office:value-type="float" office:value="1">
            <text:p>1</text:p>
          </table:table-cell>
          <table:table-cell office:value-type="float" office:value="3.017">
            <text:p>3.017</text:p>
          </table:table-cell>
          <table:table-cell office:value-type="float" office:value="4.05">
            <text:p>4.05</text:p>
          </table:table-cell>
          <table:table-cell office:value-type="float" office:value="12.142">
            <text:p>12.142</text:p>
          </table:table-cell>
          <table:table-cell/>
          <table:table-cell office:value-type="string">
            <text:p>H</text:p>
          </table:table-cell>
          <table:table-cell office:value-type="float" office:value="3.152379214">
            <text:p>3.152379214</text:p>
          </table:table-cell>
          <table:table-cell office:value-type="float" office:value="14.695474035">
            <text:p>14.695474035</text:p>
          </table:table-cell>
          <table:table-cell office:value-type="float" office:value="9.421531561">
            <text:p>9.4215315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2]+1" office:value-type="float" office:value="318">
            <text:p>318</text:p>
          </table:table-cell>
          <table:table-cell table:formula="of:=IF( [.C323]=[.$C$1]; 1; IF( [.C323]=[.$E$1]; 2;3 ))" office:value-type="float" office:value="1">
            <text:p>1</text:p>
          </table:table-cell>
          <table:table-cell office:value-type="float" office:value="2.807">
            <text:p>2.807</text:p>
          </table:table-cell>
          <table:table-cell office:value-type="float" office:value="5.453">
            <text:p>5.453</text:p>
          </table:table-cell>
          <table:table-cell office:value-type="float" office:value="12.349">
            <text:p>12.349</text:p>
          </table:table-cell>
          <table:table-cell/>
          <table:table-cell office:value-type="string">
            <text:p>H</text:p>
          </table:table-cell>
          <table:table-cell office:value-type="float" office:value="6.600311442">
            <text:p>6.600311442</text:p>
          </table:table-cell>
          <table:table-cell office:value-type="float" office:value="16.073782285">
            <text:p>16.073782285</text:p>
          </table:table-cell>
          <table:table-cell office:value-type="float" office:value="14.211728894">
            <text:p>14.2117288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3]+1" office:value-type="float" office:value="319">
            <text:p>319</text:p>
          </table:table-cell>
          <table:table-cell table:formula="of:=IF( [.C324]=[.$C$1]; 1; IF( [.C324]=[.$E$1]; 2;3 ))" office:value-type="float" office:value="1">
            <text:p>1</text:p>
          </table:table-cell>
          <table:table-cell office:value-type="float" office:value="1.373">
            <text:p>1.373</text:p>
          </table:table-cell>
          <table:table-cell office:value-type="float" office:value="5.696">
            <text:p>5.696</text:p>
          </table:table-cell>
          <table:table-cell office:value-type="float" office:value="12.351">
            <text:p>12.351</text:p>
          </table:table-cell>
          <table:table-cell/>
          <table:table-cell office:value-type="string">
            <text:p>H</text:p>
          </table:table-cell>
          <table:table-cell office:value-type="float" office:value="2.707651274">
            <text:p>2.707651274</text:p>
          </table:table-cell>
          <table:table-cell office:value-type="float" office:value="1.761291094">
            <text:p>1.761291094</text:p>
          </table:table-cell>
          <table:table-cell office:value-type="float" office:value="13.446476904">
            <text:p>13.44647690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4]+1" office:value-type="float" office:value="320">
            <text:p>320</text:p>
          </table:table-cell>
          <table:table-cell table:formula="of:=IF( [.C325]=[.$C$1]; 1; IF( [.C325]=[.$E$1]; 2;3 ))" office:value-type="float" office:value="1">
            <text:p>1</text:p>
          </table:table-cell>
          <table:table-cell office:value-type="float" office:value="0.837">
            <text:p>0.837</text:p>
          </table:table-cell>
          <table:table-cell office:value-type="float" office:value="6.641">
            <text:p>6.641</text:p>
          </table:table-cell>
          <table:table-cell office:value-type="float" office:value="13.217">
            <text:p>13.217</text:p>
          </table:table-cell>
          <table:table-cell/>
          <table:table-cell office:value-type="string">
            <text:p>H</text:p>
          </table:table-cell>
          <table:table-cell office:value-type="float" office:value="1.026243169">
            <text:p>1.026243169</text:p>
          </table:table-cell>
          <table:table-cell office:value-type="float" office:value="15.590718214">
            <text:p>15.590718214</text:p>
          </table:table-cell>
          <table:table-cell office:value-type="float" office:value="12.468814689">
            <text:p>12.4688146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5]+1" office:value-type="float" office:value="321">
            <text:p>321</text:p>
          </table:table-cell>
          <table:table-cell table:formula="of:=IF( [.C326]=[.$C$1]; 1; IF( [.C326]=[.$E$1]; 2;3 ))" office:value-type="float" office:value="1">
            <text:p>1</text:p>
          </table:table-cell>
          <table:table-cell office:value-type="float" office:value="-0.394">
            <text:p>-0.394</text:p>
          </table:table-cell>
          <table:table-cell office:value-type="float" office:value="6.36">
            <text:p>6.36</text:p>
          </table:table-cell>
          <table:table-cell office:value-type="float" office:value="13.928">
            <text:p>13.928</text:p>
          </table:table-cell>
          <table:table-cell/>
          <table:table-cell office:value-type="string">
            <text:p>H</text:p>
          </table:table-cell>
          <table:table-cell office:value-type="float" office:value="4.636340653">
            <text:p>4.636340653</text:p>
          </table:table-cell>
          <table:table-cell office:value-type="float" office:value="14.506987271">
            <text:p>14.506987271</text:p>
          </table:table-cell>
          <table:table-cell office:value-type="float" office:value="15.029655821">
            <text:p>15.0296558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6]+1" office:value-type="float" office:value="322">
            <text:p>322</text:p>
          </table:table-cell>
          <table:table-cell table:formula="of:=IF( [.C327]=[.$C$1]; 1; IF( [.C327]=[.$E$1]; 2;3 ))" office:value-type="float" office:value="1">
            <text:p>1</text:p>
          </table:table-cell>
          <table:table-cell office:value-type="float" office:value="-0.285">
            <text:p>-0.285</text:p>
          </table:table-cell>
          <table:table-cell office:value-type="float" office:value="6.916">
            <text:p>6.916</text:p>
          </table:table-cell>
          <table:table-cell office:value-type="float" office:value="15.259">
            <text:p>15.259</text:p>
          </table:table-cell>
          <table:table-cell/>
          <table:table-cell office:value-type="string">
            <text:p>H</text:p>
          </table:table-cell>
          <table:table-cell office:value-type="float" office:value="7.856862965">
            <text:p>7.856862965</text:p>
          </table:table-cell>
          <table:table-cell office:value-type="float" office:value="9.744537412">
            <text:p>9.744537412</text:p>
          </table:table-cell>
          <table:table-cell office:value-type="float" office:value="6.682515359">
            <text:p>6.6825153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7]+1" office:value-type="float" office:value="323">
            <text:p>323</text:p>
          </table:table-cell>
          <table:table-cell table:formula="of:=IF( [.C328]=[.$C$1]; 1; IF( [.C328]=[.$E$1]; 2;3 ))" office:value-type="float" office:value="1">
            <text:p>1</text:p>
          </table:table-cell>
          <table:table-cell office:value-type="float" office:value="-0.83">
            <text:p>-0.83</text:p>
          </table:table-cell>
          <table:table-cell office:value-type="float" office:value="6.247">
            <text:p>6.247</text:p>
          </table:table-cell>
          <table:table-cell office:value-type="float" office:value="16.337999">
            <text:p>16.337999</text:p>
          </table:table-cell>
          <table:table-cell/>
          <table:table-cell office:value-type="string">
            <text:p>H</text:p>
          </table:table-cell>
          <table:table-cell office:value-type="float" office:value="7.444864652">
            <text:p>7.444864652</text:p>
          </table:table-cell>
          <table:table-cell office:value-type="float" office:value="11.326311607">
            <text:p>11.326311607</text:p>
          </table:table-cell>
          <table:table-cell office:value-type="float" office:value="10.269725632">
            <text:p>10.2697256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8]+1" office:value-type="float" office:value="324">
            <text:p>324</text:p>
          </table:table-cell>
          <table:table-cell table:formula="of:=IF( [.C329]=[.$C$1]; 1; IF( [.C329]=[.$E$1]; 2;3 ))" office:value-type="float" office:value="1">
            <text:p>1</text:p>
          </table:table-cell>
          <table:table-cell office:value-type="float" office:value="-0.088">
            <text:p>-0.088</text:p>
          </table:table-cell>
          <table:table-cell office:value-type="float" office:value="6.164">
            <text:p>6.164</text:p>
          </table:table-cell>
          <table:table-cell office:value-type="float" office:value="17.587">
            <text:p>17.587</text:p>
          </table:table-cell>
          <table:table-cell/>
          <table:table-cell office:value-type="string">
            <text:p>H</text:p>
          </table:table-cell>
          <table:table-cell office:value-type="float" office:value="4.310603271">
            <text:p>4.310603271</text:p>
          </table:table-cell>
          <table:table-cell office:value-type="float" office:value="7.320769517">
            <text:p>7.320769517</text:p>
          </table:table-cell>
          <table:table-cell office:value-type="float" office:value="0.707400721">
            <text:p>0.7074007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29]+1" office:value-type="float" office:value="325">
            <text:p>325</text:p>
          </table:table-cell>
          <table:table-cell table:formula="of:=IF( [.C330]=[.$C$1]; 1; IF( [.C330]=[.$E$1]; 2;3 ))" office:value-type="float" office:value="1">
            <text:p>1</text:p>
          </table:table-cell>
          <table:table-cell office:value-type="float" office:value="-0.317">
            <text:p>-0.317</text:p>
          </table:table-cell>
          <table:table-cell office:value-type="float" office:value="4.86">
            <text:p>4.86</text:p>
          </table:table-cell>
          <table:table-cell office:value-type="float" office:value="18.16">
            <text:p>18.16</text:p>
          </table:table-cell>
          <table:table-cell/>
          <table:table-cell office:value-type="string">
            <text:p>C</text:p>
          </table:table-cell>
          <table:table-cell office:value-type="float" office:value="3.54230692">
            <text:p>3.54230692</text:p>
          </table:table-cell>
          <table:table-cell office:value-type="float" office:value="4.777782539">
            <text:p>4.777782539</text:p>
          </table:table-cell>
          <table:table-cell office:value-type="float" office:value="14.915359073">
            <text:p>14.9153590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0]+1" office:value-type="float" office:value="326">
            <text:p>326</text:p>
          </table:table-cell>
          <table:table-cell table:formula="of:=IF( [.C331]=[.$C$1]; 1; IF( [.C331]=[.$E$1]; 2;3 ))" office:value-type="float" office:value="1">
            <text:p>1</text:p>
          </table:table-cell>
          <table:table-cell office:value-type="float" office:value="0.716">
            <text:p>0.716</text:p>
          </table:table-cell>
          <table:table-cell office:value-type="float" office:value="4.199">
            <text:p>4.199</text:p>
          </table:table-cell>
          <table:table-cell office:value-type="float" office:value="18.83">
            <text:p>18.83</text:p>
          </table:table-cell>
          <table:table-cell/>
          <table:table-cell office:value-type="string">
            <text:p>C</text:p>
          </table:table-cell>
          <table:table-cell office:value-type="float" office:value="6.334358871">
            <text:p>6.334358871</text:p>
          </table:table-cell>
          <table:table-cell office:value-type="float" office:value="9.14358763">
            <text:p>9.14358763</text:p>
          </table:table-cell>
          <table:table-cell office:value-type="float" office:value="16.395304663">
            <text:p>16.3953046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1]+1" office:value-type="float" office:value="327">
            <text:p>327</text:p>
          </table:table-cell>
          <table:table-cell table:formula="of:=IF( [.C332]=[.$C$1]; 1; IF( [.C332]=[.$E$1]; 2;3 ))" office:value-type="float" office:value="1">
            <text:p>1</text:p>
          </table:table-cell>
          <table:table-cell office:value-type="float" office:value="0.916">
            <text:p>0.916</text:p>
          </table:table-cell>
          <table:table-cell office:value-type="float" office:value="2.777">
            <text:p>2.777</text:p>
          </table:table-cell>
          <table:table-cell office:value-type="float" office:value="18.628">
            <text:p>18.628</text:p>
          </table:table-cell>
          <table:table-cell/>
          <table:table-cell office:value-type="string">
            <text:p>C</text:p>
          </table:table-cell>
          <table:table-cell office:value-type="float" office:value="10.127416228">
            <text:p>10.127416228</text:p>
          </table:table-cell>
          <table:table-cell office:value-type="float" office:value="6.220963109">
            <text:p>6.220963109</text:p>
          </table:table-cell>
          <table:table-cell office:value-type="float" office:value="0.119309723">
            <text:p>0.1193097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2]+1" office:value-type="float" office:value="328">
            <text:p>328</text:p>
          </table:table-cell>
          <table:table-cell table:formula="of:=IF( [.C333]=[.$C$1]; 1; IF( [.C333]=[.$E$1]; 2;3 ))"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float" office:value="2.072">
            <text:p>2.072</text:p>
          </table:table-cell>
          <table:table-cell office:value-type="float" office:value="17.768">
            <text:p>17.768</text:p>
          </table:table-cell>
          <table:table-cell/>
          <table:table-cell office:value-type="string">
            <text:p>C</text:p>
          </table:table-cell>
          <table:table-cell office:value-type="float" office:value="11.562669308">
            <text:p>11.562669308</text:p>
          </table:table-cell>
          <table:table-cell office:value-type="float" office:value="9.037137412">
            <text:p>9.037137412</text:p>
          </table:table-cell>
          <table:table-cell office:value-type="float" office:value="2.822289968">
            <text:p>2.8222899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3]+1" office:value-type="float" office:value="329">
            <text:p>329</text:p>
          </table:table-cell>
          <table:table-cell table:formula="of:=IF( [.C334]=[.$C$1]; 1; IF( [.C334]=[.$E$1]; 2;3 ))"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1.086">
            <text:p>1.086</text:p>
          </table:table-cell>
          <table:table-cell office:value-type="float" office:value="16.858">
            <text:p>16.858</text:p>
          </table:table-cell>
          <table:table-cell/>
          <table:table-cell office:value-type="string">
            <text:p>C</text:p>
          </table:table-cell>
          <table:table-cell office:value-type="float" office:value="-4.438172951">
            <text:p>-4.438172951</text:p>
          </table:table-cell>
          <table:table-cell office:value-type="float" office:value="11.952062965">
            <text:p>11.952062965</text:p>
          </table:table-cell>
          <table:table-cell office:value-type="float" office:value="16.853842686">
            <text:p>16.8538426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4]+1" office:value-type="float" office:value="330">
            <text:p>330</text:p>
          </table:table-cell>
          <table:table-cell table:formula="of:=IF( [.C335]=[.$C$1]; 1; IF( [.C335]=[.$E$1]; 2;3 ))" office:value-type="float" office:value="1">
            <text:p>1</text:p>
          </table:table-cell>
          <table:table-cell office:value-type="float" office:value="2.018">
            <text:p>2.018</text:p>
          </table:table-cell>
          <table:table-cell office:value-type="float" office:value="0.85">
            <text:p>0.85</text:p>
          </table:table-cell>
          <table:table-cell office:value-type="float" office:value="16.851">
            <text:p>16.851</text:p>
          </table:table-cell>
          <table:table-cell/>
          <table:table-cell office:value-type="string">
            <text:p>C</text:p>
          </table:table-cell>
          <table:table-cell office:value-type="float" office:value="11.152655464">
            <text:p>11.152655464</text:p>
          </table:table-cell>
          <table:table-cell office:value-type="float" office:value="11.98774489">
            <text:p>11.98774489</text:p>
          </table:table-cell>
          <table:table-cell office:value-type="float" office:value="0.36509891">
            <text:p>0.365098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5]+1" office:value-type="float" office:value="331">
            <text:p>331</text:p>
          </table:table-cell>
          <table:table-cell table:formula="of:=IF( [.C336]=[.$C$1]; 1; IF( [.C336]=[.$E$1]; 2;3 ))" office:value-type="float" office:value="1">
            <text:p>1</text:p>
          </table:table-cell>
          <table:table-cell office:value-type="float" office:value="2.724">
            <text:p>2.724</text:p>
          </table:table-cell>
          <table:table-cell office:value-type="float" office:value="0.684">
            <text:p>0.684</text:p>
          </table:table-cell>
          <table:table-cell office:value-type="float" office:value="15.592">
            <text:p>15.592</text:p>
          </table:table-cell>
          <table:table-cell/>
          <table:table-cell office:value-type="string">
            <text:p>O</text:p>
          </table:table-cell>
          <table:table-cell office:value-type="float" office:value="8.652243742">
            <text:p>8.652243742</text:p>
          </table:table-cell>
          <table:table-cell office:value-type="float" office:value="1.231001402">
            <text:p>1.231001402</text:p>
          </table:table-cell>
          <table:table-cell office:value-type="float" office:value="0.85083807">
            <text:p>0.850838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6]+1" office:value-type="float" office:value="332">
            <text:p>332</text:p>
          </table:table-cell>
          <table:table-cell table:formula="of:=IF( [.C337]=[.$C$1]; 1; IF( [.C337]=[.$E$1]; 2;3 ))" office:value-type="float" office:value="1">
            <text:p>1</text:p>
          </table:table-cell>
          <table:table-cell office:value-type="float" office:value="2.025">
            <text:p>2.025</text:p>
          </table:table-cell>
          <table:table-cell office:value-type="float" office:value="0.76">
            <text:p>0.76</text:p>
          </table:table-cell>
          <table:table-cell office:value-type="float" office:value="14.396">
            <text:p>14.396</text:p>
          </table:table-cell>
          <table:table-cell/>
          <table:table-cell office:value-type="string">
            <text:p>O</text:p>
          </table:table-cell>
          <table:table-cell office:value-type="float" office:value="10.096103455">
            <text:p>10.096103455</text:p>
          </table:table-cell>
          <table:table-cell office:value-type="float" office:value="2.621465643">
            <text:p>2.621465643</text:p>
          </table:table-cell>
          <table:table-cell office:value-type="float" office:value="10.167044465">
            <text:p>10.1670444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7]+1" office:value-type="float" office:value="333">
            <text:p>333</text:p>
          </table:table-cell>
          <table:table-cell table:formula="of:=IF( [.C338]=[.$C$1]; 1; IF( [.C338]=[.$E$1]; 2;3 ))" office:value-type="float" office:value="1">
            <text:p>1</text:p>
          </table:table-cell>
          <table:table-cell office:value-type="float" office:value="2.588">
            <text:p>2.588</text:p>
          </table:table-cell>
          <table:table-cell office:value-type="float" office:value="1.468">
            <text:p>1.468</text:p>
          </table:table-cell>
          <table:table-cell office:value-type="float" office:value="13.269">
            <text:p>13.269</text:p>
          </table:table-cell>
          <table:table-cell/>
          <table:table-cell office:value-type="string">
            <text:p>C</text:p>
          </table:table-cell>
          <table:table-cell office:value-type="float" office:value="2.489464157">
            <text:p>2.489464157</text:p>
          </table:table-cell>
          <table:table-cell office:value-type="float" office:value="8.379399278">
            <text:p>8.379399278</text:p>
          </table:table-cell>
          <table:table-cell office:value-type="float" office:value="16.720202441">
            <text:p>16.7202024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8]+1" office:value-type="float" office:value="334">
            <text:p>334</text:p>
          </table:table-cell>
          <table:table-cell table:formula="of:=IF( [.C339]=[.$C$1]; 1; IF( [.C339]=[.$E$1]; 2;3 ))" office:value-type="float" office:value="1">
            <text:p>1</text:p>
          </table:table-cell>
          <table:table-cell office:value-type="float" office:value="1.506">
            <text:p>1.506</text:p>
          </table:table-cell>
          <table:table-cell office:value-type="float" office:value="2.148">
            <text:p>2.148</text:p>
          </table:table-cell>
          <table:table-cell office:value-type="float" office:value="12.567">
            <text:p>12.567</text:p>
          </table:table-cell>
          <table:table-cell/>
          <table:table-cell office:value-type="string">
            <text:p>C</text:p>
          </table:table-cell>
          <table:table-cell office:value-type="float" office:value="7.093904798">
            <text:p>7.093904798</text:p>
          </table:table-cell>
          <table:table-cell office:value-type="float" office:value="5.600301833">
            <text:p>5.600301833</text:p>
          </table:table-cell>
          <table:table-cell office:value-type="float" office:value="14.020819786">
            <text:p>14.0208197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39]+1" office:value-type="float" office:value="335">
            <text:p>335</text:p>
          </table:table-cell>
          <table:table-cell table:formula="of:=IF( [.C340]=[.$C$1]; 1; IF( [.C340]=[.$E$1]; 2;3 ))" office:value-type="float" office:value="1">
            <text:p>1</text:p>
          </table:table-cell>
          <table:table-cell office:value-type="float" office:value="1.719">
            <text:p>1.719</text:p>
          </table:table-cell>
          <table:table-cell office:value-type="float" office:value="3.396">
            <text:p>3.396</text:p>
          </table:table-cell>
          <table:table-cell office:value-type="float" office:value="12.017">
            <text:p>12.017</text:p>
          </table:table-cell>
          <table:table-cell/>
          <table:table-cell office:value-type="string">
            <text:p>C</text:p>
          </table:table-cell>
          <table:table-cell office:value-type="float" office:value="-1.557161522">
            <text:p>-1.557161522</text:p>
          </table:table-cell>
          <table:table-cell office:value-type="float" office:value="10.658958219">
            <text:p>10.658958219</text:p>
          </table:table-cell>
          <table:table-cell office:value-type="float" office:value="13.100259769">
            <text:p>13.1002597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0]+1" office:value-type="float" office:value="336">
            <text:p>336</text:p>
          </table:table-cell>
          <table:table-cell table:formula="of:=IF( [.C341]=[.$C$1]; 1; IF( [.C341]=[.$E$1]; 2;3 ))" office:value-type="float" office:value="1">
            <text:p>1</text:p>
          </table:table-cell>
          <table:table-cell office:value-type="float" office:value="0.708">
            <text:p>0.708</text:p>
          </table:table-cell>
          <table:table-cell office:value-type="float" office:value="4.429">
            <text:p>4.429</text:p>
          </table:table-cell>
          <table:table-cell office:value-type="float" office:value="12.152">
            <text:p>12.152</text:p>
          </table:table-cell>
          <table:table-cell/>
          <table:table-cell office:value-type="string">
            <text:p>C</text:p>
          </table:table-cell>
          <table:table-cell office:value-type="float" office:value="-1.246792964">
            <text:p>-1.246792964</text:p>
          </table:table-cell>
          <table:table-cell office:value-type="float" office:value="6.720954421">
            <text:p>6.720954421</text:p>
          </table:table-cell>
          <table:table-cell office:value-type="float" office:value="13.323162198">
            <text:p>13.32316219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1]+1" office:value-type="float" office:value="337">
            <text:p>337</text:p>
          </table:table-cell>
          <table:table-cell table:formula="of:=IF( [.C342]=[.$C$1]; 1; IF( [.C342]=[.$E$1]; 2;3 ))" office:value-type="float" office:value="1">
            <text:p>1</text:p>
          </table:table-cell>
          <table:table-cell office:value-type="float" office:value="-0.478">
            <text:p>-0.478</text:p>
          </table:table-cell>
          <table:table-cell office:value-type="float" office:value="4.156">
            <text:p>4.156</text:p>
          </table:table-cell>
          <table:table-cell office:value-type="float" office:value="12.829">
            <text:p>12.829</text:p>
          </table:table-cell>
          <table:table-cell/>
          <table:table-cell office:value-type="string">
            <text:p>C</text:p>
          </table:table-cell>
          <table:table-cell office:value-type="float" office:value="-1.831083295">
            <text:p>-1.831083295</text:p>
          </table:table-cell>
          <table:table-cell office:value-type="float" office:value="10.835448851">
            <text:p>10.835448851</text:p>
          </table:table-cell>
          <table:table-cell office:value-type="float" office:value="9.043101503">
            <text:p>9.0431015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2]+1" office:value-type="float" office:value="338">
            <text:p>338</text:p>
          </table:table-cell>
          <table:table-cell table:formula="of:=IF( [.C343]=[.$C$1]; 1; IF( [.C343]=[.$E$1]; 2;3 ))" office:value-type="float" office:value="1">
            <text:p>1</text:p>
          </table:table-cell>
          <table:table-cell office:value-type="float" office:value="-1.042">
            <text:p>-1.042</text:p>
          </table:table-cell>
          <table:table-cell office:value-type="float" office:value="5.14">
            <text:p>5.14</text:p>
          </table:table-cell>
          <table:table-cell office:value-type="float" office:value="13.735">
            <text:p>13.735</text:p>
          </table:table-cell>
          <table:table-cell/>
          <table:table-cell office:value-type="string">
            <text:p>C</text:p>
          </table:table-cell>
          <table:table-cell office:value-type="float" office:value="-1.868560206">
            <text:p>-1.868560206</text:p>
          </table:table-cell>
          <table:table-cell office:value-type="float" office:value="16.548154263">
            <text:p>16.548154263</text:p>
          </table:table-cell>
          <table:table-cell office:value-type="float" office:value="11.627967688">
            <text:p>11.6279676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3]+1" office:value-type="float" office:value="339">
            <text:p>339</text:p>
          </table:table-cell>
          <table:table-cell table:formula="of:=IF( [.C344]=[.$C$1]; 1; IF( [.C344]=[.$E$1]; 2;3 ))" office:value-type="float" office:value="1">
            <text:p>1</text:p>
          </table:table-cell>
          <table:table-cell office:value-type="float" office:value="-1.613">
            <text:p>-1.613</text:p>
          </table:table-cell>
          <table:table-cell office:value-type="float" office:value="4.434">
            <text:p>4.434</text:p>
          </table:table-cell>
          <table:table-cell office:value-type="float" office:value="14.868">
            <text:p>14.868</text:p>
          </table:table-cell>
          <table:table-cell/>
          <table:table-cell office:value-type="string">
            <text:p>H</text:p>
          </table:table-cell>
          <table:table-cell office:value-type="float" office:value="7.784580611">
            <text:p>7.784580611</text:p>
          </table:table-cell>
          <table:table-cell office:value-type="float" office:value="3.913746452">
            <text:p>3.913746452</text:p>
          </table:table-cell>
          <table:table-cell office:value-type="float" office:value="1.420347362">
            <text:p>1.4203473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4]+1" office:value-type="float" office:value="340">
            <text:p>340</text:p>
          </table:table-cell>
          <table:table-cell table:formula="of:=IF( [.C345]=[.$C$1]; 1; IF( [.C345]=[.$E$1]; 2;3 ))" office:value-type="float" office:value="1">
            <text:p>1</text:p>
          </table:table-cell>
          <table:table-cell office:value-type="float" office:value="-1.502">
            <text:p>-1.502</text:p>
          </table:table-cell>
          <table:table-cell office:value-type="float" office:value="4.978">
            <text:p>4.978</text:p>
          </table:table-cell>
          <table:table-cell office:value-type="float" office:value="16.139999">
            <text:p>16.139999</text:p>
          </table:table-cell>
          <table:table-cell/>
          <table:table-cell office:value-type="string">
            <text:p>H</text:p>
          </table:table-cell>
          <table:table-cell office:value-type="float" office:value="9.8380864">
            <text:p>9.8380864</text:p>
          </table:table-cell>
          <table:table-cell office:value-type="float" office:value="6.445202586">
            <text:p>6.445202586</text:p>
          </table:table-cell>
          <table:table-cell office:value-type="float" office:value="3.424332904">
            <text:p>3.42433290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5]+1" office:value-type="float" office:value="341">
            <text:p>341</text:p>
          </table:table-cell>
          <table:table-cell table:formula="of:=IF( [.C346]=[.$C$1]; 1; IF( [.C346]=[.$E$1]; 2;3 ))" office:value-type="float" office:value="1">
            <text:p>1</text:p>
          </table:table-cell>
          <table:table-cell office:value-type="float" office:value="-1.189">
            <text:p>-1.189</text:p>
          </table:table-cell>
          <table:table-cell office:value-type="float" office:value="4.117">
            <text:p>4.117</text:p>
          </table:table-cell>
          <table:table-cell office:value-type="float" office:value="17.271">
            <text:p>17.271</text:p>
          </table:table-cell>
          <table:table-cell/>
          <table:table-cell office:value-type="string">
            <text:p>H</text:p>
          </table:table-cell>
          <table:table-cell office:value-type="float" office:value="9.69412098">
            <text:p>9.69412098</text:p>
          </table:table-cell>
          <table:table-cell office:value-type="float" office:value="11.541493193">
            <text:p>11.541493193</text:p>
          </table:table-cell>
          <table:table-cell office:value-type="float" office:value="2.928054609">
            <text:p>2.9280546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6]+1" office:value-type="float" office:value="342">
            <text:p>342</text:p>
          </table:table-cell>
          <table:table-cell table:formula="of:=IF( [.C347]=[.$C$1]; 1; IF( [.C347]=[.$E$1]; 2;3 ))" office:value-type="float" office:value="1">
            <text:p>1</text:p>
          </table:table-cell>
          <table:table-cell office:value-type="float" office:value="-0.987">
            <text:p>-0.987</text:p>
          </table:table-cell>
          <table:table-cell office:value-type="float" office:value="2.765">
            <text:p>2.765</text:p>
          </table:table-cell>
          <table:table-cell office:value-type="float" office:value="17.07">
            <text:p>17.07</text:p>
          </table:table-cell>
          <table:table-cell/>
          <table:table-cell office:value-type="string">
            <text:p>H</text:p>
          </table:table-cell>
          <table:table-cell office:value-type="float" office:value="6.540157693">
            <text:p>6.540157693</text:p>
          </table:table-cell>
          <table:table-cell office:value-type="float" office:value="12.652564011">
            <text:p>12.652564011</text:p>
          </table:table-cell>
          <table:table-cell office:value-type="float" office:value="15.730659023">
            <text:p>15.7306590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7]+1" office:value-type="float" office:value="343">
            <text:p>343</text:p>
          </table:table-cell>
          <table:table-cell table:formula="of:=IF( [.C348]=[.$C$1]; 1; IF( [.C348]=[.$E$1]; 2;3 ))" office:value-type="float" office:value="1">
            <text:p>1</text:p>
          </table:table-cell>
          <table:table-cell office:value-type="float" office:value="-1.095">
            <text:p>-1.095</text:p>
          </table:table-cell>
          <table:table-cell office:value-type="float" office:value="2.195">
            <text:p>2.195</text:p>
          </table:table-cell>
          <table:table-cell office:value-type="float" office:value="15.735">
            <text:p>15.735</text:p>
          </table:table-cell>
          <table:table-cell/>
          <table:table-cell office:value-type="string">
            <text:p>H</text:p>
          </table:table-cell>
          <table:table-cell office:value-type="float" office:value="7.915349788">
            <text:p>7.915349788</text:p>
          </table:table-cell>
          <table:table-cell office:value-type="float" office:value="10.818577565">
            <text:p>10.818577565</text:p>
          </table:table-cell>
          <table:table-cell office:value-type="float" office:value="14.30760727">
            <text:p>14.307607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8]+1" office:value-type="float" office:value="344">
            <text:p>344</text:p>
          </table:table-cell>
          <table:table-cell table:formula="of:=IF( [.C349]=[.$C$1]; 1; IF( [.C349]=[.$E$1]; 2;3 ))" office:value-type="float" office:value="1">
            <text:p>1</text:p>
          </table:table-cell>
          <table:table-cell office:value-type="float" office:value="-1.403">
            <text:p>-1.403</text:p>
          </table:table-cell>
          <table:table-cell office:value-type="float" office:value="3.016">
            <text:p>3.016</text:p>
          </table:table-cell>
          <table:table-cell office:value-type="float" office:value="14.665">
            <text:p>14.665</text:p>
          </table:table-cell>
          <table:table-cell/>
          <table:table-cell office:value-type="string">
            <text:p>H</text:p>
          </table:table-cell>
          <table:table-cell office:value-type="float" office:value="-3.659002498">
            <text:p>-3.659002498</text:p>
          </table:table-cell>
          <table:table-cell office:value-type="float" office:value="5.312488877">
            <text:p>5.312488877</text:p>
          </table:table-cell>
          <table:table-cell office:value-type="float" office:value="14.93067621">
            <text:p>14.930676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49]+1" office:value-type="float" office:value="345">
            <text:p>345</text:p>
          </table:table-cell>
          <table:table-cell table:formula="of:=IF( [.C350]=[.$C$1]; 1; IF( [.C350]=[.$E$1]; 2;3 ))" office:value-type="float" office:value="1">
            <text:p>1</text:p>
          </table:table-cell>
          <table:table-cell office:value-type="float" office:value="-0.703">
            <text:p>-0.703</text:p>
          </table:table-cell>
          <table:table-cell office:value-type="float" office:value="2.844">
            <text:p>2.844</text:p>
          </table:table-cell>
          <table:table-cell office:value-type="float" office:value="13.402">
            <text:p>13.402</text:p>
          </table:table-cell>
          <table:table-cell/>
          <table:table-cell office:value-type="string">
            <text:p>H</text:p>
          </table:table-cell>
          <table:table-cell office:value-type="float" office:value="8.036554977">
            <text:p>8.036554977</text:p>
          </table:table-cell>
          <table:table-cell office:value-type="float" office:value="6.377325621">
            <text:p>6.377325621</text:p>
          </table:table-cell>
          <table:table-cell office:value-type="float" office:value="16.864102518">
            <text:p>16.8641025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0]+1" office:value-type="float" office:value="346">
            <text:p>346</text:p>
          </table:table-cell>
          <table:table-cell table:formula="of:=IF( [.C351]=[.$C$1]; 1; IF( [.C351]=[.$E$1]; 2;3 ))" office:value-type="float" office:value="1">
            <text:p>1</text:p>
          </table:table-cell>
          <table:table-cell office:value-type="float" office:value="0.271">
            <text:p>0.271</text:p>
          </table:table-cell>
          <table:table-cell office:value-type="float" office:value="1.862">
            <text:p>1.862</text:p>
          </table:table-cell>
          <table:table-cell office:value-type="float" office:value="13.268">
            <text:p>13.268</text:p>
          </table:table-cell>
          <table:table-cell/>
          <table:table-cell office:value-type="string">
            <text:p>H</text:p>
          </table:table-cell>
          <table:table-cell office:value-type="float" office:value="4.550544264">
            <text:p>4.550544264</text:p>
          </table:table-cell>
          <table:table-cell office:value-type="float" office:value="7.687391616">
            <text:p>7.687391616</text:p>
          </table:table-cell>
          <table:table-cell office:value-type="float" office:value="14.312773452">
            <text:p>14.3127734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1]+1" office:value-type="float" office:value="347">
            <text:p>347</text:p>
          </table:table-cell>
          <table:table-cell table:formula="of:=IF( [.C352]=[.$C$1]; 1; IF( [.C352]=[.$E$1]; 2;3 ))" office:value-type="float" office:value="1">
            <text:p>1</text:p>
          </table:table-cell>
          <table:table-cell office:value-type="float" office:value="0.593">
            <text:p>0.593</text:p>
          </table:table-cell>
          <table:table-cell office:value-type="float" office:value="1.004">
            <text:p>1.004</text:p>
          </table:table-cell>
          <table:table-cell office:value-type="float" office:value="14.409">
            <text:p>14.409</text:p>
          </table:table-cell>
          <table:table-cell/>
          <table:table-cell office:value-type="string">
            <text:p>H</text:p>
          </table:table-cell>
          <table:table-cell office:value-type="float" office:value="9.668347377">
            <text:p>9.668347377</text:p>
          </table:table-cell>
          <table:table-cell office:value-type="float" office:value="7.719421944">
            <text:p>7.719421944</text:p>
          </table:table-cell>
          <table:table-cell office:value-type="float" office:value="12.006307359">
            <text:p>12.0063073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2]+1" office:value-type="float" office:value="348">
            <text:p>348</text:p>
          </table:table-cell>
          <table:table-cell table:formula="of:=IF( [.C353]=[.$C$1]; 1; IF( [.C353]=[.$E$1]; 2;3 ))" office:value-type="float" office:value="1">
            <text:p>1</text:p>
          </table:table-cell>
          <table:table-cell office:value-type="float" office:value="-0.085">
            <text:p>-0.085</text:p>
          </table:table-cell>
          <table:table-cell office:value-type="float" office:value="1.167">
            <text:p>1.167</text:p>
          </table:table-cell>
          <table:table-cell office:value-type="float" office:value="15.612">
            <text:p>15.612</text:p>
          </table:table-cell>
          <table:table-cell/>
          <table:table-cell office:value-type="string">
            <text:p>H</text:p>
          </table:table-cell>
          <table:table-cell office:value-type="float" office:value="-0.599414038">
            <text:p>-0.599414038</text:p>
          </table:table-cell>
          <table:table-cell office:value-type="float" office:value="6.886670787">
            <text:p>6.886670787</text:p>
          </table:table-cell>
          <table:table-cell office:value-type="float" office:value="16.416431519">
            <text:p>16.4164315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3]+1" office:value-type="float" office:value="349">
            <text:p>349</text:p>
          </table:table-cell>
          <table:table-cell table:formula="of:=IF( [.C354]=[.$C$1]; 1; IF( [.C354]=[.$E$1]; 2;3 ))" office:value-type="float" office:value="1">
            <text:p>1</text:p>
          </table:table-cell>
          <table:table-cell office:value-type="float" office:value="6.328">
            <text:p>6.328</text:p>
          </table:table-cell>
          <table:table-cell office:value-type="float" office:value="6.293">
            <text:p>6.293</text:p>
          </table:table-cell>
          <table:table-cell office:value-type="float" office:value="15.897">
            <text:p>15.897</text:p>
          </table:table-cell>
          <table:table-cell/>
          <table:table-cell office:value-type="string">
            <text:p>H</text:p>
          </table:table-cell>
          <table:table-cell office:value-type="float" office:value="10.110312252">
            <text:p>10.110312252</text:p>
          </table:table-cell>
          <table:table-cell office:value-type="float" office:value="4.902724162">
            <text:p>4.902724162</text:p>
          </table:table-cell>
          <table:table-cell office:value-type="float" office:value="12.295029677">
            <text:p>12.2950296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4]+1" office:value-type="float" office:value="350">
            <text:p>350</text:p>
          </table:table-cell>
          <table:table-cell table:formula="of:=IF( [.C355]=[.$C$1]; 1; IF( [.C355]=[.$E$1]; 2;3 ))" office:value-type="float" office:value="1">
            <text:p>1</text:p>
          </table:table-cell>
          <table:table-cell office:value-type="float" office:value="6.565">
            <text:p>6.565</text:p>
          </table:table-cell>
          <table:table-cell office:value-type="float" office:value="7.497">
            <text:p>7.497</text:p>
          </table:table-cell>
          <table:table-cell office:value-type="float" office:value="16.763">
            <text:p>16.763</text:p>
          </table:table-cell>
          <table:table-cell/>
          <table:table-cell office:value-type="string">
            <text:p>H</text:p>
          </table:table-cell>
          <table:table-cell office:value-type="float" office:value="10.233765584">
            <text:p>10.233765584</text:p>
          </table:table-cell>
          <table:table-cell office:value-type="float" office:value="1.286388281">
            <text:p>1.286388281</text:p>
          </table:table-cell>
          <table:table-cell office:value-type="float" office:value="7.396433979">
            <text:p>7.3964339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5]+1" office:value-type="float" office:value="351">
            <text:p>351</text:p>
          </table:table-cell>
          <table:table-cell table:formula="of:=IF( [.C356]=[.$C$1]; 1; IF( [.C356]=[.$E$1]; 2;3 ))" office:value-type="float" office:value="1">
            <text:p>1</text:p>
          </table:table-cell>
          <table:table-cell office:value-type="float" office:value="6.859">
            <text:p>6.859</text:p>
          </table:table-cell>
          <table:table-cell office:value-type="float" office:value="7.335">
            <text:p>7.335</text:p>
          </table:table-cell>
          <table:table-cell office:value-type="float" office:value="18.115999">
            <text:p>18.115999</text:p>
          </table:table-cell>
          <table:table-cell/>
          <table:table-cell office:value-type="string">
            <text:p>H</text:p>
          </table:table-cell>
          <table:table-cell office:value-type="float" office:value="6.960847821">
            <text:p>6.960847821</text:p>
          </table:table-cell>
          <table:table-cell office:value-type="float" office:value="2.424185001">
            <text:p>2.424185001</text:p>
          </table:table-cell>
          <table:table-cell office:value-type="float" office:value="14.126014834">
            <text:p>14.1260148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6]+1" office:value-type="float" office:value="352">
            <text:p>352</text:p>
          </table:table-cell>
          <table:table-cell table:formula="of:=IF( [.C357]=[.$C$1]; 1; IF( [.C357]=[.$E$1]; 2;3 ))" office:value-type="float" office:value="1">
            <text:p>1</text:p>
          </table:table-cell>
          <table:table-cell office:value-type="float" office:value="7.123">
            <text:p>7.123</text:p>
          </table:table-cell>
          <table:table-cell office:value-type="float" office:value="8.442">
            <text:p>8.442</text:p>
          </table:table-cell>
          <table:table-cell office:value-type="float" office:value="18.922001">
            <text:p>18.922001</text:p>
          </table:table-cell>
          <table:table-cell/>
          <table:table-cell office:value-type="string">
            <text:p>H</text:p>
          </table:table-cell>
          <table:table-cell office:value-type="float" office:value="-1.553471868">
            <text:p>-1.553471868</text:p>
          </table:table-cell>
          <table:table-cell office:value-type="float" office:value="3.139632807">
            <text:p>3.139632807</text:p>
          </table:table-cell>
          <table:table-cell office:value-type="float" office:value="8.360995762">
            <text:p>8.3609957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7]+1" office:value-type="float" office:value="353">
            <text:p>353</text:p>
          </table:table-cell>
          <table:table-cell table:formula="of:=IF( [.C358]=[.$C$1]; 1; IF( [.C358]=[.$E$1]; 2;3 ))" office:value-type="float" office:value="1">
            <text:p>1</text:p>
          </table:table-cell>
          <table:table-cell office:value-type="float" office:value="7.108">
            <text:p>7.108</text:p>
          </table:table-cell>
          <table:table-cell office:value-type="float" office:value="9.711">
            <text:p>9.711</text:p>
          </table:table-cell>
          <table:table-cell office:value-type="float" office:value="18.372999">
            <text:p>18.372999</text:p>
          </table:table-cell>
          <table:table-cell/>
          <table:table-cell office:value-type="string">
            <text:p>H</text:p>
          </table:table-cell>
          <table:table-cell office:value-type="float" office:value="2.320816075">
            <text:p>2.320816075</text:p>
          </table:table-cell>
          <table:table-cell office:value-type="float" office:value="8.345545666">
            <text:p>8.345545666</text:p>
          </table:table-cell>
          <table:table-cell office:value-type="float" office:value="3.103761037">
            <text:p>3.10376103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58]+1" office:value-type="float" office:value="354">
            <text:p>354</text:p>
          </table:table-cell>
          <table:table-cell table:formula="of:=IF( [.C359]=[.$C$1]; 1; IF( [.C359]=[.$E$1]; 2;3 ))" office:value-type="float" office:value="1">
            <text:p>1</text:p>
          </table:table-cell>
          <table:table-cell office:value-type="float" office:value="6.828">
            <text:p>6.828</text:p>
          </table:table-cell>
          <table:table-cell office:value-type="float" office:value="9.883">
            <text:p>9.883</text:p>
          </table:table-cell>
          <table:table-cell office:value-type="float" office:value="17.028">
            <text:p>17.028</text:p>
          </table:table-cell>
          <table:table-cell/>
          <table:table-cell office:value-type="string">
            <text:p>H</text:p>
          </table:table-cell>
          <table:table-cell office:value-type="float" office:value="3.218306035">
            <text:p>3.218306035</text:p>
          </table:table-cell>
          <table:table-cell office:value-type="float" office:value="4.097500025">
            <text:p>4.097500025</text:p>
          </table:table-cell>
          <table:table-cell office:value-type="float" office:value="9.522668443">
            <text:p>9.522668443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359]+1" office:value-type="float" office:value="355">
            <text:p>355</text:p>
          </table:table-cell>
          <table:table-cell table:formula="of:=IF( [.C360]=[.$C$1]; 1; IF( [.C360]=[.$E$1]; 2;3 ))" office:value-type="float" office:value="3">
            <text:p>3</text:p>
          </table:table-cell>
          <table:table-cell office:value-type="float" office:value="7.669">
            <text:p>7.669</text:p>
          </table:table-cell>
          <table:table-cell office:value-type="float" office:value="4.157">
            <text:p>4.157</text:p>
          </table:table-cell>
          <table:table-cell office:value-type="float" office:value="12.287">
            <text:p>12.287</text:p>
          </table:table-cell>
          <table:table-cell/>
          <table:table-cell office:value-type="string">
            <text:p>C</text:p>
          </table:table-cell>
          <table:table-cell office:value-type="float" office:value="4.698578382">
            <text:p>4.698578382</text:p>
          </table:table-cell>
          <table:table-cell office:value-type="float" office:value="7.372844048">
            <text:p>7.372844048</text:p>
          </table:table-cell>
          <table:table-cell office:value-type="float" office:value="4.93708742">
            <text:p>4.93708742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[.D360]+1" office:value-type="float" office:value="356">
            <text:p>356</text:p>
          </table:table-cell>
          <table:table-cell table:formula="of:=IF( [.C361]=[.$C$1]; 1; IF( [.C361]=[.$E$1]; 2;3 ))" office:value-type="float" office:value="3">
            <text:p>3</text:p>
          </table:table-cell>
          <table:table-cell office:value-type="float" office:value="9.806">
            <text:p>9.806</text:p>
          </table:table-cell>
          <table:table-cell office:value-type="float" office:value="3.674">
            <text:p>3.674</text:p>
          </table:table-cell>
          <table:table-cell office:value-type="float" office:value="12.781">
            <text:p>12.781</text:p>
          </table:table-cell>
          <table:table-cell/>
          <table:table-cell office:value-type="string">
            <text:p>C</text:p>
          </table:table-cell>
          <table:table-cell office:value-type="float" office:value="5.560677027">
            <text:p>5.560677027</text:p>
          </table:table-cell>
          <table:table-cell office:value-type="float" office:value="4.693906869">
            <text:p>4.693906869</text:p>
          </table:table-cell>
          <table:table-cell office:value-type="float" office:value="7.531574643">
            <text:p>7.5315746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1]+1" office:value-type="float" office:value="357">
            <text:p>357</text:p>
          </table:table-cell>
          <table:table-cell table:formula="of:=IF( [.C362]=[.$C$1]; 1; IF( [.C362]=[.$E$1]; 2;3 ))" office:value-type="float" office:value="1">
            <text:p>1</text:p>
          </table:table-cell>
          <table:table-cell office:value-type="float" office:value="6.547">
            <text:p>6.547</text:p>
          </table:table-cell>
          <table:table-cell office:value-type="float" office:value="8.784">
            <text:p>8.784</text:p>
          </table:table-cell>
          <table:table-cell office:value-type="float" office:value="16.228001">
            <text:p>16.228001</text:p>
          </table:table-cell>
          <table:table-cell/>
          <table:table-cell office:value-type="string">
            <text:p>C</text:p>
          </table:table-cell>
          <table:table-cell office:value-type="float" office:value="3.904322615">
            <text:p>3.904322615</text:p>
          </table:table-cell>
          <table:table-cell office:value-type="float" office:value="6.530212843">
            <text:p>6.530212843</text:p>
          </table:table-cell>
          <table:table-cell office:value-type="float" office:value="11.458726876">
            <text:p>11.45872687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2]+1" office:value-type="float" office:value="358">
            <text:p>358</text:p>
          </table:table-cell>
          <table:table-cell table:formula="of:=IF( [.C363]=[.$C$1]; 1; IF( [.C363]=[.$E$1]; 2;3 ))" office:value-type="float" office:value="1">
            <text:p>1</text:p>
          </table:table-cell>
          <table:table-cell office:value-type="float" office:value="7.564">
            <text:p>7.564</text:p>
          </table:table-cell>
          <table:table-cell office:value-type="float" office:value="5.766">
            <text:p>5.766</text:p>
          </table:table-cell>
          <table:table-cell office:value-type="float" office:value="15.158">
            <text:p>15.158</text:p>
          </table:table-cell>
          <table:table-cell/>
          <table:table-cell office:value-type="string">
            <text:p>C</text:p>
          </table:table-cell>
          <table:table-cell office:value-type="float" office:value="7.695083748">
            <text:p>7.695083748</text:p>
          </table:table-cell>
          <table:table-cell office:value-type="float" office:value="5.778464349">
            <text:p>5.778464349</text:p>
          </table:table-cell>
          <table:table-cell office:value-type="float" office:value="10.359107961">
            <text:p>10.3591079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3]+1" office:value-type="float" office:value="359">
            <text:p>359</text:p>
          </table:table-cell>
          <table:table-cell table:formula="of:=IF( [.C364]=[.$C$1]; 1; IF( [.C364]=[.$E$1]; 2;3 ))" office:value-type="float" office:value="1">
            <text:p>1</text:p>
          </table:table-cell>
          <table:table-cell office:value-type="float" office:value="7.938">
            <text:p>7.938</text:p>
          </table:table-cell>
          <table:table-cell office:value-type="float" office:value="6.56">
            <text:p>6.56</text:p>
          </table:table-cell>
          <table:table-cell office:value-type="float" office:value="13.909">
            <text:p>13.909</text:p>
          </table:table-cell>
          <table:table-cell/>
          <table:table-cell office:value-type="string">
            <text:p>C</text:p>
          </table:table-cell>
          <table:table-cell office:value-type="float" office:value="6.685236398">
            <text:p>6.685236398</text:p>
          </table:table-cell>
          <table:table-cell office:value-type="float" office:value="8.943735616">
            <text:p>8.943735616</text:p>
          </table:table-cell>
          <table:table-cell office:value-type="float" office:value="12.212291516">
            <text:p>12.2122915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4]+1" office:value-type="float" office:value="360">
            <text:p>360</text:p>
          </table:table-cell>
          <table:table-cell table:formula="of:=IF( [.C365]=[.$C$1]; 1; IF( [.C365]=[.$E$1]; 2;3 ))" office:value-type="float" office:value="1">
            <text:p>1</text:p>
          </table:table-cell>
          <table:table-cell office:value-type="float" office:value="9.103">
            <text:p>9.103</text:p>
          </table:table-cell>
          <table:table-cell office:value-type="float" office:value="5.892">
            <text:p>5.892</text:p>
          </table:table-cell>
          <table:table-cell office:value-type="float" office:value="13.162">
            <text:p>13.162</text:p>
          </table:table-cell>
          <table:table-cell/>
          <table:table-cell office:value-type="string">
            <text:p>C</text:p>
          </table:table-cell>
          <table:table-cell office:value-type="float" office:value="5.461560224">
            <text:p>5.461560224</text:p>
          </table:table-cell>
          <table:table-cell office:value-type="float" office:value="8.605410508">
            <text:p>8.605410508</text:p>
          </table:table-cell>
          <table:table-cell office:value-type="float" office:value="8.519275169">
            <text:p>8.5192751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5]+1" office:value-type="float" office:value="361">
            <text:p>361</text:p>
          </table:table-cell>
          <table:table-cell table:formula="of:=IF( [.C366]=[.$C$1]; 1; IF( [.C366]=[.$E$1]; 2;3 ))" office:value-type="float" office:value="1">
            <text:p>1</text:p>
          </table:table-cell>
          <table:table-cell office:value-type="float" office:value="8.754">
            <text:p>8.754</text:p>
          </table:table-cell>
          <table:table-cell office:value-type="float" office:value="4.5">
            <text:p>4.5</text:p>
          </table:table-cell>
          <table:table-cell office:value-type="float" office:value="12.7">
            <text:p>12.7</text:p>
          </table:table-cell>
          <table:table-cell/>
          <table:table-cell office:value-type="string">
            <text:p>H</text:p>
          </table:table-cell>
          <table:table-cell office:value-type="float" office:value="1.987316786">
            <text:p>1.987316786</text:p>
          </table:table-cell>
          <table:table-cell office:value-type="float" office:value="3.918195536">
            <text:p>3.918195536</text:p>
          </table:table-cell>
          <table:table-cell office:value-type="float" office:value="12.321592715">
            <text:p>12.3215927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66]+1" office:value-type="float" office:value="362">
            <text:p>362</text:p>
          </table:table-cell>
          <table:table-cell table:formula="of:=IF( [.C367]=[.$C$1]; 1; IF( [.C367]=[.$E$1]; 2;3 ))" office:value-type="float" office:value="1">
            <text:p>1</text:p>
          </table:table-cell>
          <table:table-cell office:value-type="float" office:value="9.562">
            <text:p>9.562</text:p>
          </table:table-cell>
          <table:table-cell office:value-type="float" office:value="2.29">
            <text:p>2.29</text:p>
          </table:table-cell>
          <table:table-cell office:value-type="float" office:value="12.399">
            <text:p>12.399</text:p>
          </table:table-cell>
          <table:table-cell/>
          <table:table-cell office:value-type="string">
            <text:p>H</text:p>
          </table:table-cell>
          <table:table-cell office:value-type="float" office:value="9.36707018">
            <text:p>9.36707018</text:p>
          </table:table-cell>
          <table:table-cell office:value-type="float" office:value="10.443275749">
            <text:p>10.443275749</text:p>
          </table:table-cell>
          <table:table-cell office:value-type="float" office:value="11.896988987">
            <text:p>11.89698898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67]+1" office:value-type="float" office:value="363">
            <text:p>363</text:p>
          </table:table-cell>
          <table:table-cell table:formula="of:=IF( [.C368]=[.$C$1]; 1; IF( [.C368]=[.$E$1]; 2;3 ))" office:value-type="float" office:value="2">
            <text:p>2</text:p>
          </table:table-cell>
          <table:table-cell office:value-type="float" office:value="6.871">
            <text:p>6.871</text:p>
          </table:table-cell>
          <table:table-cell office:value-type="float" office:value="6.386">
            <text:p>6.386</text:p>
          </table:table-cell>
          <table:table-cell office:value-type="float" office:value="18.488001">
            <text:p>18.488001</text:p>
          </table:table-cell>
          <table:table-cell/>
          <table:table-cell office:value-type="string">
            <text:p>H</text:p>
          </table:table-cell>
          <table:table-cell office:value-type="float" office:value="7.865591358">
            <text:p>7.865591358</text:p>
          </table:table-cell>
          <table:table-cell office:value-type="float" office:value="6.977679444">
            <text:p>6.977679444</text:p>
          </table:table-cell>
          <table:table-cell office:value-type="float" office:value="7.563928511">
            <text:p>7.56392851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68]+1" office:value-type="float" office:value="364">
            <text:p>364</text:p>
          </table:table-cell>
          <table:table-cell table:formula="of:=IF( [.C369]=[.$C$1]; 1; IF( [.C369]=[.$E$1]; 2;3 ))" office:value-type="float" office:value="2">
            <text:p>2</text:p>
          </table:table-cell>
          <table:table-cell office:value-type="float" office:value="7.376">
            <text:p>7.376</text:p>
          </table:table-cell>
          <table:table-cell office:value-type="float" office:value="8.292">
            <text:p>8.292</text:p>
          </table:table-cell>
          <table:table-cell office:value-type="float" office:value="19.903999">
            <text:p>19.903999</text:p>
          </table:table-cell>
          <table:table-cell/>
          <table:table-cell office:value-type="string">
            <text:p>H</text:p>
          </table:table-cell>
          <table:table-cell office:value-type="float" office:value="7.750620694">
            <text:p>7.750620694</text:p>
          </table:table-cell>
          <table:table-cell office:value-type="float" office:value="7.430632567">
            <text:p>7.430632567</text:p>
          </table:table-cell>
          <table:table-cell office:value-type="float" office:value="5.112014648">
            <text:p>5.11201464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69]+1" office:value-type="float" office:value="365">
            <text:p>365</text:p>
          </table:table-cell>
          <table:table-cell table:formula="of:=IF( [.C370]=[.$C$1]; 1; IF( [.C370]=[.$E$1]; 2;3 ))" office:value-type="float" office:value="2">
            <text:p>2</text:p>
          </table:table-cell>
          <table:table-cell office:value-type="float" office:value="7.35">
            <text:p>7.35</text:p>
          </table:table-cell>
          <table:table-cell office:value-type="float" office:value="10.504">
            <text:p>10.504</text:p>
          </table:table-cell>
          <table:table-cell office:value-type="float" office:value="18.948">
            <text:p>18.948</text:p>
          </table:table-cell>
          <table:table-cell/>
          <table:table-cell office:value-type="string">
            <text:p>H</text:p>
          </table:table-cell>
          <table:table-cell office:value-type="float" office:value="5.391393743">
            <text:p>5.391393743</text:p>
          </table:table-cell>
          <table:table-cell office:value-type="float" office:value="10.995560417">
            <text:p>10.995560417</text:p>
          </table:table-cell>
          <table:table-cell office:value-type="float" office:value="13.994517214">
            <text:p>13.99451721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0]+1" office:value-type="float" office:value="366">
            <text:p>366</text:p>
          </table:table-cell>
          <table:table-cell table:formula="of:=IF( [.C371]=[.$C$1]; 1; IF( [.C371]=[.$E$1]; 2;3 ))" office:value-type="float" office:value="2">
            <text:p>2</text:p>
          </table:table-cell>
          <table:table-cell office:value-type="float" office:value="6.774">
            <text:p>6.774</text:p>
          </table:table-cell>
          <table:table-cell office:value-type="float" office:value="10.784">
            <text:p>10.784</text:p>
          </table:table-cell>
          <table:table-cell office:value-type="float" office:value="16.604">
            <text:p>16.604</text:p>
          </table:table-cell>
          <table:table-cell/>
          <table:table-cell office:value-type="string">
            <text:p>H</text:p>
          </table:table-cell>
          <table:table-cell office:value-type="float" office:value="6.161396787">
            <text:p>6.161396787</text:p>
          </table:table-cell>
          <table:table-cell office:value-type="float" office:value="11.515206986">
            <text:p>11.515206986</text:p>
          </table:table-cell>
          <table:table-cell office:value-type="float" office:value="7.75618325">
            <text:p>7.7561832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1]+1" office:value-type="float" office:value="367">
            <text:p>367</text:p>
          </table:table-cell>
          <table:table-cell table:formula="of:=IF( [.C372]=[.$C$1]; 1; IF( [.C372]=[.$E$1]; 2;3 ))" office:value-type="float" office:value="2">
            <text:p>2</text:p>
          </table:table-cell>
          <table:table-cell office:value-type="float" office:value="6.298">
            <text:p>6.298</text:p>
          </table:table-cell>
          <table:table-cell office:value-type="float" office:value="9.011">
            <text:p>9.011</text:p>
          </table:table-cell>
          <table:table-cell office:value-type="float" office:value="15.253">
            <text:p>15.253</text:p>
          </table:table-cell>
          <table:table-cell/>
          <table:table-cell office:value-type="string">
            <text:p>C</text:p>
          </table:table-cell>
          <table:table-cell office:value-type="float" office:value="2.618443216">
            <text:p>2.618443216</text:p>
          </table:table-cell>
          <table:table-cell office:value-type="float" office:value="10.065490061">
            <text:p>10.065490061</text:p>
          </table:table-cell>
          <table:table-cell office:value-type="float" office:value="13.423000396">
            <text:p>13.42300039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2]+1" office:value-type="float" office:value="368">
            <text:p>368</text:p>
          </table:table-cell>
          <table:table-cell table:formula="of:=IF( [.C373]=[.$C$1]; 1; IF( [.C373]=[.$E$1]; 2;3 ))" office:value-type="float" office:value="2">
            <text:p>2</text:p>
          </table:table-cell>
          <table:table-cell office:value-type="float" office:value="7.378">
            <text:p>7.378</text:p>
          </table:table-cell>
          <table:table-cell office:value-type="float" office:value="4.812">
            <text:p>4.812</text:p>
          </table:table-cell>
          <table:table-cell office:value-type="float" office:value="14.891">
            <text:p>14.891</text:p>
          </table:table-cell>
          <table:table-cell/>
          <table:table-cell office:value-type="string">
            <text:p>C</text:p>
          </table:table-cell>
          <table:table-cell office:value-type="float" office:value="4.32396063">
            <text:p>4.32396063</text:p>
          </table:table-cell>
          <table:table-cell office:value-type="float" office:value="11.653342977">
            <text:p>11.653342977</text:p>
          </table:table-cell>
          <table:table-cell office:value-type="float" office:value="10.4201236">
            <text:p>10.420123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3]+1" office:value-type="float" office:value="369">
            <text:p>369</text:p>
          </table:table-cell>
          <table:table-cell table:formula="of:=IF( [.C374]=[.$C$1]; 1; IF( [.C374]=[.$E$1]; 2;3 ))" office:value-type="float" office:value="2">
            <text:p>2</text:p>
          </table:table-cell>
          <table:table-cell office:value-type="float" office:value="8.394">
            <text:p>8.394</text:p>
          </table:table-cell>
          <table:table-cell office:value-type="float" office:value="5.754">
            <text:p>5.754</text:p>
          </table:table-cell>
          <table:table-cell office:value-type="float" office:value="15.857">
            <text:p>15.857</text:p>
          </table:table-cell>
          <table:table-cell/>
          <table:table-cell office:value-type="string">
            <text:p>C</text:p>
          </table:table-cell>
          <table:table-cell office:value-type="float" office:value="3.927570563">
            <text:p>3.927570563</text:p>
          </table:table-cell>
          <table:table-cell office:value-type="float" office:value="13.439888026">
            <text:p>13.439888026</text:p>
          </table:table-cell>
          <table:table-cell office:value-type="float" office:value="6.584049793">
            <text:p>6.58404979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4]+1" office:value-type="float" office:value="370">
            <text:p>370</text:p>
          </table:table-cell>
          <table:table-cell table:formula="of:=IF( [.C375]=[.$C$1]; 1; IF( [.C375]=[.$E$1]; 2;3 ))" office:value-type="float" office:value="2">
            <text:p>2</text:p>
          </table:table-cell>
          <table:table-cell office:value-type="float" office:value="7.126">
            <text:p>7.126</text:p>
          </table:table-cell>
          <table:table-cell office:value-type="float" office:value="6.614">
            <text:p>6.614</text:p>
          </table:table-cell>
          <table:table-cell office:value-type="float" office:value="13.229">
            <text:p>13.229</text:p>
          </table:table-cell>
          <table:table-cell/>
          <table:table-cell office:value-type="string">
            <text:p>C</text:p>
          </table:table-cell>
          <table:table-cell office:value-type="float" office:value="1.913833001">
            <text:p>1.913833001</text:p>
          </table:table-cell>
          <table:table-cell office:value-type="float" office:value="10.484511902">
            <text:p>10.484511902</text:p>
          </table:table-cell>
          <table:table-cell office:value-type="float" office:value="7.822092661">
            <text:p>7.82209266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5]+1" office:value-type="float" office:value="371">
            <text:p>371</text:p>
          </table:table-cell>
          <table:table-cell table:formula="of:=IF( [.C376]=[.$C$1]; 1; IF( [.C376]=[.$E$1]; 2;3 ))" office:value-type="float" office:value="2">
            <text:p>2</text:p>
          </table:table-cell>
          <table:table-cell office:value-type="float" office:value="8.188">
            <text:p>8.188</text:p>
          </table:table-cell>
          <table:table-cell office:value-type="float" office:value="7.51">
            <text:p>7.51</text:p>
          </table:table-cell>
          <table:table-cell office:value-type="float" office:value="14.184">
            <text:p>14.184</text:p>
          </table:table-cell>
          <table:table-cell/>
          <table:table-cell office:value-type="string">
            <text:p>C</text:p>
          </table:table-cell>
          <table:table-cell office:value-type="float" office:value="2.274221073">
            <text:p>2.274221073</text:p>
          </table:table-cell>
          <table:table-cell office:value-type="float" office:value="6.628190066">
            <text:p>6.628190066</text:p>
          </table:table-cell>
          <table:table-cell office:value-type="float" office:value="8.045952705">
            <text:p>8.04595270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6]+1" office:value-type="float" office:value="372">
            <text:p>372</text:p>
          </table:table-cell>
          <table:table-cell table:formula="of:=IF( [.C377]=[.$C$1]; 1; IF( [.C377]=[.$E$1]; 2;3 ))" office:value-type="float" office:value="2">
            <text:p>2</text:p>
          </table:table-cell>
          <table:table-cell office:value-type="float" office:value="9.903">
            <text:p>9.903</text:p>
          </table:table-cell>
          <table:table-cell office:value-type="float" office:value="5.837">
            <text:p>5.837</text:p>
          </table:table-cell>
          <table:table-cell office:value-type="float" office:value="13.739">
            <text:p>13.739</text:p>
          </table:table-cell>
          <table:table-cell/>
          <table:table-cell office:value-type="string">
            <text:p>C</text:p>
          </table:table-cell>
          <table:table-cell office:value-type="float" office:value="0.655741633">
            <text:p>0.655741633</text:p>
          </table:table-cell>
          <table:table-cell office:value-type="float" office:value="8.676078372">
            <text:p>8.676078372</text:p>
          </table:table-cell>
          <table:table-cell office:value-type="float" office:value="10.768612553">
            <text:p>10.76861255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7]+1" office:value-type="float" office:value="373">
            <text:p>373</text:p>
          </table:table-cell>
          <table:table-cell table:formula="of:=IF( [.C378]=[.$C$1]; 1; IF( [.C378]=[.$E$1]; 2;3 ))" office:value-type="float" office:value="2">
            <text:p>2</text:p>
          </table:table-cell>
          <table:table-cell office:value-type="float" office:value="9.362">
            <text:p>9.362</text:p>
          </table:table-cell>
          <table:table-cell office:value-type="float" office:value="6.394">
            <text:p>6.394</text:p>
          </table:table-cell>
          <table:table-cell office:value-type="float" office:value="12.313">
            <text:p>12.313</text:p>
          </table:table-cell>
          <table:table-cell/>
          <table:table-cell office:value-type="string">
            <text:p>H</text:p>
          </table:table-cell>
          <table:table-cell office:value-type="float" office:value="3.967507948">
            <text:p>3.967507948</text:p>
          </table:table-cell>
          <table:table-cell office:value-type="float" office:value="13.054224811">
            <text:p>13.054224811</text:p>
          </table:table-cell>
          <table:table-cell office:value-type="float" office:value="3.439085051">
            <text:p>3.43908505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8]+1" office:value-type="float" office:value="374">
            <text:p>374</text:p>
          </table:table-cell>
          <table:table-cell table:formula="of:=IF( [.C379]=[.$C$1]; 1; IF( [.C379]=[.$E$1]; 2;3 ))" office:value-type="float" office:value="2">
            <text:p>2</text:p>
          </table:table-cell>
          <table:table-cell office:value-type="float" office:value="9.113">
            <text:p>9.113</text:p>
          </table:table-cell>
          <table:table-cell office:value-type="float" office:value="2.247">
            <text:p>2.247</text:p>
          </table:table-cell>
          <table:table-cell office:value-type="float" office:value="11.551">
            <text:p>11.551</text:p>
          </table:table-cell>
          <table:table-cell/>
          <table:table-cell office:value-type="string">
            <text:p>H</text:p>
          </table:table-cell>
          <table:table-cell office:value-type="float" office:value="-0.338864738">
            <text:p>-0.338864738</text:p>
          </table:table-cell>
          <table:table-cell office:value-type="float" office:value="8.216165577">
            <text:p>8.216165577</text:p>
          </table:table-cell>
          <table:table-cell office:value-type="float" office:value="7.654801324">
            <text:p>7.65480132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79]+1" office:value-type="float" office:value="375">
            <text:p>375</text:p>
          </table:table-cell>
          <table:table-cell table:formula="of:=IF( [.C380]=[.$C$1]; 1; IF( [.C380]=[.$E$1]; 2;3 ))" office:value-type="float" office:value="2">
            <text:p>2</text:p>
          </table:table-cell>
          <table:table-cell office:value-type="float" office:value="8.928">
            <text:p>8.928</text:p>
          </table:table-cell>
          <table:table-cell office:value-type="float" office:value="1.865">
            <text:p>1.865</text:p>
          </table:table-cell>
          <table:table-cell office:value-type="float" office:value="13.145">
            <text:p>13.145</text:p>
          </table:table-cell>
          <table:table-cell/>
          <table:table-cell office:value-type="string">
            <text:p>H</text:p>
          </table:table-cell>
          <table:table-cell office:value-type="float" office:value="0.597820861">
            <text:p>0.597820861</text:p>
          </table:table-cell>
          <table:table-cell office:value-type="float" office:value="4.193213172">
            <text:p>4.193213172</text:p>
          </table:table-cell>
          <table:table-cell office:value-type="float" office:value="9.022043955">
            <text:p>9.02204395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80]+1" office:value-type="float" office:value="376">
            <text:p>376</text:p>
          </table:table-cell>
          <table:table-cell table:formula="of:=IF( [.C381]=[.$C$1]; 1; IF( [.C381]=[.$E$1]; 2;3 ))" office:value-type="float" office:value="2">
            <text:p>2</text:p>
          </table:table-cell>
          <table:table-cell office:value-type="float" office:value="10.52">
            <text:p>10.52</text:p>
          </table:table-cell>
          <table:table-cell office:value-type="float" office:value="1.891">
            <text:p>1.891</text:p>
          </table:table-cell>
          <table:table-cell office:value-type="float" office:value="12.344">
            <text:p>12.344</text:p>
          </table:table-cell>
          <table:table-cell/>
          <table:table-cell office:value-type="string">
            <text:p>H</text:p>
          </table:table-cell>
          <table:table-cell office:value-type="float" office:value="0.163758175">
            <text:p>0.163758175</text:p>
          </table:table-cell>
          <table:table-cell office:value-type="float" office:value="8.944155217">
            <text:p>8.944155217</text:p>
          </table:table-cell>
          <table:table-cell office:value-type="float" office:value="14.858800361">
            <text:p>14.8588003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1]+1" office:value-type="float" office:value="377">
            <text:p>377</text:p>
          </table:table-cell>
          <table:table-cell table:formula="of:=IF( [.C382]=[.$C$1]; 1; IF( [.C382]=[.$E$1]; 2;3 ))" office:value-type="float" office:value="1">
            <text:p>1</text:p>
          </table:table-cell>
          <table:table-cell office:value-type="float" office:value="14.222">
            <text:p>14.222</text:p>
          </table:table-cell>
          <table:table-cell office:value-type="float" office:value="14.854">
            <text:p>14.854</text:p>
          </table:table-cell>
          <table:table-cell office:value-type="float" office:value="2.633">
            <text:p>2.633</text:p>
          </table:table-cell>
          <table:table-cell/>
          <table:table-cell office:value-type="string">
            <text:p>H</text:p>
          </table:table-cell>
          <table:table-cell office:value-type="float" office:value="0.876082004">
            <text:p>0.876082004</text:p>
          </table:table-cell>
          <table:table-cell office:value-type="float" office:value="0.047811557">
            <text:p>0.047811557</text:p>
          </table:table-cell>
          <table:table-cell office:value-type="float" office:value="3.698955227">
            <text:p>3.6989552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2]+1" office:value-type="float" office:value="378">
            <text:p>378</text:p>
          </table:table-cell>
          <table:table-cell table:formula="of:=IF( [.C383]=[.$C$1]; 1; IF( [.C383]=[.$E$1]; 2;3 ))" office:value-type="float" office:value="1">
            <text:p>1</text:p>
          </table:table-cell>
          <table:table-cell office:value-type="float" office:value="14.113">
            <text:p>14.113</text:p>
          </table:table-cell>
          <table:table-cell office:value-type="float" office:value="12.806">
            <text:p>12.806</text:p>
          </table:table-cell>
          <table:table-cell office:value-type="float" office:value="0.24">
            <text:p>0.24</text:p>
          </table:table-cell>
          <table:table-cell/>
          <table:table-cell office:value-type="string">
            <text:p>H</text:p>
          </table:table-cell>
          <table:table-cell office:value-type="float" office:value="2.503722007">
            <text:p>2.503722007</text:p>
          </table:table-cell>
          <table:table-cell office:value-type="float" office:value="12.033377304">
            <text:p>12.033377304</text:p>
          </table:table-cell>
          <table:table-cell office:value-type="float" office:value="1.113514188">
            <text:p>1.1135141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3]+1" office:value-type="float" office:value="379">
            <text:p>379</text:p>
          </table:table-cell>
          <table:table-cell table:formula="of:=IF( [.C384]=[.$C$1]; 1; IF( [.C384]=[.$E$1]; 2;3 ))" office:value-type="float" office:value="1">
            <text:p>1</text:p>
          </table:table-cell>
          <table:table-cell office:value-type="float" office:value="13.192">
            <text:p>13.192</text:p>
          </table:table-cell>
          <table:table-cell office:value-type="float" office:value="15.142">
            <text:p>15.142</text:p>
          </table:table-cell>
          <table:table-cell office:value-type="float" office:value="1.262">
            <text:p>1.262</text:p>
          </table:table-cell>
          <table:table-cell/>
          <table:table-cell office:value-type="string">
            <text:p>C</text:p>
          </table:table-cell>
          <table:table-cell office:value-type="float" office:value="-1.318858595">
            <text:p>-1.318858595</text:p>
          </table:table-cell>
          <table:table-cell office:value-type="float" office:value="14.860158273">
            <text:p>14.860158273</text:p>
          </table:table-cell>
          <table:table-cell office:value-type="float" office:value="4.877291084">
            <text:p>4.8772910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4]+1" office:value-type="float" office:value="380">
            <text:p>380</text:p>
          </table:table-cell>
          <table:table-cell table:formula="of:=IF( [.C385]=[.$C$1]; 1; IF( [.C385]=[.$E$1]; 2;3 ))" office:value-type="float" office:value="1">
            <text:p>1</text:p>
          </table:table-cell>
          <table:table-cell office:value-type="float" office:value="13.144">
            <text:p>13.144</text:p>
          </table:table-cell>
          <table:table-cell office:value-type="float" office:value="14.252">
            <text:p>14.252</text:p>
          </table:table-cell>
          <table:table-cell office:value-type="float" office:value="0.207">
            <text:p>0.207</text:p>
          </table:table-cell>
          <table:table-cell/>
          <table:table-cell office:value-type="string">
            <text:p>C</text:p>
          </table:table-cell>
          <table:table-cell office:value-type="float" office:value="0.294115734">
            <text:p>0.294115734</text:p>
          </table:table-cell>
          <table:table-cell office:value-type="float" office:value="14.182243501">
            <text:p>14.182243501</text:p>
          </table:table-cell>
          <table:table-cell office:value-type="float" office:value="1.593171766">
            <text:p>1.5931717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5]+1" office:value-type="float" office:value="381">
            <text:p>381</text:p>
          </table:table-cell>
          <table:table-cell table:formula="of:=IF( [.C386]=[.$C$1]; 1; IF( [.C386]=[.$E$1]; 2;3 ))" office:value-type="float" office:value="1">
            <text:p>1</text:p>
          </table:table-cell>
          <table:table-cell office:value-type="float" office:value="12.33">
            <text:p>12.33</text:p>
          </table:table-cell>
          <table:table-cell office:value-type="float" office:value="14.493">
            <text:p>14.493</text:p>
          </table:table-cell>
          <table:table-cell office:value-type="float" office:value="-0.883">
            <text:p>-0.883</text:p>
          </table:table-cell>
          <table:table-cell/>
          <table:table-cell office:value-type="string">
            <text:p>C</text:p>
          </table:table-cell>
          <table:table-cell office:value-type="float" office:value="6.674739177">
            <text:p>6.674739177</text:p>
          </table:table-cell>
          <table:table-cell office:value-type="float" office:value="15.301673584">
            <text:p>15.301673584</text:p>
          </table:table-cell>
          <table:table-cell office:value-type="float" office:value="17.362148367">
            <text:p>17.3621483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6]+1" office:value-type="float" office:value="382">
            <text:p>382</text:p>
          </table:table-cell>
          <table:table-cell table:formula="of:=IF( [.C387]=[.$C$1]; 1; IF( [.C387]=[.$E$1]; 2;3 ))" office:value-type="float" office:value="1">
            <text:p>1</text:p>
          </table:table-cell>
          <table:table-cell office:value-type="float" office:value="11.569">
            <text:p>11.569</text:p>
          </table:table-cell>
          <table:table-cell office:value-type="float" office:value="15.652">
            <text:p>15.652</text:p>
          </table:table-cell>
          <table:table-cell office:value-type="float" office:value="-0.92">
            <text:p>-0.92</text:p>
          </table:table-cell>
          <table:table-cell/>
          <table:table-cell office:value-type="string">
            <text:p>C</text:p>
          </table:table-cell>
          <table:table-cell office:value-type="float" office:value="2.785887505">
            <text:p>2.785887505</text:p>
          </table:table-cell>
          <table:table-cell office:value-type="float" office:value="14.867650518">
            <text:p>14.867650518</text:p>
          </table:table-cell>
          <table:table-cell office:value-type="float" office:value="17.527034261">
            <text:p>17.5270342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7]+1" office:value-type="float" office:value="383">
            <text:p>383</text:p>
          </table:table-cell>
          <table:table-cell table:formula="of:=IF( [.C388]=[.$C$1]; 1; IF( [.C388]=[.$E$1]; 2;3 ))" office:value-type="float" office:value="1">
            <text:p>1</text:p>
          </table:table-cell>
          <table:table-cell office:value-type="float" office:value="11.626">
            <text:p>11.626</text:p>
          </table:table-cell>
          <table:table-cell office:value-type="float" office:value="16.552">
            <text:p>16.552</text:p>
          </table:table-cell>
          <table:table-cell office:value-type="float" office:value="0.135">
            <text:p>0.135</text:p>
          </table:table-cell>
          <table:table-cell/>
          <table:table-cell office:value-type="string">
            <text:p>C</text:p>
          </table:table-cell>
          <table:table-cell office:value-type="float" office:value="4.61393224">
            <text:p>4.61393224</text:p>
          </table:table-cell>
          <table:table-cell office:value-type="float" office:value="1.23520048">
            <text:p>1.23520048</text:p>
          </table:table-cell>
          <table:table-cell office:value-type="float" office:value="15.751875568">
            <text:p>15.7518755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88]+1" office:value-type="float" office:value="384">
            <text:p>384</text:p>
          </table:table-cell>
          <table:table-cell table:formula="of:=IF( [.C389]=[.$C$1]; 1; IF( [.C389]=[.$E$1]; 2;3 ))" office:value-type="float" office:value="1">
            <text:p>1</text:p>
          </table:table-cell>
          <table:table-cell office:value-type="float" office:value="12.426">
            <text:p>12.426</text:p>
          </table:table-cell>
          <table:table-cell office:value-type="float" office:value="16.294001">
            <text:p>16.294001</text:p>
          </table:table-cell>
          <table:table-cell office:value-type="float" office:value="1.232">
            <text:p>1.232</text:p>
          </table:table-cell>
          <table:table-cell/>
          <table:table-cell office:value-type="string">
            <text:p>C</text:p>
          </table:table-cell>
          <table:table-cell office:value-type="float" office:value="12.244595208">
            <text:p>12.244595208</text:p>
          </table:table-cell>
          <table:table-cell office:value-type="float" office:value="0.999256019">
            <text:p>0.999256019</text:p>
          </table:table-cell>
          <table:table-cell office:value-type="float" office:value="1.861700197">
            <text:p>1.86170019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89]+1" office:value-type="float" office:value="385">
            <text:p>385</text:p>
          </table:table-cell>
          <table:table-cell table:formula="of:=IF( [.C390]=[.$C$1]; 1; IF( [.C390]=[.$E$1]; 2;3 ))" office:value-type="float" office:value="2">
            <text:p>2</text:p>
          </table:table-cell>
          <table:table-cell office:value-type="float" office:value="12.321">
            <text:p>12.321</text:p>
          </table:table-cell>
          <table:table-cell office:value-type="float" office:value="13.911">
            <text:p>13.911</text:p>
          </table:table-cell>
          <table:table-cell office:value-type="float" office:value="-1.667">
            <text:p>-1.667</text:p>
          </table:table-cell>
          <table:table-cell/>
          <table:table-cell office:value-type="string">
            <text:p>H</text:p>
          </table:table-cell>
          <table:table-cell office:value-type="float" office:value="9.826332696">
            <text:p>9.826332696</text:p>
          </table:table-cell>
          <table:table-cell office:value-type="float" office:value="12.312906335">
            <text:p>12.312906335</text:p>
          </table:table-cell>
          <table:table-cell office:value-type="float" office:value="13.762310209">
            <text:p>13.76231020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90]+1" office:value-type="float" office:value="386">
            <text:p>386</text:p>
          </table:table-cell>
          <table:table-cell table:formula="of:=IF( [.C391]=[.$C$1]; 1; IF( [.C391]=[.$E$1]; 2;3 ))" office:value-type="float" office:value="2">
            <text:p>2</text:p>
          </table:table-cell>
          <table:table-cell office:value-type="float" office:value="11.052">
            <text:p>11.052</text:p>
          </table:table-cell>
          <table:table-cell office:value-type="float" office:value="15.842">
            <text:p>15.842</text:p>
          </table:table-cell>
          <table:table-cell office:value-type="float" office:value="-1.724">
            <text:p>-1.724</text:p>
          </table:table-cell>
          <table:table-cell/>
          <table:table-cell office:value-type="string">
            <text:p>H</text:p>
          </table:table-cell>
          <table:table-cell office:value-type="float" office:value="1.76866662">
            <text:p>1.76866662</text:p>
          </table:table-cell>
          <table:table-cell office:value-type="float" office:value="1.113245926">
            <text:p>1.113245926</text:p>
          </table:table-cell>
          <table:table-cell office:value-type="float" office:value="16.815741268">
            <text:p>16.81574126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91]+1" office:value-type="float" office:value="387">
            <text:p>387</text:p>
          </table:table-cell>
          <table:table-cell table:formula="of:=IF( [.C392]=[.$C$1]; 1; IF( [.C392]=[.$E$1]; 2;3 ))" office:value-type="float" office:value="2">
            <text:p>2</text:p>
          </table:table-cell>
          <table:table-cell office:value-type="float" office:value="11.064">
            <text:p>11.064</text:p>
          </table:table-cell>
          <table:table-cell office:value-type="float" office:value="17.464001">
            <text:p>17.464001</text:p>
          </table:table-cell>
          <table:table-cell office:value-type="float" office:value="0.077">
            <text:p>0.077</text:p>
          </table:table-cell>
          <table:table-cell/>
          <table:table-cell office:value-type="string">
            <text:p>H</text:p>
          </table:table-cell>
          <table:table-cell office:value-type="float" office:value="6.509099121">
            <text:p>6.509099121</text:p>
          </table:table-cell>
          <table:table-cell office:value-type="float" office:value="16.288612327">
            <text:p>16.288612327</text:p>
          </table:table-cell>
          <table:table-cell office:value-type="float" office:value="1.70382452">
            <text:p>1.7038245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392]+1" office:value-type="float" office:value="388">
            <text:p>388</text:p>
          </table:table-cell>
          <table:table-cell table:formula="of:=IF( [.C393]=[.$C$1]; 1; IF( [.C393]=[.$E$1]; 2;3 ))" office:value-type="float" office:value="2">
            <text:p>2</text:p>
          </table:table-cell>
          <table:table-cell office:value-type="float" office:value="12.497">
            <text:p>12.497</text:p>
          </table:table-cell>
          <table:table-cell office:value-type="float" office:value="16.972">
            <text:p>16.972</text:p>
          </table:table-cell>
          <table:table-cell office:value-type="float" office:value="2.022">
            <text:p>2.022</text:p>
          </table:table-cell>
          <table:table-cell/>
          <table:table-cell office:value-type="string">
            <text:p>H</text:p>
          </table:table-cell>
          <table:table-cell office:value-type="float" office:value="10.312394386">
            <text:p>10.312394386</text:p>
          </table:table-cell>
          <table:table-cell office:value-type="float" office:value="3.454327695">
            <text:p>3.454327695</text:p>
          </table:table-cell>
          <table:table-cell office:value-type="float" office:value="1.738731135">
            <text:p>1.7387311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3]+1" office:value-type="float" office:value="389">
            <text:p>389</text:p>
          </table:table-cell>
          <table:table-cell table:formula="of:=IF( [.C394]=[.$C$1]; 1; IF( [.C394]=[.$E$1]; 2;3 ))" office:value-type="float" office:value="1">
            <text:p>1</text:p>
          </table:table-cell>
          <table:table-cell office:value-type="float" office:value="-5.496">
            <text:p>-5.496</text:p>
          </table:table-cell>
          <table:table-cell office:value-type="float" office:value="1.78">
            <text:p>1.78</text:p>
          </table:table-cell>
          <table:table-cell office:value-type="float" office:value="15.769">
            <text:p>15.769</text:p>
          </table:table-cell>
          <table:table-cell/>
          <table:table-cell office:value-type="string">
            <text:p>H</text:p>
          </table:table-cell>
          <table:table-cell office:value-type="float" office:value="8.028053553">
            <text:p>8.028053553</text:p>
          </table:table-cell>
          <table:table-cell office:value-type="float" office:value="0.883259322">
            <text:p>0.883259322</text:p>
          </table:table-cell>
          <table:table-cell office:value-type="float" office:value="15.82190811">
            <text:p>15.821908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4]+1" office:value-type="float" office:value="390">
            <text:p>390</text:p>
          </table:table-cell>
          <table:table-cell table:formula="of:=IF( [.C395]=[.$C$1]; 1; IF( [.C395]=[.$E$1]; 2;3 ))" office:value-type="float" office:value="1">
            <text:p>1</text:p>
          </table:table-cell>
          <table:table-cell office:value-type="float" office:value="-5.387">
            <text:p>-5.387</text:p>
          </table:table-cell>
          <table:table-cell office:value-type="float" office:value="3.828">
            <text:p>3.828</text:p>
          </table:table-cell>
          <table:table-cell office:value-type="float" office:value="18.162001">
            <text:p>18.162001</text:p>
          </table:table-cell>
          <table:table-cell/>
          <table:table-cell office:value-type="string">
            <text:p>H</text:p>
          </table:table-cell>
          <table:table-cell office:value-type="float" office:value="3.961540334">
            <text:p>3.961540334</text:p>
          </table:table-cell>
          <table:table-cell office:value-type="float" office:value="3.539960187">
            <text:p>3.539960187</text:p>
          </table:table-cell>
          <table:table-cell office:value-type="float" office:value="17.648055208">
            <text:p>17.6480552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5]+1" office:value-type="float" office:value="391">
            <text:p>391</text:p>
          </table:table-cell>
          <table:table-cell table:formula="of:=IF( [.C396]=[.$C$1]; 1; IF( [.C396]=[.$E$1]; 2;3 ))" office:value-type="float" office:value="1">
            <text:p>1</text:p>
          </table:table-cell>
          <table:table-cell office:value-type="float" office:value="-4.466">
            <text:p>-4.466</text:p>
          </table:table-cell>
          <table:table-cell office:value-type="float" office:value="1.492">
            <text:p>1.492</text:p>
          </table:table-cell>
          <table:table-cell office:value-type="float" office:value="17.139999">
            <text:p>17.139999</text:p>
          </table:table-cell>
          <table:table-cell/>
          <table:table-cell office:value-type="string">
            <text:p>C</text:p>
          </table:table-cell>
          <table:table-cell office:value-type="float" office:value="-3.568016868">
            <text:p>-3.568016868</text:p>
          </table:table-cell>
          <table:table-cell office:value-type="float" office:value="2.282873567">
            <text:p>2.282873567</text:p>
          </table:table-cell>
          <table:table-cell office:value-type="float" office:value="14.047877193">
            <text:p>14.0478771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6]+1" office:value-type="float" office:value="392">
            <text:p>392</text:p>
          </table:table-cell>
          <table:table-cell table:formula="of:=IF( [.C397]=[.$C$1]; 1; IF( [.C397]=[.$E$1]; 2;3 ))" office:value-type="float" office:value="1">
            <text:p>1</text:p>
          </table:table-cell>
          <table:table-cell office:value-type="float" office:value="-4.418">
            <text:p>-4.418</text:p>
          </table:table-cell>
          <table:table-cell office:value-type="float" office:value="2.382">
            <text:p>2.382</text:p>
          </table:table-cell>
          <table:table-cell office:value-type="float" office:value="18.195">
            <text:p>18.195</text:p>
          </table:table-cell>
          <table:table-cell/>
          <table:table-cell office:value-type="string">
            <text:p>C</text:p>
          </table:table-cell>
          <table:table-cell office:value-type="float" office:value="7.294052956">
            <text:p>7.294052956</text:p>
          </table:table-cell>
          <table:table-cell office:value-type="float" office:value="3.410381426">
            <text:p>3.410381426</text:p>
          </table:table-cell>
          <table:table-cell office:value-type="float" office:value="17.307893053">
            <text:p>17.3078930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7]+1" office:value-type="float" office:value="393">
            <text:p>393</text:p>
          </table:table-cell>
          <table:table-cell table:formula="of:=IF( [.C398]=[.$C$1]; 1; IF( [.C398]=[.$E$1]; 2;3 ))" office:value-type="float" office:value="1">
            <text:p>1</text:p>
          </table:table-cell>
          <table:table-cell office:value-type="float" office:value="-3.604">
            <text:p>-3.604</text:p>
          </table:table-cell>
          <table:table-cell office:value-type="float" office:value="2.141">
            <text:p>2.141</text:p>
          </table:table-cell>
          <table:table-cell office:value-type="float" office:value="19.285">
            <text:p>19.285</text:p>
          </table:table-cell>
          <table:table-cell/>
          <table:table-cell office:value-type="string">
            <text:p>C</text:p>
          </table:table-cell>
          <table:table-cell office:value-type="float" office:value="2.015669325">
            <text:p>2.015669325</text:p>
          </table:table-cell>
          <table:table-cell office:value-type="float" office:value="2.751017142">
            <text:p>2.751017142</text:p>
          </table:table-cell>
          <table:table-cell office:value-type="float" office:value="2.822238227">
            <text:p>2.8222382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8]+1" office:value-type="float" office:value="394">
            <text:p>394</text:p>
          </table:table-cell>
          <table:table-cell table:formula="of:=IF( [.C399]=[.$C$1]; 1; IF( [.C399]=[.$E$1]; 2;3 ))" office:value-type="float" office:value="1">
            <text:p>1</text:p>
          </table:table-cell>
          <table:table-cell office:value-type="float" office:value="-2.843">
            <text:p>-2.843</text:p>
          </table:table-cell>
          <table:table-cell office:value-type="float" office:value="0.982">
            <text:p>0.982</text:p>
          </table:table-cell>
          <table:table-cell office:value-type="float" office:value="19.322001">
            <text:p>19.322001</text:p>
          </table:table-cell>
          <table:table-cell/>
          <table:table-cell office:value-type="string">
            <text:p>C</text:p>
          </table:table-cell>
          <table:table-cell office:value-type="float" office:value="5.066010371">
            <text:p>5.066010371</text:p>
          </table:table-cell>
          <table:table-cell office:value-type="float" office:value="2.395126455">
            <text:p>2.395126455</text:p>
          </table:table-cell>
          <table:table-cell office:value-type="float" office:value="0.560889277">
            <text:p>0.56088927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399]+1" office:value-type="float" office:value="395">
            <text:p>395</text:p>
          </table:table-cell>
          <table:table-cell table:formula="of:=IF( [.C400]=[.$C$1]; 1; IF( [.C400]=[.$E$1]; 2;3 ))" office:value-type="float" office:value="1">
            <text:p>1</text:p>
          </table:table-cell>
          <table:table-cell office:value-type="float" office:value="-2.9">
            <text:p>-2.9</text:p>
          </table:table-cell>
          <table:table-cell office:value-type="float" office:value="0.082">
            <text:p>0.082</text:p>
          </table:table-cell>
          <table:table-cell office:value-type="float" office:value="18.267">
            <text:p>18.267</text:p>
          </table:table-cell>
          <table:table-cell/>
          <table:table-cell office:value-type="string">
            <text:p>C</text:p>
          </table:table-cell>
          <table:table-cell office:value-type="float" office:value="3.508615053">
            <text:p>3.508615053</text:p>
          </table:table-cell>
          <table:table-cell office:value-type="float" office:value="15.811999445">
            <text:p>15.811999445</text:p>
          </table:table-cell>
          <table:table-cell office:value-type="float" office:value="2.162984746">
            <text:p>2.16298474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[.D400]+1" office:value-type="float" office:value="396">
            <text:p>396</text:p>
          </table:table-cell>
          <table:table-cell table:formula="of:=IF( [.C401]=[.$C$1]; 1; IF( [.C401]=[.$E$1]; 2;3 ))" office:value-type="float" office:value="1">
            <text:p>1</text:p>
          </table:table-cell>
          <table:table-cell office:value-type="float" office:value="-3.7">
            <text:p>-3.7</text:p>
          </table:table-cell>
          <table:table-cell office:value-type="float" office:value="0.34">
            <text:p>0.34</text:p>
          </table:table-cell>
          <table:table-cell office:value-type="float" office:value="17.17">
            <text:p>17.17</text:p>
          </table:table-cell>
          <table:table-cell/>
          <table:table-cell office:value-type="string">
            <text:p>C</text:p>
          </table:table-cell>
          <table:table-cell office:value-type="float" office:value="-3.380036601">
            <text:p>-3.380036601</text:p>
          </table:table-cell>
          <table:table-cell office:value-type="float" office:value="1.016648708">
            <text:p>1.016648708</text:p>
          </table:table-cell>
          <table:table-cell office:value-type="float" office:value="17.780651291">
            <text:p>17.78065129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401]+1" office:value-type="float" office:value="397">
            <text:p>397</text:p>
          </table:table-cell>
          <table:table-cell table:formula="of:=IF( [.C402]=[.$C$1]; 1; IF( [.C402]=[.$E$1]; 2;3 ))" office:value-type="float" office:value="2">
            <text:p>2</text:p>
          </table:table-cell>
          <table:table-cell office:value-type="float" office:value="-3.595">
            <text:p>-3.595</text:p>
          </table:table-cell>
          <table:table-cell office:value-type="float" office:value="2.723">
            <text:p>2.723</text:p>
          </table:table-cell>
          <table:table-cell office:value-type="float" office:value="20.069">
            <text:p>20.069</text:p>
          </table:table-cell>
          <table:table-cell/>
          <table:table-cell office:value-type="string">
            <text:p>H</text:p>
          </table:table-cell>
          <table:table-cell office:value-type="float" office:value="0.074528684">
            <text:p>0.074528684</text:p>
          </table:table-cell>
          <table:table-cell office:value-type="float" office:value="7.504922959">
            <text:p>7.504922959</text:p>
          </table:table-cell>
          <table:table-cell office:value-type="float" office:value="4.039340668">
            <text:p>4.03934066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402]+1" office:value-type="float" office:value="398">
            <text:p>398</text:p>
          </table:table-cell>
          <table:table-cell table:formula="of:=IF( [.C403]=[.$C$1]; 1; IF( [.C403]=[.$E$1]; 2;3 ))" office:value-type="float" office:value="2">
            <text:p>2</text:p>
          </table:table-cell>
          <table:table-cell office:value-type="float" office:value="-2.326">
            <text:p>-2.326</text:p>
          </table:table-cell>
          <table:table-cell office:value-type="float" office:value="0.792">
            <text:p>0.792</text:p>
          </table:table-cell>
          <table:table-cell office:value-type="float" office:value="20.125999">
            <text:p>20.125999</text:p>
          </table:table-cell>
          <table:table-cell/>
          <table:table-cell office:value-type="string">
            <text:p>H</text:p>
          </table:table-cell>
          <table:table-cell office:value-type="float" office:value="6.039940369">
            <text:p>6.039940369</text:p>
          </table:table-cell>
          <table:table-cell office:value-type="float" office:value="13.874085269">
            <text:p>13.874085269</text:p>
          </table:table-cell>
          <table:table-cell office:value-type="float" office:value="2.197663128">
            <text:p>2.19766312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403]+1" office:value-type="float" office:value="399">
            <text:p>399</text:p>
          </table:table-cell>
          <table:table-cell table:formula="of:=IF( [.C404]=[.$C$1]; 1; IF( [.C404]=[.$E$1]; 2;3 ))" office:value-type="float" office:value="2">
            <text:p>2</text:p>
          </table:table-cell>
          <table:table-cell office:value-type="float" office:value="-2.338">
            <text:p>-2.338</text:p>
          </table:table-cell>
          <table:table-cell office:value-type="float" office:value="-0.83">
            <text:p>-0.83</text:p>
          </table:table-cell>
          <table:table-cell office:value-type="float" office:value="18.325001">
            <text:p>18.325001</text:p>
          </table:table-cell>
          <table:table-cell/>
          <table:table-cell office:value-type="string">
            <text:p>H</text:p>
          </table:table-cell>
          <table:table-cell office:value-type="float" office:value="0.029764578">
            <text:p>0.029764578</text:p>
          </table:table-cell>
          <table:table-cell office:value-type="float" office:value="16.083381999">
            <text:p>16.083381999</text:p>
          </table:table-cell>
          <table:table-cell office:value-type="float" office:value="18.03438953">
            <text:p>18.0343895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[.D404]+1" office:value-type="float" office:value="400">
            <text:p>400</text:p>
          </table:table-cell>
          <table:table-cell table:formula="of:=IF( [.C405]=[.$C$1]; 1; IF( [.C405]=[.$E$1]; 2;3 ))" office:value-type="float" office:value="2">
            <text:p>2</text:p>
          </table:table-cell>
          <table:table-cell office:value-type="float" office:value="-3.771">
            <text:p>-3.771</text:p>
          </table:table-cell>
          <table:table-cell office:value-type="float" office:value="-0.338">
            <text:p>-0.338</text:p>
          </table:table-cell>
          <table:table-cell office:value-type="float" office:value="16.379999">
            <text:p>16.379999</text:p>
          </table:table-cell>
          <table:table-cell/>
          <table:table-cell office:value-type="string">
            <text:p>H</text:p>
          </table:table-cell>
          <table:table-cell office:value-type="float" office:value="-2.774674414">
            <text:p>-2.774674414</text:p>
          </table:table-cell>
          <table:table-cell office:value-type="float" office:value="14.633007138">
            <text:p>14.633007138</text:p>
          </table:table-cell>
          <table:table-cell office:value-type="float" office:value="17.513736831">
            <text:p>17.513736831</text:p>
          </table:table-cell>
        </table:table-row>
        <table:table-row table:style-name="ro1" table:number-rows-repeated="10481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1d1_1a1b1c_iso" table:style-name="ta1">
        <table:shapes>
          <draw:frame draw:z-index="0" draw:style-name="gr1" draw:text-style-name="P1" svg:width="6.2988in" svg:height="3.5429in" svg:x="3.5953in" svg:y="0.5508in">
            <draw:object draw:notify-on-update-of-ranges="p1d1_1a1b1c_iso.C4:p1d1_1a1b1c_iso.C15 p1d1_1a1b1c_iso.D4:p1d1_1a1b1c_iso.D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table:style-name="ce1" office:value-type="float" office:value="1188114.06881002">
            <text:p>1188114.06881002</text:p>
          </table:table-cell>
        </table:table-row>
        <table:table-row table:style-name="ro3">
          <table:table-cell/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table:style-name="ce1" office:value-type="float" office:value="1.09512567">
            <text:p>1.09512567</text:p>
          </table:table-cell>
        </table:table-row>
        <table:table-row table:style-name="ro3">
          <table:table-cell/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table:style-name="ce1" office:value-type="float" office:value="88026.99882583">
            <text:p>88026.99882583</text:p>
          </table:table-cell>
        </table:table-row>
        <table:table-row table:style-name="ro3">
          <table:table-cell/>
          <table:table-cell office:value-type="string">
            <text:p>C4</text:p>
          </table:table-cell>
          <table:table-cell office:value-type="float" office:value="4">
            <text:p>4</text:p>
          </table:table-cell>
          <table:table-cell table:style-name="ce1" office:value-type="float" office:value="129610.89662684">
            <text:p>129610.89662684</text:p>
          </table:table-cell>
        </table:table-row>
        <table:table-row table:style-name="ro3">
          <table:table-cell/>
          <table:table-cell office:value-type="string">
            <text:p>C5</text:p>
          </table:table-cell>
          <table:table-cell office:value-type="float" office:value="5">
            <text:p>5</text:p>
          </table:table-cell>
          <table:table-cell table:style-name="ce1" office:value-type="float" office:value="129610.82816302">
            <text:p>129610.82816302</text:p>
          </table:table-cell>
        </table:table-row>
        <table:table-row table:style-name="ro3">
          <table:table-cell/>
          <table:table-cell office:value-type="string">
            <text:p>C6</text:p>
          </table:table-cell>
          <table:table-cell office:value-type="float" office:value="6">
            <text:p>6</text:p>
          </table:table-cell>
          <table:table-cell table:style-name="ce1" office:value-type="float" office:value="152579.8246403">
            <text:p>152579.8246403</text:p>
          </table:table-cell>
        </table:table-row>
        <table:table-row table:style-name="ro3">
          <table:table-cell/>
          <table:table-cell office:value-type="string">
            <text:p>C7</text:p>
          </table:table-cell>
          <table:table-cell office:value-type="float" office:value="7">
            <text:p>7</text:p>
          </table:table-cell>
          <table:table-cell table:style-name="ce1" office:value-type="float" office:value="152629.06352314">
            <text:p>152629.06352314</text:p>
          </table:table-cell>
        </table:table-row>
        <table:table-row table:style-name="ro3">
          <table:table-cell/>
          <table:table-cell office:value-type="string">
            <text:p>O1</text:p>
          </table:table-cell>
          <table:table-cell office:value-type="float" office:value="8">
            <text:p>8</text:p>
          </table:table-cell>
          <table:table-cell table:style-name="ce1" office:value-type="float" office:value="165451.15197823">
            <text:p>165451.15197823</text:p>
          </table:table-cell>
        </table:table-row>
        <table:table-row table:style-name="ro3">
          <table:table-cell/>
          <table:table-cell office:value-type="string">
            <text:p>O2</text:p>
          </table:table-cell>
          <table:table-cell office:value-type="float" office:value="9">
            <text:p>9</text:p>
          </table:table-cell>
          <table:table-cell table:style-name="ce1" office:value-type="float" office:value="277381.94477037">
            <text:p>277381.94477037</text:p>
          </table:table-cell>
        </table:table-row>
        <table:table-row table:style-name="ro3">
          <table:table-cell/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table:style-name="ce1" office:value-type="float" office:value="305815.96221582">
            <text:p>305815.96221582</text:p>
          </table:table-cell>
        </table:table-row>
        <table:table-row table:style-name="ro3">
          <table:table-cell/>
          <table:table-cell office:value-type="string">
            <text:p>H2</text:p>
          </table:table-cell>
          <table:table-cell office:value-type="float" office:value="11">
            <text:p>11</text:p>
          </table:table-cell>
          <table:table-cell table:style-name="ce1" office:value-type="float" office:value="611767.82261971">
            <text:p>611767.82261971</text:p>
          </table:table-cell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12">
            <text:p>12</text:p>
          </table:table-cell>
          <table:table-cell table:style-name="ce1" office:value-type="float" office:value="1188114.06881002">
            <text:p>1188114.06881002</text:p>
          </table:table-cell>
        </table:table-row>
        <table:table-row table:style-name="ro1">
          <table:table-cell/>
          <table:table-cell office:value-type="string">
            <text:p>all</text:p>
          </table:table-cell>
          <table:table-cell office:value-type="float" office:value="13">
            <text:p>13</text:p>
          </table:table-cell>
          <table:table-cell table:style-name="ce1" office:value-type="float" office:value="2606130.40501297">
            <text:p>2606130.40501297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22:54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6-27T21:59:11</meta:creation-date>
    <dc:date>2013-07-08T14:07:39</dc:date>
    <dc:creator>jason </dc:creator>
    <meta:editing-duration>P1DT53M33S</meta:editing-duration>
    <meta:editing-cycles>10</meta:editing-cycles>
    <meta:generator>LibreOffice/4.0.2.2$Linux_X86_64 LibreOffice_project/400m0$Build-2</meta:generator>
    <meta:document-statistic meta:table-count="4" meta:cell-count="6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p1d1_1a1b1c_iso.C4:p1d1_1a1b1c_iso.D15" svg:x="0.77cm" svg:y="0.855cm" svg:width="12.327cm" svg:height="7.545cm">
          <chartooo:coordinate-region svg:x="2.317cm" svg:y="1.054cm" svg:width="10.59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d1_1a1b1c_iso.D4:p1d1_1a1b1c_iso.D15" chart:class="chart:scatter">
            <chart:domain table:cell-range-address="p1d1_1a1b1c_iso.C4:p1d1_1a1b1c_iso.C1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1d1_1a1b1c_iso.C4:p1d1_1a1b1c_iso.C15</svg:desc>
                </draw:g>
              </table:table-cell>
              <table:table-cell office:value-type="float" office:value="1.09512567">
                <text:p>1.09512567</text:p>
                <draw:g>
                  <svg:desc>p1d1_1a1b1c_iso.D4:p1d1_1a1b1c_iso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8026.99882583">
                <text:p>88026.99882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9610.89662684">
                <text:p>129610.89662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9610.82816302">
                <text:p>129610.82816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2579.8246403">
                <text:p>152579.8246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2629.06352314">
                <text:p>152629.06352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5451.15197823">
                <text:p>165451.15197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77381.94477037">
                <text:p>277381.9447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05815.96221582">
                <text:p>305815.96221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11767.82261971">
                <text:p>611767.82261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88114.06881002">
                <text:p>1188114.06881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606130.40501297">
                <text:p>2606130.40501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